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7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6.37mm"/>
    </style:style>
    <style:style style:name="co4" style:family="table-column">
      <style:table-column-properties fo:break-before="auto" style:column-width="12.77mm"/>
    </style:style>
    <style:style style:name="co5" style:family="table-column">
      <style:table-column-properties fo:break-before="auto" style:column-width="18.86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46.6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17.74mm"/>
    </style:style>
    <style:style style:name="co11" style:family="table-column">
      <style:table-column-properties fo:break-before="auto" style:column-width="5.03mm"/>
    </style:style>
    <style:style style:name="co12" style:family="table-column">
      <style:table-column-properties fo:break-before="auto" style:column-width="17.2mm"/>
    </style:style>
    <style:style style:name="co13" style:family="table-column">
      <style:table-column-properties fo:break-before="auto" style:column-width="21.6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47.61mm"/>
    </style:style>
    <style:style style:name="co17" style:family="table-column">
      <style:table-column-properties fo:break-before="auto" style:column-width="22.72mm"/>
    </style:style>
    <style:style style:name="co18" style:family="table-column">
      <style:table-column-properties fo:break-before="auto" style:column-width="19.9mm"/>
    </style:style>
    <style:style style:name="co19" style:family="table-column">
      <style:table-column-properties fo:break-before="auto" style:column-width="23.21mm"/>
    </style:style>
    <style:style style:name="co20" style:family="table-column">
      <style:table-column-properties fo:break-before="auto" style:column-width="22.1mm"/>
    </style:style>
    <style:style style:name="co21" style:family="table-column">
      <style:table-column-properties fo:break-before="auto" style:column-width="18.57mm"/>
    </style:style>
    <style:style style:name="co22" style:family="table-column">
      <style:table-column-properties fo:break-before="auto" style:column-width="10.28mm"/>
    </style:style>
    <style:style style:name="co25" style:family="table-column">
      <style:table-column-properties fo:break-before="auto" style:column-width="15.52mm"/>
    </style:style>
    <style:style style:name="co26" style:family="table-column">
      <style:table-column-properties fo:break-before="auto" style:column-width="15.2mm"/>
    </style:style>
    <style:style style:name="co27" style:family="table-column">
      <style:table-column-properties fo:break-before="auto" style:column-width="18.52mm"/>
    </style:style>
    <style:style style:name="co28" style:family="table-column">
      <style:table-column-properties fo:break-before="auto" style:column-width="14.38mm"/>
    </style:style>
    <style:style style:name="co29" style:family="table-column">
      <style:table-column-properties fo:break-before="auto" style:column-width="35.15mm"/>
    </style:style>
    <style:style style:name="co30" style:family="table-column">
      <style:table-column-properties fo:break-before="auto" style:column-width="48.63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27.22mm"/>
    </style:style>
    <style:style style:name="ro1" style:family="table-row">
      <style:table-row-properties style:row-height="9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99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11"/>
  </office:automatic-styles>
  <office:body>
    <office:spreadsheet>
      <table:table table:name="Glob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_antigo</text:p>
          </table:table-cell>
          <table:table-cell office:value-type="string" calcext:value-type="string">
            <text:p>time_novo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rand-20-10-10-1000-1.dssp</text:p>
          </table:table-cell>
          <table:table-cell table:number-columns-repeated="2" table:style-name="Default" office:value-type="float" office:value="-189" calcext:value-type="float">
            <text:p>-189</text:p>
          </table:table-cell>
          <table:table-cell table:style-name="Default" office:value-type="float" office:value="35.158332" calcext:value-type="float">
            <text:p>35,16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]" office:value-type="string" office:string-value="rand-20-10-10-250-1.dssp" calcext:value-type="string">
            <text:p>rand-20-10-10-250-1.dssp</text:p>
          </table:table-cell>
          <table:table-cell table:style-name="ce4" table:formula="of:=IF([.A2]=[.G2]; 0; 1)" office:value-type="boolean" office:boolean-value="true" calcext:value-type="boolean">
            <text:p>VERDADEIRO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rand-20-10-10-1000-2.dssp</text:p>
          </table:table-cell>
          <table:table-cell table:number-columns-repeated="2" table:style-name="Default" office:value-type="float" office:value="-171" calcext:value-type="float">
            <text:p>-171</text:p>
          </table:table-cell>
          <table:table-cell table:style-name="Default" office:value-type="float" office:value="56.319546" calcext:value-type="float">
            <text:p>56,3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3]" office:value-type="string" office:string-value="rand-20-10-10-250-2.dssp" calcext:value-type="string">
            <text:p>rand-20-10-10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0-10-500-1.dssp</text:p>
          </table:table-cell>
          <table:table-cell table:number-columns-repeated="2" table:style-name="Default" office:value-type="float" office:value="-97" calcext:value-type="float">
            <text:p>-97</text:p>
          </table:table-cell>
          <table:table-cell table:style-name="Default" office:value-type="float" office:value="0.264843" calcext:value-type="float">
            <text:p>0,26</text:p>
          </table:table-cell>
          <table:table-cell table:style-name="Default" office:value-type="float" office:value="203.819329" calcext:value-type="float">
            <text:p>203,82</text:p>
          </table:table-cell>
          <table:table-cell table:style-name="Default"/>
          <table:table-cell table:formula="of:=[VNS.A4]" office:value-type="string" office:string-value="rand-20-10-10-500-1.dssp" calcext:value-type="string">
            <text:p>rand-20-10-10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0-10-500-2.dssp</text:p>
          </table:table-cell>
          <table:table-cell table:number-columns-repeated="2" table:style-name="Default" office:value-type="float" office:value="-84" calcext:value-type="float">
            <text:p>-84</text:p>
          </table:table-cell>
          <table:table-cell table:style-name="Default" office:value-type="float" office:value="0.110049" calcext:value-type="float">
            <text:p>0,11</text:p>
          </table:table-cell>
          <table:table-cell table:style-name="Default" office:value-type="float" office:value="658.655255" calcext:value-type="float">
            <text:p>658,66</text:p>
          </table:table-cell>
          <table:table-cell table:style-name="Default"/>
          <table:table-cell table:formula="of:=[VNS.A5]" office:value-type="string" office:string-value="rand-20-10-10-500-2.dssp" calcext:value-type="string">
            <text:p>rand-20-10-10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0-10-750-1.dssp</text:p>
          </table:table-cell>
          <table:table-cell table:number-columns-repeated="2" table:style-name="Default" office:value-type="float" office:value="-140" calcext:value-type="float">
            <text:p>-140</text:p>
          </table:table-cell>
          <table:table-cell table:style-name="Default" office:value-type="float" office:value="5.58049" calcext:value-type="float">
            <text:p>5,58</text:p>
          </table:table-cell>
          <table:table-cell table:style-name="Default" office:value-type="float" office:value="142.512141" calcext:value-type="float">
            <text:p>142,51</text:p>
          </table:table-cell>
          <table:table-cell table:style-name="Default"/>
          <table:table-cell table:formula="of:=[VNS.A6]" office:value-type="string" office:string-value="rand-20-10-10-750-1.dssp" calcext:value-type="string">
            <text:p>rand-20-10-10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0-10-750-2.dssp</text:p>
          </table:table-cell>
          <table:table-cell table:number-columns-repeated="2" table:style-name="Default" office:value-type="float" office:value="-127" calcext:value-type="float">
            <text:p>-127</text:p>
          </table:table-cell>
          <table:table-cell table:style-name="Default" office:value-type="float" office:value="19.043841" calcext:value-type="float">
            <text:p>19,04</text:p>
          </table:table-cell>
          <table:table-cell table:style-name="Default" office:value-type="float" office:value="1324.838361" calcext:value-type="float">
            <text:p>1324,84</text:p>
          </table:table-cell>
          <table:table-cell table:style-name="Default"/>
          <table:table-cell table:formula="of:=[VNS.A7]" office:value-type="string" office:string-value="rand-20-10-10-750-2.dssp" calcext:value-type="string">
            <text:p>rand-20-10-10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1000-1.dssp</text:p>
          </table:table-cell>
          <table:table-cell table:number-columns-repeated="2" table:style-name="Default" office:value-type="float" office:value="-156" calcext:value-type="float">
            <text:p>-156</text:p>
          </table:table-cell>
          <table:table-cell table:style-name="Default" office:value-type="float" office:value="54.736768" calcext:value-type="float">
            <text:p>54,74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1000-2.dssp</text:p>
          </table:table-cell>
          <table:table-cell table:number-columns-repeated="2" table:style-name="Default" office:value-type="float" office:value="-132" calcext:value-type="float">
            <text:p>-132</text:p>
          </table:table-cell>
          <table:table-cell table:style-name="Default" office:value-type="float" office:value="90.816544" calcext:value-type="float">
            <text:p>90,8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250-1.dssp</text:p>
          </table:table-cell>
          <table:table-cell table:number-columns-repeated="2" table:style-name="Default" office:value-type="float" office:value="-38" calcext:value-type="float">
            <text:p>-38</text:p>
          </table:table-cell>
          <table:table-cell table:style-name="Default" office:value-type="float" office:value="6.645895" calcext:value-type="float">
            <text:p>6,65</text:p>
          </table:table-cell>
          <table:table-cell table:style-name="Default" office:value-type="float" office:value="348.856366" calcext:value-type="float">
            <text:p>348,86</text:p>
          </table:table-cell>
          <table:table-cell table:style-name="Default"/>
          <table:table-cell table:formula="of:=[VNS.A8]" office:value-type="string" office:string-value="rand-20-15-15-250-1.dssp" calcext:value-type="string">
            <text:p>rand-20-15-1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250-2.dssp</text:p>
          </table:table-cell>
          <table:table-cell table:number-columns-repeated="2" table:style-name="Default" office:value-type="float" office:value="-33" calcext:value-type="float">
            <text:p>-33</text:p>
          </table:table-cell>
          <table:table-cell table:style-name="Default" office:value-type="float" office:value="4.860771" calcext:value-type="float">
            <text:p>4,86</text:p>
          </table:table-cell>
          <table:table-cell table:style-name="Default" office:value-type="float" office:value="317.422798" calcext:value-type="float">
            <text:p>317,42</text:p>
          </table:table-cell>
          <table:table-cell table:style-name="Default"/>
          <table:table-cell table:formula="of:=[VNS.A9]" office:value-type="string" office:string-value="rand-20-15-15-250-2.dssp" calcext:value-type="string">
            <text:p>rand-20-15-1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500-1.dssp</text:p>
          </table:table-cell>
          <table:table-cell table:number-columns-repeated="2" table:style-name="Default" office:value-type="float" office:value="-76" calcext:value-type="float">
            <text:p>-76</text:p>
          </table:table-cell>
          <table:table-cell table:style-name="Default" office:value-type="float" office:value="0.87266" calcext:value-type="float">
            <text:p>0,87</text:p>
          </table:table-cell>
          <table:table-cell table:style-name="Default" office:value-type="float" office:value="796.846363" calcext:value-type="float">
            <text:p>796,85</text:p>
          </table:table-cell>
          <table:table-cell table:style-name="Default"/>
          <table:table-cell table:formula="of:=[VNS.A10]" office:value-type="string" office:string-value="rand-20-15-15-500-1.dssp" calcext:value-type="string">
            <text:p>rand-20-15-1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500-2.dssp</text:p>
          </table:table-cell>
          <table:table-cell table:number-columns-repeated="2" table:style-name="Default" office:value-type="float" office:value="-67" calcext:value-type="float">
            <text:p>-67</text:p>
          </table:table-cell>
          <table:table-cell table:style-name="Default" office:value-type="float" office:value="6.245121" calcext:value-type="float">
            <text:p>6,25</text:p>
          </table:table-cell>
          <table:table-cell table:style-name="Default" office:value-type="float" office:value="235.098724" calcext:value-type="float">
            <text:p>235,1</text:p>
          </table:table-cell>
          <table:table-cell table:style-name="Default"/>
          <table:table-cell table:formula="of:=[VNS.A11]" office:value-type="string" office:string-value="rand-20-15-15-500-2.dssp" calcext:value-type="string">
            <text:p>rand-20-15-1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750-1.dssp</text:p>
          </table:table-cell>
          <table:table-cell table:number-columns-repeated="2" table:style-name="Default" office:value-type="float" office:value="-115" calcext:value-type="float">
            <text:p>-115</text:p>
          </table:table-cell>
          <table:table-cell table:style-name="Default" office:value-type="float" office:value="27.88901" calcext:value-type="float">
            <text:p>27,89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2]" office:value-type="string" office:string-value="rand-20-15-15-750-1.dssp" calcext:value-type="string">
            <text:p>rand-20-15-1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750-2.dssp</text:p>
          </table:table-cell>
          <table:table-cell table:number-columns-repeated="2" table:style-name="Default" office:value-type="float" office:value="-103" calcext:value-type="float">
            <text:p>-103</text:p>
          </table:table-cell>
          <table:table-cell table:style-name="Default" office:value-type="float" office:value="9.760604" calcext:value-type="float">
            <text:p>9,76</text:p>
          </table:table-cell>
          <table:table-cell table:style-name="Default" office:value-type="float" office:value="1316.809541" calcext:value-type="float">
            <text:p>1316,81</text:p>
          </table:table-cell>
          <table:table-cell table:style-name="Default"/>
          <table:table-cell table:formula="of:=[VNS.A13]" office:value-type="string" office:string-value="rand-20-15-15-750-2.dssp" calcext:value-type="string">
            <text:p>rand-20-15-1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1000-1.dssp</text:p>
          </table:table-cell>
          <table:table-cell table:number-columns-repeated="2" table:style-name="Default" office:value-type="float" office:value="-133" calcext:value-type="float">
            <text:p>-133</text:p>
          </table:table-cell>
          <table:table-cell table:style-name="Default" office:value-type="float" office:value="45.450284" calcext:value-type="float">
            <text:p>45,45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1000-2.dssp</text:p>
          </table:table-cell>
          <table:table-cell table:number-columns-repeated="2" table:style-name="Default" office:value-type="float" office:value="-115" calcext:value-type="float">
            <text:p>-115</text:p>
          </table:table-cell>
          <table:table-cell table:style-name="Default" office:value-type="float" office:value="402.03425" calcext:value-type="float">
            <text:p>402,03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250-1.dssp</text:p>
          </table:table-cell>
          <table:table-cell table:number-columns-repeated="2" table:style-name="Default" office:value-type="float" office:value="-32" calcext:value-type="float">
            <text:p>-32</text:p>
          </table:table-cell>
          <table:table-cell table:style-name="Default" office:value-type="float" office:value="7.104139" calcext:value-type="float">
            <text:p>7,1</text:p>
          </table:table-cell>
          <table:table-cell table:style-name="Default" office:value-type="float" office:value="1219.181053" calcext:value-type="float">
            <text:p>1219,18</text:p>
          </table:table-cell>
          <table:table-cell table:style-name="Default"/>
          <table:table-cell table:formula="of:=[VNS.A14]" office:value-type="string" office:string-value="rand-20-20-20-250-1.dssp" calcext:value-type="string">
            <text:p>rand-20-20-20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250-2.dssp</text:p>
          </table:table-cell>
          <table:table-cell table:number-columns-repeated="2" table:style-name="Default" office:value-type="float" office:value="-27" calcext:value-type="float">
            <text:p>-27</text:p>
          </table:table-cell>
          <table:table-cell table:style-name="Default" office:value-type="float" office:value="19.125754" calcext:value-type="float">
            <text:p>19,13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5]" office:value-type="string" office:string-value="rand-20-20-20-250-2.dssp" calcext:value-type="string">
            <text:p>rand-20-20-20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500-1.dssp</text:p>
          </table:table-cell>
          <table:table-cell table:number-columns-repeated="2" table:style-name="Default" office:value-type="float" office:value="-63" calcext:value-type="float">
            <text:p>-63</text:p>
          </table:table-cell>
          <table:table-cell table:style-name="Default" office:value-type="float" office:value="12.306841" calcext:value-type="float">
            <text:p>12,31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6]" office:value-type="string" office:string-value="rand-20-20-20-500-1.dssp" calcext:value-type="string">
            <text:p>rand-20-20-20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500-2.dssp</text:p>
          </table:table-cell>
          <table:table-cell table:number-columns-repeated="2" table:style-name="Default" office:value-type="float" office:value="-57" calcext:value-type="float">
            <text:p>-57</text:p>
          </table:table-cell>
          <table:table-cell table:style-name="Default" office:value-type="float" office:value="65.675743" calcext:value-type="float">
            <text:p>65,68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7]" office:value-type="string" office:string-value="rand-20-20-20-500-2.dssp" calcext:value-type="string">
            <text:p>rand-20-20-20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750-1.dssp</text:p>
          </table:table-cell>
          <table:table-cell table:number-columns-repeated="2" table:style-name="Default" office:value-type="float" office:value="-98" calcext:value-type="float">
            <text:p>-98</text:p>
          </table:table-cell>
          <table:table-cell table:style-name="Default" office:value-type="float" office:value="60.618312" calcext:value-type="float">
            <text:p>60,6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8]" office:value-type="string" office:string-value="rand-20-20-20-750-1.dssp" calcext:value-type="string">
            <text:p>rand-20-20-20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750-2.dssp</text:p>
          </table:table-cell>
          <table:table-cell table:number-columns-repeated="2" table:style-name="Default" office:value-type="float" office:value="-88" calcext:value-type="float">
            <text:p>-88</text:p>
          </table:table-cell>
          <table:table-cell table:style-name="Default" office:value-type="float" office:value="17.808822" calcext:value-type="float">
            <text:p>17,81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9]" office:value-type="string" office:string-value="rand-20-20-20-750-2.dssp" calcext:value-type="string">
            <text:p>rand-20-20-20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1000-1.dssp</text:p>
          </table:table-cell>
          <table:table-cell table:number-columns-repeated="2" table:style-name="Default" office:value-type="float" office:value="-119" calcext:value-type="float">
            <text:p>-119</text:p>
          </table:table-cell>
          <table:table-cell table:style-name="Default" office:value-type="float" office:value="91.069035" calcext:value-type="float">
            <text:p>91,07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1000-2.dssp</text:p>
          </table:table-cell>
          <table:table-cell table:style-name="Default" office:value-type="float" office:value="-105.828523" calcext:value-type="float">
            <text:p>-105,83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250-1.dssp</text:p>
          </table:table-cell>
          <table:table-cell table:number-columns-repeated="2" table:style-name="Default" office:value-type="float" office:value="-29" calcext:value-type="float">
            <text:p>-29</text:p>
          </table:table-cell>
          <table:table-cell table:style-name="Default" office:value-type="float" office:value="45.855892" calcext:value-type="float">
            <text:p>45,86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0]" office:value-type="string" office:string-value="rand-20-25-25-250-1.dssp" calcext:value-type="string">
            <text:p>rand-20-25-2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250-2.dssp</text:p>
          </table:table-cell>
          <table:table-cell table:number-columns-repeated="2" table:style-name="Default" office:value-type="float" office:value="-24" calcext:value-type="float">
            <text:p>-24</text:p>
          </table:table-cell>
          <table:table-cell table:style-name="Default" office:value-type="float" office:value="25.617648" calcext:value-type="float">
            <text:p>25,62</text:p>
          </table:table-cell>
          <table:table-cell table:style-name="Default" office:value-type="float" office:value="1800.91207" calcext:value-type="float">
            <text:p>1800,91</text:p>
          </table:table-cell>
          <table:table-cell table:style-name="Default"/>
          <table:table-cell table:formula="of:=[VNS.A21]" office:value-type="string" office:string-value="rand-20-25-25-250-2.dssp" calcext:value-type="string">
            <text:p>rand-20-25-2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500-1.dssp</text:p>
          </table:table-cell>
          <table:table-cell table:number-columns-repeated="2" table:style-name="Default" office:value-type="float" office:value="-57" calcext:value-type="float">
            <text:p>-57</text:p>
          </table:table-cell>
          <table:table-cell table:style-name="Default" office:value-type="float" office:value="27.094948" calcext:value-type="float">
            <text:p>27,09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2]" office:value-type="string" office:string-value="rand-20-25-25-500-1.dssp" calcext:value-type="string">
            <text:p>rand-20-25-2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500-2.dssp</text:p>
          </table:table-cell>
          <table:table-cell table:number-columns-repeated="2" table:style-name="Default" office:value-type="float" office:value="-52" calcext:value-type="float">
            <text:p>-52</text:p>
          </table:table-cell>
          <table:table-cell table:style-name="Default" office:value-type="float" office:value="111.316148" calcext:value-type="float">
            <text:p>111,3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3]" office:value-type="string" office:string-value="rand-20-25-25-500-2.dssp" calcext:value-type="string">
            <text:p>rand-20-25-2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750-1.dssp</text:p>
          </table:table-cell>
          <table:table-cell table:number-columns-repeated="2" table:style-name="Default" office:value-type="float" office:value="-86" calcext:value-type="float">
            <text:p>-86</text:p>
          </table:table-cell>
          <table:table-cell table:style-name="Default" office:value-type="float" office:value="458.620328" calcext:value-type="float">
            <text:p>458,6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4]" office:value-type="string" office:string-value="rand-20-25-25-750-1.dssp" calcext:value-type="string">
            <text:p>rand-20-25-2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750-2.dssp</text:p>
          </table:table-cell>
          <table:table-cell table:number-columns-repeated="2" table:style-name="Default" office:value-type="float" office:value="-78" calcext:value-type="float">
            <text:p>-78</text:p>
          </table:table-cell>
          <table:table-cell table:style-name="Default" office:value-type="float" office:value="846.468546" calcext:value-type="float">
            <text:p>846,47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5]" office:value-type="string" office:string-value="rand-20-25-25-750-2.dssp" calcext:value-type="string">
            <text:p>rand-20-25-2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1000-1.dssp</text:p>
          </table:table-cell>
          <table:table-cell table:number-columns-repeated="2" table:style-name="Default" office:value-type="float" office:value="-271" calcext:value-type="float">
            <text:p>-271</text:p>
          </table:table-cell>
          <table:table-cell table:style-name="Default" office:value-type="float" office:value="54.812192" calcext:value-type="float">
            <text:p>54,81</text:p>
          </table:table-cell>
          <table:table-cell table:style-name="Default" office:value-type="float" office:value="41.192162" calcext:value-type="float">
            <text:p>41,19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1000-2.dssp</text:p>
          </table:table-cell>
          <table:table-cell table:number-columns-repeated="2" table:style-name="Default" office:value-type="float" office:value="-259" calcext:value-type="float">
            <text:p>-259</text:p>
          </table:table-cell>
          <table:table-cell table:style-name="Default" office:value-type="float" office:value="0.475426" calcext:value-type="float">
            <text:p>0,48</text:p>
          </table:table-cell>
          <table:table-cell table:style-name="Default" office:value-type="float" office:value="283.402574" calcext:value-type="float">
            <text:p>283,4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250-1.dssp</text:p>
          </table:table-cell>
          <table:table-cell table:number-columns-repeated="2" table:style-name="Default" office:value-type="float" office:value="-65" calcext:value-type="float">
            <text:p>-65</text:p>
          </table:table-cell>
          <table:table-cell table:style-name="Default" office:value-type="float" office:value="1.645587" calcext:value-type="float">
            <text:p>1,65</text:p>
          </table:table-cell>
          <table:table-cell table:style-name="Default" office:value-type="float" office:value="27.125858" calcext:value-type="float">
            <text:p>27,13</text:p>
          </table:table-cell>
          <table:table-cell table:style-name="Default"/>
          <table:table-cell table:formula="of:=[VNS.A26]" office:value-type="string" office:string-value="rand-20-5-5-250-1.dssp" calcext:value-type="string">
            <text:p>rand-20-5-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250-2.dssp</text:p>
          </table:table-cell>
          <table:table-cell table:number-columns-repeated="2" table:style-name="Default" office:value-type="float" office:value="-63" calcext:value-type="float">
            <text:p>-63</text:p>
          </table:table-cell>
          <table:table-cell table:style-name="Default" office:value-type="float" office:value="0.037711" calcext:value-type="float">
            <text:p>0,04</text:p>
          </table:table-cell>
          <table:table-cell table:style-name="Default" office:value-type="float" office:value="1.012539" calcext:value-type="float">
            <text:p>1,01</text:p>
          </table:table-cell>
          <table:table-cell table:style-name="Default"/>
          <table:table-cell table:formula="of:=[VNS.A27]" office:value-type="string" office:string-value="rand-20-5-5-250-2.dssp" calcext:value-type="string">
            <text:p>rand-20-5-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500-1.dssp</text:p>
          </table:table-cell>
          <table:table-cell table:number-columns-repeated="2" table:style-name="Default" office:value-type="float" office:value="-131" calcext:value-type="float">
            <text:p>-131</text:p>
          </table:table-cell>
          <table:table-cell table:style-name="Default" office:value-type="float" office:value="8.727735" calcext:value-type="float">
            <text:p>8,73</text:p>
          </table:table-cell>
          <table:table-cell table:style-name="Default" office:value-type="float" office:value="114.889394" calcext:value-type="float">
            <text:p>114,89</text:p>
          </table:table-cell>
          <table:table-cell table:style-name="Default"/>
          <table:table-cell table:formula="of:=[VNS.A28]" office:value-type="string" office:string-value="rand-20-5-5-500-1.dssp" calcext:value-type="string">
            <text:p>rand-20-5-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500-2.dssp</text:p>
          </table:table-cell>
          <table:table-cell table:number-columns-repeated="2" table:style-name="Default" office:value-type="float" office:value="-127" calcext:value-type="float">
            <text:p>-127</text:p>
          </table:table-cell>
          <table:table-cell table:style-name="Default" office:value-type="float" office:value="7.368398" calcext:value-type="float">
            <text:p>7,37</text:p>
          </table:table-cell>
          <table:table-cell table:style-name="Default" office:value-type="float" office:value="45.243969" calcext:value-type="float">
            <text:p>45,24</text:p>
          </table:table-cell>
          <table:table-cell table:style-name="Default"/>
          <table:table-cell table:formula="of:=[VNS.A29]" office:value-type="string" office:string-value="rand-20-5-5-500-2.dssp" calcext:value-type="string">
            <text:p>rand-20-5-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750-1.dssp</text:p>
          </table:table-cell>
          <table:table-cell table:number-columns-repeated="2" table:style-name="Default" office:value-type="float" office:value="-200" calcext:value-type="float">
            <text:p>-200</text:p>
          </table:table-cell>
          <table:table-cell table:style-name="Default" office:value-type="float" office:value="28.301908" calcext:value-type="float">
            <text:p>28,3</text:p>
          </table:table-cell>
          <table:table-cell table:style-name="Default" office:value-type="float" office:value="98.121836" calcext:value-type="float">
            <text:p>98,12</text:p>
          </table:table-cell>
          <table:table-cell table:style-name="Default"/>
          <table:table-cell table:formula="of:=[VNS.A30]" office:value-type="string" office:string-value="rand-20-5-5-750-1.dssp" calcext:value-type="string">
            <text:p>rand-20-5-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750-2.dssp</text:p>
          </table:table-cell>
          <table:table-cell table:number-columns-repeated="2" table:style-name="Default" office:value-type="float" office:value="-196" calcext:value-type="float">
            <text:p>-196</text:p>
          </table:table-cell>
          <table:table-cell table:style-name="Default" office:value-type="float" office:value="3.985163" calcext:value-type="float">
            <text:p>3,99</text:p>
          </table:table-cell>
          <table:table-cell table:style-name="Default" office:value-type="float" office:value="165.915813" calcext:value-type="float">
            <text:p>165,92</text:p>
          </table:table-cell>
          <table:table-cell table:style-name="Default"/>
          <table:table-cell table:formula="of:=[VNS.A31]" office:value-type="string" office:string-value="rand-20-5-5-750-2.dssp" calcext:value-type="string">
            <text:p>rand-20-5-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1000-1.dssp</text:p>
          </table:table-cell>
          <table:table-cell table:number-columns-repeated="2" table:style-name="Default" office:value-type="float" office:value="-219" calcext:value-type="float">
            <text:p>-219</text:p>
          </table:table-cell>
          <table:table-cell table:style-name="Default" office:value-type="float" office:value="232.180386" calcext:value-type="float">
            <text:p>232,18</text:p>
          </table:table-cell>
          <table:table-cell table:style-name="Default" office:value-type="float" office:value="1800.552983" calcext:value-type="float">
            <text:p>1800,55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1000-2.dssp</text:p>
          </table:table-cell>
          <table:table-cell table:number-columns-repeated="2" table:style-name="Default" office:value-type="float" office:value="-197" calcext:value-type="float">
            <text:p>-197</text:p>
          </table:table-cell>
          <table:table-cell table:style-name="Default" office:value-type="float" office:value="13.138963" calcext:value-type="float">
            <text:p>13,14</text:p>
          </table:table-cell>
          <table:table-cell table:style-name="Default" office:value-type="float" office:value="623.147187" calcext:value-type="float">
            <text:p>623,15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250-1.dssp</text:p>
          </table:table-cell>
          <table:table-cell table:number-columns-repeated="2" table:style-name="Default" office:value-type="float" office:value="-54" calcext:value-type="float">
            <text:p>-54</text:p>
          </table:table-cell>
          <table:table-cell table:style-name="Default" office:value-type="float" office:value="47.975989" calcext:value-type="float">
            <text:p>47,98</text:p>
          </table:table-cell>
          <table:table-cell table:style-name="Default" office:value-type="float" office:value="635.652096" calcext:value-type="float">
            <text:p>635,65</text:p>
          </table:table-cell>
          <table:table-cell table:style-name="Default"/>
          <table:table-cell table:formula="of:=[VNS.A32]" office:value-type="string" office:string-value="rand-4-10-10-250-1.dssp" calcext:value-type="string">
            <text:p>rand-4-10-10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250-2.dssp</text:p>
          </table:table-cell>
          <table:table-cell table:number-columns-repeated="2" table:style-name="Default" office:value-type="float" office:value="-47" calcext:value-type="float">
            <text:p>-47</text:p>
          </table:table-cell>
          <table:table-cell table:style-name="Default" office:value-type="float" office:value="4.393635" calcext:value-type="float">
            <text:p>4,39</text:p>
          </table:table-cell>
          <table:table-cell table:style-name="Default" office:value-type="float" office:value="155.254571" calcext:value-type="float">
            <text:p>155,25</text:p>
          </table:table-cell>
          <table:table-cell table:style-name="Default"/>
          <table:table-cell table:formula="of:=[VNS.A33]" office:value-type="string" office:string-value="rand-4-10-10-250-2.dssp" calcext:value-type="string">
            <text:p>rand-4-10-10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500-1.dssp</text:p>
          </table:table-cell>
          <table:table-cell table:number-columns-repeated="2" table:style-name="Default" office:value-type="float" office:value="-112" calcext:value-type="float">
            <text:p>-112</text:p>
          </table:table-cell>
          <table:table-cell table:style-name="Default" office:value-type="float" office:value="24.91175" calcext:value-type="float">
            <text:p>24,91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34]" office:value-type="string" office:string-value="rand-4-10-10-500-1.dssp" calcext:value-type="string">
            <text:p>rand-4-10-10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500-2.dssp</text:p>
          </table:table-cell>
          <table:table-cell table:number-columns-repeated="2" table:style-name="Default" office:value-type="float" office:value="-97" calcext:value-type="float">
            <text:p>-97</text:p>
          </table:table-cell>
          <table:table-cell table:style-name="Default" office:value-type="float" office:value="0.764094" calcext:value-type="float">
            <text:p>0,76</text:p>
          </table:table-cell>
          <table:table-cell table:style-name="Default" office:value-type="float" office:value="337.713386" calcext:value-type="float">
            <text:p>337,71</text:p>
          </table:table-cell>
          <table:table-cell table:style-name="Default"/>
          <table:table-cell table:formula="of:=[VNS.A35]" office:value-type="string" office:string-value="rand-4-10-10-500-2.dssp" calcext:value-type="string">
            <text:p>rand-4-10-10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750-1.dssp</text:p>
          </table:table-cell>
          <table:table-cell table:number-columns-repeated="2" table:style-name="Default" office:value-type="float" office:value="-162" calcext:value-type="float">
            <text:p>-162</text:p>
          </table:table-cell>
          <table:table-cell table:style-name="Default" office:value-type="float" office:value="51.680536" calcext:value-type="float">
            <text:p>51,68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36]" office:value-type="string" office:string-value="rand-4-10-10-750-1.dssp" calcext:value-type="string">
            <text:p>rand-4-10-10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750-2.dssp</text:p>
          </table:table-cell>
          <table:table-cell table:number-columns-repeated="2" table:style-name="Default" office:value-type="float" office:value="-147" calcext:value-type="float">
            <text:p>-147</text:p>
          </table:table-cell>
          <table:table-cell table:style-name="Default" office:value-type="float" office:value="11.03512" calcext:value-type="float">
            <text:p>11,04</text:p>
          </table:table-cell>
          <table:table-cell table:style-name="Default" office:value-type="float" office:value="928.132713" calcext:value-type="float">
            <text:p>928,13</text:p>
          </table:table-cell>
          <table:table-cell table:style-name="Default"/>
          <table:table-cell table:formula="of:=[VNS.A37]" office:value-type="string" office:string-value="rand-4-10-10-750-2.dssp" calcext:value-type="string">
            <text:p>rand-4-10-10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1000-1.dssp</text:p>
          </table:table-cell>
          <table:table-cell table:style-name="Default" office:value-type="float" office:value="-186.256633" calcext:value-type="float">
            <text:p>-186,26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1000-2.dssp</text:p>
          </table:table-cell>
          <table:table-cell table:style-name="Default" office:value-type="float" office:value="-157.139576" calcext:value-type="float">
            <text:p>-157,14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250-1.dssp</text:p>
          </table:table-cell>
          <table:table-cell table:style-name="Default" office:value-type="float" office:value="-44" calcext:value-type="float">
            <text:p>-44</text:p>
          </table:table-cell>
          <table:table-cell table:style-name="Default" office:value-type="float" office:value="-43" calcext:value-type="float">
            <text:p>-43</text:p>
          </table:table-cell>
          <table:table-cell table:style-name="Default" office:value-type="float" office:value="1801.068264" calcext:value-type="float">
            <text:p>1801,07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38]" office:value-type="string" office:string-value="rand-4-15-15-250-1.dssp" calcext:value-type="string">
            <text:p>rand-4-15-1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250-2.dssp</text:p>
          </table:table-cell>
          <table:table-cell table:number-columns-repeated="2" table:style-name="Default" office:value-type="float" office:value="-39" calcext:value-type="float">
            <text:p>-39</text:p>
          </table:table-cell>
          <table:table-cell table:style-name="Default" office:value-type="float" office:value="561.563234" calcext:value-type="float">
            <text:p>561,56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39]" office:value-type="string" office:string-value="rand-4-15-15-250-2.dssp" calcext:value-type="string">
            <text:p>rand-4-15-1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500-1.dssp</text:p>
          </table:table-cell>
          <table:table-cell table:number-columns-repeated="2" table:style-name="Default" office:value-type="float" office:value="-87" calcext:value-type="float">
            <text:p>-87</text:p>
          </table:table-cell>
          <table:table-cell table:style-name="Default" office:value-type="float" office:value="101.57012" calcext:value-type="float">
            <text:p>101,57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40]" office:value-type="string" office:string-value="rand-4-15-15-500-1.dssp" calcext:value-type="string">
            <text:p>rand-4-15-1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500-2.dssp</text:p>
          </table:table-cell>
          <table:table-cell table:number-columns-repeated="2" table:style-name="Default" office:value-type="float" office:value="-80" calcext:value-type="float">
            <text:p>-80</text:p>
          </table:table-cell>
          <table:table-cell table:style-name="Default" office:value-type="float" office:value="1252.085742" calcext:value-type="float">
            <text:p>1252,09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41]" office:value-type="string" office:string-value="rand-4-15-15-500-2.dssp" calcext:value-type="string">
            <text:p>rand-4-15-1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750-1.dssp</text:p>
          </table:table-cell>
          <table:table-cell table:style-name="Default" office:value-type="float" office:value="-133.510439" calcext:value-type="float">
            <text:p>-133,51</text:p>
          </table:table-cell>
          <table:table-cell table:style-name="Default" office:value-type="float" office:value="-132" calcext:value-type="float">
            <text:p>-132</text:p>
          </table:table-cell>
          <table:table-cell table:style-name="Default" office:value-type="float" office:value="1802.981761" calcext:value-type="float">
            <text:p>1802,98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42]" office:value-type="string" office:string-value="rand-4-15-15-750-1.dssp" calcext:value-type="string">
            <text:p>rand-4-15-1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750-2.dssp</text:p>
          </table:table-cell>
          <table:table-cell table:style-name="Default" office:value-type="float" office:value="-117.79867" calcext:value-type="float">
            <text:p>-117,8</text:p>
          </table:table-cell>
          <table:table-cell table:style-name="Default" office:value-type="float" office:value="-115" calcext:value-type="float">
            <text:p>-115</text:p>
          </table:table-cell>
          <table:table-cell table:style-name="Default" office:value-type="float" office:value="1801.505912" calcext:value-type="float">
            <text:p>1801,51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43]" office:value-type="string" office:string-value="rand-4-15-15-750-2.dssp" calcext:value-type="string">
            <text:p>rand-4-15-1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1000-1.dssp</text:p>
          </table:table-cell>
          <table:table-cell table:style-name="Default" office:value-type="float" office:value="-153.953562" calcext:value-type="float">
            <text:p>-153,95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1000-2.dssp</text:p>
          </table:table-cell>
          <table:table-cell table:style-name="Default" office:value-type="float" office:value="-139.393943" calcext:value-type="float">
            <text:p>-139,39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250-1.dssp</text:p>
          </table:table-cell>
          <table:table-cell table:style-name="Default" office:value-type="float" office:value="-36.399277" calcext:value-type="float">
            <text:p>-36,4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44]" office:value-type="string" office:string-value="rand-4-20-20-250-1.dssp" calcext:value-type="string">
            <text:p>rand-4-20-20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250-2.dssp</text:p>
          </table:table-cell>
          <table:table-cell table:style-name="Default" office:value-type="float" office:value="-32.309023" calcext:value-type="float">
            <text:p>-32,31</text:p>
          </table:table-cell>
          <table:table-cell table:style-name="Default" office:value-type="float" office:value="1E+020" calcext:value-type="float">
            <text:p>1,00E+20</text:p>
          </table:table-cell>
          <table:table-cell table:style-name="Default" office:value-type="string" calcext:value-type="string">
            <text:p>TLE</text:p>
          </table:table-cell>
          <table:table-cell table:style-name="Default" office:value-type="float" office:value="1800.377186" calcext:value-type="float">
            <text:p>1800,38</text:p>
          </table:table-cell>
          <table:table-cell table:style-name="Default"/>
          <table:table-cell table:formula="of:=[VNS.A45]" office:value-type="string" office:string-value="rand-4-20-20-250-2.dssp" calcext:value-type="string">
            <text:p>rand-4-20-20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500-1.dssp</text:p>
          </table:table-cell>
          <table:table-cell table:style-name="Default" office:value-type="float" office:value="-79.114881" calcext:value-type="float">
            <text:p>-79,11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46]" office:value-type="string" office:string-value="rand-4-20-20-500-1.dssp" calcext:value-type="string">
            <text:p>rand-4-20-20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500-2.dssp</text:p>
          </table:table-cell>
          <table:table-cell table:style-name="Default" office:value-type="float" office:value="-67.153067" calcext:value-type="float">
            <text:p>-67,15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47]" office:value-type="string" office:string-value="rand-4-20-20-500-2.dssp" calcext:value-type="string">
            <text:p>rand-4-20-20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750-1.dssp</text:p>
          </table:table-cell>
          <table:table-cell table:style-name="Default" office:value-type="float" office:value="-112.666256" calcext:value-type="float">
            <text:p>-112,67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48]" office:value-type="string" office:string-value="rand-4-20-20-750-1.dssp" calcext:value-type="string">
            <text:p>rand-4-20-20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750-2.dssp</text:p>
          </table:table-cell>
          <table:table-cell table:style-name="Default" office:value-type="float" office:value="-107.660216" calcext:value-type="float">
            <text:p>-107,66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49]" office:value-type="string" office:string-value="rand-4-20-20-750-2.dssp" calcext:value-type="string">
            <text:p>rand-4-20-20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1000-1.dssp</text:p>
          </table:table-cell>
          <table:table-cell table:style-name="Default" office:value-type="float" office:value="-139.779725" calcext:value-type="float">
            <text:p>-139,78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1000-2.dssp</text:p>
          </table:table-cell>
          <table:table-cell table:style-name="Default" office:value-type="float" office:value="-121.670379" calcext:value-type="float">
            <text:p>-121,67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250-1.dssp</text:p>
          </table:table-cell>
          <table:table-cell table:style-name="Default" office:value-type="float" office:value="-32.97512" calcext:value-type="float">
            <text:p>-32,98</text:p>
          </table:table-cell>
          <table:table-cell table:style-name="Default" office:value-type="float" office:value="1E+020" calcext:value-type="float">
            <text:p>1,00E+20</text:p>
          </table:table-cell>
          <table:table-cell table:style-name="Default" office:value-type="string" calcext:value-type="string">
            <text:p>TLE</text:p>
          </table:table-cell>
          <table:table-cell table:style-name="Default" office:value-type="float" office:value="1800.485969" calcext:value-type="float">
            <text:p>1800,49</text:p>
          </table:table-cell>
          <table:table-cell table:style-name="Default"/>
          <table:table-cell table:formula="of:=[VNS.A50]" office:value-type="string" office:string-value="rand-4-25-25-250-1.dssp" calcext:value-type="string">
            <text:p>rand-4-25-2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250-2.dssp</text:p>
          </table:table-cell>
          <table:table-cell table:style-name="Default" office:value-type="float" office:value="-28.501889" calcext:value-type="float">
            <text:p>-28,5</text:p>
          </table:table-cell>
          <table:table-cell table:style-name="Default" office:value-type="float" office:value="1E+020" calcext:value-type="float">
            <text:p>1,00E+20</text:p>
          </table:table-cell>
          <table:table-cell table:style-name="Default" office:value-type="string" calcext:value-type="string">
            <text:p>TLE</text:p>
          </table:table-cell>
          <table:table-cell table:style-name="Default" office:value-type="float" office:value="1800.468309" calcext:value-type="float">
            <text:p>1800,47</text:p>
          </table:table-cell>
          <table:table-cell table:style-name="Default"/>
          <table:table-cell table:formula="of:=[VNS.A51]" office:value-type="string" office:string-value="rand-4-25-25-250-2.dssp" calcext:value-type="string">
            <text:p>rand-4-25-2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500-1.dssp</text:p>
          </table:table-cell>
          <table:table-cell table:style-name="Default" office:value-type="float" office:value="-67.191018" calcext:value-type="float">
            <text:p>-67,19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52]" office:value-type="string" office:string-value="rand-4-25-25-500-1.dssp" calcext:value-type="string">
            <text:p>rand-4-25-2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500-2.dssp</text:p>
          </table:table-cell>
          <table:table-cell table:style-name="Default" office:value-type="float" office:value="-59.282521" calcext:value-type="float">
            <text:p>-59,28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53]" office:value-type="string" office:string-value="rand-4-25-25-500-2.dssp" calcext:value-type="string">
            <text:p>rand-4-25-2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750-1.dssp</text:p>
          </table:table-cell>
          <table:table-cell table:style-name="Default" office:value-type="float" office:value="-105.796192" calcext:value-type="float">
            <text:p>-105,8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54]" office:value-type="string" office:string-value="rand-4-25-25-750-1.dssp" calcext:value-type="string">
            <text:p>rand-4-25-2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750-2.dssp</text:p>
          </table:table-cell>
          <table:table-cell table:style-name="Default" office:value-type="float" office:value="-91.763933" calcext:value-type="float">
            <text:p>-91,76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55]" office:value-type="string" office:string-value="rand-4-25-25-750-2.dssp" calcext:value-type="string">
            <text:p>rand-4-25-2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1000-1.dssp</text:p>
          </table:table-cell>
          <table:table-cell table:number-columns-repeated="2" table:style-name="Default" office:value-type="float" office:value="-310" calcext:value-type="float">
            <text:p>-310</text:p>
          </table:table-cell>
          <table:table-cell table:style-name="Default" office:value-type="float" office:value="0.389394" calcext:value-type="float">
            <text:p>0,39</text:p>
          </table:table-cell>
          <table:table-cell table:style-name="Default" office:value-type="float" office:value="173.634656" calcext:value-type="float">
            <text:p>173,63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1000-2.dssp</text:p>
          </table:table-cell>
          <table:table-cell table:number-columns-repeated="2" table:style-name="Default" office:value-type="float" office:value="-268" calcext:value-type="float">
            <text:p>-268</text:p>
          </table:table-cell>
          <table:table-cell table:style-name="Default" office:value-type="float" office:value="0.98415" calcext:value-type="float">
            <text:p>0,98</text:p>
          </table:table-cell>
          <table:table-cell table:style-name="Default" office:value-type="float" office:value="133.647292" calcext:value-type="float">
            <text:p>133,65</text:p>
          </table:table-cell>
          <table:table-cell table:style-name="Default"/>
          <table:table-cell table:formula="of:=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250-1.dssp</text:p>
          </table:table-cell>
          <table:table-cell table:number-columns-repeated="2" table:style-name="Default" office:value-type="float" office:value="-79" calcext:value-type="float">
            <text:p>-79</text:p>
          </table:table-cell>
          <table:table-cell table:style-name="Default" office:value-type="float" office:value="0.162817" calcext:value-type="float">
            <text:p>0,16</text:p>
          </table:table-cell>
          <table:table-cell table:style-name="Default" office:value-type="float" office:value="1.773651" calcext:value-type="float">
            <text:p>1,77</text:p>
          </table:table-cell>
          <table:table-cell table:style-name="Default"/>
          <table:table-cell table:formula="of:=[VNS.A56]" office:value-type="string" office:string-value="rand-4-5-5-250-1.dssp" calcext:value-type="string">
            <text:p>rand-4-5-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250-2.dssp</text:p>
          </table:table-cell>
          <table:table-cell table:number-columns-repeated="2" table:style-name="Default" office:value-type="float" office:value="-66" calcext:value-type="float">
            <text:p>-66</text:p>
          </table:table-cell>
          <table:table-cell table:style-name="Default" office:value-type="float" office:value="0.053446" calcext:value-type="float">
            <text:p>0,05</text:p>
          </table:table-cell>
          <table:table-cell table:style-name="Default" office:value-type="float" office:value="2.729866" calcext:value-type="float">
            <text:p>2,73</text:p>
          </table:table-cell>
          <table:table-cell table:style-name="Default"/>
          <table:table-cell table:formula="of:=[VNS.A57]" office:value-type="string" office:string-value="rand-4-5-5-250-2.dssp" calcext:value-type="string">
            <text:p>rand-4-5-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500-1.dssp</text:p>
          </table:table-cell>
          <table:table-cell table:number-columns-repeated="2" table:style-name="Default" office:value-type="float" office:value="-161" calcext:value-type="float">
            <text:p>-161</text:p>
          </table:table-cell>
          <table:table-cell table:style-name="Default" office:value-type="float" office:value="0.172794" calcext:value-type="float">
            <text:p>0,17</text:p>
          </table:table-cell>
          <table:table-cell table:style-name="Default" office:value-type="float" office:value="45.336526" calcext:value-type="float">
            <text:p>45,34</text:p>
          </table:table-cell>
          <table:table-cell table:style-name="Default"/>
          <table:table-cell table:formula="of:=[VNS.A58]" office:value-type="string" office:string-value="rand-4-5-5-500-1.dssp" calcext:value-type="string">
            <text:p>rand-4-5-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500-2.dssp</text:p>
          </table:table-cell>
          <table:table-cell table:number-columns-repeated="2" table:style-name="Default" office:value-type="float" office:value="-137" calcext:value-type="float">
            <text:p>-137</text:p>
          </table:table-cell>
          <table:table-cell table:style-name="Default" office:value-type="float" office:value="1.126849" calcext:value-type="float">
            <text:p>1,13</text:p>
          </table:table-cell>
          <table:table-cell table:style-name="Default" office:value-type="float" office:value="20.277986" calcext:value-type="float">
            <text:p>20,28</text:p>
          </table:table-cell>
          <table:table-cell table:style-name="Default"/>
          <table:table-cell table:formula="of:=[VNS.A59]" office:value-type="string" office:string-value="rand-4-5-5-500-2.dssp" calcext:value-type="string">
            <text:p>rand-4-5-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750-1.dssp</text:p>
          </table:table-cell>
          <table:table-cell table:number-columns-repeated="2" table:style-name="Default" office:value-type="float" office:value="-226" calcext:value-type="float">
            <text:p>-226</text:p>
          </table:table-cell>
          <table:table-cell table:style-name="Default" office:value-type="float" office:value="2.219853" calcext:value-type="float">
            <text:p>2,22</text:p>
          </table:table-cell>
          <table:table-cell table:style-name="Default" office:value-type="float" office:value="146.713871" calcext:value-type="float">
            <text:p>146,71</text:p>
          </table:table-cell>
          <table:table-cell table:style-name="Default"/>
          <table:table-cell table:formula="of:=[VNS.A60]" office:value-type="string" office:string-value="rand-4-5-5-750-1.dssp" calcext:value-type="string">
            <text:p>rand-4-5-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750-2.dssp</text:p>
          </table:table-cell>
          <table:table-cell table:number-columns-repeated="2" table:style-name="Default" office:value-type="float" office:value="-203" calcext:value-type="float">
            <text:p>-203</text:p>
          </table:table-cell>
          <table:table-cell table:style-name="Default" office:value-type="float" office:value="1.177194" calcext:value-type="float">
            <text:p>1,18</text:p>
          </table:table-cell>
          <table:table-cell table:style-name="Default" office:value-type="float" office:value="54.64055" calcext:value-type="float">
            <text:p>54,64</text:p>
          </table:table-cell>
          <table:table-cell table:style-name="Default"/>
          <table:table-cell table:formula="of:=[VNS.A61]" office:value-type="string" office:string-value="rand-4-5-5-750-2.dssp" calcext:value-type="string">
            <text:p>rand-4-5-5-750-2.dssp</text:p>
          </table:table-cell>
          <table:table-cell table:number-columns-repeated="15"/>
        </table:table-row>
        <table:table-row table:style-name="ro2" table:number-rows-repeated="15">
          <table:table-cell table:style-name="Default" table:number-columns-repeated="6"/>
          <table:table-cell table:number-columns-repeated="16"/>
        </table:table-row>
        <table:table-row table:style-name="ro2" table:number-rows-repeated="46">
          <table:table-cell table:number-columns-repeated="22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57">
          <table:table-cell table:number-columns-repeated="22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12">
          <table:table-cell table:number-columns-repeated="22"/>
        </table:table-row>
        <table:table-row table:style-name="ro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4">
          <table:table-cell table:number-columns-repeated="22"/>
        </table:table-row>
        <table:table-row table:style-name="ro2" table:number-rows-repeated="5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5">
          <table:table-cell table:number-columns-repeated="22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3">
          <table:table-cell table:number-columns-repeated="22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2">
          <table:table-cell table:number-columns-repeated="22"/>
        </table:table-row>
        <table:table-row table:style-name="ro2" table:number-rows-repeated="5">
          <table:table-cell table:number-columns-repeated="2"/>
          <table:table-cell table:style-name="ce2"/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4"/>
          <table:table-cell table:style-name="ce3"/>
          <table:table-cell table:number-columns-repeated="17"/>
        </table:table-row>
      </table:table>
      <table:table table:name="Root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filena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1.dssp</text:p>
          </table:table-cell>
          <table:table-cell office:value-type="float" office:value="-189.3" calcext:value-type="float">
            <text:p>-189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9.3" calcext:value-type="float">
            <text:p>-189,3</text:p>
          </table:table-cell>
          <table:table-cell office:value-type="float" office:value="0.379934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2.dssp</text:p>
          </table:table-cell>
          <table:table-cell office:value-type="float" office:value="-171.2" calcext:value-type="float">
            <text:p>-17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1.2" calcext:value-type="float">
            <text:p>-171,2</text:p>
          </table:table-cell>
          <table:table-cell office:value-type="float" office:value="0.451708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3.dssp</text:p>
          </table:table-cell>
          <table:table-cell office:value-type="float" office:value="-149.4" calcext:value-type="float">
            <text:p>-149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9.4" calcext:value-type="float">
            <text:p>-149,4</text:p>
          </table:table-cell>
          <table:table-cell office:value-type="float" office:value="0.415423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4.dssp</text:p>
          </table:table-cell>
          <table:table-cell office:value-type="float" office:value="-141" calcext:value-type="float">
            <text:p>-1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1" calcext:value-type="float">
            <text:p>-141</text:p>
          </table:table-cell>
          <table:table-cell office:value-type="float" office:value="0.39623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5.dssp</text:p>
          </table:table-cell>
          <table:table-cell office:value-type="float" office:value="-132.6" calcext:value-type="float">
            <text:p>-132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2.6" calcext:value-type="float">
            <text:p>-132,6</text:p>
          </table:table-cell>
          <table:table-cell office:value-type="float" office:value="0.470518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1.dssp</text:p>
          </table:table-cell>
          <table:table-cell office:value-type="float" office:value="-47.1" calcext:value-type="float">
            <text:p>-47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1" calcext:value-type="float">
            <text:p>-47,1</text:p>
          </table:table-cell>
          <table:table-cell office:value-type="float" office:value="0.060962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2.dssp</text:p>
          </table:table-cell>
          <table:table-cell office:value-type="float" office:value="-40.866667" calcext:value-type="float">
            <text:p>-40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0.866667" calcext:value-type="float">
            <text:p>-40,87</text:p>
          </table:table-cell>
          <table:table-cell office:value-type="float" office:value="0.067834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3.dssp</text:p>
          </table:table-cell>
          <table:table-cell office:value-type="float" office:value="-38.4" calcext:value-type="float">
            <text:p>-3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.4" calcext:value-type="float">
            <text:p>-38,4</text:p>
          </table:table-cell>
          <table:table-cell office:value-type="float" office:value="0.04951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4.dssp</text:p>
          </table:table-cell>
          <table:table-cell office:value-type="float" office:value="-35.6" calcext:value-type="float">
            <text:p>-35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5.6" calcext:value-type="float">
            <text:p>-35,6</text:p>
          </table:table-cell>
          <table:table-cell office:value-type="float" office:value="0.04731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5.dssp</text:p>
          </table:table-cell>
          <table:table-cell office:value-type="float" office:value="-33.533333" calcext:value-type="float">
            <text:p>-33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533333" calcext:value-type="float">
            <text:p>-33,53</text:p>
          </table:table-cell>
          <table:table-cell office:value-type="float" office:value="0.05399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1.dssp</text:p>
          </table:table-cell>
          <table:table-cell office:value-type="float" office:value="-97" calcext:value-type="float">
            <text:p>-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" calcext:value-type="float">
            <text:p>-97</text:p>
          </table:table-cell>
          <table:table-cell office:value-type="float" office:value="0.231019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2.dssp</text:p>
          </table:table-cell>
          <table:table-cell table:number-columns-repeated="3" office:value-type="float" office:value="-84" calcext:value-type="float">
            <text:p>-84</text:p>
          </table:table-cell>
          <table:table-cell office:value-type="float" office:value="0.111534" calcext:value-type="float">
            <text:p>0,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3.dssp</text:p>
          </table:table-cell>
          <table:table-cell office:value-type="float" office:value="-73.2" calcext:value-type="float">
            <text:p>-7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3.2" calcext:value-type="float">
            <text:p>-73,2</text:p>
          </table:table-cell>
          <table:table-cell office:value-type="float" office:value="0.179317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4.dssp</text:p>
          </table:table-cell>
          <table:table-cell office:value-type="float" office:value="-70.857143" calcext:value-type="float">
            <text:p>-70,8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857143" calcext:value-type="float">
            <text:p>-70,86</text:p>
          </table:table-cell>
          <table:table-cell office:value-type="float" office:value="0.125635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5.dssp</text:p>
          </table:table-cell>
          <table:table-cell office:value-type="float" office:value="-67.3" calcext:value-type="float">
            <text:p>-67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3" calcext:value-type="float">
            <text:p>-67,3</text:p>
          </table:table-cell>
          <table:table-cell office:value-type="float" office:value="0.10459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1.dssp</text:p>
          </table:table-cell>
          <table:table-cell office:value-type="float" office:value="-140.5" calcext:value-type="float">
            <text:p>-140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0.5" calcext:value-type="float">
            <text:p>-140,5</text:p>
          </table:table-cell>
          <table:table-cell office:value-type="float" office:value="0.339431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2.dssp</text:p>
          </table:table-cell>
          <table:table-cell office:value-type="float" office:value="-127.6" calcext:value-type="float">
            <text:p>-12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7.6" calcext:value-type="float">
            <text:p>-127,6</text:p>
          </table:table-cell>
          <table:table-cell office:value-type="float" office:value="0.187782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3.dssp</text:p>
          </table:table-cell>
          <table:table-cell office:value-type="float" office:value="-113.5" calcext:value-type="float">
            <text:p>-11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3.5" calcext:value-type="float">
            <text:p>-113,5</text:p>
          </table:table-cell>
          <table:table-cell office:value-type="float" office:value="0.289796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4.dssp</text:p>
          </table:table-cell>
          <table:table-cell office:value-type="float" office:value="-103.3" calcext:value-type="float">
            <text:p>-10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3" calcext:value-type="float">
            <text:p>-103,3</text:p>
          </table:table-cell>
          <table:table-cell office:value-type="float" office:value="0.300729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5.dssp</text:p>
          </table:table-cell>
          <table:table-cell office:value-type="float" office:value="-97" calcext:value-type="float">
            <text:p>-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" calcext:value-type="float">
            <text:p>-97</text:p>
          </table:table-cell>
          <table:table-cell office:value-type="float" office:value="0.273821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1.dssp</text:p>
          </table:table-cell>
          <table:table-cell office:value-type="float" office:value="-156.333333" calcext:value-type="float">
            <text:p>-156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6.333333" calcext:value-type="float">
            <text:p>-156,33</text:p>
          </table:table-cell>
          <table:table-cell office:value-type="float" office:value="0.689803" calcext:value-type="float">
            <text:p>0,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2.dssp</text:p>
          </table:table-cell>
          <table:table-cell office:value-type="float" office:value="-132.817857" calcext:value-type="float">
            <text:p>-132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2.817857" calcext:value-type="float">
            <text:p>-132,82</text:p>
          </table:table-cell>
          <table:table-cell office:value-type="float" office:value="0.50263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3.dssp</text:p>
          </table:table-cell>
          <table:table-cell office:value-type="float" office:value="-121.733333" calcext:value-type="float">
            <text:p>-121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1.733333" calcext:value-type="float">
            <text:p>-121,73</text:p>
          </table:table-cell>
          <table:table-cell office:value-type="float" office:value="0.59140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4.dssp</text:p>
          </table:table-cell>
          <table:table-cell office:value-type="float" office:value="-110.188095" calcext:value-type="float">
            <text:p>-11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0.188095" calcext:value-type="float">
            <text:p>-110,19</text:p>
          </table:table-cell>
          <table:table-cell office:value-type="float" office:value="0.368351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5.dssp</text:p>
          </table:table-cell>
          <table:table-cell office:value-type="float" office:value="-103.266667" calcext:value-type="float">
            <text:p>-103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266667" calcext:value-type="float">
            <text:p>-103,27</text:p>
          </table:table-cell>
          <table:table-cell office:value-type="float" office:value="0.688947" calcext:value-type="float">
            <text:p>0,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1.dssp</text:p>
          </table:table-cell>
          <table:table-cell office:value-type="float" office:value="-38.6" calcext:value-type="float">
            <text:p>-38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.6" calcext:value-type="float">
            <text:p>-38,6</text:p>
          </table:table-cell>
          <table:table-cell office:value-type="float" office:value="0.103399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2.dssp</text:p>
          </table:table-cell>
          <table:table-cell office:value-type="float" office:value="-33.275676" calcext:value-type="float">
            <text:p>-3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275676" calcext:value-type="float">
            <text:p>-33,28</text:p>
          </table:table-cell>
          <table:table-cell office:value-type="float" office:value="0.079516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3.dssp</text:p>
          </table:table-cell>
          <table:table-cell office:value-type="float" office:value="-28.618708" calcext:value-type="float">
            <text:p>-28,6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18708" calcext:value-type="float">
            <text:p>-28,62</text:p>
          </table:table-cell>
          <table:table-cell office:value-type="float" office:value="0.08009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4.dssp</text:p>
          </table:table-cell>
          <table:table-cell office:value-type="float" office:value="-25.628571" calcext:value-type="float">
            <text:p>-25,6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.628571" calcext:value-type="float">
            <text:p>-25,63</text:p>
          </table:table-cell>
          <table:table-cell office:value-type="float" office:value="0.06611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5.dssp</text:p>
          </table:table-cell>
          <table:table-cell office:value-type="float" office:value="-26.115254" calcext:value-type="float">
            <text:p>-26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.115254" calcext:value-type="float">
            <text:p>-26,12</text:p>
          </table:table-cell>
          <table:table-cell office:value-type="float" office:value="0.08844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1.dssp</text:p>
          </table:table-cell>
          <table:table-cell office:value-type="float" office:value="-76.380676" calcext:value-type="float">
            <text:p>-76,3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380676" calcext:value-type="float">
            <text:p>-76,38</text:p>
          </table:table-cell>
          <table:table-cell office:value-type="float" office:value="0.245138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2.dssp</text:p>
          </table:table-cell>
          <table:table-cell office:value-type="float" office:value="-67.024044" calcext:value-type="float">
            <text:p>-67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024044" calcext:value-type="float">
            <text:p>-67,02</text:p>
          </table:table-cell>
          <table:table-cell office:value-type="float" office:value="0.217375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3.dssp</text:p>
          </table:table-cell>
          <table:table-cell office:value-type="float" office:value="-60.090763" calcext:value-type="float">
            <text:p>-6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.090763" calcext:value-type="float">
            <text:p>-60,09</text:p>
          </table:table-cell>
          <table:table-cell office:value-type="float" office:value="0.157464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4.dssp</text:p>
          </table:table-cell>
          <table:table-cell office:value-type="float" office:value="-55.244444" calcext:value-type="float">
            <text:p>-55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5.244444" calcext:value-type="float">
            <text:p>-55,24</text:p>
          </table:table-cell>
          <table:table-cell office:value-type="float" office:value="0.23556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5.dssp</text:p>
          </table:table-cell>
          <table:table-cell office:value-type="float" office:value="-52.333333" calcext:value-type="float">
            <text:p>-52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333333" calcext:value-type="float">
            <text:p>-52,33</text:p>
          </table:table-cell>
          <table:table-cell office:value-type="float" office:value="0.207929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1.dssp</text:p>
          </table:table-cell>
          <table:table-cell office:value-type="float" office:value="-115.4" calcext:value-type="float">
            <text:p>-115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4" calcext:value-type="float">
            <text:p>-115,4</text:p>
          </table:table-cell>
          <table:table-cell office:value-type="float" office:value="0.396588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2.dssp</text:p>
          </table:table-cell>
          <table:table-cell office:value-type="float" office:value="-103.436036" calcext:value-type="float">
            <text:p>-103,4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436036" calcext:value-type="float">
            <text:p>-103,44</text:p>
          </table:table-cell>
          <table:table-cell office:value-type="float" office:value="0.359824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3.dssp</text:p>
          </table:table-cell>
          <table:table-cell office:value-type="float" office:value="-92.133333" calcext:value-type="float">
            <text:p>-9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2.133333" calcext:value-type="float">
            <text:p>-92,13</text:p>
          </table:table-cell>
          <table:table-cell office:value-type="float" office:value="0.357305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4.dssp</text:p>
          </table:table-cell>
          <table:table-cell office:value-type="float" office:value="-82.173958" calcext:value-type="float">
            <text:p>-82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173958" calcext:value-type="float">
            <text:p>-82,17</text:p>
          </table:table-cell>
          <table:table-cell office:value-type="float" office:value="0.411738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5.dssp</text:p>
          </table:table-cell>
          <table:table-cell office:value-type="float" office:value="-76.4" calcext:value-type="float">
            <text:p>-76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4" calcext:value-type="float">
            <text:p>-76,4</text:p>
          </table:table-cell>
          <table:table-cell office:value-type="float" office:value="0.353599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1.dssp</text:p>
          </table:table-cell>
          <table:table-cell office:value-type="float" office:value="-133.073529" calcext:value-type="float">
            <text:p>-13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3.073529" calcext:value-type="float">
            <text:p>-133,07</text:p>
          </table:table-cell>
          <table:table-cell office:value-type="float" office:value="0.711191" calcext:value-type="float">
            <text:p>0,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2.dssp</text:p>
          </table:table-cell>
          <table:table-cell office:value-type="float" office:value="-115.747475" calcext:value-type="float">
            <text:p>-115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747475" calcext:value-type="float">
            <text:p>-115,75</text:p>
          </table:table-cell>
          <table:table-cell office:value-type="float" office:value="0.711195" calcext:value-type="float">
            <text:p>0,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3.dssp</text:p>
          </table:table-cell>
          <table:table-cell office:value-type="float" office:value="-104.271429" calcext:value-type="float">
            <text:p>-104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4.271429" calcext:value-type="float">
            <text:p>-104,27</text:p>
          </table:table-cell>
          <table:table-cell office:value-type="float" office:value="0.743885" calcext:value-type="float">
            <text:p>0,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4.dssp</text:p>
          </table:table-cell>
          <table:table-cell office:value-type="float" office:value="-93.114524" calcext:value-type="float">
            <text:p>-93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3.114524" calcext:value-type="float">
            <text:p>-93,11</text:p>
          </table:table-cell>
          <table:table-cell office:value-type="float" office:value="0.533864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5.dssp</text:p>
          </table:table-cell>
          <table:table-cell office:value-type="float" office:value="-88.994375" calcext:value-type="float">
            <text:p>-88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994375" calcext:value-type="float">
            <text:p>-88,99</text:p>
          </table:table-cell>
          <table:table-cell office:value-type="float" office:value="0.488105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1.dssp</text:p>
          </table:table-cell>
          <table:table-cell office:value-type="float" office:value="-32.667876" calcext:value-type="float">
            <text:p>-32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2.667876" calcext:value-type="float">
            <text:p>-32,67</text:p>
          </table:table-cell>
          <table:table-cell office:value-type="float" office:value="0.220888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2.dssp</text:p>
          </table:table-cell>
          <table:table-cell office:value-type="float" office:value="-27.908111" calcext:value-type="float">
            <text:p>-27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.908111" calcext:value-type="float">
            <text:p>-27,91</text:p>
          </table:table-cell>
          <table:table-cell office:value-type="float" office:value="0.11985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3.dssp</text:p>
          </table:table-cell>
          <table:table-cell office:value-type="float" office:value="-23.89923" calcext:value-type="float">
            <text:p>-23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89923" calcext:value-type="float">
            <text:p>-23,9</text:p>
          </table:table-cell>
          <table:table-cell office:value-type="float" office:value="0.199793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4.dssp</text:p>
          </table:table-cell>
          <table:table-cell office:value-type="float" office:value="-24.035662" calcext:value-type="float">
            <text:p>-24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035662" calcext:value-type="float">
            <text:p>-24,04</text:p>
          </table:table-cell>
          <table:table-cell office:value-type="float" office:value="0.11829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5.dssp</text:p>
          </table:table-cell>
          <table:table-cell office:value-type="float" office:value="-21.255378" calcext:value-type="float">
            <text:p>-21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255378" calcext:value-type="float">
            <text:p>-21,26</text:p>
          </table:table-cell>
          <table:table-cell office:value-type="float" office:value="0.09002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1.dssp</text:p>
          </table:table-cell>
          <table:table-cell office:value-type="float" office:value="-63.910965" calcext:value-type="float">
            <text:p>-63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910965" calcext:value-type="float">
            <text:p>-63,91</text:p>
          </table:table-cell>
          <table:table-cell office:value-type="float" office:value="0.21464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2.dssp</text:p>
          </table:table-cell>
          <table:table-cell office:value-type="float" office:value="-57.731768" calcext:value-type="float">
            <text:p>-57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731768" calcext:value-type="float">
            <text:p>-57,73</text:p>
          </table:table-cell>
          <table:table-cell office:value-type="float" office:value="0.339292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3.dssp</text:p>
          </table:table-cell>
          <table:table-cell office:value-type="float" office:value="-50.459886" calcext:value-type="float">
            <text:p>-5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0.459886" calcext:value-type="float">
            <text:p>-50,46</text:p>
          </table:table-cell>
          <table:table-cell office:value-type="float" office:value="0.234014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4.dssp</text:p>
          </table:table-cell>
          <table:table-cell office:value-type="float" office:value="-47.6" calcext:value-type="float">
            <text:p>-4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6" calcext:value-type="float">
            <text:p>-47,6</text:p>
          </table:table-cell>
          <table:table-cell office:value-type="float" office:value="0.2595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5.dssp</text:p>
          </table:table-cell>
          <table:table-cell office:value-type="float" office:value="-43.957512" calcext:value-type="float">
            <text:p>-43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3.957512" calcext:value-type="float">
            <text:p>-43,96</text:p>
          </table:table-cell>
          <table:table-cell office:value-type="float" office:value="0.203843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1.dssp</text:p>
          </table:table-cell>
          <table:table-cell office:value-type="float" office:value="-98.230851" calcext:value-type="float">
            <text:p>-98,2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8.230851" calcext:value-type="float">
            <text:p>-98,23</text:p>
          </table:table-cell>
          <table:table-cell office:value-type="float" office:value="0.343371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2.dssp</text:p>
          </table:table-cell>
          <table:table-cell office:value-type="float" office:value="-88.05" calcext:value-type="float">
            <text:p>-88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05" calcext:value-type="float">
            <text:p>-88,05</text:p>
          </table:table-cell>
          <table:table-cell office:value-type="float" office:value="0.559403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3.dssp</text:p>
          </table:table-cell>
          <table:table-cell office:value-type="float" office:value="-76.095882" calcext:value-type="float">
            <text:p>-76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095882" calcext:value-type="float">
            <text:p>-76,1</text:p>
          </table:table-cell>
          <table:table-cell office:value-type="float" office:value="0.469034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4.dssp</text:p>
          </table:table-cell>
          <table:table-cell office:value-type="float" office:value="-71.356627" calcext:value-type="float">
            <text:p>-71,3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1.356627" calcext:value-type="float">
            <text:p>-71,36</text:p>
          </table:table-cell>
          <table:table-cell office:value-type="float" office:value="0.364849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5.dssp</text:p>
          </table:table-cell>
          <table:table-cell office:value-type="float" office:value="-67.410671" calcext:value-type="float">
            <text:p>-67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410671" calcext:value-type="float">
            <text:p>-67,41</text:p>
          </table:table-cell>
          <table:table-cell office:value-type="float" office:value="0.357094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1.dssp</text:p>
          </table:table-cell>
          <table:table-cell office:value-type="float" office:value="-119.986137" calcext:value-type="float">
            <text:p>-119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986137" calcext:value-type="float">
            <text:p>-119,99</text:p>
          </table:table-cell>
          <table:table-cell office:value-type="float" office:value="0.982884" calcext:value-type="float">
            <text:p>0,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2.dssp</text:p>
          </table:table-cell>
          <table:table-cell office:value-type="float" office:value="-105.84601" calcext:value-type="float">
            <text:p>-105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84601" calcext:value-type="float">
            <text:p>-105,85</text:p>
          </table:table-cell>
          <table:table-cell office:value-type="float" office:value="1.034006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3.dssp</text:p>
          </table:table-cell>
          <table:table-cell office:value-type="float" office:value="-94.247533" calcext:value-type="float">
            <text:p>-94,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4.247533" calcext:value-type="float">
            <text:p>-94,25</text:p>
          </table:table-cell>
          <table:table-cell office:value-type="float" office:value="0.994302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4.dssp</text:p>
          </table:table-cell>
          <table:table-cell office:value-type="float" office:value="-83.388088" calcext:value-type="float">
            <text:p>-83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3.388088" calcext:value-type="float">
            <text:p>-83,39</text:p>
          </table:table-cell>
          <table:table-cell office:value-type="float" office:value="0.728302" calcext:value-type="float">
            <text:p>0,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5.dssp</text:p>
          </table:table-cell>
          <table:table-cell office:value-type="float" office:value="-77.597776" calcext:value-type="float">
            <text:p>-7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597776" calcext:value-type="float">
            <text:p>-77,6</text:p>
          </table:table-cell>
          <table:table-cell office:value-type="float" office:value="0.779794" calcext:value-type="float">
            <text:p>0,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1.dssp</text:p>
          </table:table-cell>
          <table:table-cell office:value-type="float" office:value="-29.156755" calcext:value-type="float">
            <text:p>-29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9.156755" calcext:value-type="float">
            <text:p>-29,16</text:p>
          </table:table-cell>
          <table:table-cell office:value-type="float" office:value="0.129955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2.dssp</text:p>
          </table:table-cell>
          <table:table-cell office:value-type="float" office:value="-24.809857" calcext:value-type="float">
            <text:p>-24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809857" calcext:value-type="float">
            <text:p>-24,81</text:p>
          </table:table-cell>
          <table:table-cell office:value-type="float" office:value="0.205183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3.dssp</text:p>
          </table:table-cell>
          <table:table-cell office:value-type="float" office:value="-22.753938" calcext:value-type="float">
            <text:p>-22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.753938" calcext:value-type="float">
            <text:p>-22,75</text:p>
          </table:table-cell>
          <table:table-cell office:value-type="float" office:value="0.223393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4.dssp</text:p>
          </table:table-cell>
          <table:table-cell office:value-type="float" office:value="-19.766681" calcext:value-type="float">
            <text:p>-19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766681" calcext:value-type="float">
            <text:p>-19,77</text:p>
          </table:table-cell>
          <table:table-cell office:value-type="float" office:value="0.238451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5.dssp</text:p>
          </table:table-cell>
          <table:table-cell office:value-type="float" office:value="-18.741747" calcext:value-type="float">
            <text:p>-18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.741747" calcext:value-type="float">
            <text:p>-18,74</text:p>
          </table:table-cell>
          <table:table-cell office:value-type="float" office:value="0.233437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1.dssp</text:p>
          </table:table-cell>
          <table:table-cell office:value-type="float" office:value="-57.595267" calcext:value-type="float">
            <text:p>-5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595267" calcext:value-type="float">
            <text:p>-57,6</text:p>
          </table:table-cell>
          <table:table-cell office:value-type="float" office:value="0.424044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2.dssp</text:p>
          </table:table-cell>
          <table:table-cell office:value-type="float" office:value="-52.39124" calcext:value-type="float">
            <text:p>-52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39124" calcext:value-type="float">
            <text:p>-52,39</text:p>
          </table:table-cell>
          <table:table-cell office:value-type="float" office:value="0.385734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3.dssp</text:p>
          </table:table-cell>
          <table:table-cell office:value-type="float" office:value="-43.770101" calcext:value-type="float">
            <text:p>-4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3.770101" calcext:value-type="float">
            <text:p>-43,77</text:p>
          </table:table-cell>
          <table:table-cell office:value-type="float" office:value="0.28784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4.dssp</text:p>
          </table:table-cell>
          <table:table-cell office:value-type="float" office:value="-42.492846" calcext:value-type="float">
            <text:p>-42,4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2.492846" calcext:value-type="float">
            <text:p>-42,49</text:p>
          </table:table-cell>
          <table:table-cell office:value-type="float" office:value="0.31156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5.dssp</text:p>
          </table:table-cell>
          <table:table-cell office:value-type="float" office:value="-39.188302" calcext:value-type="float">
            <text:p>-39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188302" calcext:value-type="float">
            <text:p>-39,19</text:p>
          </table:table-cell>
          <table:table-cell office:value-type="float" office:value="0.469654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1.dssp</text:p>
          </table:table-cell>
          <table:table-cell office:value-type="float" office:value="-86.359625" calcext:value-type="float">
            <text:p>-86,3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6.359625" calcext:value-type="float">
            <text:p>-86,36</text:p>
          </table:table-cell>
          <table:table-cell office:value-type="float" office:value="0.67614" calcext:value-type="float">
            <text:p>0,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2.dssp</text:p>
          </table:table-cell>
          <table:table-cell office:value-type="float" office:value="-78.701007" calcext:value-type="float">
            <text:p>-78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8.701007" calcext:value-type="float">
            <text:p>-78,7</text:p>
          </table:table-cell>
          <table:table-cell office:value-type="float" office:value="0.606043" calcext:value-type="float">
            <text:p>0,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3.dssp</text:p>
          </table:table-cell>
          <table:table-cell office:value-type="float" office:value="-68.388098" calcext:value-type="float">
            <text:p>-68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8.388098" calcext:value-type="float">
            <text:p>-68,39</text:p>
          </table:table-cell>
          <table:table-cell office:value-type="float" office:value="0.599083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4.dssp</text:p>
          </table:table-cell>
          <table:table-cell office:value-type="float" office:value="-62.979775" calcext:value-type="float">
            <text:p>-62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2.979775" calcext:value-type="float">
            <text:p>-62,98</text:p>
          </table:table-cell>
          <table:table-cell office:value-type="float" office:value="0.568814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5.dssp</text:p>
          </table:table-cell>
          <table:table-cell office:value-type="float" office:value="-57.714274" calcext:value-type="float">
            <text:p>-57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714274" calcext:value-type="float">
            <text:p>-57,71</text:p>
          </table:table-cell>
          <table:table-cell office:value-type="float" office:value="0.485224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1.dssp</text:p>
          </table:table-cell>
          <table:table-cell office:value-type="float" office:value="-271.6" calcext:value-type="float">
            <text:p>-27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1.6" calcext:value-type="float">
            <text:p>-271,6</text:p>
          </table:table-cell>
          <table:table-cell office:value-type="float" office:value="0.197819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2.dssp</text:p>
          </table:table-cell>
          <table:table-cell office:value-type="float" office:value="-259.6" calcext:value-type="float">
            <text:p>-25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9.6" calcext:value-type="float">
            <text:p>-259,6</text:p>
          </table:table-cell>
          <table:table-cell office:value-type="float" office:value="0.18349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3.dssp</text:p>
          </table:table-cell>
          <table:table-cell office:value-type="float" office:value="-236.8" calcext:value-type="float">
            <text:p>-23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6.8" calcext:value-type="float">
            <text:p>-236,8</text:p>
          </table:table-cell>
          <table:table-cell office:value-type="float" office:value="0.179615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4.dssp</text:p>
          </table:table-cell>
          <table:table-cell table:number-columns-repeated="3" office:value-type="float" office:value="-218" calcext:value-type="float">
            <text:p>-218</text:p>
          </table:table-cell>
          <table:table-cell office:value-type="float" office:value="0.106603" calcext:value-type="float">
            <text:p>0,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5.dssp</text:p>
          </table:table-cell>
          <table:table-cell table:number-columns-repeated="3" office:value-type="float" office:value="-197" calcext:value-type="float">
            <text:p>-197</text:p>
          </table:table-cell>
          <table:table-cell office:value-type="float" office:value="0.102213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1.dssp</text:p>
          </table:table-cell>
          <table:table-cell office:value-type="float" office:value="-65.8" calcext:value-type="float">
            <text:p>-65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8" calcext:value-type="float">
            <text:p>-65,8</text:p>
          </table:table-cell>
          <table:table-cell office:value-type="float" office:value="0.034931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2.dssp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0.03096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3.dssp</text:p>
          </table:table-cell>
          <table:table-cell office:value-type="float" office:value="-60.3" calcext:value-type="float">
            <text:p>-60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.3" calcext:value-type="float">
            <text:p>-60,3</text:p>
          </table:table-cell>
          <table:table-cell office:value-type="float" office:value="0.0362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4.dssp</text:p>
          </table:table-cell>
          <table:table-cell office:value-type="float" office:value="-53.8" calcext:value-type="float">
            <text:p>-53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8" calcext:value-type="float">
            <text:p>-53,8</text:p>
          </table:table-cell>
          <table:table-cell office:value-type="float" office:value="0.03772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5.dssp</text:p>
          </table:table-cell>
          <table:table-cell office:value-type="float" office:value="-48.4" calcext:value-type="float">
            <text:p>-4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8.4" calcext:value-type="float">
            <text:p>-48,4</text:p>
          </table:table-cell>
          <table:table-cell office:value-type="float" office:value="0.028771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1.dssp</text:p>
          </table:table-cell>
          <table:table-cell office:value-type="float" office:value="-131.4" calcext:value-type="float">
            <text:p>-13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1.4" calcext:value-type="float">
            <text:p>-131,4</text:p>
          </table:table-cell>
          <table:table-cell office:value-type="float" office:value="0.091715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2.dssp</text:p>
          </table:table-cell>
          <table:table-cell office:value-type="float" office:value="-127.6" calcext:value-type="float">
            <text:p>-12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7.6" calcext:value-type="float">
            <text:p>-127,6</text:p>
          </table:table-cell>
          <table:table-cell office:value-type="float" office:value="0.06696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3.dssp</text:p>
          </table:table-cell>
          <table:table-cell office:value-type="float" office:value="-123.4" calcext:value-type="float">
            <text:p>-123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3.4" calcext:value-type="float">
            <text:p>-123,4</text:p>
          </table:table-cell>
          <table:table-cell office:value-type="float" office:value="0.07842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4.dssp</text:p>
          </table:table-cell>
          <table:table-cell office:value-type="float" office:value="-105.8" calcext:value-type="float">
            <text:p>-105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8" calcext:value-type="float">
            <text:p>-105,8</text:p>
          </table:table-cell>
          <table:table-cell office:value-type="float" office:value="0.07629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5.dssp</text:p>
          </table:table-cell>
          <table:table-cell office:value-type="float" office:value="-100.4" calcext:value-type="float">
            <text:p>-10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.4" calcext:value-type="float">
            <text:p>-100,4</text:p>
          </table:table-cell>
          <table:table-cell office:value-type="float" office:value="0.05953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1.dssp</text:p>
          </table:table-cell>
          <table:table-cell office:value-type="float" office:value="-200.8" calcext:value-type="float">
            <text:p>-20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0.8" calcext:value-type="float">
            <text:p>-200,8</text:p>
          </table:table-cell>
          <table:table-cell office:value-type="float" office:value="0.171115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2.dssp</text:p>
          </table:table-cell>
          <table:table-cell office:value-type="float" office:value="-196.6" calcext:value-type="float">
            <text:p>-196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6.6" calcext:value-type="float">
            <text:p>-196,6</text:p>
          </table:table-cell>
          <table:table-cell office:value-type="float" office:value="0.11457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3.dssp</text:p>
          </table:table-cell>
          <table:table-cell office:value-type="float" office:value="-175.8" calcext:value-type="float">
            <text:p>-175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5.8" calcext:value-type="float">
            <text:p>-175,8</text:p>
          </table:table-cell>
          <table:table-cell office:value-type="float" office:value="0.11315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4.dssp</text:p>
          </table:table-cell>
          <table:table-cell office:value-type="float" office:value="-160.4" calcext:value-type="float">
            <text:p>-16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0.4" calcext:value-type="float">
            <text:p>-160,4</text:p>
          </table:table-cell>
          <table:table-cell office:value-type="float" office:value="0.100273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5.dssp</text:p>
          </table:table-cell>
          <table:table-cell office:value-type="float" office:value="-145.3" calcext:value-type="float">
            <text:p>-145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5.3" calcext:value-type="float">
            <text:p>-145,3</text:p>
          </table:table-cell>
          <table:table-cell office:value-type="float" office:value="0.106388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1.dssp</text:p>
          </table:table-cell>
          <table:table-cell office:value-type="float" office:value="-178.4" calcext:value-type="float">
            <text:p>-17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8.4" calcext:value-type="float">
            <text:p>-178,4</text:p>
          </table:table-cell>
          <table:table-cell office:value-type="float" office:value="0.105289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2.dssp</text:p>
          </table:table-cell>
          <table:table-cell office:value-type="float" office:value="-159" calcext:value-type="float">
            <text:p>-1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9" calcext:value-type="float">
            <text:p>-159</text:p>
          </table:table-cell>
          <table:table-cell office:value-type="float" office:value="0.097168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3.dssp</text:p>
          </table:table-cell>
          <table:table-cell office:value-type="float" office:value="-154" calcext:value-type="float">
            <text:p>-1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4" calcext:value-type="float">
            <text:p>-154</text:p>
          </table:table-cell>
          <table:table-cell office:value-type="float" office:value="0.090261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4.dssp</text:p>
          </table:table-cell>
          <table:table-cell office:value-type="float" office:value="-140" calcext:value-type="float">
            <text:p>-14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0" calcext:value-type="float">
            <text:p>-140</text:p>
          </table:table-cell>
          <table:table-cell office:value-type="float" office:value="0.08036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5.dssp</text:p>
          </table:table-cell>
          <table:table-cell office:value-type="float" office:value="-130" calcext:value-type="float">
            <text:p>-13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0" calcext:value-type="float">
            <text:p>-130</text:p>
          </table:table-cell>
          <table:table-cell office:value-type="float" office:value="0.083694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1.dssp</text:p>
          </table:table-cell>
          <table:table-cell office:value-type="float" office:value="-39.476923" calcext:value-type="float">
            <text:p>-39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476923" calcext:value-type="float">
            <text:p>-39,48</text:p>
          </table:table-cell>
          <table:table-cell office:value-type="float" office:value="0.026344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2.dssp</text:p>
          </table:table-cell>
          <table:table-cell office:value-type="float" office:value="-40.522218" calcext:value-type="float">
            <text:p>-40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0.522218" calcext:value-type="float">
            <text:p>-40,52</text:p>
          </table:table-cell>
          <table:table-cell office:value-type="float" office:value="0.02466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3.dssp</text:p>
          </table:table-cell>
          <table:table-cell office:value-type="float" office:value="-39.113208" calcext:value-type="float">
            <text:p>-39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113208" calcext:value-type="float">
            <text:p>-39,11</text:p>
          </table:table-cell>
          <table:table-cell office:value-type="float" office:value="0.025936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4.dssp</text:p>
          </table:table-cell>
          <table:table-cell office:value-type="float" office:value="-28.537815" calcext:value-type="float">
            <text:p>-28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537815" calcext:value-type="float">
            <text:p>-28,54</text:p>
          </table:table-cell>
          <table:table-cell office:value-type="float" office:value="0.02838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5.dssp</text:p>
          </table:table-cell>
          <table:table-cell table:number-columns-repeated="3" office:value-type="float" office:value="-30" calcext:value-type="float">
            <text:p>-30</text:p>
          </table:table-cell>
          <table:table-cell office:value-type="float" office:value="0.009607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1.dssp</text:p>
          </table:table-cell>
          <table:table-cell office:value-type="float" office:value="-87.085034" calcext:value-type="float">
            <text:p>-87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085034" calcext:value-type="float">
            <text:p>-87,09</text:p>
          </table:table-cell>
          <table:table-cell office:value-type="float" office:value="0.053431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2.dssp</text:p>
          </table:table-cell>
          <table:table-cell office:value-type="float" office:value="-78.8" calcext:value-type="float">
            <text:p>-7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8.8" calcext:value-type="float">
            <text:p>-78,8</text:p>
          </table:table-cell>
          <table:table-cell office:value-type="float" office:value="0.0506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3.dssp</text:p>
          </table:table-cell>
          <table:table-cell office:value-type="float" office:value="-73.4" calcext:value-type="float">
            <text:p>-73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3.4" calcext:value-type="float">
            <text:p>-73,4</text:p>
          </table:table-cell>
          <table:table-cell office:value-type="float" office:value="0.050074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4.dssp</text:p>
          </table:table-cell>
          <table:table-cell office:value-type="float" office:value="-70.281081" calcext:value-type="float">
            <text:p>-70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281081" calcext:value-type="float">
            <text:p>-70,28</text:p>
          </table:table-cell>
          <table:table-cell office:value-type="float" office:value="0.03923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5.dssp</text:p>
          </table:table-cell>
          <table:table-cell office:value-type="float" office:value="-65.2" calcext:value-type="float">
            <text:p>-6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2" calcext:value-type="float">
            <text:p>-65,2</text:p>
          </table:table-cell>
          <table:table-cell office:value-type="float" office:value="0.04934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1.dssp</text:p>
          </table:table-cell>
          <table:table-cell office:value-type="float" office:value="-130.2" calcext:value-type="float">
            <text:p>-13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0.2" calcext:value-type="float">
            <text:p>-130,2</text:p>
          </table:table-cell>
          <table:table-cell office:value-type="float" office:value="0.07154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2.dssp</text:p>
          </table:table-cell>
          <table:table-cell office:value-type="float" office:value="-122.2" calcext:value-type="float">
            <text:p>-122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2.2" calcext:value-type="float">
            <text:p>-122,2</text:p>
          </table:table-cell>
          <table:table-cell office:value-type="float" office:value="0.080069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3.dssp</text:p>
          </table:table-cell>
          <table:table-cell office:value-type="float" office:value="-112.2" calcext:value-type="float">
            <text:p>-112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2.2" calcext:value-type="float">
            <text:p>-112,2</text:p>
          </table:table-cell>
          <table:table-cell office:value-type="float" office:value="0.07341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4.dssp</text:p>
          </table:table-cell>
          <table:table-cell office:value-type="float" office:value="-101.8" calcext:value-type="float">
            <text:p>-10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1.8" calcext:value-type="float">
            <text:p>-101,8</text:p>
          </table:table-cell>
          <table:table-cell office:value-type="float" office:value="0.069485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5.dssp</text:p>
          </table:table-cell>
          <table:table-cell office:value-type="float" office:value="-92" calcext:value-type="float">
            <text:p>-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2" calcext:value-type="float">
            <text:p>-92</text:p>
          </table:table-cell>
          <table:table-cell office:value-type="float" office:value="0.06605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1.dssp</text:p>
          </table:table-cell>
          <table:table-cell office:value-type="float" office:value="-132.454559" calcext:value-type="float">
            <text:p>-132,4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2.454559" calcext:value-type="float">
            <text:p>-132,45</text:p>
          </table:table-cell>
          <table:table-cell office:value-type="float" office:value="0.12626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2.dssp</text:p>
          </table:table-cell>
          <table:table-cell office:value-type="float" office:value="-126.224665" calcext:value-type="float">
            <text:p>-126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6.224665" calcext:value-type="float">
            <text:p>-126,22</text:p>
          </table:table-cell>
          <table:table-cell office:value-type="float" office:value="0.144962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3.dssp</text:p>
          </table:table-cell>
          <table:table-cell office:value-type="float" office:value="-123.938077" calcext:value-type="float">
            <text:p>-123,9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3.938077" calcext:value-type="float">
            <text:p>-123,94</text:p>
          </table:table-cell>
          <table:table-cell office:value-type="float" office:value="0.106654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4.dssp</text:p>
          </table:table-cell>
          <table:table-cell office:value-type="float" office:value="-113.555802" calcext:value-type="float">
            <text:p>-113,5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3.555802" calcext:value-type="float">
            <text:p>-113,56</text:p>
          </table:table-cell>
          <table:table-cell office:value-type="float" office:value="0.117564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5.dssp</text:p>
          </table:table-cell>
          <table:table-cell office:value-type="float" office:value="-102.193418" calcext:value-type="float">
            <text:p>-102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2.193418" calcext:value-type="float">
            <text:p>-102,19</text:p>
          </table:table-cell>
          <table:table-cell office:value-type="float" office:value="0.093423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1.dssp</text:p>
          </table:table-cell>
          <table:table-cell office:value-type="float" office:value="-35.608212" calcext:value-type="float">
            <text:p>-35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5.608212" calcext:value-type="float">
            <text:p>-35,61</text:p>
          </table:table-cell>
          <table:table-cell office:value-type="float" office:value="0.036647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2.dssp</text:p>
          </table:table-cell>
          <table:table-cell office:value-type="float" office:value="-28.020028" calcext:value-type="float">
            <text:p>-28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020028" calcext:value-type="float">
            <text:p>-28,02</text:p>
          </table:table-cell>
          <table:table-cell office:value-type="float" office:value="0.0354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3.dssp</text:p>
          </table:table-cell>
          <table:table-cell office:value-type="float" office:value="-28.604754" calcext:value-type="float">
            <text:p>-28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04754" calcext:value-type="float">
            <text:p>-28,6</text:p>
          </table:table-cell>
          <table:table-cell office:value-type="float" office:value="0.039557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4.dssp</text:p>
          </table:table-cell>
          <table:table-cell office:value-type="float" office:value="-24.508157" calcext:value-type="float">
            <text:p>-24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508157" calcext:value-type="float">
            <text:p>-24,51</text:p>
          </table:table-cell>
          <table:table-cell office:value-type="float" office:value="0.036742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5.dssp</text:p>
          </table:table-cell>
          <table:table-cell office:value-type="float" office:value="-23.882731" calcext:value-type="float">
            <text:p>-23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882731" calcext:value-type="float">
            <text:p>-23,88</text:p>
          </table:table-cell>
          <table:table-cell office:value-type="float" office:value="0.038891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1.dssp</text:p>
          </table:table-cell>
          <table:table-cell office:value-type="float" office:value="-66.754709" calcext:value-type="float">
            <text:p>-66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6.754709" calcext:value-type="float">
            <text:p>-66,75</text:p>
          </table:table-cell>
          <table:table-cell office:value-type="float" office:value="0.06501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2.dssp</text:p>
          </table:table-cell>
          <table:table-cell office:value-type="float" office:value="-63.815735" calcext:value-type="float">
            <text:p>-63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815735" calcext:value-type="float">
            <text:p>-63,82</text:p>
          </table:table-cell>
          <table:table-cell office:value-type="float" office:value="0.05846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3.dssp</text:p>
          </table:table-cell>
          <table:table-cell office:value-type="float" office:value="-61.517956" calcext:value-type="float">
            <text:p>-61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1.517956" calcext:value-type="float">
            <text:p>-61,52</text:p>
          </table:table-cell>
          <table:table-cell office:value-type="float" office:value="0.06780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4.dssp</text:p>
          </table:table-cell>
          <table:table-cell office:value-type="float" office:value="-58.397363" calcext:value-type="float">
            <text:p>-5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397363" calcext:value-type="float">
            <text:p>-58,4</text:p>
          </table:table-cell>
          <table:table-cell office:value-type="float" office:value="0.06503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5.dssp</text:p>
          </table:table-cell>
          <table:table-cell office:value-type="float" office:value="-53.40072" calcext:value-type="float">
            <text:p>-53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40072" calcext:value-type="float">
            <text:p>-53,4</text:p>
          </table:table-cell>
          <table:table-cell office:value-type="float" office:value="0.063305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1.dssp</text:p>
          </table:table-cell>
          <table:table-cell office:value-type="float" office:value="-99.09659" calcext:value-type="float">
            <text:p>-99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9.09659" calcext:value-type="float">
            <text:p>-99,1</text:p>
          </table:table-cell>
          <table:table-cell office:value-type="float" office:value="0.103054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2.dssp</text:p>
          </table:table-cell>
          <table:table-cell office:value-type="float" office:value="-100.449363" calcext:value-type="float">
            <text:p>-100,4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.449363" calcext:value-type="float">
            <text:p>-100,45</text:p>
          </table:table-cell>
          <table:table-cell office:value-type="float" office:value="0.076657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3.dssp</text:p>
          </table:table-cell>
          <table:table-cell office:value-type="float" office:value="-93.084389" calcext:value-type="float">
            <text:p>-93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3.084389" calcext:value-type="float">
            <text:p>-93,08</text:p>
          </table:table-cell>
          <table:table-cell office:value-type="float" office:value="0.0777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4.dssp</text:p>
          </table:table-cell>
          <table:table-cell office:value-type="float" office:value="-82.938884" calcext:value-type="float">
            <text:p>-82,9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938884" calcext:value-type="float">
            <text:p>-82,94</text:p>
          </table:table-cell>
          <table:table-cell office:value-type="float" office:value="0.100859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5.dssp</text:p>
          </table:table-cell>
          <table:table-cell office:value-type="float" office:value="-78.284959" calcext:value-type="float">
            <text:p>-78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8.284959" calcext:value-type="float">
            <text:p>-78,28</text:p>
          </table:table-cell>
          <table:table-cell office:value-type="float" office:value="0.08353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1.dssp</text:p>
          </table:table-cell>
          <table:table-cell office:value-type="float" office:value="-119.526572" calcext:value-type="float">
            <text:p>-119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526572" calcext:value-type="float">
            <text:p>-119,53</text:p>
          </table:table-cell>
          <table:table-cell office:value-type="float" office:value="0.188036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2.dssp</text:p>
          </table:table-cell>
          <table:table-cell office:value-type="float" office:value="-115.820696" calcext:value-type="float">
            <text:p>-115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820696" calcext:value-type="float">
            <text:p>-115,82</text:p>
          </table:table-cell>
          <table:table-cell office:value-type="float" office:value="0.158613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3.dssp</text:p>
          </table:table-cell>
          <table:table-cell office:value-type="float" office:value="-108.243153" calcext:value-type="float">
            <text:p>-108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8.243153" calcext:value-type="float">
            <text:p>-108,24</text:p>
          </table:table-cell>
          <table:table-cell office:value-type="float" office:value="0.161812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4.dssp</text:p>
          </table:table-cell>
          <table:table-cell office:value-type="float" office:value="-100.388865" calcext:value-type="float">
            <text:p>-100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.388865" calcext:value-type="float">
            <text:p>-100,39</text:p>
          </table:table-cell>
          <table:table-cell office:value-type="float" office:value="0.270202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5.dssp</text:p>
          </table:table-cell>
          <table:table-cell office:value-type="float" office:value="-88.05906" calcext:value-type="float">
            <text:p>-88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05906" calcext:value-type="float">
            <text:p>-88,06</text:p>
          </table:table-cell>
          <table:table-cell office:value-type="float" office:value="0.128655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1.dssp</text:p>
          </table:table-cell>
          <table:table-cell office:value-type="float" office:value="-26.56583" calcext:value-type="float">
            <text:p>-26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.56583" calcext:value-type="float">
            <text:p>-26,57</text:p>
          </table:table-cell>
          <table:table-cell office:value-type="float" office:value="0.07738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2.dssp</text:p>
          </table:table-cell>
          <table:table-cell office:value-type="float" office:value="-24.760151" calcext:value-type="float">
            <text:p>-24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760151" calcext:value-type="float">
            <text:p>-24,76</text:p>
          </table:table-cell>
          <table:table-cell office:value-type="float" office:value="0.04809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3.dssp</text:p>
          </table:table-cell>
          <table:table-cell office:value-type="float" office:value="-23.804894" calcext:value-type="float">
            <text:p>-23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804894" calcext:value-type="float">
            <text:p>-23,8</text:p>
          </table:table-cell>
          <table:table-cell office:value-type="float" office:value="0.063239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4.dssp</text:p>
          </table:table-cell>
          <table:table-cell office:value-type="float" office:value="-23.828077" calcext:value-type="float">
            <text:p>-23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828077" calcext:value-type="float">
            <text:p>-23,83</text:p>
          </table:table-cell>
          <table:table-cell office:value-type="float" office:value="0.04585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5.dssp</text:p>
          </table:table-cell>
          <table:table-cell office:value-type="float" office:value="-19.728222" calcext:value-type="float">
            <text:p>-19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728222" calcext:value-type="float">
            <text:p>-19,73</text:p>
          </table:table-cell>
          <table:table-cell office:value-type="float" office:value="0.066155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1.dssp</text:p>
          </table:table-cell>
          <table:table-cell office:value-type="float" office:value="-54.406141" calcext:value-type="float">
            <text:p>-54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4.406141" calcext:value-type="float">
            <text:p>-54,41</text:p>
          </table:table-cell>
          <table:table-cell office:value-type="float" office:value="0.07198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2.dssp</text:p>
          </table:table-cell>
          <table:table-cell office:value-type="float" office:value="-55.59193" calcext:value-type="float">
            <text:p>-55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5.59193" calcext:value-type="float">
            <text:p>-55,59</text:p>
          </table:table-cell>
          <table:table-cell office:value-type="float" office:value="0.1246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3.dssp</text:p>
          </table:table-cell>
          <table:table-cell office:value-type="float" office:value="-52.035116" calcext:value-type="float">
            <text:p>-52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035116" calcext:value-type="float">
            <text:p>-52,04</text:p>
          </table:table-cell>
          <table:table-cell office:value-type="float" office:value="0.07178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4.dssp</text:p>
          </table:table-cell>
          <table:table-cell office:value-type="float" office:value="-48.740798" calcext:value-type="float">
            <text:p>-48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8.740798" calcext:value-type="float">
            <text:p>-48,74</text:p>
          </table:table-cell>
          <table:table-cell office:value-type="float" office:value="0.0950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5.dssp</text:p>
          </table:table-cell>
          <table:table-cell office:value-type="float" office:value="-45.339478" calcext:value-type="float">
            <text:p>-45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.339478" calcext:value-type="float">
            <text:p>-45,34</text:p>
          </table:table-cell>
          <table:table-cell office:value-type="float" office:value="0.092625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1.dssp</text:p>
          </table:table-cell>
          <table:table-cell office:value-type="float" office:value="-88.272541" calcext:value-type="float">
            <text:p>-88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272541" calcext:value-type="float">
            <text:p>-88,27</text:p>
          </table:table-cell>
          <table:table-cell office:value-type="float" office:value="0.12438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2.dssp</text:p>
          </table:table-cell>
          <table:table-cell office:value-type="float" office:value="-79.118401" calcext:value-type="float">
            <text:p>-79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9.118401" calcext:value-type="float">
            <text:p>-79,12</text:p>
          </table:table-cell>
          <table:table-cell office:value-type="float" office:value="0.11069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3.dssp</text:p>
          </table:table-cell>
          <table:table-cell office:value-type="float" office:value="-77.712134" calcext:value-type="float">
            <text:p>-77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712134" calcext:value-type="float">
            <text:p>-77,71</text:p>
          </table:table-cell>
          <table:table-cell office:value-type="float" office:value="0.153326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4.dssp</text:p>
          </table:table-cell>
          <table:table-cell office:value-type="float" office:value="-71.287603" calcext:value-type="float">
            <text:p>-7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1.287603" calcext:value-type="float">
            <text:p>-71,29</text:p>
          </table:table-cell>
          <table:table-cell office:value-type="float" office:value="0.110418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5.dssp</text:p>
          </table:table-cell>
          <table:table-cell office:value-type="float" office:value="-65.902067" calcext:value-type="float">
            <text:p>-65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902067" calcext:value-type="float">
            <text:p>-65,9</text:p>
          </table:table-cell>
          <table:table-cell office:value-type="float" office:value="0.130335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1.dssp</text:p>
          </table:table-cell>
          <table:table-cell office:value-type="float" office:value="-111.154215" calcext:value-type="float">
            <text:p>-111,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1.154215" calcext:value-type="float">
            <text:p>-111,15</text:p>
          </table:table-cell>
          <table:table-cell office:value-type="float" office:value="0.175841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2.dssp</text:p>
          </table:table-cell>
          <table:table-cell office:value-type="float" office:value="-102.831531" calcext:value-type="float">
            <text:p>-10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2.831531" calcext:value-type="float">
            <text:p>-102,83</text:p>
          </table:table-cell>
          <table:table-cell office:value-type="float" office:value="0.284253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3.dssp</text:p>
          </table:table-cell>
          <table:table-cell office:value-type="float" office:value="-91.955181" calcext:value-type="float">
            <text:p>-91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1.955181" calcext:value-type="float">
            <text:p>-91,96</text:p>
          </table:table-cell>
          <table:table-cell office:value-type="float" office:value="0.228364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4.dssp</text:p>
          </table:table-cell>
          <table:table-cell office:value-type="float" office:value="-87.953827" calcext:value-type="float">
            <text:p>-87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953827" calcext:value-type="float">
            <text:p>-87,95</text:p>
          </table:table-cell>
          <table:table-cell office:value-type="float" office:value="0.215707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5.dssp</text:p>
          </table:table-cell>
          <table:table-cell office:value-type="float" office:value="-80.815371" calcext:value-type="float">
            <text:p>-80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815371" calcext:value-type="float">
            <text:p>-80,82</text:p>
          </table:table-cell>
          <table:table-cell office:value-type="float" office:value="0.187232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1.dssp</text:p>
          </table:table-cell>
          <table:table-cell office:value-type="float" office:value="-25.134018" calcext:value-type="float">
            <text:p>-25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.134018" calcext:value-type="float">
            <text:p>-25,13</text:p>
          </table:table-cell>
          <table:table-cell office:value-type="float" office:value="0.06002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2.dssp</text:p>
          </table:table-cell>
          <table:table-cell office:value-type="float" office:value="-23.747629" calcext:value-type="float">
            <text:p>-23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747629" calcext:value-type="float">
            <text:p>-23,75</text:p>
          </table:table-cell>
          <table:table-cell office:value-type="float" office:value="0.07222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3.dssp</text:p>
          </table:table-cell>
          <table:table-cell office:value-type="float" office:value="-20.131061" calcext:value-type="float">
            <text:p>-2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.131061" calcext:value-type="float">
            <text:p>-20,13</text:p>
          </table:table-cell>
          <table:table-cell office:value-type="float" office:value="0.108658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4.dssp</text:p>
          </table:table-cell>
          <table:table-cell office:value-type="float" office:value="-19.584785" calcext:value-type="float">
            <text:p>-19,5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584785" calcext:value-type="float">
            <text:p>-19,58</text:p>
          </table:table-cell>
          <table:table-cell office:value-type="float" office:value="0.058301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5.dssp</text:p>
          </table:table-cell>
          <table:table-cell office:value-type="float" office:value="-18.589334" calcext:value-type="float">
            <text:p>-18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.589334" calcext:value-type="float">
            <text:p>-18,59</text:p>
          </table:table-cell>
          <table:table-cell office:value-type="float" office:value="0.054221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1.dssp</text:p>
          </table:table-cell>
          <table:table-cell office:value-type="float" office:value="-51.344018" calcext:value-type="float">
            <text:p>-51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1.344018" calcext:value-type="float">
            <text:p>-51,34</text:p>
          </table:table-cell>
          <table:table-cell office:value-type="float" office:value="0.110644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2.dssp</text:p>
          </table:table-cell>
          <table:table-cell office:value-type="float" office:value="-47.811873" calcext:value-type="float">
            <text:p>-47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811873" calcext:value-type="float">
            <text:p>-47,81</text:p>
          </table:table-cell>
          <table:table-cell office:value-type="float" office:value="0.117121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3.dssp</text:p>
          </table:table-cell>
          <table:table-cell office:value-type="float" office:value="-44.508549" calcext:value-type="float">
            <text:p>-44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4.508549" calcext:value-type="float">
            <text:p>-44,51</text:p>
          </table:table-cell>
          <table:table-cell office:value-type="float" office:value="0.098926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4.dssp</text:p>
          </table:table-cell>
          <table:table-cell office:value-type="float" office:value="-40.39922" calcext:value-type="float">
            <text:p>-4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0.39922" calcext:value-type="float">
            <text:p>-40,4</text:p>
          </table:table-cell>
          <table:table-cell office:value-type="float" office:value="0.12527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5.dssp</text:p>
          </table:table-cell>
          <table:table-cell office:value-type="float" office:value="-37.350727" calcext:value-type="float">
            <text:p>-37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350727" calcext:value-type="float">
            <text:p>-37,35</text:p>
          </table:table-cell>
          <table:table-cell office:value-type="float" office:value="0.105788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1.dssp</text:p>
          </table:table-cell>
          <table:table-cell office:value-type="float" office:value="-77.077521" calcext:value-type="float">
            <text:p>-77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077521" calcext:value-type="float">
            <text:p>-77,08</text:p>
          </table:table-cell>
          <table:table-cell office:value-type="float" office:value="0.176426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2.dssp</text:p>
          </table:table-cell>
          <table:table-cell office:value-type="float" office:value="-73.254698" calcext:value-type="float">
            <text:p>-73,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3.254698" calcext:value-type="float">
            <text:p>-73,25</text:p>
          </table:table-cell>
          <table:table-cell office:value-type="float" office:value="0.147082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3.dssp</text:p>
          </table:table-cell>
          <table:table-cell office:value-type="float" office:value="-70.700252" calcext:value-type="float">
            <text:p>-70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700252" calcext:value-type="float">
            <text:p>-70,7</text:p>
          </table:table-cell>
          <table:table-cell office:value-type="float" office:value="0.259402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4.dssp</text:p>
          </table:table-cell>
          <table:table-cell office:value-type="float" office:value="-63.275242" calcext:value-type="float">
            <text:p>-6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275242" calcext:value-type="float">
            <text:p>-63,28</text:p>
          </table:table-cell>
          <table:table-cell office:value-type="float" office:value="0.18075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5.dssp</text:p>
          </table:table-cell>
          <table:table-cell office:value-type="float" office:value="-58.571925" calcext:value-type="float">
            <text:p>-58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571925" calcext:value-type="float">
            <text:p>-58,57</text:p>
          </table:table-cell>
          <table:table-cell office:value-type="float" office:value="0.175607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1.dssp</text:p>
          </table:table-cell>
          <table:table-cell office:value-type="float" office:value="-238" calcext:value-type="float">
            <text:p>-23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8" calcext:value-type="float">
            <text:p>-238</text:p>
          </table:table-cell>
          <table:table-cell office:value-type="float" office:value="0.03828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2.dssp</text:p>
          </table:table-cell>
          <table:table-cell office:value-type="float" office:value="-234" calcext:value-type="float">
            <text:p>-2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4" calcext:value-type="float">
            <text:p>-234</text:p>
          </table:table-cell>
          <table:table-cell office:value-type="float" office:value="0.0292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3.dssp</text:p>
          </table:table-cell>
          <table:table-cell office:value-type="float" office:value="-205.2" calcext:value-type="float">
            <text:p>-20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5.2" calcext:value-type="float">
            <text:p>-205,2</text:p>
          </table:table-cell>
          <table:table-cell office:value-type="float" office:value="0.038962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4.dssp</text:p>
          </table:table-cell>
          <table:table-cell office:value-type="float" office:value="-187.2" calcext:value-type="float">
            <text:p>-187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7.2" calcext:value-type="float">
            <text:p>-187,2</text:p>
          </table:table-cell>
          <table:table-cell office:value-type="float" office:value="0.0359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5.dssp</text:p>
          </table:table-cell>
          <table:table-cell office:value-type="float" office:value="-172" calcext:value-type="float">
            <text:p>-1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2" calcext:value-type="float">
            <text:p>-172</text:p>
          </table:table-cell>
          <table:table-cell office:value-type="float" office:value="0.031395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1.dssp</text:p>
          </table:table-cell>
          <table:table-cell office:value-type="float" office:value="-56" calcext:value-type="float">
            <text:p>-5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6" calcext:value-type="float">
            <text:p>-56</text:p>
          </table:table-cell>
          <table:table-cell office:value-type="float" office:value="0.01277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2.dssp</text:p>
          </table:table-cell>
          <table:table-cell office:value-type="float" office:value="-57.2" calcext:value-type="float">
            <text:p>-57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2" calcext:value-type="float">
            <text:p>-57,2</text:p>
          </table:table-cell>
          <table:table-cell office:value-type="float" office:value="0.012318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3.dssp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0.00703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4.dssp</text:p>
          </table:table-cell>
          <table:table-cell office:value-type="float" office:value="-45.2" calcext:value-type="float">
            <text:p>-4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.2" calcext:value-type="float">
            <text:p>-45,2</text:p>
          </table:table-cell>
          <table:table-cell office:value-type="float" office:value="0.01241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5.dssp</text:p>
          </table:table-cell>
          <table:table-cell office:value-type="float" office:value="-48.8" calcext:value-type="float">
            <text:p>-4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8.8" calcext:value-type="float">
            <text:p>-48,8</text:p>
          </table:table-cell>
          <table:table-cell office:value-type="float" office:value="0.01152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1.dssp</text:p>
          </table:table-cell>
          <table:table-cell office:value-type="float" office:value="-115.6" calcext:value-type="float">
            <text:p>-115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6" calcext:value-type="float">
            <text:p>-115,6</text:p>
          </table:table-cell>
          <table:table-cell office:value-type="float" office:value="0.02233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2.dssp</text:p>
          </table:table-cell>
          <table:table-cell office:value-type="float" office:value="-119.6" calcext:value-type="float">
            <text:p>-11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6" calcext:value-type="float">
            <text:p>-119,6</text:p>
          </table:table-cell>
          <table:table-cell office:value-type="float" office:value="0.02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3.dssp</text:p>
          </table:table-cell>
          <table:table-cell table:number-columns-repeated="3" office:value-type="float" office:value="-104" calcext:value-type="float">
            <text:p>-104</text:p>
          </table:table-cell>
          <table:table-cell office:value-type="float" office:value="0.011749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4.dssp</text:p>
          </table:table-cell>
          <table:table-cell office:value-type="float" office:value="-92.8" calcext:value-type="float">
            <text:p>-9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2.8" calcext:value-type="float">
            <text:p>-92,8</text:p>
          </table:table-cell>
          <table:table-cell office:value-type="float" office:value="0.01859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5.dssp</text:p>
          </table:table-cell>
          <table:table-cell office:value-type="float" office:value="-87.2" calcext:value-type="float">
            <text:p>-87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2" calcext:value-type="float">
            <text:p>-87,2</text:p>
          </table:table-cell>
          <table:table-cell office:value-type="float" office:value="0.02135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1.dssp</text:p>
          </table:table-cell>
          <table:table-cell office:value-type="float" office:value="-170.8" calcext:value-type="float">
            <text:p>-17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0.8" calcext:value-type="float">
            <text:p>-170,8</text:p>
          </table:table-cell>
          <table:table-cell office:value-type="float" office:value="0.02800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2.dssp</text:p>
          </table:table-cell>
          <table:table-cell table:number-columns-repeated="3" office:value-type="float" office:value="-162" calcext:value-type="float">
            <text:p>-162</text:p>
          </table:table-cell>
          <table:table-cell office:value-type="float" office:value="0.028212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3.dssp</text:p>
          </table:table-cell>
          <table:table-cell office:value-type="float" office:value="-156.4" calcext:value-type="float">
            <text:p>-156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6.4" calcext:value-type="float">
            <text:p>-156,4</text:p>
          </table:table-cell>
          <table:table-cell office:value-type="float" office:value="0.02545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4.dssp</text:p>
          </table:table-cell>
          <table:table-cell office:value-type="float" office:value="-142.4" calcext:value-type="float">
            <text:p>-142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2.4" calcext:value-type="float">
            <text:p>-142,4</text:p>
          </table:table-cell>
          <table:table-cell office:value-type="float" office:value="0.026236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5.dssp</text:p>
          </table:table-cell>
          <table:table-cell office:value-type="float" office:value="-123.2" calcext:value-type="float">
            <text:p>-12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3.2" calcext:value-type="float">
            <text:p>-123,2</text:p>
          </table:table-cell>
          <table:table-cell office:value-type="float" office:value="0.029655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1.dssp</text:p>
          </table:table-cell>
          <table:table-cell office:value-type="float" office:value="-219.2" calcext:value-type="float">
            <text:p>-219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9.2" calcext:value-type="float">
            <text:p>-219,2</text:p>
          </table:table-cell>
          <table:table-cell office:value-type="float" office:value="0.241253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2.dssp</text:p>
          </table:table-cell>
          <table:table-cell office:value-type="float" office:value="-197.3" calcext:value-type="float">
            <text:p>-197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7.3" calcext:value-type="float">
            <text:p>-197,3</text:p>
          </table:table-cell>
          <table:table-cell office:value-type="float" office:value="0.312077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3.dssp</text:p>
          </table:table-cell>
          <table:table-cell office:value-type="float" office:value="-171.5" calcext:value-type="float">
            <text:p>-17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1.5" calcext:value-type="float">
            <text:p>-171,5</text:p>
          </table:table-cell>
          <table:table-cell office:value-type="float" office:value="0.413379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4.dssp</text:p>
          </table:table-cell>
          <table:table-cell office:value-type="float" office:value="-156.8" calcext:value-type="float">
            <text:p>-15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6.8" calcext:value-type="float">
            <text:p>-156,8</text:p>
          </table:table-cell>
          <table:table-cell office:value-type="float" office:value="0.341311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5.dssp</text:p>
          </table:table-cell>
          <table:table-cell office:value-type="float" office:value="-142.8" calcext:value-type="float">
            <text:p>-14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2.8" calcext:value-type="float">
            <text:p>-142,8</text:p>
          </table:table-cell>
          <table:table-cell office:value-type="float" office:value="0.25271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1.dssp</text:p>
          </table:table-cell>
          <table:table-cell office:value-type="float" office:value="-54.729207" calcext:value-type="float">
            <text:p>-54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4.729207" calcext:value-type="float">
            <text:p>-54,73</text:p>
          </table:table-cell>
          <table:table-cell office:value-type="float" office:value="0.0374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2.dssp</text:p>
          </table:table-cell>
          <table:table-cell office:value-type="float" office:value="-47.428559" calcext:value-type="float">
            <text:p>-47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428559" calcext:value-type="float">
            <text:p>-47,43</text:p>
          </table:table-cell>
          <table:table-cell office:value-type="float" office:value="0.032958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3.dssp</text:p>
          </table:table-cell>
          <table:table-cell office:value-type="float" office:value="-42.287289" calcext:value-type="float">
            <text:p>-42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2.287289" calcext:value-type="float">
            <text:p>-42,29</text:p>
          </table:table-cell>
          <table:table-cell office:value-type="float" office:value="0.041048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4.dssp</text:p>
          </table:table-cell>
          <table:table-cell office:value-type="float" office:value="-38.858491" calcext:value-type="float">
            <text:p>-38,8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.858491" calcext:value-type="float">
            <text:p>-38,86</text:p>
          </table:table-cell>
          <table:table-cell office:value-type="float" office:value="0.02761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5.dssp</text:p>
          </table:table-cell>
          <table:table-cell office:value-type="float" office:value="-34.093817" calcext:value-type="float">
            <text:p>-34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093817" calcext:value-type="float">
            <text:p>-34,09</text:p>
          </table:table-cell>
          <table:table-cell office:value-type="float" office:value="0.041652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1.dssp</text:p>
          </table:table-cell>
          <table:table-cell office:value-type="float" office:value="-112.483468" calcext:value-type="float">
            <text:p>-11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2.483468" calcext:value-type="float">
            <text:p>-112,48</text:p>
          </table:table-cell>
          <table:table-cell office:value-type="float" office:value="0.09254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2.dssp</text:p>
          </table:table-cell>
          <table:table-cell office:value-type="float" office:value="-97.069223" calcext:value-type="float">
            <text:p>-97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.069223" calcext:value-type="float">
            <text:p>-97,07</text:p>
          </table:table-cell>
          <table:table-cell office:value-type="float" office:value="0.0683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3.dssp</text:p>
          </table:table-cell>
          <table:table-cell office:value-type="float" office:value="-86.149775" calcext:value-type="float">
            <text:p>-86,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6.149775" calcext:value-type="float">
            <text:p>-86,15</text:p>
          </table:table-cell>
          <table:table-cell office:value-type="float" office:value="0.057522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4.dssp</text:p>
          </table:table-cell>
          <table:table-cell office:value-type="float" office:value="-76.571438" calcext:value-type="float">
            <text:p>-76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571438" calcext:value-type="float">
            <text:p>-76,57</text:p>
          </table:table-cell>
          <table:table-cell office:value-type="float" office:value="0.089728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5.dssp</text:p>
          </table:table-cell>
          <table:table-cell office:value-type="float" office:value="-70.787119" calcext:value-type="float">
            <text:p>-70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787119" calcext:value-type="float">
            <text:p>-70,79</text:p>
          </table:table-cell>
          <table:table-cell office:value-type="float" office:value="0.07469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1.dssp</text:p>
          </table:table-cell>
          <table:table-cell office:value-type="float" office:value="-162.2" calcext:value-type="float">
            <text:p>-162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2.2" calcext:value-type="float">
            <text:p>-162,2</text:p>
          </table:table-cell>
          <table:table-cell office:value-type="float" office:value="0.171676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2.dssp</text:p>
          </table:table-cell>
          <table:table-cell office:value-type="float" office:value="-147.6" calcext:value-type="float">
            <text:p>-14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7.6" calcext:value-type="float">
            <text:p>-147,6</text:p>
          </table:table-cell>
          <table:table-cell office:value-type="float" office:value="0.15627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3.dssp</text:p>
          </table:table-cell>
          <table:table-cell office:value-type="float" office:value="-134.8" calcext:value-type="float">
            <text:p>-134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4.8" calcext:value-type="float">
            <text:p>-134,8</text:p>
          </table:table-cell>
          <table:table-cell office:value-type="float" office:value="0.20623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4.dssp</text:p>
          </table:table-cell>
          <table:table-cell office:value-type="float" office:value="-121" calcext:value-type="float">
            <text:p>-1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1" calcext:value-type="float">
            <text:p>-121</text:p>
          </table:table-cell>
          <table:table-cell office:value-type="float" office:value="0.185825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5.dssp</text:p>
          </table:table-cell>
          <table:table-cell office:value-type="float" office:value="-109.6" calcext:value-type="float">
            <text:p>-10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9.6" calcext:value-type="float">
            <text:p>-109,6</text:p>
          </table:table-cell>
          <table:table-cell office:value-type="float" office:value="0.162598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1.dssp</text:p>
          </table:table-cell>
          <table:table-cell office:value-type="float" office:value="-186.291293" calcext:value-type="float">
            <text:p>-186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6.291293" calcext:value-type="float">
            <text:p>-186,29</text:p>
          </table:table-cell>
          <table:table-cell office:value-type="float" office:value="0.284911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2.dssp</text:p>
          </table:table-cell>
          <table:table-cell office:value-type="float" office:value="-157.16432" calcext:value-type="float">
            <text:p>-157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7.16432" calcext:value-type="float">
            <text:p>-157,16</text:p>
          </table:table-cell>
          <table:table-cell office:value-type="float" office:value="0.21411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3.dssp</text:p>
          </table:table-cell>
          <table:table-cell office:value-type="float" office:value="-140.295386" calcext:value-type="float">
            <text:p>-140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0.295386" calcext:value-type="float">
            <text:p>-140,3</text:p>
          </table:table-cell>
          <table:table-cell office:value-type="float" office:value="0.261975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4.dssp</text:p>
          </table:table-cell>
          <table:table-cell office:value-type="float" office:value="-124.843417" calcext:value-type="float">
            <text:p>-124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4.843417" calcext:value-type="float">
            <text:p>-124,84</text:p>
          </table:table-cell>
          <table:table-cell office:value-type="float" office:value="0.233292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5.dssp</text:p>
          </table:table-cell>
          <table:table-cell office:value-type="float" office:value="-115.331721" calcext:value-type="float">
            <text:p>-11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331721" calcext:value-type="float">
            <text:p>-115,33</text:p>
          </table:table-cell>
          <table:table-cell office:value-type="float" office:value="0.239816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1.dssp</text:p>
          </table:table-cell>
          <table:table-cell office:value-type="float" office:value="-44.618587" calcext:value-type="float">
            <text:p>-44,6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4.618587" calcext:value-type="float">
            <text:p>-44,62</text:p>
          </table:table-cell>
          <table:table-cell office:value-type="float" office:value="0.060517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2.dssp</text:p>
          </table:table-cell>
          <table:table-cell office:value-type="float" office:value="-39.546192" calcext:value-type="float">
            <text:p>-39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546192" calcext:value-type="float">
            <text:p>-39,55</text:p>
          </table:table-cell>
          <table:table-cell office:value-type="float" office:value="0.06948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3.dssp</text:p>
          </table:table-cell>
          <table:table-cell office:value-type="float" office:value="-35.689797" calcext:value-type="float">
            <text:p>-35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5.689797" calcext:value-type="float">
            <text:p>-35,69</text:p>
          </table:table-cell>
          <table:table-cell office:value-type="float" office:value="0.052812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4.dssp</text:p>
          </table:table-cell>
          <table:table-cell office:value-type="float" office:value="-30.776012" calcext:value-type="float">
            <text:p>-30,7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776012" calcext:value-type="float">
            <text:p>-30,78</text:p>
          </table:table-cell>
          <table:table-cell office:value-type="float" office:value="0.054416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5.dssp</text:p>
          </table:table-cell>
          <table:table-cell office:value-type="float" office:value="-28.962224" calcext:value-type="float">
            <text:p>-28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962224" calcext:value-type="float">
            <text:p>-28,96</text:p>
          </table:table-cell>
          <table:table-cell office:value-type="float" office:value="0.0555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1.dssp</text:p>
          </table:table-cell>
          <table:table-cell office:value-type="float" office:value="-88.048777" calcext:value-type="float">
            <text:p>-88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048777" calcext:value-type="float">
            <text:p>-88,05</text:p>
          </table:table-cell>
          <table:table-cell office:value-type="float" office:value="0.10159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2.dssp</text:p>
          </table:table-cell>
          <table:table-cell office:value-type="float" office:value="-80.518891" calcext:value-type="float">
            <text:p>-80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518891" calcext:value-type="float">
            <text:p>-80,52</text:p>
          </table:table-cell>
          <table:table-cell office:value-type="float" office:value="0.082046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3.dssp</text:p>
          </table:table-cell>
          <table:table-cell office:value-type="float" office:value="-69.462383" calcext:value-type="float">
            <text:p>-69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9.462383" calcext:value-type="float">
            <text:p>-69,46</text:p>
          </table:table-cell>
          <table:table-cell office:value-type="float" office:value="0.0784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4.dssp</text:p>
          </table:table-cell>
          <table:table-cell office:value-type="float" office:value="-63.998412" calcext:value-type="float">
            <text:p>-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998412" calcext:value-type="float">
            <text:p>-64</text:p>
          </table:table-cell>
          <table:table-cell office:value-type="float" office:value="0.147258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5.dssp</text:p>
          </table:table-cell>
          <table:table-cell office:value-type="float" office:value="-54.85174" calcext:value-type="float">
            <text:p>-54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4.85174" calcext:value-type="float">
            <text:p>-54,85</text:p>
          </table:table-cell>
          <table:table-cell office:value-type="float" office:value="0.0954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1.dssp</text:p>
          </table:table-cell>
          <table:table-cell office:value-type="float" office:value="-133.604719" calcext:value-type="float">
            <text:p>-133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3.604719" calcext:value-type="float">
            <text:p>-133,6</text:p>
          </table:table-cell>
          <table:table-cell office:value-type="float" office:value="0.198839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2.dssp</text:p>
          </table:table-cell>
          <table:table-cell office:value-type="float" office:value="-117.837522" calcext:value-type="float">
            <text:p>-117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7.837522" calcext:value-type="float">
            <text:p>-117,84</text:p>
          </table:table-cell>
          <table:table-cell office:value-type="float" office:value="0.153524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3.dssp</text:p>
          </table:table-cell>
          <table:table-cell office:value-type="float" office:value="-108.426026" calcext:value-type="float">
            <text:p>-108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8.426026" calcext:value-type="float">
            <text:p>-108,43</text:p>
          </table:table-cell>
          <table:table-cell office:value-type="float" office:value="0.128596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4.dssp</text:p>
          </table:table-cell>
          <table:table-cell office:value-type="float" office:value="-97.95641" calcext:value-type="float">
            <text:p>-97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.95641" calcext:value-type="float">
            <text:p>-97,96</text:p>
          </table:table-cell>
          <table:table-cell office:value-type="float" office:value="0.13644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5.dssp</text:p>
          </table:table-cell>
          <table:table-cell office:value-type="float" office:value="-87.40776" calcext:value-type="float">
            <text:p>-87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40776" calcext:value-type="float">
            <text:p>-87,41</text:p>
          </table:table-cell>
          <table:table-cell office:value-type="float" office:value="0.139935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1.dssp</text:p>
          </table:table-cell>
          <table:table-cell office:value-type="float" office:value="-153.976077" calcext:value-type="float">
            <text:p>-153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3.976077" calcext:value-type="float">
            <text:p>-153,98</text:p>
          </table:table-cell>
          <table:table-cell office:value-type="float" office:value="0.237625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2.dssp</text:p>
          </table:table-cell>
          <table:table-cell office:value-type="float" office:value="-139.425731" calcext:value-type="float">
            <text:p>-139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9.425731" calcext:value-type="float">
            <text:p>-139,43</text:p>
          </table:table-cell>
          <table:table-cell office:value-type="float" office:value="0.219779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3.dssp</text:p>
          </table:table-cell>
          <table:table-cell office:value-type="float" office:value="-125.813406" calcext:value-type="float">
            <text:p>-125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5.813406" calcext:value-type="float">
            <text:p>-125,81</text:p>
          </table:table-cell>
          <table:table-cell office:value-type="float" office:value="0.22801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4.dssp</text:p>
          </table:table-cell>
          <table:table-cell office:value-type="float" office:value="-109.615105" calcext:value-type="float">
            <text:p>-109,6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9.615105" calcext:value-type="float">
            <text:p>-109,62</text:p>
          </table:table-cell>
          <table:table-cell office:value-type="float" office:value="0.251231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5.dssp</text:p>
          </table:table-cell>
          <table:table-cell office:value-type="float" office:value="-102.632511" calcext:value-type="float">
            <text:p>-102,6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2.632511" calcext:value-type="float">
            <text:p>-102,63</text:p>
          </table:table-cell>
          <table:table-cell office:value-type="float" office:value="0.223853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1.dssp</text:p>
          </table:table-cell>
          <table:table-cell office:value-type="float" office:value="-36.543756" calcext:value-type="float">
            <text:p>-36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543756" calcext:value-type="float">
            <text:p>-36,54</text:p>
          </table:table-cell>
          <table:table-cell office:value-type="float" office:value="0.07478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2.dssp</text:p>
          </table:table-cell>
          <table:table-cell office:value-type="float" office:value="-32.549915" calcext:value-type="float">
            <text:p>-32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2.549915" calcext:value-type="float">
            <text:p>-32,55</text:p>
          </table:table-cell>
          <table:table-cell office:value-type="float" office:value="0.06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3.dssp</text:p>
          </table:table-cell>
          <table:table-cell office:value-type="float" office:value="-28.060889" calcext:value-type="float">
            <text:p>-28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060889" calcext:value-type="float">
            <text:p>-28,06</text:p>
          </table:table-cell>
          <table:table-cell office:value-type="float" office:value="0.064039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4.dssp</text:p>
          </table:table-cell>
          <table:table-cell office:value-type="float" office:value="-25.974667" calcext:value-type="float">
            <text:p>-25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.974667" calcext:value-type="float">
            <text:p>-25,97</text:p>
          </table:table-cell>
          <table:table-cell office:value-type="float" office:value="0.05904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5.dssp</text:p>
          </table:table-cell>
          <table:table-cell office:value-type="float" office:value="-23.343027" calcext:value-type="float">
            <text:p>-23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343027" calcext:value-type="float">
            <text:p>-23,34</text:p>
          </table:table-cell>
          <table:table-cell office:value-type="float" office:value="0.06177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1.dssp</text:p>
          </table:table-cell>
          <table:table-cell office:value-type="float" office:value="-79.211263" calcext:value-type="float">
            <text:p>-79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9.211263" calcext:value-type="float">
            <text:p>-79,21</text:p>
          </table:table-cell>
          <table:table-cell office:value-type="float" office:value="0.113334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2.dssp</text:p>
          </table:table-cell>
          <table:table-cell office:value-type="float" office:value="-67.22923" calcext:value-type="float">
            <text:p>-67,2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22923" calcext:value-type="float">
            <text:p>-67,23</text:p>
          </table:table-cell>
          <table:table-cell office:value-type="float" office:value="0.125779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3.dssp</text:p>
          </table:table-cell>
          <table:table-cell office:value-type="float" office:value="-61.835835" calcext:value-type="float">
            <text:p>-61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1.835835" calcext:value-type="float">
            <text:p>-61,84</text:p>
          </table:table-cell>
          <table:table-cell office:value-type="float" office:value="0.22451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4.dssp</text:p>
          </table:table-cell>
          <table:table-cell office:value-type="float" office:value="-53.949493" calcext:value-type="float">
            <text:p>-53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949493" calcext:value-type="float">
            <text:p>-53,95</text:p>
          </table:table-cell>
          <table:table-cell office:value-type="float" office:value="0.113833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5.dssp</text:p>
          </table:table-cell>
          <table:table-cell office:value-type="float" office:value="-51.834152" calcext:value-type="float">
            <text:p>-51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1.834152" calcext:value-type="float">
            <text:p>-51,83</text:p>
          </table:table-cell>
          <table:table-cell office:value-type="float" office:value="0.146003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1.dssp</text:p>
          </table:table-cell>
          <table:table-cell office:value-type="float" office:value="-112.692781" calcext:value-type="float">
            <text:p>-112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2.692781" calcext:value-type="float">
            <text:p>-112,69</text:p>
          </table:table-cell>
          <table:table-cell office:value-type="float" office:value="0.205446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2.dssp</text:p>
          </table:table-cell>
          <table:table-cell office:value-type="float" office:value="-107.709139" calcext:value-type="float">
            <text:p>-107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7.709139" calcext:value-type="float">
            <text:p>-107,71</text:p>
          </table:table-cell>
          <table:table-cell office:value-type="float" office:value="0.172838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3.dssp</text:p>
          </table:table-cell>
          <table:table-cell office:value-type="float" office:value="-87.707461" calcext:value-type="float">
            <text:p>-87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707461" calcext:value-type="float">
            <text:p>-87,71</text:p>
          </table:table-cell>
          <table:table-cell office:value-type="float" office:value="0.222963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4.dssp</text:p>
          </table:table-cell>
          <table:table-cell office:value-type="float" office:value="-82.093113" calcext:value-type="float">
            <text:p>-8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093113" calcext:value-type="float">
            <text:p>-82,09</text:p>
          </table:table-cell>
          <table:table-cell office:value-type="float" office:value="0.158355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5.dssp</text:p>
          </table:table-cell>
          <table:table-cell office:value-type="float" office:value="-75.842799" calcext:value-type="float">
            <text:p>-75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5.842799" calcext:value-type="float">
            <text:p>-75,84</text:p>
          </table:table-cell>
          <table:table-cell office:value-type="float" office:value="0.161328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1.dssp</text:p>
          </table:table-cell>
          <table:table-cell office:value-type="float" office:value="-139.81827" calcext:value-type="float">
            <text:p>-139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9.81827" calcext:value-type="float">
            <text:p>-139,82</text:p>
          </table:table-cell>
          <table:table-cell office:value-type="float" office:value="0.295115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2.dssp</text:p>
          </table:table-cell>
          <table:table-cell office:value-type="float" office:value="-121.710885" calcext:value-type="float">
            <text:p>-121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1.710885" calcext:value-type="float">
            <text:p>-121,71</text:p>
          </table:table-cell>
          <table:table-cell office:value-type="float" office:value="0.353481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3.dssp</text:p>
          </table:table-cell>
          <table:table-cell office:value-type="float" office:value="-108.505363" calcext:value-type="float">
            <text:p>-108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8.505363" calcext:value-type="float">
            <text:p>-108,51</text:p>
          </table:table-cell>
          <table:table-cell office:value-type="float" office:value="0.396419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4.dssp</text:p>
          </table:table-cell>
          <table:table-cell office:value-type="float" office:value="-99.751343" calcext:value-type="float">
            <text:p>-99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9.751343" calcext:value-type="float">
            <text:p>-99,75</text:p>
          </table:table-cell>
          <table:table-cell office:value-type="float" office:value="0.381135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5.dssp</text:p>
          </table:table-cell>
          <table:table-cell office:value-type="float" office:value="-89.806657" calcext:value-type="float">
            <text:p>-89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9.806657" calcext:value-type="float">
            <text:p>-89,81</text:p>
          </table:table-cell>
          <table:table-cell office:value-type="float" office:value="0.433335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1.dssp</text:p>
          </table:table-cell>
          <table:table-cell office:value-type="float" office:value="-33.110093" calcext:value-type="float">
            <text:p>-33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110093" calcext:value-type="float">
            <text:p>-33,11</text:p>
          </table:table-cell>
          <table:table-cell office:value-type="float" office:value="0.07089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2.dssp</text:p>
          </table:table-cell>
          <table:table-cell office:value-type="float" office:value="-28.636756" calcext:value-type="float">
            <text:p>-28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36756" calcext:value-type="float">
            <text:p>-28,64</text:p>
          </table:table-cell>
          <table:table-cell office:value-type="float" office:value="0.0868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3.dssp</text:p>
          </table:table-cell>
          <table:table-cell office:value-type="float" office:value="-26.001415" calcext:value-type="float">
            <text:p>-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.001415" calcext:value-type="float">
            <text:p>-26</text:p>
          </table:table-cell>
          <table:table-cell office:value-type="float" office:value="0.082936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4.dssp</text:p>
          </table:table-cell>
          <table:table-cell office:value-type="float" office:value="-21.83073" calcext:value-type="float">
            <text:p>-21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83073" calcext:value-type="float">
            <text:p>-21,83</text:p>
          </table:table-cell>
          <table:table-cell office:value-type="float" office:value="0.08218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5.dssp</text:p>
          </table:table-cell>
          <table:table-cell office:value-type="float" office:value="-22.343915" calcext:value-type="float">
            <text:p>-22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.343915" calcext:value-type="float">
            <text:p>-22,34</text:p>
          </table:table-cell>
          <table:table-cell office:value-type="float" office:value="0.093838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1.dssp</text:p>
          </table:table-cell>
          <table:table-cell office:value-type="float" office:value="-67.258331" calcext:value-type="float">
            <text:p>-67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258331" calcext:value-type="float">
            <text:p>-67,26</text:p>
          </table:table-cell>
          <table:table-cell office:value-type="float" office:value="0.145609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2.dssp</text:p>
          </table:table-cell>
          <table:table-cell office:value-type="float" office:value="-59.34097" calcext:value-type="float">
            <text:p>-59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9.34097" calcext:value-type="float">
            <text:p>-59,34</text:p>
          </table:table-cell>
          <table:table-cell office:value-type="float" office:value="0.169542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3.dssp</text:p>
          </table:table-cell>
          <table:table-cell office:value-type="float" office:value="-53.768757" calcext:value-type="float">
            <text:p>-5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768757" calcext:value-type="float">
            <text:p>-53,77</text:p>
          </table:table-cell>
          <table:table-cell office:value-type="float" office:value="0.148548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4.dssp</text:p>
          </table:table-cell>
          <table:table-cell office:value-type="float" office:value="-47.070405" calcext:value-type="float">
            <text:p>-47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070405" calcext:value-type="float">
            <text:p>-47,07</text:p>
          </table:table-cell>
          <table:table-cell office:value-type="float" office:value="0.198823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5.dssp</text:p>
          </table:table-cell>
          <table:table-cell office:value-type="float" office:value="-43.113698" calcext:value-type="float">
            <text:p>-43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3.113698" calcext:value-type="float">
            <text:p>-43,11</text:p>
          </table:table-cell>
          <table:table-cell office:value-type="float" office:value="0.16765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1.dssp</text:p>
          </table:table-cell>
          <table:table-cell office:value-type="float" office:value="-105.844077" calcext:value-type="float">
            <text:p>-105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844077" calcext:value-type="float">
            <text:p>-105,84</text:p>
          </table:table-cell>
          <table:table-cell office:value-type="float" office:value="0.265572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2.dssp</text:p>
          </table:table-cell>
          <table:table-cell office:value-type="float" office:value="-91.810922" calcext:value-type="float">
            <text:p>-91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1.810922" calcext:value-type="float">
            <text:p>-91,81</text:p>
          </table:table-cell>
          <table:table-cell office:value-type="float" office:value="0.199879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3.dssp</text:p>
          </table:table-cell>
          <table:table-cell office:value-type="float" office:value="-80.589943" calcext:value-type="float">
            <text:p>-80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589943" calcext:value-type="float">
            <text:p>-80,59</text:p>
          </table:table-cell>
          <table:table-cell office:value-type="float" office:value="0.248646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4.dssp</text:p>
          </table:table-cell>
          <table:table-cell office:value-type="float" office:value="-70.39035" calcext:value-type="float">
            <text:p>-70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39035" calcext:value-type="float">
            <text:p>-70,39</text:p>
          </table:table-cell>
          <table:table-cell office:value-type="float" office:value="0.237503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5.dssp</text:p>
          </table:table-cell>
          <table:table-cell office:value-type="float" office:value="-68.170494" calcext:value-type="float">
            <text:p>-68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8.170494" calcext:value-type="float">
            <text:p>-68,17</text:p>
          </table:table-cell>
          <table:table-cell office:value-type="float" office:value="0.278772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1.dssp</text:p>
          </table:table-cell>
          <table:table-cell office:value-type="float" office:value="-310.8" calcext:value-type="float">
            <text:p>-31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0.8" calcext:value-type="float">
            <text:p>-310,8</text:p>
          </table:table-cell>
          <table:table-cell office:value-type="float" office:value="0.13271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2.dssp</text:p>
          </table:table-cell>
          <table:table-cell office:value-type="float" office:value="-268.8" calcext:value-type="float">
            <text:p>-26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8.8" calcext:value-type="float">
            <text:p>-268,8</text:p>
          </table:table-cell>
          <table:table-cell office:value-type="float" office:value="0.11045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3.dssp</text:p>
          </table:table-cell>
          <table:table-cell office:value-type="float" office:value="-251.4" calcext:value-type="float">
            <text:p>-25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1.4" calcext:value-type="float">
            <text:p>-251,4</text:p>
          </table:table-cell>
          <table:table-cell office:value-type="float" office:value="0.084904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4.dssp</text:p>
          </table:table-cell>
          <table:table-cell office:value-type="float" office:value="-213.8" calcext:value-type="float">
            <text:p>-213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3.8" calcext:value-type="float">
            <text:p>-213,8</text:p>
          </table:table-cell>
          <table:table-cell office:value-type="float" office:value="0.06312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5.dssp</text:p>
          </table:table-cell>
          <table:table-cell office:value-type="float" office:value="-196.8" calcext:value-type="float">
            <text:p>-19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6.8" calcext:value-type="float">
            <text:p>-196,8</text:p>
          </table:table-cell>
          <table:table-cell office:value-type="float" office:value="0.076337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1.dssp</text:p>
          </table:table-cell>
          <table:table-cell office:value-type="float" office:value="-79.6" calcext:value-type="float">
            <text:p>-7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9.6" calcext:value-type="float">
            <text:p>-79,6</text:p>
          </table:table-cell>
          <table:table-cell office:value-type="float" office:value="0.02447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2.dssp</text:p>
          </table:table-cell>
          <table:table-cell office:value-type="float" office:value="-66.6" calcext:value-type="float">
            <text:p>-66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6.6" calcext:value-type="float">
            <text:p>-66,6</text:p>
          </table:table-cell>
          <table:table-cell office:value-type="float" office:value="0.02347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3.dssp</text:p>
          </table:table-cell>
          <table:table-cell office:value-type="float" office:value="-58.4" calcext:value-type="float">
            <text:p>-5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4" calcext:value-type="float">
            <text:p>-58,4</text:p>
          </table:table-cell>
          <table:table-cell office:value-type="float" office:value="0.019055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4.dssp</text:p>
          </table:table-cell>
          <table:table-cell office:value-type="float" office:value="-54.4" calcext:value-type="float">
            <text:p>-5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4.4" calcext:value-type="float">
            <text:p>-54,4</text:p>
          </table:table-cell>
          <table:table-cell office:value-type="float" office:value="0.016658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5.dssp</text:p>
          </table:table-cell>
          <table:table-cell office:value-type="float" office:value="-50.2" calcext:value-type="float">
            <text:p>-5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0.2" calcext:value-type="float">
            <text:p>-50,2</text:p>
          </table:table-cell>
          <table:table-cell office:value-type="float" office:value="0.0158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1.dssp</text:p>
          </table:table-cell>
          <table:table-cell office:value-type="float" office:value="-161.8" calcext:value-type="float">
            <text:p>-16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1.8" calcext:value-type="float">
            <text:p>-161,8</text:p>
          </table:table-cell>
          <table:table-cell office:value-type="float" office:value="0.056964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2.dssp</text:p>
          </table:table-cell>
          <table:table-cell office:value-type="float" office:value="-137.4" calcext:value-type="float">
            <text:p>-137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7.4" calcext:value-type="float">
            <text:p>-137,4</text:p>
          </table:table-cell>
          <table:table-cell office:value-type="float" office:value="0.042038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3.dssp</text:p>
          </table:table-cell>
          <table:table-cell office:value-type="float" office:value="-119.6" calcext:value-type="float">
            <text:p>-11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6" calcext:value-type="float">
            <text:p>-119,6</text:p>
          </table:table-cell>
          <table:table-cell office:value-type="float" office:value="0.03944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4.dssp</text:p>
          </table:table-cell>
          <table:table-cell office:value-type="float" office:value="-112.8" calcext:value-type="float">
            <text:p>-1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2.8" calcext:value-type="float">
            <text:p>-112,8</text:p>
          </table:table-cell>
          <table:table-cell office:value-type="float" office:value="0.03627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5.dssp</text:p>
          </table:table-cell>
          <table:table-cell office:value-type="float" office:value="-100.8" calcext:value-type="float">
            <text:p>-10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.8" calcext:value-type="float">
            <text:p>-100,8</text:p>
          </table:table-cell>
          <table:table-cell office:value-type="float" office:value="0.03436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1.dssp</text:p>
          </table:table-cell>
          <table:table-cell office:value-type="float" office:value="-226.8" calcext:value-type="float">
            <text:p>-22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6.8" calcext:value-type="float">
            <text:p>-226,8</text:p>
          </table:table-cell>
          <table:table-cell office:value-type="float" office:value="0.094253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2.dssp</text:p>
          </table:table-cell>
          <table:table-cell office:value-type="float" office:value="-203.4" calcext:value-type="float">
            <text:p>-203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3.4" calcext:value-type="float">
            <text:p>-203,4</text:p>
          </table:table-cell>
          <table:table-cell office:value-type="float" office:value="0.088275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3.dssp</text:p>
          </table:table-cell>
          <table:table-cell office:value-type="float" office:value="-176.8" calcext:value-type="float">
            <text:p>-17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6.8" calcext:value-type="float">
            <text:p>-176,8</text:p>
          </table:table-cell>
          <table:table-cell office:value-type="float" office:value="0.07632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4.dssp</text:p>
          </table:table-cell>
          <table:table-cell office:value-type="float" office:value="-171.6" calcext:value-type="float">
            <text:p>-17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1.6" calcext:value-type="float">
            <text:p>-171,6</text:p>
          </table:table-cell>
          <table:table-cell office:value-type="float" office:value="0.06161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5.dssp</text:p>
          </table:table-cell>
          <table:table-cell office:value-type="float" office:value="-146" calcext:value-type="float">
            <text:p>-1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6" calcext:value-type="float">
            <text:p>-146</text:p>
          </table:table-cell>
          <table:table-cell office:value-type="float" office:value="0.03777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A" table:style-name="ta1" table:print="false">
        <table:table-column table:style-name="co28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9" table:default-cell-style-name="ce14"/>
        <table:table-column table:style-name="co14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991" calcext:value-type="float">
            <text:p>19991</text:p>
          </table:table-cell>
          <table:table-cell office:value-type="string" calcext:value-type="string">
            <text:p>rand-20-10-10-250-1.dssp</text:p>
          </table:table-cell>
          <table:table-cell table:number-columns-repeated="2" office:value-type="float" office:value="-47" calcext:value-type="float">
            <text:p>-47</text:p>
          </table:table-cell>
          <table:table-cell/>
          <table:table-cell office:value-type="float" office:value="0.00041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[VNS.A2]" office:value-type="string" office:string-value="rand-20-10-10-250-1.dssp" calcext:value-type="string">
            <text:p>rand-20-10-10-250-1.dssp</text:p>
          </table:table-cell>
          <table:table-cell table:formula="of:=IF([.C2]=[.L2])" office:value-type="boolean" office:boolean-value="true" calcext:value-type="boolean">
            <text:p>VERDADEIRO</text:p>
          </table:table-cell>
          <table:table-cell table:formula="of:=[VNS.C2]" office:value-type="float" office:value="-47" calcext:value-type="float">
            <text:p>-47</text:p>
          </table:table-cell>
          <table:table-cell table:formula="of:=IF([.D2]-[.N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]&lt;&gt;[.P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9974" calcext:value-type="float">
            <text:p>19974</text:p>
          </table:table-cell>
          <table:table-cell office:value-type="string" calcext:value-type="string">
            <text:p>rand-20-10-10-250-2.dssp</text:p>
          </table:table-cell>
          <table:table-cell office:value-type="float" office:value="-42.04" calcext:value-type="float">
            <text:p>-42,04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0.0004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[VNS.A3]" office:value-type="string" office:string-value="rand-20-10-10-250-2.dssp" calcext:value-type="string">
            <text:p>rand-20-10-10-250-2.dssp</text:p>
          </table:table-cell>
          <table:table-cell table:formula="of:=IF([.C3]=[.L3])" office:value-type="boolean" office:boolean-value="true" calcext:value-type="boolean">
            <text:p>VERDADEIRO</text:p>
          </table:table-cell>
          <table:table-cell table:formula="of:=[VNS.C3]" office:value-type="float" office:value="-42.04" calcext:value-type="float">
            <text:p>-42,04</text:p>
          </table:table-cell>
          <table:table-cell table:formula="of:=IF([.D3]-[.N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]&lt;&gt;[.P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976" calcext:value-type="float">
            <text:p>9976</text:p>
          </table:table-cell>
          <table:table-cell office:value-type="string" calcext:value-type="string">
            <text:p>rand-20-10-10-500-1.dssp</text:p>
          </table:table-cell>
          <table:table-cell office:value-type="float" office:value="-97.3" calcext:value-type="float">
            <text:p>-97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.3" calcext:value-type="float">
            <text:p>-97,3</text:p>
          </table:table-cell>
          <table:table-cell office:value-type="float" office:value="0.00015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5" calcext:value-type="float">
            <text:p>-95</text:p>
          </table:table-cell>
          <table:table-cell/>
          <table:table-cell table:formula="of:=[VNS.A4]" office:value-type="string" office:string-value="rand-20-10-10-500-1.dssp" calcext:value-type="string">
            <text:p>rand-20-10-10-500-1.dssp</text:p>
          </table:table-cell>
          <table:table-cell table:formula="of:=IF([.C4]=[.L4])" office:value-type="boolean" office:boolean-value="true" calcext:value-type="boolean">
            <text:p>VERDADEIRO</text:p>
          </table:table-cell>
          <table:table-cell table:formula="of:=[VNS.C4]" office:value-type="float" office:value="-97.3" calcext:value-type="float">
            <text:p>-97,3</text:p>
          </table:table-cell>
          <table:table-cell table:formula="of:=IF([.D4]-[.N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]&lt;&gt;[.P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rand-20-10-10-500-2.dssp</text:p>
          </table:table-cell>
          <table:table-cell office:value-type="float" office:value="-82.5" calcext:value-type="float">
            <text:p>-82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5" calcext:value-type="float">
            <text:p>-82,5</text:p>
          </table:table-cell>
          <table:table-cell office:value-type="float" office:value="0.0001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[VNS.A5]" office:value-type="string" office:string-value="rand-20-10-10-500-2.dssp" calcext:value-type="string">
            <text:p>rand-20-10-10-500-2.dssp</text:p>
          </table:table-cell>
          <table:table-cell table:formula="of:=IF([.C5]=[.L5])" office:value-type="boolean" office:boolean-value="true" calcext:value-type="boolean">
            <text:p>VERDADEIRO</text:p>
          </table:table-cell>
          <table:table-cell table:formula="of:=[VNS.C5]" office:value-type="float" office:value="-82.5" calcext:value-type="float">
            <text:p>-82,5</text:p>
          </table:table-cell>
          <table:table-cell table:formula="of:=IF([.D5]-[.N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]&lt;&gt;[.P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4974" calcext:value-type="float">
            <text:p>14974</text:p>
          </table:table-cell>
          <table:table-cell office:value-type="string" calcext:value-type="string">
            <text:p>rand-20-10-10-750-1.dssp</text:p>
          </table:table-cell>
          <table:table-cell office:value-type="float" office:value="-143.3" calcext:value-type="float">
            <text:p>-14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3.3" calcext:value-type="float">
            <text:p>-143,3</text:p>
          </table:table-cell>
          <table:table-cell office:value-type="float" office:value="0.0003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2" calcext:value-type="float">
            <text:p>-142</text:p>
          </table:table-cell>
          <table:table-cell/>
          <table:table-cell table:formula="of:=[VNS.A6]" office:value-type="string" office:string-value="rand-20-10-10-750-1.dssp" calcext:value-type="string">
            <text:p>rand-20-10-10-750-1.dssp</text:p>
          </table:table-cell>
          <table:table-cell table:formula="of:=IF([.C6]=[.L6])" office:value-type="boolean" office:boolean-value="true" calcext:value-type="boolean">
            <text:p>VERDADEIRO</text:p>
          </table:table-cell>
          <table:table-cell table:formula="of:=[VNS.C6]" office:value-type="float" office:value="-143.3" calcext:value-type="float">
            <text:p>-143,3</text:p>
          </table:table-cell>
          <table:table-cell table:formula="of:=IF([.D6]-[.N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]&lt;&gt;[.P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4993" calcext:value-type="float">
            <text:p>14993</text:p>
          </table:table-cell>
          <table:table-cell office:value-type="string" calcext:value-type="string">
            <text:p>rand-20-10-10-750-2.dssp</text:p>
          </table:table-cell>
          <table:table-cell office:value-type="float" office:value="-120.8" calcext:value-type="float">
            <text:p>-12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0.8" calcext:value-type="float">
            <text:p>-120,8</text:p>
          </table:table-cell>
          <table:table-cell office:value-type="float" office:value="0.0002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9" calcext:value-type="float">
            <text:p>-119</text:p>
          </table:table-cell>
          <table:table-cell/>
          <table:table-cell table:formula="of:=[VNS.A7]" office:value-type="string" office:string-value="rand-20-10-10-750-2.dssp" calcext:value-type="string">
            <text:p>rand-20-10-10-750-2.dssp</text:p>
          </table:table-cell>
          <table:table-cell table:formula="of:=IF([.C7]=[.L7])" office:value-type="boolean" office:boolean-value="true" calcext:value-type="boolean">
            <text:p>VERDADEIRO</text:p>
          </table:table-cell>
          <table:table-cell table:formula="of:=[VNS.C7]" office:value-type="float" office:value="-120.8" calcext:value-type="float">
            <text:p>-120,8</text:p>
          </table:table-cell>
          <table:table-cell table:formula="of:=IF([.D7]-[.N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]&lt;&gt;[.P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rand-20-15-15-250-1.dssp</text:p>
          </table:table-cell>
          <table:table-cell office:value-type="float" office:value="-37.345059" calcext:value-type="float">
            <text:p>-37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345059" calcext:value-type="float">
            <text:p>-37,35</text:p>
          </table:table-cell>
          <table:table-cell office:value-type="float" office:value="0.00005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[VNS.A8]" office:value-type="string" office:string-value="rand-20-15-15-250-1.dssp" calcext:value-type="string">
            <text:p>rand-20-15-15-250-1.dssp</text:p>
          </table:table-cell>
          <table:table-cell table:formula="of:=IF([.C8]=[.L8])" office:value-type="boolean" office:boolean-value="true" calcext:value-type="boolean">
            <text:p>VERDADEIRO</text:p>
          </table:table-cell>
          <table:table-cell table:formula="of:=[VNS.C8]" office:value-type="float" office:value="-37.345059" calcext:value-type="float">
            <text:p>-37,35</text:p>
          </table:table-cell>
          <table:table-cell table:formula="of:=IF([.D8]-[.N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8]&lt;&gt;[.P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rand-20-15-15-250-2.dssp</text:p>
          </table:table-cell>
          <table:table-cell office:value-type="float" office:value="-34.545398" calcext:value-type="float">
            <text:p>-34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545398" calcext:value-type="float">
            <text:p>-34,55</text:p>
          </table:table-cell>
          <table:table-cell office:value-type="float" office:value="0.00005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VNS.A9]" office:value-type="string" office:string-value="rand-20-15-15-250-2.dssp" calcext:value-type="string">
            <text:p>rand-20-15-15-250-2.dssp</text:p>
          </table:table-cell>
          <table:table-cell table:formula="of:=IF([.C9]=[.L9])" office:value-type="boolean" office:boolean-value="true" calcext:value-type="boolean">
            <text:p>VERDADEIRO</text:p>
          </table:table-cell>
          <table:table-cell table:formula="of:=[VNS.C9]" office:value-type="float" office:value="-34.545398" calcext:value-type="float">
            <text:p>-34,55</text:p>
          </table:table-cell>
          <table:table-cell table:formula="of:=IF([.D9]-[.N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9]&lt;&gt;[.P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9962" calcext:value-type="float">
            <text:p>9962</text:p>
          </table:table-cell>
          <table:table-cell office:value-type="string" calcext:value-type="string">
            <text:p>rand-20-15-15-500-1.dssp</text:p>
          </table:table-cell>
          <table:table-cell office:value-type="float" office:value="-76.141667" calcext:value-type="float">
            <text:p>-76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141667" calcext:value-type="float">
            <text:p>-76,14</text:p>
          </table:table-cell>
          <table:table-cell office:value-type="float" office:value="0.00012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5" calcext:value-type="float">
            <text:p>-75</text:p>
          </table:table-cell>
          <table:table-cell/>
          <table:table-cell table:formula="of:=[VNS.A10]" office:value-type="string" office:string-value="rand-20-15-15-500-1.dssp" calcext:value-type="string">
            <text:p>rand-20-15-15-500-1.dssp</text:p>
          </table:table-cell>
          <table:table-cell table:formula="of:=IF([.C10]=[.L10])" office:value-type="boolean" office:boolean-value="true" calcext:value-type="boolean">
            <text:p>VERDADEIRO</text:p>
          </table:table-cell>
          <table:table-cell table:formula="of:=[VNS.C10]" office:value-type="float" office:value="-76.141667" calcext:value-type="float">
            <text:p>-76,14</text:p>
          </table:table-cell>
          <table:table-cell table:formula="of:=IF([.D10]-[.N1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0]&lt;&gt;[.P1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rand-20-15-15-500-2.dssp</text:p>
          </table:table-cell>
          <table:table-cell office:value-type="float" office:value="-66.990476" calcext:value-type="float">
            <text:p>-66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6.990476" calcext:value-type="float">
            <text:p>-66,99</text:p>
          </table:table-cell>
          <table:table-cell office:value-type="float" office:value="0.00012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6" calcext:value-type="float">
            <text:p>-66</text:p>
          </table:table-cell>
          <table:table-cell/>
          <table:table-cell table:formula="of:=[VNS.A11]" office:value-type="string" office:string-value="rand-20-15-15-500-2.dssp" calcext:value-type="string">
            <text:p>rand-20-15-15-500-2.dssp</text:p>
          </table:table-cell>
          <table:table-cell table:formula="of:=IF([.C11]=[.L11])" office:value-type="boolean" office:boolean-value="true" calcext:value-type="boolean">
            <text:p>VERDADEIRO</text:p>
          </table:table-cell>
          <table:table-cell table:formula="of:=[VNS.C11]" office:value-type="float" office:value="-66.990476" calcext:value-type="float">
            <text:p>-66,99</text:p>
          </table:table-cell>
          <table:table-cell table:formula="of:=IF([.D11]-[.N1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1]&lt;&gt;[.P1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rand-20-15-15-750-1.dssp</text:p>
          </table:table-cell>
          <table:table-cell office:value-type="float" office:value="-114.4" calcext:value-type="float">
            <text:p>-11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4.4" calcext:value-type="float">
            <text:p>-114,4</text:p>
          </table:table-cell>
          <table:table-cell office:value-type="float" office:value="0.00031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1" calcext:value-type="float">
            <text:p>-111</text:p>
          </table:table-cell>
          <table:table-cell/>
          <table:table-cell table:formula="of:=[VNS.A12]" office:value-type="string" office:string-value="rand-20-15-15-750-1.dssp" calcext:value-type="string">
            <text:p>rand-20-15-15-750-1.dssp</text:p>
          </table:table-cell>
          <table:table-cell table:formula="of:=IF([.C12]=[.L12])" office:value-type="boolean" office:boolean-value="true" calcext:value-type="boolean">
            <text:p>VERDADEIRO</text:p>
          </table:table-cell>
          <table:table-cell table:formula="of:=[VNS.C12]" office:value-type="float" office:value="-114.4" calcext:value-type="float">
            <text:p>-114,4</text:p>
          </table:table-cell>
          <table:table-cell table:formula="of:=IF([.D12]-[.N1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2]&lt;&gt;[.P1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4959" calcext:value-type="float">
            <text:p>14959</text:p>
          </table:table-cell>
          <table:table-cell office:value-type="string" calcext:value-type="string">
            <text:p>rand-20-15-15-750-2.dssp</text:p>
          </table:table-cell>
          <table:table-cell office:value-type="float" office:value="-103" calcext:value-type="float">
            <text:p>-1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" calcext:value-type="float">
            <text:p>-103</text:p>
          </table:table-cell>
          <table:table-cell office:value-type="float" office:value="0.00028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9" calcext:value-type="float">
            <text:p>-99</text:p>
          </table:table-cell>
          <table:table-cell/>
          <table:table-cell table:formula="of:=[VNS.A13]" office:value-type="string" office:string-value="rand-20-15-15-750-2.dssp" calcext:value-type="string">
            <text:p>rand-20-15-15-750-2.dssp</text:p>
          </table:table-cell>
          <table:table-cell table:formula="of:=IF([.C13]=[.L13])" office:value-type="boolean" office:boolean-value="true" calcext:value-type="boolean">
            <text:p>VERDADEIRO</text:p>
          </table:table-cell>
          <table:table-cell table:formula="of:=[VNS.C13]" office:value-type="float" office:value="-103" calcext:value-type="float">
            <text:p>-103</text:p>
          </table:table-cell>
          <table:table-cell table:formula="of:=IF([.D13]-[.N1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3]&lt;&gt;[.P1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rand-20-20-20-250-1.dssp</text:p>
          </table:table-cell>
          <table:table-cell office:value-type="float" office:value="-30.966137" calcext:value-type="float">
            <text:p>-30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966137" calcext:value-type="float">
            <text:p>-30,97</text:p>
          </table:table-cell>
          <table:table-cell office:value-type="float" office:value="0.00006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[VNS.A14]" office:value-type="string" office:string-value="rand-20-20-20-250-1.dssp" calcext:value-type="string">
            <text:p>rand-20-20-20-250-1.dssp</text:p>
          </table:table-cell>
          <table:table-cell table:formula="of:=IF([.C14]=[.L14])" office:value-type="boolean" office:boolean-value="true" calcext:value-type="boolean">
            <text:p>VERDADEIRO</text:p>
          </table:table-cell>
          <table:table-cell table:formula="of:=[VNS.C14]" office:value-type="float" office:value="-30.966137" calcext:value-type="float">
            <text:p>-30,97</text:p>
          </table:table-cell>
          <table:table-cell table:formula="of:=IF([.D14]-[.N1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4]&lt;&gt;[.P1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rand-20-20-20-250-2.dssp</text:p>
          </table:table-cell>
          <table:table-cell office:value-type="float" office:value="-29.045697" calcext:value-type="float">
            <text:p>-29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9.045697" calcext:value-type="float">
            <text:p>-29,05</text:p>
          </table:table-cell>
          <table:table-cell office:value-type="float" office:value="0.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VNS.A15]" office:value-type="string" office:string-value="rand-20-20-20-250-2.dssp" calcext:value-type="string">
            <text:p>rand-20-20-20-250-2.dssp</text:p>
          </table:table-cell>
          <table:table-cell table:formula="of:=IF([.C15]=[.L15])" office:value-type="boolean" office:boolean-value="true" calcext:value-type="boolean">
            <text:p>VERDADEIRO</text:p>
          </table:table-cell>
          <table:table-cell table:formula="of:=[VNS.C15]" office:value-type="float" office:value="-29.045697" calcext:value-type="float">
            <text:p>-29,05</text:p>
          </table:table-cell>
          <table:table-cell table:formula="of:=IF([.D15]-[.N1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5]&lt;&gt;[.P1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9945" calcext:value-type="float">
            <text:p>9945</text:p>
          </table:table-cell>
          <table:table-cell office:value-type="string" calcext:value-type="string">
            <text:p>rand-20-20-20-500-1.dssp</text:p>
          </table:table-cell>
          <table:table-cell office:value-type="float" office:value="-68.102921" calcext:value-type="float">
            <text:p>-68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8.102921" calcext:value-type="float">
            <text:p>-68,1</text:p>
          </table:table-cell>
          <table:table-cell office:value-type="float" office:value="0.00014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[VNS.A16]" office:value-type="string" office:string-value="rand-20-20-20-500-1.dssp" calcext:value-type="string">
            <text:p>rand-20-20-20-500-1.dssp</text:p>
          </table:table-cell>
          <table:table-cell table:formula="of:=IF([.C16]=[.L16])" office:value-type="boolean" office:boolean-value="true" calcext:value-type="boolean">
            <text:p>VERDADEIRO</text:p>
          </table:table-cell>
          <table:table-cell table:formula="of:=[VNS.C16]" office:value-type="float" office:value="-68.102921" calcext:value-type="float">
            <text:p>-68,1</text:p>
          </table:table-cell>
          <table:table-cell table:formula="of:=IF([.D16]-[.N1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6]&lt;&gt;[.P1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9944" calcext:value-type="float">
            <text:p>9944</text:p>
          </table:table-cell>
          <table:table-cell office:value-type="string" calcext:value-type="string">
            <text:p>rand-20-20-20-500-2.dssp</text:p>
          </table:table-cell>
          <table:table-cell office:value-type="float" office:value="-57.928286" calcext:value-type="float">
            <text:p>-57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928286" calcext:value-type="float">
            <text:p>-57,93</text:p>
          </table:table-cell>
          <table:table-cell office:value-type="float" office:value="0.0001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[VNS.A17]" office:value-type="string" office:string-value="rand-20-20-20-500-2.dssp" calcext:value-type="string">
            <text:p>rand-20-20-20-500-2.dssp</text:p>
          </table:table-cell>
          <table:table-cell table:formula="of:=IF([.C17]=[.L17])" office:value-type="boolean" office:boolean-value="true" calcext:value-type="boolean">
            <text:p>VERDADEIRO</text:p>
          </table:table-cell>
          <table:table-cell table:formula="of:=[VNS.C17]" office:value-type="float" office:value="-57.928286" calcext:value-type="float">
            <text:p>-57,93</text:p>
          </table:table-cell>
          <table:table-cell table:formula="of:=IF([.D17]-[.N1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7]&lt;&gt;[.P1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4945" calcext:value-type="float">
            <text:p>14945</text:p>
          </table:table-cell>
          <table:table-cell office:value-type="string" calcext:value-type="string">
            <text:p>rand-20-20-20-750-1.dssp</text:p>
          </table:table-cell>
          <table:table-cell office:value-type="float" office:value="-100" calcext:value-type="float">
            <text:p>-1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" calcext:value-type="float">
            <text:p>-100</text:p>
          </table:table-cell>
          <table:table-cell office:value-type="float" office:value="0.00032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8" calcext:value-type="float">
            <text:p>-98</text:p>
          </table:table-cell>
          <table:table-cell/>
          <table:table-cell table:formula="of:=[VNS.A18]" office:value-type="string" office:string-value="rand-20-20-20-750-1.dssp" calcext:value-type="string">
            <text:p>rand-20-20-20-750-1.dssp</text:p>
          </table:table-cell>
          <table:table-cell table:formula="of:=IF([.C18]=[.L18])" office:value-type="boolean" office:boolean-value="true" calcext:value-type="boolean">
            <text:p>VERDADEIRO</text:p>
          </table:table-cell>
          <table:table-cell table:formula="of:=[VNS.C18]" office:value-type="float" office:value="-100" calcext:value-type="float">
            <text:p>-100</text:p>
          </table:table-cell>
          <table:table-cell table:formula="of:=IF([.D18]-[.N1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8]&lt;&gt;[.P1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4945" calcext:value-type="float">
            <text:p>14945</text:p>
          </table:table-cell>
          <table:table-cell office:value-type="string" calcext:value-type="string">
            <text:p>rand-20-20-20-750-2.dssp</text:p>
          </table:table-cell>
          <table:table-cell office:value-type="float" office:value="-87.836576" calcext:value-type="float">
            <text:p>-87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836576" calcext:value-type="float">
            <text:p>-87,84</text:p>
          </table:table-cell>
          <table:table-cell office:value-type="float" office:value="0.00032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6" calcext:value-type="float">
            <text:p>-86</text:p>
          </table:table-cell>
          <table:table-cell/>
          <table:table-cell table:formula="of:=[VNS.A19]" office:value-type="string" office:string-value="rand-20-20-20-750-2.dssp" calcext:value-type="string">
            <text:p>rand-20-20-20-750-2.dssp</text:p>
          </table:table-cell>
          <table:table-cell table:formula="of:=IF([.C19]=[.L19])" office:value-type="boolean" office:boolean-value="true" calcext:value-type="boolean">
            <text:p>VERDADEIRO</text:p>
          </table:table-cell>
          <table:table-cell table:formula="of:=[VNS.C19]" office:value-type="float" office:value="-87.836576" calcext:value-type="float">
            <text:p>-87,84</text:p>
          </table:table-cell>
          <table:table-cell table:formula="of:=IF([.D19]-[.N1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9]&lt;&gt;[.P1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rand-20-25-25-250-1.dssp</text:p>
          </table:table-cell>
          <table:table-cell office:value-type="float" office:value="-28.352677" calcext:value-type="float">
            <text:p>-28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352677" calcext:value-type="float">
            <text:p>-28,35</text:p>
          </table:table-cell>
          <table:table-cell office:value-type="float" office:value="0.00006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[VNS.A20]" office:value-type="string" office:string-value="rand-20-25-25-250-1.dssp" calcext:value-type="string">
            <text:p>rand-20-25-25-250-1.dssp</text:p>
          </table:table-cell>
          <table:table-cell table:formula="of:=IF([.C20]=[.L20])" office:value-type="boolean" office:boolean-value="true" calcext:value-type="boolean">
            <text:p>VERDADEIRO</text:p>
          </table:table-cell>
          <table:table-cell table:formula="of:=[VNS.C20]" office:value-type="float" office:value="-28.352677" calcext:value-type="float">
            <text:p>-28,35</text:p>
          </table:table-cell>
          <table:table-cell table:formula="of:=IF([.D20]-[.N2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0]&lt;&gt;[.P2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4934" calcext:value-type="float">
            <text:p>4934</text:p>
          </table:table-cell>
          <table:table-cell office:value-type="string" calcext:value-type="string">
            <text:p>rand-20-25-25-250-2.dssp</text:p>
          </table:table-cell>
          <table:table-cell office:value-type="float" office:value="-24.400108" calcext:value-type="float">
            <text:p>-2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400108" calcext:value-type="float">
            <text:p>-24,4</text:p>
          </table:table-cell>
          <table:table-cell office:value-type="float" office:value="0.00006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VNS.A21]" office:value-type="string" office:string-value="rand-20-25-25-250-2.dssp" calcext:value-type="string">
            <text:p>rand-20-25-25-250-2.dssp</text:p>
          </table:table-cell>
          <table:table-cell table:formula="of:=IF([.C21]=[.L21])" office:value-type="boolean" office:boolean-value="true" calcext:value-type="boolean">
            <text:p>VERDADEIRO</text:p>
          </table:table-cell>
          <table:table-cell table:formula="of:=[VNS.C21]" office:value-type="float" office:value="-24.400108" calcext:value-type="float">
            <text:p>-24,4</text:p>
          </table:table-cell>
          <table:table-cell table:formula="of:=IF([.D21]-[.N2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1]&lt;&gt;[.P2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9931" calcext:value-type="float">
            <text:p>9931</text:p>
          </table:table-cell>
          <table:table-cell office:value-type="string" calcext:value-type="string">
            <text:p>rand-20-25-25-500-1.dssp</text:p>
          </table:table-cell>
          <table:table-cell office:value-type="float" office:value="-58.787785" calcext:value-type="float">
            <text:p>-58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787785" calcext:value-type="float">
            <text:p>-58,79</text:p>
          </table:table-cell>
          <table:table-cell office:value-type="float" office:value="0.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[VNS.A22]" office:value-type="string" office:string-value="rand-20-25-25-500-1.dssp" calcext:value-type="string">
            <text:p>rand-20-25-25-500-1.dssp</text:p>
          </table:table-cell>
          <table:table-cell table:formula="of:=IF([.C22]=[.L22])" office:value-type="boolean" office:boolean-value="true" calcext:value-type="boolean">
            <text:p>VERDADEIRO</text:p>
          </table:table-cell>
          <table:table-cell table:formula="of:=[VNS.C22]" office:value-type="float" office:value="-58.787785" calcext:value-type="float">
            <text:p>-58,79</text:p>
          </table:table-cell>
          <table:table-cell table:formula="of:=IF([.D22]-[.N2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2]&lt;&gt;[.P2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9931" calcext:value-type="float">
            <text:p>9931</text:p>
          </table:table-cell>
          <table:table-cell office:value-type="string" calcext:value-type="string">
            <text:p>rand-20-25-25-500-2.dssp</text:p>
          </table:table-cell>
          <table:table-cell office:value-type="float" office:value="-53.643207" calcext:value-type="float">
            <text:p>-53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643207" calcext:value-type="float">
            <text:p>-53,64</text:p>
          </table:table-cell>
          <table:table-cell office:value-type="float" office:value="0.00014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[VNS.A23]" office:value-type="string" office:string-value="rand-20-25-25-500-2.dssp" calcext:value-type="string">
            <text:p>rand-20-25-25-500-2.dssp</text:p>
          </table:table-cell>
          <table:table-cell table:formula="of:=IF([.C23]=[.L23])" office:value-type="boolean" office:boolean-value="true" calcext:value-type="boolean">
            <text:p>VERDADEIRO</text:p>
          </table:table-cell>
          <table:table-cell table:formula="of:=[VNS.C23]" office:value-type="float" office:value="-53.643207" calcext:value-type="float">
            <text:p>-53,64</text:p>
          </table:table-cell>
          <table:table-cell table:formula="of:=IF([.D23]-[.N2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3]&lt;&gt;[.P2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rand-20-25-25-750-1.dssp</text:p>
          </table:table-cell>
          <table:table-cell office:value-type="float" office:value="-86.430553" calcext:value-type="float">
            <text:p>-86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6.430553" calcext:value-type="float">
            <text:p>-86,43</text:p>
          </table:table-cell>
          <table:table-cell office:value-type="float" office:value="0.00031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3" calcext:value-type="float">
            <text:p>-83</text:p>
          </table:table-cell>
          <table:table-cell/>
          <table:table-cell table:formula="of:=[VNS.A24]" office:value-type="string" office:string-value="rand-20-25-25-750-1.dssp" calcext:value-type="string">
            <text:p>rand-20-25-25-750-1.dssp</text:p>
          </table:table-cell>
          <table:table-cell table:formula="of:=IF([.C24]=[.L24])" office:value-type="boolean" office:boolean-value="true" calcext:value-type="boolean">
            <text:p>VERDADEIRO</text:p>
          </table:table-cell>
          <table:table-cell table:formula="of:=[VNS.C24]" office:value-type="float" office:value="-86.430553" calcext:value-type="float">
            <text:p>-86,43</text:p>
          </table:table-cell>
          <table:table-cell table:formula="of:=IF([.D24]-[.N2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4]&lt;&gt;[.P2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14930" calcext:value-type="float">
            <text:p>14930</text:p>
          </table:table-cell>
          <table:table-cell office:value-type="string" calcext:value-type="string">
            <text:p>rand-20-25-25-750-2.dssp</text:p>
          </table:table-cell>
          <table:table-cell office:value-type="float" office:value="-77.08822" calcext:value-type="float">
            <text:p>-77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08822" calcext:value-type="float">
            <text:p>-77,09</text:p>
          </table:table-cell>
          <table:table-cell office:value-type="float" office:value="0.0003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4" calcext:value-type="float">
            <text:p>-74</text:p>
          </table:table-cell>
          <table:table-cell/>
          <table:table-cell table:formula="of:=[VNS.A25]" office:value-type="string" office:string-value="rand-20-25-25-750-2.dssp" calcext:value-type="string">
            <text:p>rand-20-25-25-750-2.dssp</text:p>
          </table:table-cell>
          <table:table-cell table:formula="of:=IF([.C25]=[.L25])" office:value-type="boolean" office:boolean-value="true" calcext:value-type="boolean">
            <text:p>VERDADEIRO</text:p>
          </table:table-cell>
          <table:table-cell table:formula="of:=[VNS.C25]" office:value-type="float" office:value="-77.08822" calcext:value-type="float">
            <text:p>-77,09</text:p>
          </table:table-cell>
          <table:table-cell table:formula="of:=IF([.D25]-[.N2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5]&lt;&gt;[.P2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rand-20-5-5-250-1.dssp</text:p>
          </table:table-cell>
          <table:table-cell office:value-type="float" office:value="-67.8" calcext:value-type="float">
            <text:p>-67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8" calcext:value-type="float">
            <text:p>-67,8</text:p>
          </table:table-cell>
          <table:table-cell office:value-type="float" office:value="0.00004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7" calcext:value-type="float">
            <text:p>-67</text:p>
          </table:table-cell>
          <table:table-cell/>
          <table:table-cell table:formula="of:=[VNS.A26]" office:value-type="string" office:string-value="rand-20-5-5-250-1.dssp" calcext:value-type="string">
            <text:p>rand-20-5-5-250-1.dssp</text:p>
          </table:table-cell>
          <table:table-cell table:formula="of:=IF([.C26]=[.L26])" office:value-type="boolean" office:boolean-value="true" calcext:value-type="boolean">
            <text:p>VERDADEIRO</text:p>
          </table:table-cell>
          <table:table-cell table:formula="of:=[VNS.C26]" office:value-type="float" office:value="-67.8" calcext:value-type="float">
            <text:p>-67,8</text:p>
          </table:table-cell>
          <table:table-cell table:formula="of:=IF([.D26]-[.N2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6]&lt;&gt;[.P2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rand-20-5-5-250-2.dssp</text:p>
          </table:table-cell>
          <table:table-cell office:value-type="float" office:value="-63.2" calcext:value-type="float">
            <text:p>-6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2" calcext:value-type="float">
            <text:p>-63,2</text:p>
          </table:table-cell>
          <table:table-cell office:value-type="float" office:value="0.00004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[VNS.A27]" office:value-type="string" office:string-value="rand-20-5-5-250-2.dssp" calcext:value-type="string">
            <text:p>rand-20-5-5-250-2.dssp</text:p>
          </table:table-cell>
          <table:table-cell table:formula="of:=IF([.C27]=[.L27])" office:value-type="boolean" office:boolean-value="true" calcext:value-type="boolean">
            <text:p>VERDADEIRO</text:p>
          </table:table-cell>
          <table:table-cell table:formula="of:=[VNS.C27]" office:value-type="float" office:value="-63.2" calcext:value-type="float">
            <text:p>-63,2</text:p>
          </table:table-cell>
          <table:table-cell table:formula="of:=IF([.D27]-[.N2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7]&lt;&gt;[.P2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989" calcext:value-type="float">
            <text:p>9989</text:p>
          </table:table-cell>
          <table:table-cell office:value-type="string" calcext:value-type="string">
            <text:p>rand-20-5-5-500-1.dssp</text:p>
          </table:table-cell>
          <table:table-cell office:value-type="float" office:value="-135.2" calcext:value-type="float">
            <text:p>-13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5.2" calcext:value-type="float">
            <text:p>-135,2</text:p>
          </table:table-cell>
          <table:table-cell office:value-type="float" office:value="0.0001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5" calcext:value-type="float">
            <text:p>-135</text:p>
          </table:table-cell>
          <table:table-cell/>
          <table:table-cell table:formula="of:=[VNS.A28]" office:value-type="string" office:string-value="rand-20-5-5-500-1.dssp" calcext:value-type="string">
            <text:p>rand-20-5-5-500-1.dssp</text:p>
          </table:table-cell>
          <table:table-cell table:formula="of:=IF([.C28]=[.L28])" office:value-type="boolean" office:boolean-value="true" calcext:value-type="boolean">
            <text:p>VERDADEIRO</text:p>
          </table:table-cell>
          <table:table-cell table:formula="of:=[VNS.C28]" office:value-type="float" office:value="-135.2" calcext:value-type="float">
            <text:p>-135,2</text:p>
          </table:table-cell>
          <table:table-cell table:formula="of:=IF([.D28]-[.N2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8]&lt;&gt;[.P2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rand-20-5-5-500-2.dssp</text:p>
          </table:table-cell>
          <table:table-cell office:value-type="float" office:value="-128.2" calcext:value-type="float">
            <text:p>-128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8.2" calcext:value-type="float">
            <text:p>-128,2</text:p>
          </table:table-cell>
          <table:table-cell office:value-type="float" office:value="0.0001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[VNS.A29]" office:value-type="string" office:string-value="rand-20-5-5-500-2.dssp" calcext:value-type="string">
            <text:p>rand-20-5-5-500-2.dssp</text:p>
          </table:table-cell>
          <table:table-cell table:formula="of:=IF([.C29]=[.L29])" office:value-type="boolean" office:boolean-value="true" calcext:value-type="boolean">
            <text:p>VERDADEIRO</text:p>
          </table:table-cell>
          <table:table-cell table:formula="of:=[VNS.C29]" office:value-type="float" office:value="-128.2" calcext:value-type="float">
            <text:p>-128,2</text:p>
          </table:table-cell>
          <table:table-cell table:formula="of:=IF([.D29]-[.N2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9]&lt;&gt;[.P2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4989" calcext:value-type="float">
            <text:p>14989</text:p>
          </table:table-cell>
          <table:table-cell office:value-type="string" calcext:value-type="string">
            <text:p>rand-20-5-5-750-1.dssp</text:p>
          </table:table-cell>
          <table:table-cell table:number-columns-repeated="3" office:value-type="float" office:value="-204" calcext:value-type="float">
            <text:p>-204</text:p>
          </table:table-cell>
          <table:table-cell office:value-type="float" office:value="0.000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04" calcext:value-type="float">
            <text:p>-204</text:p>
          </table:table-cell>
          <table:table-cell/>
          <table:table-cell table:formula="of:=[VNS.A30]" office:value-type="string" office:string-value="rand-20-5-5-750-1.dssp" calcext:value-type="string">
            <text:p>rand-20-5-5-750-1.dssp</text:p>
          </table:table-cell>
          <table:table-cell table:formula="of:=IF([.C30]=[.L30])" office:value-type="boolean" office:boolean-value="true" calcext:value-type="boolean">
            <text:p>VERDADEIRO</text:p>
          </table:table-cell>
          <table:table-cell table:formula="of:=[VNS.C30]" office:value-type="float" office:value="-204" calcext:value-type="float">
            <text:p>-204</text:p>
          </table:table-cell>
          <table:table-cell table:formula="of:=IF([.D30]-[.N3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0]&lt;&gt;[.P3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4998" calcext:value-type="float">
            <text:p>14998</text:p>
          </table:table-cell>
          <table:table-cell office:value-type="string" calcext:value-type="string">
            <text:p>rand-20-5-5-750-2.dssp</text:p>
          </table:table-cell>
          <table:table-cell table:number-columns-repeated="3" office:value-type="float" office:value="-191" calcext:value-type="float">
            <text:p>-191</text:p>
          </table:table-cell>
          <table:table-cell office:value-type="float" office:value="0.00020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91" calcext:value-type="float">
            <text:p>-191</text:p>
          </table:table-cell>
          <table:table-cell/>
          <table:table-cell table:formula="of:=[VNS.A31]" office:value-type="string" office:string-value="rand-20-5-5-750-2.dssp" calcext:value-type="string">
            <text:p>rand-20-5-5-750-2.dssp</text:p>
          </table:table-cell>
          <table:table-cell table:formula="of:=IF([.C31]=[.L31])" office:value-type="boolean" office:boolean-value="true" calcext:value-type="boolean">
            <text:p>VERDADEIRO</text:p>
          </table:table-cell>
          <table:table-cell table:formula="of:=[VNS.C31]" office:value-type="float" office:value="-191" calcext:value-type="float">
            <text:p>-191</text:p>
          </table:table-cell>
          <table:table-cell table:formula="of:=IF([.D31]-[.N3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1]&lt;&gt;[.P3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rand-4-10-10-250-1.dssp</text:p>
          </table:table-cell>
          <table:table-cell office:value-type="float" office:value="-52.106783" calcext:value-type="float">
            <text:p>-52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106783" calcext:value-type="float">
            <text:p>-52,11</text:p>
          </table:table-cell>
          <table:table-cell office:value-type="float" office:value="0.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[VNS.A32]" office:value-type="string" office:string-value="rand-4-10-10-250-1.dssp" calcext:value-type="string">
            <text:p>rand-4-10-10-250-1.dssp</text:p>
          </table:table-cell>
          <table:table-cell table:formula="of:=IF([.C32]=[.L32])" office:value-type="boolean" office:boolean-value="true" calcext:value-type="boolean">
            <text:p>VERDADEIRO</text:p>
          </table:table-cell>
          <table:table-cell table:formula="of:=[VNS.C32]" office:value-type="float" office:value="-52.106783" calcext:value-type="float">
            <text:p>-52,11</text:p>
          </table:table-cell>
          <table:table-cell table:formula="of:=IF([.D32]-[.N3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2]&lt;&gt;[.P3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rand-4-10-10-250-2.dssp</text:p>
          </table:table-cell>
          <table:table-cell office:value-type="float" office:value="-47.725958" calcext:value-type="float">
            <text:p>-47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725958" calcext:value-type="float">
            <text:p>-47,73</text:p>
          </table:table-cell>
          <table:table-cell office:value-type="float" office:value="0.00001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[VNS.A33]" office:value-type="string" office:string-value="rand-4-10-10-250-2.dssp" calcext:value-type="string">
            <text:p>rand-4-10-10-250-2.dssp</text:p>
          </table:table-cell>
          <table:table-cell table:formula="of:=IF([.C33]=[.L33])" office:value-type="boolean" office:boolean-value="true" calcext:value-type="boolean">
            <text:p>VERDADEIRO</text:p>
          </table:table-cell>
          <table:table-cell table:formula="of:=[VNS.C33]" office:value-type="float" office:value="-47.725958" calcext:value-type="float">
            <text:p>-47,73</text:p>
          </table:table-cell>
          <table:table-cell table:formula="of:=IF([.D33]-[.N3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3]&lt;&gt;[.P3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rand-4-10-10-500-1.dssp</text:p>
          </table:table-cell>
          <table:table-cell office:value-type="float" office:value="-114.844321" calcext:value-type="float">
            <text:p>-114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4.844321" calcext:value-type="float">
            <text:p>-114,84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2" calcext:value-type="float">
            <text:p>-112</text:p>
          </table:table-cell>
          <table:table-cell/>
          <table:table-cell table:formula="of:=[VNS.A34]" office:value-type="string" office:string-value="rand-4-10-10-500-1.dssp" calcext:value-type="string">
            <text:p>rand-4-10-10-500-1.dssp</text:p>
          </table:table-cell>
          <table:table-cell table:formula="of:=IF([.C34]=[.L34])" office:value-type="boolean" office:boolean-value="true" calcext:value-type="boolean">
            <text:p>VERDADEIRO</text:p>
          </table:table-cell>
          <table:table-cell table:formula="of:=[VNS.C34]" office:value-type="float" office:value="-114.844321" calcext:value-type="float">
            <text:p>-114,84</text:p>
          </table:table-cell>
          <table:table-cell table:formula="of:=IF([.D34]-[.N3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4]&lt;&gt;[.P3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rand-4-10-10-500-2.dssp</text:p>
          </table:table-cell>
          <table:table-cell office:value-type="float" office:value="-95.672573" calcext:value-type="float">
            <text:p>-95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5.672573" calcext:value-type="float">
            <text:p>-95,67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4" calcext:value-type="float">
            <text:p>-94</text:p>
          </table:table-cell>
          <table:table-cell/>
          <table:table-cell table:formula="of:=[VNS.A35]" office:value-type="string" office:string-value="rand-4-10-10-500-2.dssp" calcext:value-type="string">
            <text:p>rand-4-10-10-500-2.dssp</text:p>
          </table:table-cell>
          <table:table-cell table:formula="of:=IF([.C35]=[.L35])" office:value-type="boolean" office:boolean-value="true" calcext:value-type="boolean">
            <text:p>VERDADEIRO</text:p>
          </table:table-cell>
          <table:table-cell table:formula="of:=[VNS.C35]" office:value-type="float" office:value="-95.672573" calcext:value-type="float">
            <text:p>-95,67</text:p>
          </table:table-cell>
          <table:table-cell table:formula="of:=IF([.D35]-[.N3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5]&lt;&gt;[.P3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rand-4-10-10-750-1.dssp</text:p>
          </table:table-cell>
          <table:table-cell office:value-type="float" office:value="-165.2" calcext:value-type="float">
            <text:p>-16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5.2" calcext:value-type="float">
            <text:p>-165,2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63" calcext:value-type="float">
            <text:p>-163</text:p>
          </table:table-cell>
          <table:table-cell/>
          <table:table-cell table:formula="of:=[VNS.A36]" office:value-type="string" office:string-value="rand-4-10-10-750-1.dssp" calcext:value-type="string">
            <text:p>rand-4-10-10-750-1.dssp</text:p>
          </table:table-cell>
          <table:table-cell table:formula="of:=IF([.C36]=[.L36])" office:value-type="boolean" office:boolean-value="true" calcext:value-type="boolean">
            <text:p>VERDADEIRO</text:p>
          </table:table-cell>
          <table:table-cell table:formula="of:=[VNS.C36]" office:value-type="float" office:value="-165.2" calcext:value-type="float">
            <text:p>-165,2</text:p>
          </table:table-cell>
          <table:table-cell table:formula="of:=IF([.D36]-[.N3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6]&lt;&gt;[.P3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rand-4-10-10-750-2.dssp</text:p>
          </table:table-cell>
          <table:table-cell office:value-type="float" office:value="-146" calcext:value-type="float">
            <text:p>-1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6" calcext:value-type="float">
            <text:p>-146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4" calcext:value-type="float">
            <text:p>-144</text:p>
          </table:table-cell>
          <table:table-cell/>
          <table:table-cell table:formula="of:=[VNS.A37]" office:value-type="string" office:string-value="rand-4-10-10-750-2.dssp" calcext:value-type="string">
            <text:p>rand-4-10-10-750-2.dssp</text:p>
          </table:table-cell>
          <table:table-cell table:formula="of:=IF([.C37]=[.L37])" office:value-type="boolean" office:boolean-value="true" calcext:value-type="boolean">
            <text:p>VERDADEIRO</text:p>
          </table:table-cell>
          <table:table-cell table:formula="of:=[VNS.C37]" office:value-type="float" office:value="-146" calcext:value-type="float">
            <text:p>-146</text:p>
          </table:table-cell>
          <table:table-cell table:formula="of:=IF([.D37]-[.N3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7]&lt;&gt;[.P3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rand-4-15-15-250-1.dssp</text:p>
          </table:table-cell>
          <table:table-cell office:value-type="float" office:value="-42.641299" calcext:value-type="float">
            <text:p>-4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2.641299" calcext:value-type="float">
            <text:p>-42,64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[VNS.A38]" office:value-type="string" office:string-value="rand-4-15-15-250-1.dssp" calcext:value-type="string">
            <text:p>rand-4-15-15-250-1.dssp</text:p>
          </table:table-cell>
          <table:table-cell table:formula="of:=IF([.C38]=[.L38])" office:value-type="boolean" office:boolean-value="true" calcext:value-type="boolean">
            <text:p>VERDADEIRO</text:p>
          </table:table-cell>
          <table:table-cell table:formula="of:=[VNS.C38]" office:value-type="float" office:value="-42.641299" calcext:value-type="float">
            <text:p>-42,64</text:p>
          </table:table-cell>
          <table:table-cell table:formula="of:=IF([.D38]-[.N3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8]&lt;&gt;[.P3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rand-4-15-15-250-2.dssp</text:p>
          </table:table-cell>
          <table:table-cell office:value-type="float" office:value="-39.038793" calcext:value-type="float">
            <text:p>-39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038793" calcext:value-type="float">
            <text:p>-39,04</text:p>
          </table:table-cell>
          <table:table-cell office:value-type="float" office:value="0.00002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[VNS.A39]" office:value-type="string" office:string-value="rand-4-15-15-250-2.dssp" calcext:value-type="string">
            <text:p>rand-4-15-15-250-2.dssp</text:p>
          </table:table-cell>
          <table:table-cell table:formula="of:=IF([.C39]=[.L39])" office:value-type="boolean" office:boolean-value="true" calcext:value-type="boolean">
            <text:p>VERDADEIRO</text:p>
          </table:table-cell>
          <table:table-cell table:formula="of:=[VNS.C39]" office:value-type="float" office:value="-39.038793" calcext:value-type="float">
            <text:p>-39,04</text:p>
          </table:table-cell>
          <table:table-cell table:formula="of:=IF([.D39]-[.N3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9]&lt;&gt;[.P3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rand-4-15-15-500-1.dssp</text:p>
          </table:table-cell>
          <table:table-cell office:value-type="float" office:value="-87.749636" calcext:value-type="float">
            <text:p>-87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749636" calcext:value-type="float">
            <text:p>-87,75</text:p>
          </table:table-cell>
          <table:table-cell office:value-type="float" office:value="0.00004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5" calcext:value-type="float">
            <text:p>-85</text:p>
          </table:table-cell>
          <table:table-cell/>
          <table:table-cell table:formula="of:=[VNS.A40]" office:value-type="string" office:string-value="rand-4-15-15-500-1.dssp" calcext:value-type="string">
            <text:p>rand-4-15-15-500-1.dssp</text:p>
          </table:table-cell>
          <table:table-cell table:formula="of:=IF([.C40]=[.L40])" office:value-type="boolean" office:boolean-value="true" calcext:value-type="boolean">
            <text:p>VERDADEIRO</text:p>
          </table:table-cell>
          <table:table-cell table:formula="of:=[VNS.C40]" office:value-type="float" office:value="-87.749636" calcext:value-type="float">
            <text:p>-87,75</text:p>
          </table:table-cell>
          <table:table-cell table:formula="of:=IF([.D40]-[.N4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0]&lt;&gt;[.P4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rand-4-15-15-500-2.dssp</text:p>
          </table:table-cell>
          <table:table-cell office:value-type="float" office:value="-80.502432" calcext:value-type="float">
            <text:p>-80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502432" calcext:value-type="float">
            <text:p>-80,5</text:p>
          </table:table-cell>
          <table:table-cell office:value-type="float" office:value="0.00004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6" calcext:value-type="float">
            <text:p>-76</text:p>
          </table:table-cell>
          <table:table-cell/>
          <table:table-cell table:formula="of:=[VNS.A41]" office:value-type="string" office:string-value="rand-4-15-15-500-2.dssp" calcext:value-type="string">
            <text:p>rand-4-15-15-500-2.dssp</text:p>
          </table:table-cell>
          <table:table-cell table:formula="of:=IF([.C41]=[.L41])" office:value-type="boolean" office:boolean-value="true" calcext:value-type="boolean">
            <text:p>VERDADEIRO</text:p>
          </table:table-cell>
          <table:table-cell table:formula="of:=[VNS.C41]" office:value-type="float" office:value="-80.502432" calcext:value-type="float">
            <text:p>-80,5</text:p>
          </table:table-cell>
          <table:table-cell table:formula="of:=IF([.D41]-[.N4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1]&lt;&gt;[.P4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rand-4-15-15-750-1.dssp</text:p>
          </table:table-cell>
          <table:table-cell office:value-type="float" office:value="-137.139898" calcext:value-type="float">
            <text:p>-137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7.139898" calcext:value-type="float">
            <text:p>-137,14</text:p>
          </table:table-cell>
          <table:table-cell office:value-type="float" office:value="0.00007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4" calcext:value-type="float">
            <text:p>-134</text:p>
          </table:table-cell>
          <table:table-cell/>
          <table:table-cell table:formula="of:=[VNS.A42]" office:value-type="string" office:string-value="rand-4-15-15-750-1.dssp" calcext:value-type="string">
            <text:p>rand-4-15-15-750-1.dssp</text:p>
          </table:table-cell>
          <table:table-cell table:formula="of:=IF([.C42]=[.L42])" office:value-type="boolean" office:boolean-value="true" calcext:value-type="boolean">
            <text:p>VERDADEIRO</text:p>
          </table:table-cell>
          <table:table-cell table:formula="of:=[VNS.C42]" office:value-type="float" office:value="-137.139898" calcext:value-type="float">
            <text:p>-137,14</text:p>
          </table:table-cell>
          <table:table-cell table:formula="of:=IF([.D42]-[.N4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2]&lt;&gt;[.P4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rand-4-15-15-750-2.dssp</text:p>
          </table:table-cell>
          <table:table-cell office:value-type="float" office:value="-120.692349" calcext:value-type="float">
            <text:p>-120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0.692349" calcext:value-type="float">
            <text:p>-120,69</text:p>
          </table:table-cell>
          <table:table-cell office:value-type="float" office:value="0.00007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6" calcext:value-type="float">
            <text:p>-116</text:p>
          </table:table-cell>
          <table:table-cell/>
          <table:table-cell table:formula="of:=[VNS.A43]" office:value-type="string" office:string-value="rand-4-15-15-750-2.dssp" calcext:value-type="string">
            <text:p>rand-4-15-15-750-2.dssp</text:p>
          </table:table-cell>
          <table:table-cell table:formula="of:=IF([.C43]=[.L43])" office:value-type="boolean" office:boolean-value="true" calcext:value-type="boolean">
            <text:p>VERDADEIRO</text:p>
          </table:table-cell>
          <table:table-cell table:formula="of:=[VNS.C43]" office:value-type="float" office:value="-120.692349" calcext:value-type="float">
            <text:p>-120,69</text:p>
          </table:table-cell>
          <table:table-cell table:formula="of:=IF([.D43]-[.N4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3]&lt;&gt;[.P4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rand-4-20-20-250-1.dssp</text:p>
          </table:table-cell>
          <table:table-cell office:value-type="float" office:value="-37.647335" calcext:value-type="float">
            <text:p>-37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647335" calcext:value-type="float">
            <text:p>-37,65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[VNS.A44]" office:value-type="string" office:string-value="rand-4-20-20-250-1.dssp" calcext:value-type="string">
            <text:p>rand-4-20-20-250-1.dssp</text:p>
          </table:table-cell>
          <table:table-cell table:formula="of:=IF([.C44]=[.L44])" office:value-type="boolean" office:boolean-value="true" calcext:value-type="boolean">
            <text:p>VERDADEIRO</text:p>
          </table:table-cell>
          <table:table-cell table:formula="of:=[VNS.C44]" office:value-type="float" office:value="-37.647335" calcext:value-type="float">
            <text:p>-37,65</text:p>
          </table:table-cell>
          <table:table-cell table:formula="of:=IF([.D44]-[.N4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4]&lt;&gt;[.P4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nd-4-20-20-250-2.dssp</text:p>
          </table:table-cell>
          <table:table-cell office:value-type="float" office:value="-33.946063" calcext:value-type="float">
            <text:p>-33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946063" calcext:value-type="float">
            <text:p>-33,95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VNS.A45]" office:value-type="string" office:string-value="rand-4-20-20-250-2.dssp" calcext:value-type="string">
            <text:p>rand-4-20-20-250-2.dssp</text:p>
          </table:table-cell>
          <table:table-cell table:formula="of:=IF([.C45]=[.L45])" office:value-type="boolean" office:boolean-value="true" calcext:value-type="boolean">
            <text:p>VERDADEIRO</text:p>
          </table:table-cell>
          <table:table-cell table:formula="of:=[VNS.C45]" office:value-type="float" office:value="-33.946063" calcext:value-type="float">
            <text:p>-33,95</text:p>
          </table:table-cell>
          <table:table-cell table:formula="of:=IF([.D45]-[.N4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5]&lt;&gt;[.P4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rand-4-20-20-500-1.dssp</text:p>
          </table:table-cell>
          <table:table-cell office:value-type="float" office:value="-76.568011" calcext:value-type="float">
            <text:p>-76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568011" calcext:value-type="float">
            <text:p>-76,57</text:p>
          </table:table-cell>
          <table:table-cell office:value-type="float" office:value="0.00005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4" calcext:value-type="float">
            <text:p>-74</text:p>
          </table:table-cell>
          <table:table-cell/>
          <table:table-cell table:formula="of:=[VNS.A46]" office:value-type="string" office:string-value="rand-4-20-20-500-1.dssp" calcext:value-type="string">
            <text:p>rand-4-20-20-500-1.dssp</text:p>
          </table:table-cell>
          <table:table-cell table:formula="of:=IF([.C46]=[.L46])" office:value-type="boolean" office:boolean-value="true" calcext:value-type="boolean">
            <text:p>VERDADEIRO</text:p>
          </table:table-cell>
          <table:table-cell table:formula="of:=[VNS.C46]" office:value-type="float" office:value="-76.568011" calcext:value-type="float">
            <text:p>-76,57</text:p>
          </table:table-cell>
          <table:table-cell table:formula="of:=IF([.D46]-[.N4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6]&lt;&gt;[.P4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rand-4-20-20-500-2.dssp</text:p>
          </table:table-cell>
          <table:table-cell office:value-type="float" office:value="-65.75931" calcext:value-type="float">
            <text:p>-65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75931" calcext:value-type="float">
            <text:p>-65,76</text:p>
          </table:table-cell>
          <table:table-cell office:value-type="float" office:value="0.00005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[VNS.A47]" office:value-type="string" office:string-value="rand-4-20-20-500-2.dssp" calcext:value-type="string">
            <text:p>rand-4-20-20-500-2.dssp</text:p>
          </table:table-cell>
          <table:table-cell table:formula="of:=IF([.C47]=[.L47])" office:value-type="boolean" office:boolean-value="true" calcext:value-type="boolean">
            <text:p>VERDADEIRO</text:p>
          </table:table-cell>
          <table:table-cell table:formula="of:=[VNS.C47]" office:value-type="float" office:value="-65.75931" calcext:value-type="float">
            <text:p>-65,76</text:p>
          </table:table-cell>
          <table:table-cell table:formula="of:=IF([.D47]-[.N4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7]&lt;&gt;[.P4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rand-4-20-20-750-1.dssp</text:p>
          </table:table-cell>
          <table:table-cell office:value-type="float" office:value="-119.321155" calcext:value-type="float">
            <text:p>-119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321155" calcext:value-type="float">
            <text:p>-119,32</text:p>
          </table:table-cell>
          <table:table-cell office:value-type="float" office:value="0.00008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4" calcext:value-type="float">
            <text:p>-114</text:p>
          </table:table-cell>
          <table:table-cell/>
          <table:table-cell table:formula="of:=[VNS.A48]" office:value-type="string" office:string-value="rand-4-20-20-750-1.dssp" calcext:value-type="string">
            <text:p>rand-4-20-20-750-1.dssp</text:p>
          </table:table-cell>
          <table:table-cell table:formula="of:=IF([.C48]=[.L48])" office:value-type="boolean" office:boolean-value="true" calcext:value-type="boolean">
            <text:p>VERDADEIRO</text:p>
          </table:table-cell>
          <table:table-cell table:formula="of:=[VNS.C48]" office:value-type="float" office:value="-119.321155" calcext:value-type="float">
            <text:p>-119,32</text:p>
          </table:table-cell>
          <table:table-cell table:formula="of:=IF([.D48]-[.N4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8]&lt;&gt;[.P4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rand-4-20-20-750-2.dssp</text:p>
          </table:table-cell>
          <table:table-cell office:value-type="float" office:value="-105.746743" calcext:value-type="float">
            <text:p>-105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746743" calcext:value-type="float">
            <text:p>-105,75</text:p>
          </table:table-cell>
          <table:table-cell office:value-type="float" office:value="0.00008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VNS.A49]" office:value-type="string" office:string-value="rand-4-20-20-750-2.dssp" calcext:value-type="string">
            <text:p>rand-4-20-20-750-2.dssp</text:p>
          </table:table-cell>
          <table:table-cell table:formula="of:=IF([.C49]=[.L49])" office:value-type="boolean" office:boolean-value="true" calcext:value-type="boolean">
            <text:p>VERDADEIRO</text:p>
          </table:table-cell>
          <table:table-cell table:formula="of:=[VNS.C49]" office:value-type="float" office:value="-105.746743" calcext:value-type="float">
            <text:p>-105,75</text:p>
          </table:table-cell>
          <table:table-cell table:formula="of:=IF([.D49]-[.N4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9]&lt;&gt;[.P4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rand-4-25-25-250-1.dssp</text:p>
          </table:table-cell>
          <table:table-cell office:value-type="float" office:value="-34.391702" calcext:value-type="float">
            <text:p>-34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391702" calcext:value-type="float">
            <text:p>-34,39</text:p>
          </table:table-cell>
          <table:table-cell office:value-type="float" office:value="0.0000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[VNS.A50]" office:value-type="string" office:string-value="rand-4-25-25-250-1.dssp" calcext:value-type="string">
            <text:p>rand-4-25-25-250-1.dssp</text:p>
          </table:table-cell>
          <table:table-cell table:formula="of:=IF([.C50]=[.L50])" office:value-type="boolean" office:boolean-value="true" calcext:value-type="boolean">
            <text:p>VERDADEIRO</text:p>
          </table:table-cell>
          <table:table-cell table:formula="of:=[VNS.C50]" office:value-type="float" office:value="-34.391702" calcext:value-type="float">
            <text:p>-34,39</text:p>
          </table:table-cell>
          <table:table-cell table:formula="of:=IF([.D50]-[.N5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0]&lt;&gt;[.P5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rand-4-25-25-250-2.dssp</text:p>
          </table:table-cell>
          <table:table-cell office:value-type="float" office:value="-28.674788" calcext:value-type="float">
            <text:p>-28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74788" calcext:value-type="float">
            <text:p>-28,67</text:p>
          </table:table-cell>
          <table:table-cell office:value-type="float" office:value="0.0000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VNS.A51]" office:value-type="string" office:string-value="rand-4-25-25-250-2.dssp" calcext:value-type="string">
            <text:p>rand-4-25-25-250-2.dssp</text:p>
          </table:table-cell>
          <table:table-cell table:formula="of:=IF([.C51]=[.L51])" office:value-type="boolean" office:boolean-value="true" calcext:value-type="boolean">
            <text:p>VERDADEIRO</text:p>
          </table:table-cell>
          <table:table-cell table:formula="of:=[VNS.C51]" office:value-type="float" office:value="-28.674788" calcext:value-type="float">
            <text:p>-28,67</text:p>
          </table:table-cell>
          <table:table-cell table:formula="of:=IF([.D51]-[.N5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1]&lt;&gt;[.P5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rand-4-25-25-500-1.dssp</text:p>
          </table:table-cell>
          <table:table-cell office:value-type="float" office:value="-69.881673" calcext:value-type="float">
            <text:p>-69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9.881673" calcext:value-type="float">
            <text:p>-69,88</text:p>
          </table:table-cell>
          <table:table-cell office:value-type="float" office:value="0.00006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[VNS.A52]" office:value-type="string" office:string-value="rand-4-25-25-500-1.dssp" calcext:value-type="string">
            <text:p>rand-4-25-25-500-1.dssp</text:p>
          </table:table-cell>
          <table:table-cell table:formula="of:=IF([.C52]=[.L52])" office:value-type="boolean" office:boolean-value="true" calcext:value-type="boolean">
            <text:p>VERDADEIRO</text:p>
          </table:table-cell>
          <table:table-cell table:formula="of:=[VNS.C52]" office:value-type="float" office:value="-69.881673" calcext:value-type="float">
            <text:p>-69,88</text:p>
          </table:table-cell>
          <table:table-cell table:formula="of:=IF([.D52]-[.N5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2]&lt;&gt;[.P5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rand-4-25-25-500-2.dssp</text:p>
          </table:table-cell>
          <table:table-cell office:value-type="float" office:value="-58.360667" calcext:value-type="float">
            <text:p>-58,3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360667" calcext:value-type="float">
            <text:p>-58,36</text:p>
          </table:table-cell>
          <table:table-cell office:value-type="float" office:value="0.00006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[VNS.A53]" office:value-type="string" office:string-value="rand-4-25-25-500-2.dssp" calcext:value-type="string">
            <text:p>rand-4-25-25-500-2.dssp</text:p>
          </table:table-cell>
          <table:table-cell table:formula="of:=IF([.C53]=[.L53])" office:value-type="boolean" office:boolean-value="true" calcext:value-type="boolean">
            <text:p>VERDADEIRO</text:p>
          </table:table-cell>
          <table:table-cell table:formula="of:=[VNS.C53]" office:value-type="float" office:value="-58.360667" calcext:value-type="float">
            <text:p>-58,36</text:p>
          </table:table-cell>
          <table:table-cell table:formula="of:=IF([.D53]-[.N5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3]&lt;&gt;[.P5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rand-4-25-25-750-1.dssp</text:p>
          </table:table-cell>
          <table:table-cell office:value-type="float" office:value="-103.297191" calcext:value-type="float">
            <text:p>-10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297191" calcext:value-type="float">
            <text:p>-103,3</text:p>
          </table:table-cell>
          <table:table-cell office:value-type="float" office:value="0.0001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8" calcext:value-type="float">
            <text:p>-98</text:p>
          </table:table-cell>
          <table:table-cell/>
          <table:table-cell table:formula="of:=[VNS.A54]" office:value-type="string" office:string-value="rand-4-25-25-750-1.dssp" calcext:value-type="string">
            <text:p>rand-4-25-25-750-1.dssp</text:p>
          </table:table-cell>
          <table:table-cell table:formula="of:=IF([.C54]=[.L54])" office:value-type="boolean" office:boolean-value="true" calcext:value-type="boolean">
            <text:p>VERDADEIRO</text:p>
          </table:table-cell>
          <table:table-cell table:formula="of:=[VNS.C54]" office:value-type="float" office:value="-103.297191" calcext:value-type="float">
            <text:p>-103,3</text:p>
          </table:table-cell>
          <table:table-cell table:formula="of:=IF([.D54]-[.N5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4]&lt;&gt;[.P5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rand-4-25-25-750-2.dssp</text:p>
          </table:table-cell>
          <table:table-cell office:value-type="float" office:value="-90.609228" calcext:value-type="float">
            <text:p>-90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0.609228" calcext:value-type="float">
            <text:p>-90,61</text:p>
          </table:table-cell>
          <table:table-cell office:value-type="float" office:value="0.0001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5" calcext:value-type="float">
            <text:p>-85</text:p>
          </table:table-cell>
          <table:table-cell/>
          <table:table-cell table:formula="of:=[VNS.A55]" office:value-type="string" office:string-value="rand-4-25-25-750-2.dssp" calcext:value-type="string">
            <text:p>rand-4-25-25-750-2.dssp</text:p>
          </table:table-cell>
          <table:table-cell table:formula="of:=IF([.C55]=[.L55])" office:value-type="boolean" office:boolean-value="true" calcext:value-type="boolean">
            <text:p>VERDADEIRO</text:p>
          </table:table-cell>
          <table:table-cell table:formula="of:=[VNS.C55]" office:value-type="float" office:value="-90.609228" calcext:value-type="float">
            <text:p>-90,61</text:p>
          </table:table-cell>
          <table:table-cell table:formula="of:=IF([.D55]-[.N5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5]&lt;&gt;[.P5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and-4-5-5-250-1.dssp</text:p>
          </table:table-cell>
          <table:table-cell office:value-type="float" office:value="-81.8" calcext:value-type="float">
            <text:p>-8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1.8" calcext:value-type="float">
            <text:p>-81,8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[VNS.A56]" office:value-type="string" office:string-value="rand-4-5-5-250-1.dssp" calcext:value-type="string">
            <text:p>rand-4-5-5-250-1.dssp</text:p>
          </table:table-cell>
          <table:table-cell table:formula="of:=IF([.C56]=[.L56])" office:value-type="boolean" office:boolean-value="true" calcext:value-type="boolean">
            <text:p>VERDADEIRO</text:p>
          </table:table-cell>
          <table:table-cell table:formula="of:=[VNS.C56]" office:value-type="float" office:value="-81.8" calcext:value-type="float">
            <text:p>-81,8</text:p>
          </table:table-cell>
          <table:table-cell table:formula="of:=IF([.D56]-[.N5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6]&lt;&gt;[.P5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rand-4-5-5-250-2.dssp</text:p>
          </table:table-cell>
          <table:table-cell office:value-type="float" office:value="-70.4" calcext:value-type="float">
            <text:p>-7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4" calcext:value-type="float">
            <text:p>-70,4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[VNS.A57]" office:value-type="string" office:string-value="rand-4-5-5-250-2.dssp" calcext:value-type="string">
            <text:p>rand-4-5-5-250-2.dssp</text:p>
          </table:table-cell>
          <table:table-cell table:formula="of:=IF([.C57]=[.L57])" office:value-type="boolean" office:boolean-value="true" calcext:value-type="boolean">
            <text:p>VERDADEIRO</text:p>
          </table:table-cell>
          <table:table-cell table:formula="of:=[VNS.C57]" office:value-type="float" office:value="-70.4" calcext:value-type="float">
            <text:p>-70,4</text:p>
          </table:table-cell>
          <table:table-cell table:formula="of:=IF([.D57]-[.N5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7]&lt;&gt;[.P5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and-4-5-5-500-1.dssp</text:p>
          </table:table-cell>
          <table:table-cell office:value-type="float" office:value="-147.6" calcext:value-type="float">
            <text:p>-14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7.6" calcext:value-type="float">
            <text:p>-147,6</text:p>
          </table:table-cell>
          <table:table-cell office:value-type="float" office:value="0.00002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6" calcext:value-type="float">
            <text:p>-146</text:p>
          </table:table-cell>
          <table:table-cell/>
          <table:table-cell table:formula="of:=[VNS.A58]" office:value-type="string" office:string-value="rand-4-5-5-500-1.dssp" calcext:value-type="string">
            <text:p>rand-4-5-5-500-1.dssp</text:p>
          </table:table-cell>
          <table:table-cell table:formula="of:=IF([.C58]=[.L58])" office:value-type="boolean" office:boolean-value="true" calcext:value-type="boolean">
            <text:p>VERDADEIRO</text:p>
          </table:table-cell>
          <table:table-cell table:formula="of:=[VNS.C58]" office:value-type="float" office:value="-147.6" calcext:value-type="float">
            <text:p>-147,6</text:p>
          </table:table-cell>
          <table:table-cell table:formula="of:=IF([.D58]-[.N5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8]&lt;&gt;[.P5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rand-4-5-5-500-2.dssp</text:p>
          </table:table-cell>
          <table:table-cell office:value-type="float" office:value="-135.6" calcext:value-type="float">
            <text:p>-135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5.6" calcext:value-type="float">
            <text:p>-135,6</text:p>
          </table:table-cell>
          <table:table-cell office:value-type="float" office:value="0.00002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4" calcext:value-type="float">
            <text:p>-134</text:p>
          </table:table-cell>
          <table:table-cell/>
          <table:table-cell table:formula="of:=[VNS.A59]" office:value-type="string" office:string-value="rand-4-5-5-500-2.dssp" calcext:value-type="string">
            <text:p>rand-4-5-5-500-2.dssp</text:p>
          </table:table-cell>
          <table:table-cell table:formula="of:=IF([.C59]=[.L59])" office:value-type="boolean" office:boolean-value="true" calcext:value-type="boolean">
            <text:p>VERDADEIRO</text:p>
          </table:table-cell>
          <table:table-cell table:formula="of:=[VNS.C59]" office:value-type="float" office:value="-135.6" calcext:value-type="float">
            <text:p>-135,6</text:p>
          </table:table-cell>
          <table:table-cell table:formula="of:=IF([.D59]-[.N5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9]&lt;&gt;[.P5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rand-4-5-5-750-1.dssp</text:p>
          </table:table-cell>
          <table:table-cell office:value-type="float" office:value="-233.2" calcext:value-type="float">
            <text:p>-23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3.2" calcext:value-type="float">
            <text:p>-233,2</text:p>
          </table:table-cell>
          <table:table-cell office:value-type="float" office:value="0.00004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32" calcext:value-type="float">
            <text:p>-232</text:p>
          </table:table-cell>
          <table:table-cell/>
          <table:table-cell table:formula="of:=[VNS.A60]" office:value-type="string" office:string-value="rand-4-5-5-750-1.dssp" calcext:value-type="string">
            <text:p>rand-4-5-5-750-1.dssp</text:p>
          </table:table-cell>
          <table:table-cell table:formula="of:=IF([.C60]=[.L60])" office:value-type="boolean" office:boolean-value="true" calcext:value-type="boolean">
            <text:p>VERDADEIRO</text:p>
          </table:table-cell>
          <table:table-cell table:formula="of:=[VNS.C60]" office:value-type="float" office:value="-233.2" calcext:value-type="float">
            <text:p>-233,2</text:p>
          </table:table-cell>
          <table:table-cell table:formula="of:=IF([.D60]-[.N6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0]&lt;&gt;[.P6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rand-4-5-5-750-2.dssp</text:p>
          </table:table-cell>
          <table:table-cell office:value-type="float" office:value="-200.8" calcext:value-type="float">
            <text:p>-20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0.8" calcext:value-type="float">
            <text:p>-200,8</text:p>
          </table:table-cell>
          <table:table-cell office:value-type="float" office:value="0.00004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00" calcext:value-type="float">
            <text:p>-200</text:p>
          </table:table-cell>
          <table:table-cell/>
          <table:table-cell table:formula="of:=[VNS.A61]" office:value-type="string" office:string-value="rand-4-5-5-750-2.dssp" calcext:value-type="string">
            <text:p>rand-4-5-5-750-2.dssp</text:p>
          </table:table-cell>
          <table:table-cell table:formula="of:=IF([.C61]=[.L61])" office:value-type="boolean" office:boolean-value="true" calcext:value-type="boolean">
            <text:p>VERDADEIRO</text:p>
          </table:table-cell>
          <table:table-cell table:formula="of:=[VNS.C61]" office:value-type="float" office:value="-200.8" calcext:value-type="float">
            <text:p>-200,8</text:p>
          </table:table-cell>
          <table:table-cell table:formula="of:=IF([.D61]-[.N6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1]&lt;&gt;[.P61];&quot;*&quot;;&quot;&quot;)" office:value-type="string" office:string-value="" calcext:value-type="error">
            <text:p>#REF!</text:p>
          </table:table-cell>
        </table:table-row>
        <table:table-row table:style-name="ro3">
          <table:table-cell table:number-columns-repeated="11"/>
          <table:table-cell table:formula="of:=[VNS.A62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63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64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65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66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67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table table:name="V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7" calcext:value-type="float">
            <text:p>-47</text:p>
          </table:table-cell>
          <table:table-cell/>
          <table:table-cell office:value-type="float" office:value="300.00059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42.04" calcext:value-type="float">
            <text:p>-42,04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300.00040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97.3" calcext:value-type="float">
            <text:p>-97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.3" calcext:value-type="float">
            <text:p>-97,3</text:p>
          </table:table-cell>
          <table:table-cell office:value-type="float" office:value="300.00028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82.5" calcext:value-type="float">
            <text:p>-82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5" calcext:value-type="float">
            <text:p>-82,5</text:p>
          </table:table-cell>
          <table:table-cell office:value-type="float" office:value="300.00035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43.3" calcext:value-type="float">
            <text:p>-14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3.3" calcext:value-type="float">
            <text:p>-143,3</text:p>
          </table:table-cell>
          <table:table-cell office:value-type="float" office:value="300.00023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20.8" calcext:value-type="float">
            <text:p>-12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0.8" calcext:value-type="float">
            <text:p>-120,8</text:p>
          </table:table-cell>
          <table:table-cell office:value-type="float" office:value="300.0001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37.345059" calcext:value-type="float">
            <text:p>-37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345059" calcext:value-type="float">
            <text:p>-37,35</text:p>
          </table:table-cell>
          <table:table-cell office:value-type="float" office:value="300.00021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34.545398" calcext:value-type="float">
            <text:p>-34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545398" calcext:value-type="float">
            <text:p>-34,55</text:p>
          </table:table-cell>
          <table:table-cell office:value-type="float" office:value="300.00010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76.141667" calcext:value-type="float">
            <text:p>-76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141667" calcext:value-type="float">
            <text:p>-76,14</text:p>
          </table:table-cell>
          <table:table-cell office:value-type="float" office:value="300.0001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66.990476" calcext:value-type="float">
            <text:p>-66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6.990476" calcext:value-type="float">
            <text:p>-66,99</text:p>
          </table:table-cell>
          <table:table-cell office:value-type="float" office:value="300.00058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14.4" calcext:value-type="float">
            <text:p>-11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4.4" calcext:value-type="float">
            <text:p>-114,4</text:p>
          </table:table-cell>
          <table:table-cell office:value-type="float" office:value="300.00061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03" calcext:value-type="float">
            <text:p>-1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" calcext:value-type="float">
            <text:p>-103</text:p>
          </table:table-cell>
          <table:table-cell office:value-type="float" office:value="300.00087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30.966137" calcext:value-type="float">
            <text:p>-30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966137" calcext:value-type="float">
            <text:p>-30,97</text:p>
          </table:table-cell>
          <table:table-cell office:value-type="float" office:value="300.0004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29.045697" calcext:value-type="float">
            <text:p>-29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9.045697" calcext:value-type="float">
            <text:p>-29,05</text:p>
          </table:table-cell>
          <table:table-cell office:value-type="float" office:value="300.00036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68.102921" calcext:value-type="float">
            <text:p>-68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8.102921" calcext:value-type="float">
            <text:p>-68,1</text:p>
          </table:table-cell>
          <table:table-cell office:value-type="float" office:value="300.00035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57.928286" calcext:value-type="float">
            <text:p>-57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928286" calcext:value-type="float">
            <text:p>-57,93</text:p>
          </table:table-cell>
          <table:table-cell office:value-type="float" office:value="300.00056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" calcext:value-type="float">
            <text:p>-100</text:p>
          </table:table-cell>
          <table:table-cell office:value-type="float" office:value="300.0003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87.836576" calcext:value-type="float">
            <text:p>-87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836576" calcext:value-type="float">
            <text:p>-87,84</text:p>
          </table:table-cell>
          <table:table-cell office:value-type="float" office:value="300.00022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28.352677" calcext:value-type="float">
            <text:p>-28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352677" calcext:value-type="float">
            <text:p>-28,35</text:p>
          </table:table-cell>
          <table:table-cell office:value-type="float" office:value="300.0002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24.400108" calcext:value-type="float">
            <text:p>-2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400108" calcext:value-type="float">
            <text:p>-24,4</text:p>
          </table:table-cell>
          <table:table-cell office:value-type="float" office:value="300.00026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58.787785" calcext:value-type="float">
            <text:p>-58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787785" calcext:value-type="float">
            <text:p>-58,79</text:p>
          </table:table-cell>
          <table:table-cell office:value-type="float" office:value="300.0004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53.643207" calcext:value-type="float">
            <text:p>-53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643207" calcext:value-type="float">
            <text:p>-53,64</text:p>
          </table:table-cell>
          <table:table-cell office:value-type="float" office:value="300.00016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86.430553" calcext:value-type="float">
            <text:p>-86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6.430553" calcext:value-type="float">
            <text:p>-86,43</text:p>
          </table:table-cell>
          <table:table-cell office:value-type="float" office:value="300.00021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77.08822" calcext:value-type="float">
            <text:p>-77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08822" calcext:value-type="float">
            <text:p>-77,09</text:p>
          </table:table-cell>
          <table:table-cell office:value-type="float" office:value="300.00025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67.8" calcext:value-type="float">
            <text:p>-67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8" calcext:value-type="float">
            <text:p>-67,8</text:p>
          </table:table-cell>
          <table:table-cell office:value-type="float" office:value="300.00013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63.2" calcext:value-type="float">
            <text:p>-6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2" calcext:value-type="float">
            <text:p>-63,2</text:p>
          </table:table-cell>
          <table:table-cell office:value-type="float" office:value="300.00010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135.2" calcext:value-type="float">
            <text:p>-13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5.2" calcext:value-type="float">
            <text:p>-135,2</text:p>
          </table:table-cell>
          <table:table-cell office:value-type="float" office:value="300.00011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128.2" calcext:value-type="float">
            <text:p>-128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8.2" calcext:value-type="float">
            <text:p>-128,2</text:p>
          </table:table-cell>
          <table:table-cell office:value-type="float" office:value="300.00020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04" calcext:value-type="float">
            <text:p>-204</text:p>
          </table:table-cell>
          <table:table-cell office:value-type="float" office:value="300.000228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04" calcext:value-type="float">
            <text:p>-20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91" calcext:value-type="float">
            <text:p>-191</text:p>
          </table:table-cell>
          <table:table-cell office:value-type="float" office:value="300.000309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91" calcext:value-type="float">
            <text:p>-19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52.106783" calcext:value-type="float">
            <text:p>-52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106783" calcext:value-type="float">
            <text:p>-52,11</text:p>
          </table:table-cell>
          <table:table-cell office:value-type="float" office:value="300.0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47.725958" calcext:value-type="float">
            <text:p>-47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725958" calcext:value-type="float">
            <text:p>-47,73</text:p>
          </table:table-cell>
          <table:table-cell office:value-type="float" office:value="300.0002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114.844321" calcext:value-type="float">
            <text:p>-114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4.844321" calcext:value-type="float">
            <text:p>-114,84</text:p>
          </table:table-cell>
          <table:table-cell office:value-type="float" office:value="300.00033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95.672573" calcext:value-type="float">
            <text:p>-95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5.672573" calcext:value-type="float">
            <text:p>-95,67</text:p>
          </table:table-cell>
          <table:table-cell office:value-type="float" office:value="300.0002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65.2" calcext:value-type="float">
            <text:p>-16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5.2" calcext:value-type="float">
            <text:p>-165,2</text:p>
          </table:table-cell>
          <table:table-cell office:value-type="float" office:value="300.00052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64" calcext:value-type="float">
            <text:p>-16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46" calcext:value-type="float">
            <text:p>-1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6" calcext:value-type="float">
            <text:p>-146</text:p>
          </table:table-cell>
          <table:table-cell office:value-type="float" office:value="300.00020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45" calcext:value-type="float">
            <text:p>-14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42.641299" calcext:value-type="float">
            <text:p>-4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2.641299" calcext:value-type="float">
            <text:p>-42,64</text:p>
          </table:table-cell>
          <table:table-cell office:value-type="float" office:value="300.00047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39.038793" calcext:value-type="float">
            <text:p>-39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038793" calcext:value-type="float">
            <text:p>-39,04</text:p>
          </table:table-cell>
          <table:table-cell office:value-type="float" office:value="300.00024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87.749636" calcext:value-type="float">
            <text:p>-87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749636" calcext:value-type="float">
            <text:p>-87,75</text:p>
          </table:table-cell>
          <table:table-cell office:value-type="float" office:value="300.00048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80.502432" calcext:value-type="float">
            <text:p>-80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502432" calcext:value-type="float">
            <text:p>-80,5</text:p>
          </table:table-cell>
          <table:table-cell office:value-type="float" office:value="300.0004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37.139898" calcext:value-type="float">
            <text:p>-137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7.139898" calcext:value-type="float">
            <text:p>-137,14</text:p>
          </table:table-cell>
          <table:table-cell office:value-type="float" office:value="300.0006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20.692349" calcext:value-type="float">
            <text:p>-120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0.692349" calcext:value-type="float">
            <text:p>-120,69</text:p>
          </table:table-cell>
          <table:table-cell office:value-type="float" office:value="300.00025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37.647335" calcext:value-type="float">
            <text:p>-37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647335" calcext:value-type="float">
            <text:p>-37,65</text:p>
          </table:table-cell>
          <table:table-cell office:value-type="float" office:value="300.00029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33.946063" calcext:value-type="float">
            <text:p>-33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946063" calcext:value-type="float">
            <text:p>-33,95</text:p>
          </table:table-cell>
          <table:table-cell office:value-type="float" office:value="300.0002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76.568011" calcext:value-type="float">
            <text:p>-76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568011" calcext:value-type="float">
            <text:p>-76,57</text:p>
          </table:table-cell>
          <table:table-cell office:value-type="float" office:value="300.00034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65.75931" calcext:value-type="float">
            <text:p>-65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75931" calcext:value-type="float">
            <text:p>-65,76</text:p>
          </table:table-cell>
          <table:table-cell office:value-type="float" office:value="300.0001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19.321155" calcext:value-type="float">
            <text:p>-119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321155" calcext:value-type="float">
            <text:p>-119,32</text:p>
          </table:table-cell>
          <table:table-cell office:value-type="float" office:value="300.0003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05.746743" calcext:value-type="float">
            <text:p>-105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746743" calcext:value-type="float">
            <text:p>-105,75</text:p>
          </table:table-cell>
          <table:table-cell office:value-type="float" office:value="300.00029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34.391702" calcext:value-type="float">
            <text:p>-34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391702" calcext:value-type="float">
            <text:p>-34,39</text:p>
          </table:table-cell>
          <table:table-cell office:value-type="float" office:value="300.0002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28.674788" calcext:value-type="float">
            <text:p>-28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74788" calcext:value-type="float">
            <text:p>-28,67</text:p>
          </table:table-cell>
          <table:table-cell office:value-type="float" office:value="300.0003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69.881673" calcext:value-type="float">
            <text:p>-69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9.881673" calcext:value-type="float">
            <text:p>-69,88</text:p>
          </table:table-cell>
          <table:table-cell office:value-type="float" office:value="300.0006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58.360667" calcext:value-type="float">
            <text:p>-58,3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360667" calcext:value-type="float">
            <text:p>-58,36</text:p>
          </table:table-cell>
          <table:table-cell office:value-type="float" office:value="300.00012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03.297191" calcext:value-type="float">
            <text:p>-10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297191" calcext:value-type="float">
            <text:p>-103,3</text:p>
          </table:table-cell>
          <table:table-cell office:value-type="float" office:value="300.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90.609228" calcext:value-type="float">
            <text:p>-90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0.609228" calcext:value-type="float">
            <text:p>-90,61</text:p>
          </table:table-cell>
          <table:table-cell office:value-type="float" office:value="300.00074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81.8" calcext:value-type="float">
            <text:p>-8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1.8" calcext:value-type="float">
            <text:p>-81,8</text:p>
          </table:table-cell>
          <table:table-cell office:value-type="float" office:value="300.00011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70.4" calcext:value-type="float">
            <text:p>-7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4" calcext:value-type="float">
            <text:p>-70,4</text:p>
          </table:table-cell>
          <table:table-cell office:value-type="float" office:value="300.0000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147.6" calcext:value-type="float">
            <text:p>-14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7.6" calcext:value-type="float">
            <text:p>-147,6</text:p>
          </table:table-cell>
          <table:table-cell office:value-type="float" office:value="300.0001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47" calcext:value-type="float">
            <text:p>-1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135.6" calcext:value-type="float">
            <text:p>-135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5.6" calcext:value-type="float">
            <text:p>-135,6</text:p>
          </table:table-cell>
          <table:table-cell office:value-type="float" office:value="300.00024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233.2" calcext:value-type="float">
            <text:p>-23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3.2" calcext:value-type="float">
            <text:p>-233,2</text:p>
          </table:table-cell>
          <table:table-cell office:value-type="float" office:value="300.0001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200.8" calcext:value-type="float">
            <text:p>-20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0.8" calcext:value-type="float">
            <text:p>-200,8</text:p>
          </table:table-cell>
          <table:table-cell office:value-type="float" office:value="300.0001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Resumo" table:style-name="ta1">
        <table:table-column table:style-name="co30" table:default-cell-style-name="Default"/>
        <table:table-column table:style-name="co14" table:number-columns-repeated="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13" table:default-cell-style-name="Default"/>
        <table:table-row table:style-name="ro3">
          <table:table-cell table:formula="of:=[Global.A1]" office:value-type="string" office:string-value="filename" calcext:value-type="string">
            <text:p>filename</text:p>
          </table:table-cell>
          <table:table-cell table:formula="of:=[Root.B1]" office:value-type="string" office:string-value="lb" calcext:value-type="string">
            <text:p>lb</text:p>
          </table:table-cell>
          <table:table-cell table:formula="of:=[Global.C1]" office:value-type="string" office:string-value="ub" calcext:value-type="string">
            <text:p>ub</text:p>
          </table:table-cell>
          <table:table-cell table:formula="of:=[Global.D1]" office:value-type="string" office:string-value="time_antigo" calcext:value-type="string">
            <text:p>time_antigo</text:p>
          </table:table-cell>
          <table:table-cell table:formula="of:=[Root.D1]" office:value-type="string" office:string-value="root" calcext:value-type="string">
            <text:p>roo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 table:number-columns-repeated="2"/>
          <table:table-cell office:value-type="string" calcext:value-type="string">
            <text:p>DIST_RA</text:p>
          </table:table-cell>
          <table:table-cell office:value-type="string" calcext:value-type="string">
            <text:p>DIST_VNS</text:p>
          </table:table-cell>
          <table:table-cell/>
          <table:table-cell office:value-type="string" calcext:value-type="string">
            <text:p>Melhor</text:p>
          </table:table-cell>
          <table:table-cell table:number-columns-repeated="3"/>
          <table:table-cell office:value-type="string" calcext:value-type="string">
            <text:p>RA</text:p>
          </table:table-cell>
          <table:table-cell table:number-columns-repeated="2"/>
          <table:table-cell office:value-type="string" calcext:value-type="string">
            <text:p>VNS</text:p>
          </table:table-cell>
          <table:table-cell table:number-columns-repeated="3"/>
          <table:table-cell table:formula="of:=[RA.A1]" office:value-type="string" office:string-value="frac" calcext:value-type="string">
            <text:p>frac</text:p>
          </table:table-cell>
          <table:table-cell table:formula="of:=[RA.B1]" office:value-type="string" office:string-value="inteiras" calcext:value-type="string">
            <text:p>inteiras</text:p>
          </table:table-cell>
          <table:table-cell table:number-columns-repeated="3"/>
        </table:table-row>
        <table:table-row table:style-name="ro3">
          <table:table-cell table:formula="of:=[RA.C2]" office:value-type="string" office:string-value="rand-20-10-10-250-1.dssp" calcext:value-type="string">
            <text:p>rand-20-10-10-250-1.dssp</text:p>
          </table:table-cell>
          <table:table-cell table:formula="of:=[RA.D2]" office:value-type="float" office:value="-47" calcext:value-type="float">
            <text:p>-47</text:p>
          </table:table-cell>
          <table:table-cell table:formula="of:=[RA.E2]" office:value-type="float" office:value="-47" calcext:value-type="float">
            <text:p>-47</text:p>
          </table:table-cell>
          <table:table-cell/>
          <table:table-cell office:value-type="float" office:value="-47" calcext:value-type="float">
            <text:p>-47</text:p>
          </table:table-cell>
          <table:table-cell table:formula="of:=[RA.J2]" office:value-type="float" office:value="-47" calcext:value-type="float">
            <text:p>-47</text:p>
          </table:table-cell>
          <table:table-cell table:formula="of:=[VNS.H2]" office:value-type="float" office:value="-47" calcext:value-type="float">
            <text:p>-47</text:p>
          </table:table-cell>
          <table:table-cell table:formula="of:=[.G2]-[.B2]" office:value-type="float" office:value="0" calcext:value-type="float">
            <text:p>0</text:p>
          </table:table-cell>
          <table:table-cell table:formula="of:=IF([.H2]&lt;1;1;0)" office:value-type="float" office:value="1" calcext:value-type="float">
            <text:p>1</text:p>
          </table:table-cell>
          <table:table-cell table:formula="of:=[.F2]-[.B2]" office:value-type="float" office:value="0" calcext:value-type="float">
            <text:p>0</text:p>
          </table:table-cell>
          <table:table-cell table:formula="of:=[.G2]-[.B2]" office:value-type="float" office:value="0" calcext:value-type="float">
            <text:p>0</text:p>
          </table:table-cell>
          <table:table-cell/>
          <table:table-cell table:style-name="ce14" table:formula="of:=IF([.J2]=[.K2]; &quot;IGUAL&quot;; IF([.J2]&lt;[.K2]; &quot;RA&quot;; &quot;VNS&quot;))" office:value-type="string" office:string-value="IGUAL" calcext:value-type="string">
            <text:p>IGUAL</text:p>
          </table:table-cell>
          <table:table-cell table:number-columns-repeated="10"/>
          <table:table-cell table:formula="of:=[RA.A2]" office:value-type="float" office:value="21" calcext:value-type="float">
            <text:p>21</text:p>
          </table:table-cell>
          <table:table-cell table:formula="of:=[RA.B2]" office:value-type="float" office:value="19991" calcext:value-type="float">
            <text:p>19991</text:p>
          </table:table-cell>
          <table:table-cell table:formula="of:=[.X2]+[.Y2]" office:value-type="float" office:value="20012" calcext:value-type="float">
            <text:p>20012</text:p>
          </table:table-cell>
          <table:table-cell table:formula="of:=[.X2]*100/[.Z2]" office:value-type="float" office:value="0.104937037777334" calcext:value-type="float">
            <text:p>0,1</text:p>
          </table:table-cell>
          <table:table-cell table:formula="of:=AVERAGE([.AA2:.AA60])" office:value-type="float" office:value="2.04360445124637" calcext:value-type="float">
            <text:p>2,04</text:p>
          </table:table-cell>
        </table:table-row>
        <table:table-row table:style-name="ro3">
          <table:table-cell table:formula="of:=[RA.C3]" office:value-type="string" office:string-value="rand-20-10-10-250-2.dssp" calcext:value-type="string">
            <text:p>rand-20-10-10-250-2.dssp</text:p>
          </table:table-cell>
          <table:table-cell table:formula="of:=[RA.D3]" office:value-type="float" office:value="-42.04" calcext:value-type="float">
            <text:p>-42,04</text:p>
          </table:table-cell>
          <table:table-cell table:formula="of:=[RA.E3]" office:value-type="float" office:value="-42" calcext:value-type="float">
            <text:p>-42</text:p>
          </table:table-cell>
          <table:table-cell/>
          <table:table-cell table:style-name="ce15" office:value-type="string" calcext:value-type="string">
            <text:p>-42.04</text:p>
          </table:table-cell>
          <table:table-cell table:formula="of:=[RA.J3]" office:value-type="float" office:value="-40" calcext:value-type="float">
            <text:p>-40</text:p>
          </table:table-cell>
          <table:table-cell table:formula="of:=[VNS.H3]" office:value-type="float" office:value="-41" calcext:value-type="float">
            <text:p>-41</text:p>
          </table:table-cell>
          <table:table-cell table:formula="of:=[.G3]-[.B3]" office:value-type="float" office:value="1.04" calcext:value-type="float">
            <text:p>1,04</text:p>
          </table:table-cell>
          <table:table-cell table:formula="of:=IF([.H3]&lt;1;1;0)" office:value-type="float" office:value="0" calcext:value-type="float">
            <text:p>0</text:p>
          </table:table-cell>
          <table:table-cell table:formula="of:=[.F3]-[.B3]" office:value-type="float" office:value="2.04" calcext:value-type="float">
            <text:p>2,04</text:p>
          </table:table-cell>
          <table:table-cell table:formula="of:=[.G3]-[.B3]" office:value-type="float" office:value="1.04" calcext:value-type="float">
            <text:p>1,04</text:p>
          </table:table-cell>
          <table:table-cell/>
          <table:table-cell table:style-name="ce14" table:formula="of:=IF([.J3]=[.K3]; &quot;IGUAL&quot;; IF([.J3]&lt;[.K3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IGUAL</text:p>
          </table:table-cell>
          <table:table-cell table:formula="of:=COUNTIFS([.M2:.M61];&quot;=IGUAL&quot;)" office:value-type="float" office:value="20" calcext:value-type="float">
            <text:p>20</text:p>
          </table:table-cell>
          <table:table-cell table:number-columns-repeated="8"/>
          <table:table-cell table:formula="of:=[RA.A3]" office:value-type="float" office:value="38" calcext:value-type="float">
            <text:p>38</text:p>
          </table:table-cell>
          <table:table-cell table:formula="of:=[RA.B3]" office:value-type="float" office:value="19974" calcext:value-type="float">
            <text:p>19974</text:p>
          </table:table-cell>
          <table:table-cell table:formula="of:=[.X3]+[.Y3]" office:value-type="float" office:value="20012" calcext:value-type="float">
            <text:p>20012</text:p>
          </table:table-cell>
          <table:table-cell table:formula="of:=[.X3]*100/[.Z3]" office:value-type="float" office:value="0.189886068358985" calcext:value-type="float">
            <text:p>0,19</text:p>
          </table:table-cell>
          <table:table-cell/>
        </table:table-row>
        <table:table-row table:style-name="ro3">
          <table:table-cell table:formula="of:=[RA.C4]" office:value-type="string" office:string-value="rand-20-10-10-500-1.dssp" calcext:value-type="string">
            <text:p>rand-20-10-10-500-1.dssp</text:p>
          </table:table-cell>
          <table:table-cell table:formula="of:=[RA.D4]" office:value-type="float" office:value="-97.3" calcext:value-type="float">
            <text:p>-97,3</text:p>
          </table:table-cell>
          <table:table-cell table:formula="of:=[RA.E4]" office:value-type="float" office:value="1E+020" calcext:value-type="float">
            <text:p>1,00E+20</text:p>
          </table:table-cell>
          <table:table-cell/>
          <table:table-cell table:formula="of:=[RA.F4]" office:value-type="float" office:value="-97.3" calcext:value-type="float">
            <text:p>-97,3</text:p>
          </table:table-cell>
          <table:table-cell table:formula="of:=[RA.J4]" office:value-type="float" office:value="-95" calcext:value-type="float">
            <text:p>-95</text:p>
          </table:table-cell>
          <table:table-cell table:formula="of:=[VNS.H4]" office:value-type="float" office:value="-97" calcext:value-type="float">
            <text:p>-97</text:p>
          </table:table-cell>
          <table:table-cell table:formula="of:=[.G4]-[.B4]" office:value-type="float" office:value="0.299999999999997" calcext:value-type="float">
            <text:p>0,3</text:p>
          </table:table-cell>
          <table:table-cell table:formula="of:=IF([.H4]&lt;1;1;0)" office:value-type="float" office:value="1" calcext:value-type="float">
            <text:p>1</text:p>
          </table:table-cell>
          <table:table-cell table:formula="of:=[.F4]-[.B4]" office:value-type="float" office:value="2.3" calcext:value-type="float">
            <text:p>2,3</text:p>
          </table:table-cell>
          <table:table-cell table:formula="of:=[.G4]-[.B4]" office:value-type="float" office:value="0.299999999999997" calcext:value-type="float">
            <text:p>0,3</text:p>
          </table:table-cell>
          <table:table-cell table:formula="of:=IF([.K4]&lt;0; [.K4]*-1; [.K4])" office:value-type="float" office:value="0.299999999999997" calcext:value-type="float">
            <text:p>0,3</text:p>
          </table:table-cell>
          <table:table-cell table:style-name="ce14" table:formula="of:=IF([.J4]=[.K4]; &quot;IGUAL&quot;; IF([.J4]&lt;[.K4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VNS</text:p>
          </table:table-cell>
          <table:table-cell table:formula="of:=COUNTIFS([.M2:.M61];&quot;=VNS&quot;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([.J4]-[.$N$14]) * ([.J4]-[.$N$14])" office:value-type="string" office:string-value="" calcext:value-type="error">
            <text:p>#VALUE!</text:p>
          </table:table-cell>
          <table:table-cell table:formula="of:=([.K4]-[.$O$14]) * ([.K4]-[.$O$14])" office:value-type="float" office:value="0.0899999999999983" calcext:value-type="float">
            <text:p>0,09</text:p>
          </table:table-cell>
          <table:table-cell table:number-columns-repeated="3"/>
          <table:table-cell table:formula="of:=STDEV([.J2:.J61])" office:value-type="float" office:value="1.51592773662092" calcext:value-type="float">
            <text:p>1,52</text:p>
          </table:table-cell>
          <table:table-cell/>
          <table:table-cell table:formula="of:=[RA.A4]" office:value-type="float" office:value="36" calcext:value-type="float">
            <text:p>36</text:p>
          </table:table-cell>
          <table:table-cell table:formula="of:=[RA.B4]" office:value-type="float" office:value="9976" calcext:value-type="float">
            <text:p>9976</text:p>
          </table:table-cell>
          <table:table-cell table:formula="of:=[.X4]+[.Y4]" office:value-type="float" office:value="10012" calcext:value-type="float">
            <text:p>10012</text:p>
          </table:table-cell>
          <table:table-cell table:formula="of:=[.X4]*100/[.Z4]" office:value-type="float" office:value="0.359568517778666" calcext:value-type="float">
            <text:p>0,36</text:p>
          </table:table-cell>
          <table:table-cell/>
        </table:table-row>
        <table:table-row table:style-name="ro3">
          <table:table-cell table:formula="of:=[RA.C5]" office:value-type="string" office:string-value="rand-20-10-10-500-2.dssp" calcext:value-type="string">
            <text:p>rand-20-10-10-500-2.dssp</text:p>
          </table:table-cell>
          <table:table-cell table:formula="of:=[RA.D5]" office:value-type="float" office:value="-82.5" calcext:value-type="float">
            <text:p>-82,5</text:p>
          </table:table-cell>
          <table:table-cell table:formula="of:=[RA.E5]" office:value-type="float" office:value="1E+020" calcext:value-type="float">
            <text:p>1,00E+20</text:p>
          </table:table-cell>
          <table:table-cell/>
          <table:table-cell table:formula="of:=[RA.F5]" office:value-type="float" office:value="-82.5" calcext:value-type="float">
            <text:p>-82,5</text:p>
          </table:table-cell>
          <table:table-cell table:formula="of:=[RA.J5]" office:value-type="float" office:value="-80" calcext:value-type="float">
            <text:p>-80</text:p>
          </table:table-cell>
          <table:table-cell table:formula="of:=[VNS.H5]" office:value-type="float" office:value="-81" calcext:value-type="float">
            <text:p>-81</text:p>
          </table:table-cell>
          <table:table-cell table:formula="of:=[.G5]-[.B5]" office:value-type="float" office:value="1.5" calcext:value-type="float">
            <text:p>1,5</text:p>
          </table:table-cell>
          <table:table-cell table:formula="of:=IF([.H5]&lt;1;1;0)" office:value-type="float" office:value="0" calcext:value-type="float">
            <text:p>0</text:p>
          </table:table-cell>
          <table:table-cell table:formula="of:=[.F5]-[.B5]" office:value-type="float" office:value="2.5" calcext:value-type="float">
            <text:p>2,5</text:p>
          </table:table-cell>
          <table:table-cell table:formula="of:=[.G5]-[.B5]" office:value-type="float" office:value="1.5" calcext:value-type="float">
            <text:p>1,5</text:p>
          </table:table-cell>
          <table:table-cell table:formula="of:=IF([.K5]&lt;0; [.K5]*-1; [.K5])" office:value-type="float" office:value="1.5" calcext:value-type="float">
            <text:p>1,5</text:p>
          </table:table-cell>
          <table:table-cell table:style-name="ce14" table:formula="of:=IF([.J5]=[.K5]; &quot;IGUAL&quot;; IF([.J5]&lt;[.K5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RA</text:p>
          </table:table-cell>
          <table:table-cell table:formula="of:=COUNTIFS([.M2:.M61];&quot;=RA&quot;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J5]-[.$N$14]) * ([.J5]-[.$N$14])" office:value-type="string" office:string-value="" calcext:value-type="error">
            <text:p>#VALUE!</text:p>
          </table:table-cell>
          <table:table-cell table:formula="of:=([.K5]-[.$O$14]) * ([.K5]-[.$O$14])" office:value-type="float" office:value="2.25" calcext:value-type="float">
            <text:p>2,25</text:p>
          </table:table-cell>
          <table:table-cell table:number-columns-repeated="3"/>
          <table:table-cell table:formula="of:=STDEV([.F2:.F61])" office:value-type="float" office:value="48.945825003883" calcext:value-type="float">
            <text:p>48,95</text:p>
          </table:table-cell>
          <table:table-cell/>
          <table:table-cell table:formula="of:=[RA.A5]" office:value-type="float" office:value="24" calcext:value-type="float">
            <text:p>24</text:p>
          </table:table-cell>
          <table:table-cell table:formula="of:=[RA.B5]" office:value-type="float" office:value="9988" calcext:value-type="float">
            <text:p>9988</text:p>
          </table:table-cell>
          <table:table-cell table:formula="of:=[.X5]+[.Y5]" office:value-type="float" office:value="10012" calcext:value-type="float">
            <text:p>10012</text:p>
          </table:table-cell>
          <table:table-cell table:formula="of:=[.X5]*100/[.Z5]" office:value-type="float" office:value="0.239712345185777" calcext:value-type="float">
            <text:p>0,24</text:p>
          </table:table-cell>
          <table:table-cell/>
        </table:table-row>
        <table:table-row table:style-name="ro3">
          <table:table-cell table:formula="of:=[RA.C6]" office:value-type="string" office:string-value="rand-20-10-10-750-1.dssp" calcext:value-type="string">
            <text:p>rand-20-10-10-750-1.dssp</text:p>
          </table:table-cell>
          <table:table-cell table:formula="of:=[RA.D6]" office:value-type="float" office:value="-143.3" calcext:value-type="float">
            <text:p>-143,3</text:p>
          </table:table-cell>
          <table:table-cell table:formula="of:=[RA.E6]" office:value-type="float" office:value="1E+020" calcext:value-type="float">
            <text:p>1,00E+20</text:p>
          </table:table-cell>
          <table:table-cell/>
          <table:table-cell table:formula="of:=[RA.F6]" office:value-type="float" office:value="-143.3" calcext:value-type="float">
            <text:p>-143,3</text:p>
          </table:table-cell>
          <table:table-cell table:formula="of:=[RA.J6]" office:value-type="float" office:value="-142" calcext:value-type="float">
            <text:p>-142</text:p>
          </table:table-cell>
          <table:table-cell table:formula="of:=[VNS.H6]" office:value-type="float" office:value="-142" calcext:value-type="float">
            <text:p>-142</text:p>
          </table:table-cell>
          <table:table-cell table:formula="of:=[.G6]-[.B6]" office:value-type="float" office:value="1.30000000000001" calcext:value-type="float">
            <text:p>1,3</text:p>
          </table:table-cell>
          <table:table-cell table:formula="of:=IF([.H6]&lt;1;1;0)" office:value-type="float" office:value="0" calcext:value-type="float">
            <text:p>0</text:p>
          </table:table-cell>
          <table:table-cell table:formula="of:=[.F6]-[.B6]" office:value-type="float" office:value="1.30000000000001" calcext:value-type="float">
            <text:p>1,3</text:p>
          </table:table-cell>
          <table:table-cell table:formula="of:=[.G6]-[.B6]" office:value-type="float" office:value="1.30000000000001" calcext:value-type="float">
            <text:p>1,3</text:p>
          </table:table-cell>
          <table:table-cell table:formula="of:=IF([.K6]&lt;0; [.K6]*-1; [.K6])" office:value-type="float" office:value="1.30000000000001" calcext:value-type="float">
            <text:p>1,3</text:p>
          </table:table-cell>
          <table:table-cell table:style-name="ce14" table:formula="of:=IF([.J6]=[.K6]; &quot;IGUAL&quot;; IF([.J6]&lt;[.K6]; &quot;RA&quot;; &quot;VNS&quot;))" office:value-type="string" office:string-value="IGUAL" calcext:value-type="string">
            <text:p>IGUA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J6]-[.$N$14]) * ([.J6]-[.$N$14])" office:value-type="string" office:string-value="" calcext:value-type="error">
            <text:p>#VALUE!</text:p>
          </table:table-cell>
          <table:table-cell table:formula="of:=([.K6]-[.$O$14]) * ([.K6]-[.$O$14])" office:value-type="float" office:value="1.69000000000003" calcext:value-type="float">
            <text:p>1,69</text:p>
          </table:table-cell>
          <table:table-cell table:number-columns-repeated="5"/>
          <table:table-cell table:formula="of:=[RA.A6]" office:value-type="float" office:value="38" calcext:value-type="float">
            <text:p>38</text:p>
          </table:table-cell>
          <table:table-cell table:formula="of:=[RA.B6]" office:value-type="float" office:value="14974" calcext:value-type="float">
            <text:p>14974</text:p>
          </table:table-cell>
          <table:table-cell table:formula="of:=[.X6]+[.Y6]" office:value-type="float" office:value="15012" calcext:value-type="float">
            <text:p>15012</text:p>
          </table:table-cell>
          <table:table-cell table:formula="of:=[.X6]*100/[.Z6]" office:value-type="float" office:value="0.253130828670397" calcext:value-type="float">
            <text:p>0,25</text:p>
          </table:table-cell>
          <table:table-cell/>
        </table:table-row>
        <table:table-row table:style-name="ro3">
          <table:table-cell table:formula="of:=[RA.C7]" office:value-type="string" office:string-value="rand-20-10-10-750-2.dssp" calcext:value-type="string">
            <text:p>rand-20-10-10-750-2.dssp</text:p>
          </table:table-cell>
          <table:table-cell table:formula="of:=[RA.D7]" office:value-type="float" office:value="-120.8" calcext:value-type="float">
            <text:p>-120,8</text:p>
          </table:table-cell>
          <table:table-cell table:formula="of:=[RA.E7]" office:value-type="float" office:value="1E+020" calcext:value-type="float">
            <text:p>1,00E+20</text:p>
          </table:table-cell>
          <table:table-cell/>
          <table:table-cell table:formula="of:=[RA.F7]" office:value-type="float" office:value="-120.8" calcext:value-type="float">
            <text:p>-120,8</text:p>
          </table:table-cell>
          <table:table-cell table:formula="of:=[RA.J7]" office:value-type="float" office:value="-119" calcext:value-type="float">
            <text:p>-119</text:p>
          </table:table-cell>
          <table:table-cell table:formula="of:=[VNS.H7]" office:value-type="float" office:value="-119" calcext:value-type="float">
            <text:p>-119</text:p>
          </table:table-cell>
          <table:table-cell table:formula="of:=[.G7]-[.B7]" office:value-type="float" office:value="1.8" calcext:value-type="float">
            <text:p>1,8</text:p>
          </table:table-cell>
          <table:table-cell table:formula="of:=IF([.H7]&lt;1;1;0)" office:value-type="float" office:value="0" calcext:value-type="float">
            <text:p>0</text:p>
          </table:table-cell>
          <table:table-cell table:formula="of:=[.F7]-[.B7]" office:value-type="float" office:value="1.8" calcext:value-type="float">
            <text:p>1,8</text:p>
          </table:table-cell>
          <table:table-cell table:formula="of:=[.G7]-[.B7]" office:value-type="float" office:value="1.8" calcext:value-type="float">
            <text:p>1,8</text:p>
          </table:table-cell>
          <table:table-cell table:formula="of:=IF([.K7]&lt;0; [.K7]*-1; [.K7])" office:value-type="float" office:value="1.8" calcext:value-type="float">
            <text:p>1,8</text:p>
          </table:table-cell>
          <table:table-cell table:style-name="ce14" table:formula="of:=IF([.J7]=[.K7]; &quot;IGUAL&quot;; IF([.J7]&lt;[.K7]; &quot;RA&quot;; &quot;VNS&quot;))" office:value-type="string" office:string-value="IGUAL" calcext:value-type="string">
            <text:p>IGUAL</text:p>
          </table:table-cell>
          <table:table-cell office:value-type="string" calcext:value-type="string">
            <text:p>RA_BARRA</text:p>
          </table:table-cell>
          <table:table-cell table:style-name="ce9" table:formula="of:=AVERAGE([.J2:.J61])" office:value-type="float" office:value="2.63771125" calcext:value-type="float">
            <text:p>2,64</text:p>
          </table:table-cell>
          <table:table-cell office:value-type="float" office:value="6" calcext:value-type="float">
            <text:p>6</text:p>
          </table:table-cell>
          <table:table-cell table:formula="of:=([.J7]-[.$N$14]) * ([.J7]-[.$N$14])" office:value-type="string" office:string-value="" calcext:value-type="error">
            <text:p>#VALUE!</text:p>
          </table:table-cell>
          <table:table-cell table:formula="of:=([.K7]-[.$O$14]) * ([.K7]-[.$O$14])" office:value-type="float" office:value="3.23999999999999" calcext:value-type="float">
            <text:p>3,24</text:p>
          </table:table-cell>
          <table:table-cell table:number-columns-repeated="5"/>
          <table:table-cell table:formula="of:=[RA.A7]" office:value-type="float" office:value="19" calcext:value-type="float">
            <text:p>19</text:p>
          </table:table-cell>
          <table:table-cell table:formula="of:=[RA.B7]" office:value-type="float" office:value="14993" calcext:value-type="float">
            <text:p>14993</text:p>
          </table:table-cell>
          <table:table-cell table:formula="of:=[.X7]+[.Y7]" office:value-type="float" office:value="15012" calcext:value-type="float">
            <text:p>15012</text:p>
          </table:table-cell>
          <table:table-cell table:formula="of:=[.X7]*100/[.Z7]" office:value-type="float" office:value="0.126565414335198" calcext:value-type="float">
            <text:p>0,13</text:p>
          </table:table-cell>
          <table:table-cell/>
        </table:table-row>
        <table:table-row table:style-name="ro3">
          <table:table-cell table:formula="of:=[RA.C8]" office:value-type="string" office:string-value="rand-20-15-15-250-1.dssp" calcext:value-type="string">
            <text:p>rand-20-15-15-250-1.dssp</text:p>
          </table:table-cell>
          <table:table-cell table:formula="of:=[RA.D8]" office:value-type="float" office:value="-37.345059" calcext:value-type="float">
            <text:p>-37,35</text:p>
          </table:table-cell>
          <table:table-cell table:formula="of:=[RA.E8]" office:value-type="float" office:value="1E+020" calcext:value-type="float">
            <text:p>1,00E+20</text:p>
          </table:table-cell>
          <table:table-cell/>
          <table:table-cell table:formula="of:=[RA.F8]" office:value-type="float" office:value="-37.345059" calcext:value-type="float">
            <text:p>-37,35</text:p>
          </table:table-cell>
          <table:table-cell table:formula="of:=[RA.J8]" office:value-type="float" office:value="-36" calcext:value-type="float">
            <text:p>-36</text:p>
          </table:table-cell>
          <table:table-cell table:formula="of:=[VNS.H8]" office:value-type="float" office:value="-36" calcext:value-type="float">
            <text:p>-36</text:p>
          </table:table-cell>
          <table:table-cell table:formula="of:=[.G8]-[.B8]" office:value-type="float" office:value="1.345059" calcext:value-type="float">
            <text:p>1,35</text:p>
          </table:table-cell>
          <table:table-cell table:formula="of:=IF([.H8]&lt;1;1;0)" office:value-type="float" office:value="0" calcext:value-type="float">
            <text:p>0</text:p>
          </table:table-cell>
          <table:table-cell table:formula="of:=[.F8]-[.B8]" office:value-type="float" office:value="1.345059" calcext:value-type="float">
            <text:p>1,35</text:p>
          </table:table-cell>
          <table:table-cell table:formula="of:=[.G8]-[.B8]" office:value-type="float" office:value="1.345059" calcext:value-type="float">
            <text:p>1,35</text:p>
          </table:table-cell>
          <table:table-cell table:formula="of:=IF([.K8]&lt;0; [.K8]*-1; [.K8])" office:value-type="float" office:value="1.345059" calcext:value-type="float">
            <text:p>1,35</text:p>
          </table:table-cell>
          <table:table-cell table:style-name="ce14" table:formula="of:=IF([.J8]=[.K8]; &quot;IGUAL&quot;; IF([.J8]&lt;[.K8]; &quot;RA&quot;; &quot;VNS&quot;))" office:value-type="string" office:string-value="IGUAL" calcext:value-type="string">
            <text:p>IGUAL</text:p>
          </table:table-cell>
          <table:table-cell office:value-type="string" calcext:value-type="string">
            <text:p>VNS_BARRA</text:p>
          </table:table-cell>
          <table:table-cell table:style-name="ce9" table:formula="of:=AVERAGE([.K2:.K61])" office:value-type="float" office:value="1.73771125" calcext:value-type="float">
            <text:p>1,74</text:p>
          </table:table-cell>
          <table:table-cell office:value-type="float" office:value="9" calcext:value-type="float">
            <text:p>9</text:p>
          </table:table-cell>
          <table:table-cell table:formula="of:=([.J8]-[.$N$14]) * ([.J8]-[.$N$14])" office:value-type="string" office:string-value="" calcext:value-type="error">
            <text:p>#VALUE!</text:p>
          </table:table-cell>
          <table:table-cell table:formula="of:=([.K8]-[.$O$14]) * ([.K8]-[.$O$14])" office:value-type="float" office:value="1.809183713481" calcext:value-type="float">
            <text:p>1,81</text:p>
          </table:table-cell>
          <table:table-cell/>
          <table:table-cell office:value-type="string" calcext:value-type="string">
            <text:p>desvpad VNS</text:p>
          </table:table-cell>
          <table:table-cell table:style-name="ce9" table:formula="of:=SQRT(DEVSQ([.J2:.J61])/60)" office:value-type="float" office:value="1.50324192584306" calcext:value-type="float">
            <text:p>1,5</text:p>
          </table:table-cell>
          <table:table-cell table:style-name="ce9" table:formula="of:=SQRT(DEVSQ([.K2:.K61])/60)" office:value-type="float" office:value="1.04322143907499" calcext:value-type="float">
            <text:p>1,04</text:p>
          </table:table-cell>
          <table:table-cell/>
          <table:table-cell table:formula="of:=[RA.A8]" office:value-type="float" office:value="23" calcext:value-type="float">
            <text:p>23</text:p>
          </table:table-cell>
          <table:table-cell table:formula="of:=[RA.B8]" office:value-type="float" office:value="4994" calcext:value-type="float">
            <text:p>4994</text:p>
          </table:table-cell>
          <table:table-cell table:formula="of:=[.X8]+[.Y8]" office:value-type="float" office:value="5017" calcext:value-type="float">
            <text:p>5017</text:p>
          </table:table-cell>
          <table:table-cell table:formula="of:=[.X8]*100/[.Z8]" office:value-type="float" office:value="0.458441299581423" calcext:value-type="float">
            <text:p>0,46</text:p>
          </table:table-cell>
          <table:table-cell/>
        </table:table-row>
        <table:table-row table:style-name="ro3">
          <table:table-cell table:formula="of:=[RA.C9]" office:value-type="string" office:string-value="rand-20-15-15-250-2.dssp" calcext:value-type="string">
            <text:p>rand-20-15-15-250-2.dssp</text:p>
          </table:table-cell>
          <table:table-cell table:formula="of:=[RA.D9]" office:value-type="float" office:value="-34.545398" calcext:value-type="float">
            <text:p>-34,55</text:p>
          </table:table-cell>
          <table:table-cell table:formula="of:=[RA.E9]" office:value-type="float" office:value="1E+020" calcext:value-type="float">
            <text:p>1,00E+20</text:p>
          </table:table-cell>
          <table:table-cell/>
          <table:table-cell table:formula="of:=[RA.F9]" office:value-type="float" office:value="-34.545398" calcext:value-type="float">
            <text:p>-34,55</text:p>
          </table:table-cell>
          <table:table-cell table:formula="of:=[RA.J9]" office:value-type="float" office:value="-30" calcext:value-type="float">
            <text:p>-30</text:p>
          </table:table-cell>
          <table:table-cell table:formula="of:=[VNS.H9]" office:value-type="float" office:value="-33" calcext:value-type="float">
            <text:p>-33</text:p>
          </table:table-cell>
          <table:table-cell table:formula="of:=[.G9]-[.B9]" office:value-type="float" office:value="1.545398" calcext:value-type="float">
            <text:p>1,55</text:p>
          </table:table-cell>
          <table:table-cell table:formula="of:=IF([.H9]&lt;1;1;0)" office:value-type="float" office:value="0" calcext:value-type="float">
            <text:p>0</text:p>
          </table:table-cell>
          <table:table-cell table:formula="of:=[.F9]-[.B9]" office:value-type="float" office:value="4.545398" calcext:value-type="float">
            <text:p>4,55</text:p>
          </table:table-cell>
          <table:table-cell table:formula="of:=[.G9]-[.B9]" office:value-type="float" office:value="1.545398" calcext:value-type="float">
            <text:p>1,55</text:p>
          </table:table-cell>
          <table:table-cell table:formula="of:=IF([.K9]&lt;0; [.K9]*-1; [.K9])" office:value-type="float" office:value="1.545398" calcext:value-type="float">
            <text:p>1,55</text:p>
          </table:table-cell>
          <table:table-cell table:style-name="ce14" table:formula="of:=IF([.J9]=[.K9]; &quot;IGUAL&quot;; IF([.J9]&lt;[.K9]; &quot;RA&quot;; &quot;VNS&quot;))" office:value-type="string" office:string-value="VNS" calcext:value-type="string">
            <text:p>VN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9]-[.$N$14]) * ([.J9]-[.$N$14])" office:value-type="string" office:string-value="" calcext:value-type="error">
            <text:p>#VALUE!</text:p>
          </table:table-cell>
          <table:table-cell table:formula="of:=([.K9]-[.$O$14]) * ([.K9]-[.$O$14])" office:value-type="float" office:value="2.388254978404" calcext:value-type="float">
            <text:p>2,39</text:p>
          </table:table-cell>
          <table:table-cell table:number-columns-repeated="5"/>
          <table:table-cell table:formula="of:=[RA.A9]" office:value-type="float" office:value="57" calcext:value-type="float">
            <text:p>57</text:p>
          </table:table-cell>
          <table:table-cell table:formula="of:=[RA.B9]" office:value-type="float" office:value="4960" calcext:value-type="float">
            <text:p>4960</text:p>
          </table:table-cell>
          <table:table-cell table:formula="of:=[.X9]+[.Y9]" office:value-type="float" office:value="5017" calcext:value-type="float">
            <text:p>5017</text:p>
          </table:table-cell>
          <table:table-cell table:formula="of:=[.X9]*100/[.Z9]" office:value-type="float" office:value="1.13613713374527" calcext:value-type="float">
            <text:p>1,14</text:p>
          </table:table-cell>
          <table:table-cell/>
        </table:table-row>
        <table:table-row table:style-name="ro3">
          <table:table-cell table:formula="of:=[RA.C10]" office:value-type="string" office:string-value="rand-20-15-15-500-1.dssp" calcext:value-type="string">
            <text:p>rand-20-15-15-500-1.dssp</text:p>
          </table:table-cell>
          <table:table-cell table:formula="of:=[RA.D10]" office:value-type="float" office:value="-76.141667" calcext:value-type="float">
            <text:p>-76,14</text:p>
          </table:table-cell>
          <table:table-cell table:formula="of:=[RA.E10]" office:value-type="float" office:value="1E+020" calcext:value-type="float">
            <text:p>1,00E+20</text:p>
          </table:table-cell>
          <table:table-cell/>
          <table:table-cell table:formula="of:=[RA.F10]" office:value-type="float" office:value="-76.141667" calcext:value-type="float">
            <text:p>-76,14</text:p>
          </table:table-cell>
          <table:table-cell table:formula="of:=[RA.J10]" office:value-type="float" office:value="-75" calcext:value-type="float">
            <text:p>-75</text:p>
          </table:table-cell>
          <table:table-cell table:formula="of:=[VNS.H10]" office:value-type="float" office:value="-75" calcext:value-type="float">
            <text:p>-75</text:p>
          </table:table-cell>
          <table:table-cell table:formula="of:=[.G10]-[.B10]" office:value-type="float" office:value="1.141667" calcext:value-type="float">
            <text:p>1,14</text:p>
          </table:table-cell>
          <table:table-cell table:formula="of:=IF([.H10]&lt;1;1;0)" office:value-type="float" office:value="0" calcext:value-type="float">
            <text:p>0</text:p>
          </table:table-cell>
          <table:table-cell table:formula="of:=[.F10]-[.B10]" office:value-type="float" office:value="1.141667" calcext:value-type="float">
            <text:p>1,14</text:p>
          </table:table-cell>
          <table:table-cell table:formula="of:=[.G10]-[.B10]" office:value-type="float" office:value="1.141667" calcext:value-type="float">
            <text:p>1,14</text:p>
          </table:table-cell>
          <table:table-cell table:formula="of:=IF([.K10]&lt;0; [.K10]*-1; [.K10])" office:value-type="float" office:value="1.141667" calcext:value-type="float">
            <text:p>1,14</text:p>
          </table:table-cell>
          <table:table-cell table:style-name="ce14" table:formula="of:=IF([.J10]=[.K10]; &quot;IGUAL&quot;; IF([.J10]&lt;[.K10]; &quot;RA&quot;; &quot;VNS&quot;))" office:value-type="string" office:string-value="IGUAL" calcext:value-type="string">
            <text:p>IGUAL</text:p>
          </table:table-cell>
          <table:table-cell table:formula="of:=[.O5]+[.O4]+[.O3]" office:value-type="float" office:value="60" calcext:value-type="float">
            <text:p>6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J10]-[.$N$14]) * ([.J10]-[.$N$14])" office:value-type="string" office:string-value="" calcext:value-type="error">
            <text:p>#VALUE!</text:p>
          </table:table-cell>
          <table:table-cell table:formula="of:=([.K10]-[.$O$14]) * ([.K10]-[.$O$14])" office:value-type="float" office:value="1.303403538889" calcext:value-type="float">
            <text:p>1,3</text:p>
          </table:table-cell>
          <table:table-cell table:number-columns-repeated="5"/>
          <table:table-cell table:formula="of:=[RA.A10]" office:value-type="float" office:value="55" calcext:value-type="float">
            <text:p>55</text:p>
          </table:table-cell>
          <table:table-cell table:formula="of:=[RA.B10]" office:value-type="float" office:value="9962" calcext:value-type="float">
            <text:p>9962</text:p>
          </table:table-cell>
          <table:table-cell table:formula="of:=[.X10]+[.Y10]" office:value-type="float" office:value="10017" calcext:value-type="float">
            <text:p>10017</text:p>
          </table:table-cell>
          <table:table-cell table:formula="of:=[.X10]*100/[.Z10]" office:value-type="float" office:value="0.549066586802436" calcext:value-type="float">
            <text:p>0,55</text:p>
          </table:table-cell>
          <table:table-cell/>
        </table:table-row>
        <table:table-row table:style-name="ro3">
          <table:table-cell table:formula="of:=[RA.C11]" office:value-type="string" office:string-value="rand-20-15-15-500-2.dssp" calcext:value-type="string">
            <text:p>rand-20-15-15-500-2.dssp</text:p>
          </table:table-cell>
          <table:table-cell table:formula="of:=[RA.D11]" office:value-type="float" office:value="-66.990476" calcext:value-type="float">
            <text:p>-66,99</text:p>
          </table:table-cell>
          <table:table-cell table:formula="of:=[RA.E11]" office:value-type="float" office:value="1E+020" calcext:value-type="float">
            <text:p>1,00E+20</text:p>
          </table:table-cell>
          <table:table-cell/>
          <table:table-cell table:formula="of:=[RA.F11]" office:value-type="float" office:value="-66.990476" calcext:value-type="float">
            <text:p>-66,99</text:p>
          </table:table-cell>
          <table:table-cell table:formula="of:=[RA.J11]" office:value-type="float" office:value="-66" calcext:value-type="float">
            <text:p>-66</text:p>
          </table:table-cell>
          <table:table-cell table:formula="of:=[VNS.H11]" office:value-type="float" office:value="-66" calcext:value-type="float">
            <text:p>-66</text:p>
          </table:table-cell>
          <table:table-cell table:formula="of:=[.G11]-[.B11]" office:value-type="float" office:value="0.990476000000001" calcext:value-type="float">
            <text:p>0,99</text:p>
          </table:table-cell>
          <table:table-cell table:formula="of:=IF([.H11]&lt;1;1;0)" office:value-type="float" office:value="1" calcext:value-type="float">
            <text:p>1</text:p>
          </table:table-cell>
          <table:table-cell table:formula="of:=[.F11]-[.B11]" office:value-type="float" office:value="0.990476000000001" calcext:value-type="float">
            <text:p>0,99</text:p>
          </table:table-cell>
          <table:table-cell table:formula="of:=[.G11]-[.B11]" office:value-type="float" office:value="0.990476000000001" calcext:value-type="float">
            <text:p>0,99</text:p>
          </table:table-cell>
          <table:table-cell table:formula="of:=IF([.K11]&lt;0; [.K11]*-1; [.K11])" office:value-type="float" office:value="0.990476000000001" calcext:value-type="float">
            <text:p>0,99</text:p>
          </table:table-cell>
          <table:table-cell table:style-name="ce14" table:formula="of:=IF([.J11]=[.K11]; &quot;IGUAL&quot;; IF([.J11]&lt;[.K11]; &quot;RA&quot;; &quot;VNS&quot;))" office:value-type="string" office:string-value="IGUAL" calcext:value-type="string">
            <text:p>IGUAL</text:p>
          </table:table-cell>
          <table:table-cell office:value-type="string" calcext:value-type="string">
            <text:p>VNS</text:p>
          </table:table-cell>
          <table:table-cell table:formula="of:=[.O4]/[.N10]"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table:formula="of:=([.J11]-[.$N$14]) * ([.J11]-[.$N$14])" office:value-type="string" office:string-value="" calcext:value-type="error">
            <text:p>#VALUE!</text:p>
          </table:table-cell>
          <table:table-cell table:formula="of:=([.K11]-[.$O$14]) * ([.K11]-[.$O$14])" office:value-type="float" office:value="0.981042706576002" calcext:value-type="float">
            <text:p>0,98</text:p>
          </table:table-cell>
          <table:table-cell/>
          <table:table-cell table:style-name="ce9" office:value-type="string" calcext:value-type="string">
            <text:p>vns otimo</text:p>
          </table:table-cell>
          <table:table-cell table:style-name="ce9" table:formula="of:=COUNTIF([.K2:.K61];&quot;=0&quot;)" office:value-type="float" office:value="3" calcext:value-type="float">
            <text:p>3</text:p>
          </table:table-cell>
          <table:table-cell table:number-columns-repeated="2"/>
          <table:table-cell table:formula="of:=[RA.A11]" office:value-type="float" office:value="57" calcext:value-type="float">
            <text:p>57</text:p>
          </table:table-cell>
          <table:table-cell table:formula="of:=[RA.B11]" office:value-type="float" office:value="9960" calcext:value-type="float">
            <text:p>9960</text:p>
          </table:table-cell>
          <table:table-cell table:formula="of:=[.X11]+[.Y11]" office:value-type="float" office:value="10017" calcext:value-type="float">
            <text:p>10017</text:p>
          </table:table-cell>
          <table:table-cell table:formula="of:=[.X11]*100/[.Z11]" office:value-type="float" office:value="0.569032644504343" calcext:value-type="float">
            <text:p>0,57</text:p>
          </table:table-cell>
          <table:table-cell/>
        </table:table-row>
        <table:table-row table:style-name="ro3">
          <table:table-cell table:formula="of:=[RA.C12]" office:value-type="string" office:string-value="rand-20-15-15-750-1.dssp" calcext:value-type="string">
            <text:p>rand-20-15-15-750-1.dssp</text:p>
          </table:table-cell>
          <table:table-cell table:formula="of:=[RA.D12]" office:value-type="float" office:value="-114.4" calcext:value-type="float">
            <text:p>-114,4</text:p>
          </table:table-cell>
          <table:table-cell table:formula="of:=[RA.E12]" office:value-type="float" office:value="1E+020" calcext:value-type="float">
            <text:p>1,00E+20</text:p>
          </table:table-cell>
          <table:table-cell/>
          <table:table-cell table:formula="of:=[RA.F12]" office:value-type="float" office:value="-114.4" calcext:value-type="float">
            <text:p>-114,4</text:p>
          </table:table-cell>
          <table:table-cell table:formula="of:=[RA.J12]" office:value-type="float" office:value="-111" calcext:value-type="float">
            <text:p>-111</text:p>
          </table:table-cell>
          <table:table-cell table:formula="of:=[VNS.H12]" office:value-type="float" office:value="-113" calcext:value-type="float">
            <text:p>-113</text:p>
          </table:table-cell>
          <table:table-cell table:formula="of:=[.G12]-[.B12]" office:value-type="float" office:value="1.40000000000001" calcext:value-type="float">
            <text:p>1,4</text:p>
          </table:table-cell>
          <table:table-cell table:formula="of:=IF([.H12]&lt;1;1;0)" office:value-type="float" office:value="0" calcext:value-type="float">
            <text:p>0</text:p>
          </table:table-cell>
          <table:table-cell table:formula="of:=[.F12]-[.B12]" office:value-type="float" office:value="3.40000000000001" calcext:value-type="float">
            <text:p>3,4</text:p>
          </table:table-cell>
          <table:table-cell table:formula="of:=[.G12]-[.B12]" office:value-type="float" office:value="1.40000000000001" calcext:value-type="float">
            <text:p>1,4</text:p>
          </table:table-cell>
          <table:table-cell table:formula="of:=IF([.K12]&lt;0; [.K12]*-1; [.K12])" office:value-type="float" office:value="1.40000000000001" calcext:value-type="float">
            <text:p>1,4</text:p>
          </table:table-cell>
          <table:table-cell table:style-name="ce14" table:formula="of:=IF([.J12]=[.K12]; &quot;IGUAL&quot;; IF([.J12]&lt;[.K12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IGUAL</text:p>
          </table:table-cell>
          <table:table-cell table:formula="of:=[.O3]/[.N10]" office:value-type="float" office:value="0.333333333333333" calcext:value-type="float">
            <text:p>0,33</text:p>
          </table:table-cell>
          <table:table-cell office:value-type="float" office:value="13" calcext:value-type="float">
            <text:p>13</text:p>
          </table:table-cell>
          <table:table-cell table:formula="of:=([.J12]-[.$N$14]) * ([.J12]-[.$N$14])" office:value-type="string" office:string-value="" calcext:value-type="error">
            <text:p>#VALUE!</text:p>
          </table:table-cell>
          <table:table-cell table:formula="of:=([.K12]-[.$O$14]) * ([.K12]-[.$O$14])" office:value-type="float" office:value="1.96000000000002" calcext:value-type="float">
            <text:p>1,96</text:p>
          </table:table-cell>
          <table:table-cell/>
          <table:table-cell table:style-name="ce9" office:value-type="string" calcext:value-type="string">
            <text:p>ra otimo</text:p>
          </table:table-cell>
          <table:table-cell table:style-name="ce9" table:formula="of:=COUNTIF([.J2:.J61];&quot;=0&quot;)" office:value-type="float" office:value="3" calcext:value-type="float">
            <text:p>3</text:p>
          </table:table-cell>
          <table:table-cell table:number-columns-repeated="2"/>
          <table:table-cell table:formula="of:=[RA.A12]" office:value-type="float" office:value="29" calcext:value-type="float">
            <text:p>29</text:p>
          </table:table-cell>
          <table:table-cell table:formula="of:=[RA.B12]" office:value-type="float" office:value="14988" calcext:value-type="float">
            <text:p>14988</text:p>
          </table:table-cell>
          <table:table-cell table:formula="of:=[.X12]+[.Y12]" office:value-type="float" office:value="15017" calcext:value-type="float">
            <text:p>15017</text:p>
          </table:table-cell>
          <table:table-cell table:formula="of:=[.X12]*100/[.Z12]" office:value-type="float" office:value="0.193114470267031" calcext:value-type="float">
            <text:p>0,19</text:p>
          </table:table-cell>
          <table:table-cell/>
        </table:table-row>
        <table:table-row table:style-name="ro3">
          <table:table-cell table:formula="of:=[RA.C13]" office:value-type="string" office:string-value="rand-20-15-15-750-2.dssp" calcext:value-type="string">
            <text:p>rand-20-15-15-750-2.dssp</text:p>
          </table:table-cell>
          <table:table-cell table:formula="of:=[RA.D13]" office:value-type="float" office:value="-103" calcext:value-type="float">
            <text:p>-103</text:p>
          </table:table-cell>
          <table:table-cell table:formula="of:=[RA.E13]" office:value-type="float" office:value="1E+020" calcext:value-type="float">
            <text:p>1,00E+20</text:p>
          </table:table-cell>
          <table:table-cell/>
          <table:table-cell table:formula="of:=[RA.F13]" office:value-type="float" office:value="-103" calcext:value-type="float">
            <text:p>-103</text:p>
          </table:table-cell>
          <table:table-cell table:formula="of:=[RA.J13]" office:value-type="float" office:value="-99" calcext:value-type="float">
            <text:p>-99</text:p>
          </table:table-cell>
          <table:table-cell table:formula="of:=[VNS.H13]" office:value-type="float" office:value="-101" calcext:value-type="float">
            <text:p>-101</text:p>
          </table:table-cell>
          <table:table-cell table:formula="of:=[.G13]-[.B13]" office:value-type="float" office:value="2" calcext:value-type="float">
            <text:p>2</text:p>
          </table:table-cell>
          <table:table-cell table:formula="of:=IF([.H13]&lt;1;1;0)" office:value-type="float" office:value="0" calcext:value-type="float">
            <text:p>0</text:p>
          </table:table-cell>
          <table:table-cell table:formula="of:=[.F13]-[.B13]" office:value-type="float" office:value="4" calcext:value-type="float">
            <text:p>4</text:p>
          </table:table-cell>
          <table:table-cell table:formula="of:=[.G13]-[.B13]" office:value-type="float" office:value="2" calcext:value-type="float">
            <text:p>2</text:p>
          </table:table-cell>
          <table:table-cell table:formula="of:=IF([.K13]&lt;0; [.K13]*-1; [.K13])" office:value-type="float" office:value="2" calcext:value-type="float">
            <text:p>2</text:p>
          </table:table-cell>
          <table:table-cell table:style-name="ce14" table:formula="of:=IF([.J13]=[.K13]; &quot;IGUAL&quot;; IF([.J13]&lt;[.K13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RA</text:p>
          </table:table-cell>
          <table:table-cell table:formula="of:=[.O5]/[.N10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[.J13]-[.$N$14]) * ([.J13]-[.$N$14])" office:value-type="string" office:string-value="" calcext:value-type="error">
            <text:p>#VALUE!</text:p>
          </table:table-cell>
          <table:table-cell table:formula="of:=([.K13]-[.$O$14]) * ([.K13]-[.$O$14])" office:value-type="float" office:value="4" calcext:value-type="float">
            <text:p>4</text:p>
          </table:table-cell>
          <table:table-cell table:number-columns-repeated="5"/>
          <table:table-cell table:formula="of:=[RA.A13]" office:value-type="float" office:value="58" calcext:value-type="float">
            <text:p>58</text:p>
          </table:table-cell>
          <table:table-cell table:formula="of:=[RA.B13]" office:value-type="float" office:value="14959" calcext:value-type="float">
            <text:p>14959</text:p>
          </table:table-cell>
          <table:table-cell table:formula="of:=[.X13]+[.Y13]" office:value-type="float" office:value="15017" calcext:value-type="float">
            <text:p>15017</text:p>
          </table:table-cell>
          <table:table-cell table:formula="of:=[.X13]*100/[.Z13]" office:value-type="float" office:value="0.386228940534061" calcext:value-type="float">
            <text:p>0,39</text:p>
          </table:table-cell>
          <table:table-cell/>
        </table:table-row>
        <table:table-row table:style-name="ro3">
          <table:table-cell table:formula="of:=[RA.C14]" office:value-type="string" office:string-value="rand-20-20-20-250-1.dssp" calcext:value-type="string">
            <text:p>rand-20-20-20-250-1.dssp</text:p>
          </table:table-cell>
          <table:table-cell table:formula="of:=[RA.D14]" office:value-type="float" office:value="-30.966137" calcext:value-type="float">
            <text:p>-30,97</text:p>
          </table:table-cell>
          <table:table-cell table:formula="of:=[RA.E14]" office:value-type="float" office:value="1E+020" calcext:value-type="float">
            <text:p>1,00E+20</text:p>
          </table:table-cell>
          <table:table-cell/>
          <table:table-cell table:formula="of:=[RA.F14]" office:value-type="float" office:value="-30.966137" calcext:value-type="float">
            <text:p>-30,97</text:p>
          </table:table-cell>
          <table:table-cell table:formula="of:=[RA.J14]" office:value-type="float" office:value="-28" calcext:value-type="float">
            <text:p>-28</text:p>
          </table:table-cell>
          <table:table-cell table:formula="of:=[VNS.H14]" office:value-type="float" office:value="-29" calcext:value-type="float">
            <text:p>-29</text:p>
          </table:table-cell>
          <table:table-cell table:formula="of:=[.G14]-[.B14]" office:value-type="float" office:value="1.966137" calcext:value-type="float">
            <text:p>1,97</text:p>
          </table:table-cell>
          <table:table-cell table:formula="of:=IF([.H14]&lt;1;1;0)" office:value-type="float" office:value="0" calcext:value-type="float">
            <text:p>0</text:p>
          </table:table-cell>
          <table:table-cell table:formula="of:=[.F14]-[.B14]" office:value-type="float" office:value="2.966137" calcext:value-type="float">
            <text:p>2,97</text:p>
          </table:table-cell>
          <table:table-cell table:formula="of:=[.G14]-[.B14]" office:value-type="float" office:value="1.966137" calcext:value-type="float">
            <text:p>1,97</text:p>
          </table:table-cell>
          <table:table-cell table:formula="of:=IF([.K14]&lt;0; [.K14]*-1; [.K14])" office:value-type="float" office:value="1.966137" calcext:value-type="float">
            <text:p>1,97</text:p>
          </table:table-cell>
          <table:table-cell table:style-name="ce14" table:formula="of:=IF([.J14]=[.K14]; &quot;IGUAL&quot;; IF([.J14]&lt;[.K14]; &quot;RA&quot;; &quot;VNS&quot;))" office:value-type="string" office:string-value="VNS" calcext:value-type="string">
            <text:p>VNS</text:p>
          </table:table-cell>
          <table:table-cell table:formula="of:=[.N13]" office:value-type="string" office:string-value="RA" calcext:value-type="string">
            <text:p>RA</text:p>
          </table:table-cell>
          <table:table-cell table:formula="of:=[.O13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[.J14]-[.$N$14]) * ([.J14]-[.$N$14])" office:value-type="string" office:string-value="" calcext:value-type="error">
            <text:p>#VALUE!</text:p>
          </table:table-cell>
          <table:table-cell table:formula="of:=([.K14]-[.$O$14]) * ([.K14]-[.$O$14])" office:value-type="float" office:value="3.865694702769" calcext:value-type="float">
            <text:p>3,87</text:p>
          </table:table-cell>
          <table:table-cell/>
          <table:table-cell office:value-type="string" calcext:value-type="string">
            <text:p>igual</text:p>
          </table:table-cell>
          <table:table-cell table:style-name="ce10" table:formula="of:=[.O3]/60" office:value-type="percentage" office:value="0.333333333333333" calcext:value-type="percentage">
            <text:p>33,33%</text:p>
          </table:table-cell>
          <table:table-cell table:number-columns-repeated="2"/>
          <table:table-cell table:formula="of:=[RA.A14]" office:value-type="float" office:value="76" calcext:value-type="float">
            <text:p>76</text:p>
          </table:table-cell>
          <table:table-cell table:formula="of:=[RA.B14]" office:value-type="float" office:value="4946" calcext:value-type="float">
            <text:p>4946</text:p>
          </table:table-cell>
          <table:table-cell table:formula="of:=[.X14]+[.Y14]" office:value-type="float" office:value="5022" calcext:value-type="float">
            <text:p>5022</text:p>
          </table:table-cell>
          <table:table-cell table:formula="of:=[.X14]*100/[.Z14]" office:value-type="float" office:value="1.51334129828754" calcext:value-type="float">
            <text:p>1,51</text:p>
          </table:table-cell>
          <table:table-cell/>
        </table:table-row>
        <table:table-row table:style-name="ro3">
          <table:table-cell table:formula="of:=[RA.C15]" office:value-type="string" office:string-value="rand-20-20-20-250-2.dssp" calcext:value-type="string">
            <text:p>rand-20-20-20-250-2.dssp</text:p>
          </table:table-cell>
          <table:table-cell table:formula="of:=[RA.D15]" office:value-type="float" office:value="-29.045697" calcext:value-type="float">
            <text:p>-29,05</text:p>
          </table:table-cell>
          <table:table-cell table:formula="of:=[RA.E15]" office:value-type="float" office:value="1E+020" calcext:value-type="float">
            <text:p>1,00E+20</text:p>
          </table:table-cell>
          <table:table-cell/>
          <table:table-cell table:formula="of:=[RA.F15]" office:value-type="float" office:value="-29.045697" calcext:value-type="float">
            <text:p>-29,05</text:p>
          </table:table-cell>
          <table:table-cell table:formula="of:=[RA.J15]" office:value-type="float" office:value="-25" calcext:value-type="float">
            <text:p>-25</text:p>
          </table:table-cell>
          <table:table-cell table:formula="of:=[VNS.H15]" office:value-type="float" office:value="-27" calcext:value-type="float">
            <text:p>-27</text:p>
          </table:table-cell>
          <table:table-cell table:formula="of:=[.G15]-[.B15]" office:value-type="float" office:value="2.045697" calcext:value-type="float">
            <text:p>2,05</text:p>
          </table:table-cell>
          <table:table-cell table:formula="of:=IF([.H15]&lt;1;1;0)" office:value-type="float" office:value="0" calcext:value-type="float">
            <text:p>0</text:p>
          </table:table-cell>
          <table:table-cell table:formula="of:=[.F15]-[.B15]" office:value-type="float" office:value="4.045697" calcext:value-type="float">
            <text:p>4,05</text:p>
          </table:table-cell>
          <table:table-cell table:formula="of:=[.G15]-[.B15]" office:value-type="float" office:value="2.045697" calcext:value-type="float">
            <text:p>2,05</text:p>
          </table:table-cell>
          <table:table-cell table:formula="of:=IF([.K15]&lt;0; [.K15]*-1; [.K15])" office:value-type="float" office:value="2.045697" calcext:value-type="float">
            <text:p>2,05</text:p>
          </table:table-cell>
          <table:table-cell table:style-name="ce14" table:formula="of:=IF([.J15]=[.K15]; &quot;IGUAL&quot;; IF([.J15]&lt;[.K15]; &quot;RA&quot;; &quot;VNS&quot;))" office:value-type="string" office:string-value="VNS" calcext:value-type="string">
            <text:p>VNS</text:p>
          </table:table-cell>
          <table:table-cell table:formula="of:=[.N14]" office:value-type="string" office:string-value="RA" calcext:value-type="string">
            <text:p>RA</text:p>
          </table:table-cell>
          <table:table-cell table:formula="of:=[.O14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J15]-[.$N$14]) * ([.J15]-[.$N$14])" office:value-type="string" office:string-value="" calcext:value-type="error">
            <text:p>#VALUE!</text:p>
          </table:table-cell>
          <table:table-cell table:formula="of:=([.K15]-[.$O$14]) * ([.K15]-[.$O$14])" office:value-type="float" office:value="4.184876215809" calcext:value-type="float">
            <text:p>4,18</text:p>
          </table:table-cell>
          <table:table-cell/>
          <table:table-cell office:value-type="string" calcext:value-type="string">
            <text:p>vns</text:p>
          </table:table-cell>
          <table:table-cell table:style-name="ce10" table:formula="of:=[.O4]/60" office:value-type="percentage" office:value="0.666666666666667" calcext:value-type="percentage">
            <text:p>66,67%</text:p>
          </table:table-cell>
          <table:table-cell table:number-columns-repeated="2"/>
          <table:table-cell table:formula="of:=[RA.A15]" office:value-type="float" office:value="78" calcext:value-type="float">
            <text:p>78</text:p>
          </table:table-cell>
          <table:table-cell table:formula="of:=[RA.B15]" office:value-type="float" office:value="4944" calcext:value-type="float">
            <text:p>4944</text:p>
          </table:table-cell>
          <table:table-cell table:formula="of:=[.X15]+[.Y15]" office:value-type="float" office:value="5022" calcext:value-type="float">
            <text:p>5022</text:p>
          </table:table-cell>
          <table:table-cell table:formula="of:=[.X15]*100/[.Z15]" office:value-type="float" office:value="1.5531660692951" calcext:value-type="float">
            <text:p>1,55</text:p>
          </table:table-cell>
          <table:table-cell/>
        </table:table-row>
        <table:table-row table:style-name="ro3">
          <table:table-cell table:formula="of:=[RA.C16]" office:value-type="string" office:string-value="rand-20-20-20-500-1.dssp" calcext:value-type="string">
            <text:p>rand-20-20-20-500-1.dssp</text:p>
          </table:table-cell>
          <table:table-cell table:formula="of:=[RA.D16]" office:value-type="float" office:value="-68.102921" calcext:value-type="float">
            <text:p>-68,1</text:p>
          </table:table-cell>
          <table:table-cell table:formula="of:=[RA.E16]" office:value-type="float" office:value="1E+020" calcext:value-type="float">
            <text:p>1,00E+20</text:p>
          </table:table-cell>
          <table:table-cell/>
          <table:table-cell table:formula="of:=[RA.F16]" office:value-type="float" office:value="-68.102921" calcext:value-type="float">
            <text:p>-68,1</text:p>
          </table:table-cell>
          <table:table-cell table:formula="of:=[RA.J16]" office:value-type="float" office:value="-65" calcext:value-type="float">
            <text:p>-65</text:p>
          </table:table-cell>
          <table:table-cell table:formula="of:=[VNS.H16]" office:value-type="float" office:value="-66" calcext:value-type="float">
            <text:p>-66</text:p>
          </table:table-cell>
          <table:table-cell table:formula="of:=[.G16]-[.B16]" office:value-type="float" office:value="2.10292099999999" calcext:value-type="float">
            <text:p>2,1</text:p>
          </table:table-cell>
          <table:table-cell table:formula="of:=IF([.H16]&lt;1;1;0)" office:value-type="float" office:value="0" calcext:value-type="float">
            <text:p>0</text:p>
          </table:table-cell>
          <table:table-cell table:formula="of:=[.F16]-[.B16]" office:value-type="float" office:value="3.10292099999999" calcext:value-type="float">
            <text:p>3,1</text:p>
          </table:table-cell>
          <table:table-cell table:formula="of:=[.G16]-[.B16]" office:value-type="float" office:value="2.10292099999999" calcext:value-type="float">
            <text:p>2,1</text:p>
          </table:table-cell>
          <table:table-cell table:formula="of:=IF([.K16]&lt;0; [.K16]*-1; [.K16])" office:value-type="float" office:value="2.10292099999999" calcext:value-type="float">
            <text:p>2,1</text:p>
          </table:table-cell>
          <table:table-cell table:style-name="ce14" table:formula="of:=IF([.J16]=[.K16]; &quot;IGUAL&quot;; IF([.J16]&lt;[.K16]; &quot;RA&quot;; &quot;VNS&quot;))" office:value-type="string" office:string-value="VNS" calcext:value-type="string">
            <text:p>VNS</text:p>
          </table:table-cell>
          <table:table-cell table:formula="of:=[.N15]" office:value-type="string" office:string-value="RA" calcext:value-type="string">
            <text:p>RA</text:p>
          </table:table-cell>
          <table:table-cell table:formula="of:=[.O15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J16]-[.$N$14]) * ([.J16]-[.$N$14])" office:value-type="string" office:string-value="" calcext:value-type="error">
            <text:p>#VALUE!</text:p>
          </table:table-cell>
          <table:table-cell table:formula="of:=([.K16]-[.$O$14]) * ([.K16]-[.$O$14])" office:value-type="float" office:value="4.42227673224098" calcext:value-type="float">
            <text:p>4,42</text:p>
          </table:table-cell>
          <table:table-cell/>
          <table:table-cell office:value-type="string" calcext:value-type="string">
            <text:p>ra</text:p>
          </table:table-cell>
          <table:table-cell table:style-name="ce10" table:formula="of:=[.O5]/60" office:value-type="percentage" office:value="0" calcext:value-type="percentage">
            <text:p>0,00%</text:p>
          </table:table-cell>
          <table:table-cell table:number-columns-repeated="2"/>
          <table:table-cell table:formula="of:=[RA.A16]" office:value-type="float" office:value="77" calcext:value-type="float">
            <text:p>77</text:p>
          </table:table-cell>
          <table:table-cell table:formula="of:=[RA.B16]" office:value-type="float" office:value="9945" calcext:value-type="float">
            <text:p>9945</text:p>
          </table:table-cell>
          <table:table-cell table:formula="of:=[.X16]+[.Y16]" office:value-type="float" office:value="10022" calcext:value-type="float">
            <text:p>10022</text:p>
          </table:table-cell>
          <table:table-cell table:formula="of:=[.X16]*100/[.Z16]" office:value-type="float" office:value="0.768309718619038" calcext:value-type="float">
            <text:p>0,77</text:p>
          </table:table-cell>
          <table:table-cell/>
        </table:table-row>
        <table:table-row table:style-name="ro3">
          <table:table-cell table:formula="of:=[RA.C17]" office:value-type="string" office:string-value="rand-20-20-20-500-2.dssp" calcext:value-type="string">
            <text:p>rand-20-20-20-500-2.dssp</text:p>
          </table:table-cell>
          <table:table-cell table:formula="of:=[RA.D17]" office:value-type="float" office:value="-57.928286" calcext:value-type="float">
            <text:p>-57,93</text:p>
          </table:table-cell>
          <table:table-cell table:formula="of:=[RA.E17]" office:value-type="float" office:value="1E+020" calcext:value-type="float">
            <text:p>1,00E+20</text:p>
          </table:table-cell>
          <table:table-cell/>
          <table:table-cell table:formula="of:=[RA.F17]" office:value-type="float" office:value="-57.928286" calcext:value-type="float">
            <text:p>-57,93</text:p>
          </table:table-cell>
          <table:table-cell table:formula="of:=[RA.J17]" office:value-type="float" office:value="-55" calcext:value-type="float">
            <text:p>-55</text:p>
          </table:table-cell>
          <table:table-cell table:formula="of:=[VNS.H17]" office:value-type="float" office:value="-56" calcext:value-type="float">
            <text:p>-56</text:p>
          </table:table-cell>
          <table:table-cell table:formula="of:=[.G17]-[.B17]" office:value-type="float" office:value="1.928286" calcext:value-type="float">
            <text:p>1,93</text:p>
          </table:table-cell>
          <table:table-cell table:formula="of:=IF([.H17]&lt;1;1;0)" office:value-type="float" office:value="0" calcext:value-type="float">
            <text:p>0</text:p>
          </table:table-cell>
          <table:table-cell table:formula="of:=[.F17]-[.B17]" office:value-type="float" office:value="2.928286" calcext:value-type="float">
            <text:p>2,93</text:p>
          </table:table-cell>
          <table:table-cell table:formula="of:=[.G17]-[.B17]" office:value-type="float" office:value="1.928286" calcext:value-type="float">
            <text:p>1,93</text:p>
          </table:table-cell>
          <table:table-cell table:formula="of:=IF([.K17]&lt;0; [.K17]*-1; [.K17])" office:value-type="float" office:value="1.928286" calcext:value-type="float">
            <text:p>1,93</text:p>
          </table:table-cell>
          <table:table-cell table:style-name="ce14" table:formula="of:=IF([.J17]=[.K17]; &quot;IGUAL&quot;; IF([.J17]&lt;[.K17]; &quot;RA&quot;; &quot;VNS&quot;))" office:value-type="string" office:string-value="VNS" calcext:value-type="string">
            <text:p>VNS</text:p>
          </table:table-cell>
          <table:table-cell table:formula="of:=[.N16]" office:value-type="string" office:string-value="RA" calcext:value-type="string">
            <text:p>RA</text:p>
          </table:table-cell>
          <table:table-cell table:formula="of:=[.O16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J17]-[.$N$14]) * ([.J17]-[.$N$14])" office:value-type="string" office:string-value="" calcext:value-type="error">
            <text:p>#VALUE!</text:p>
          </table:table-cell>
          <table:table-cell table:formula="of:=([.K17]-[.$O$14]) * ([.K17]-[.$O$14])" office:value-type="float" office:value="3.718286897796" calcext:value-type="float">
            <text:p>3,72</text:p>
          </table:table-cell>
          <table:table-cell table:number-columns-repeated="5"/>
          <table:table-cell table:formula="of:=[RA.A17]" office:value-type="float" office:value="78" calcext:value-type="float">
            <text:p>78</text:p>
          </table:table-cell>
          <table:table-cell table:formula="of:=[RA.B17]" office:value-type="float" office:value="9944" calcext:value-type="float">
            <text:p>9944</text:p>
          </table:table-cell>
          <table:table-cell table:formula="of:=[.X17]+[.Y17]" office:value-type="float" office:value="10022" calcext:value-type="float">
            <text:p>10022</text:p>
          </table:table-cell>
          <table:table-cell table:formula="of:=[.X17]*100/[.Z17]" office:value-type="float" office:value="0.778287766912792" calcext:value-type="float">
            <text:p>0,78</text:p>
          </table:table-cell>
          <table:table-cell/>
        </table:table-row>
        <table:table-row table:style-name="ro3">
          <table:table-cell table:formula="of:=[RA.C18]" office:value-type="string" office:string-value="rand-20-20-20-750-1.dssp" calcext:value-type="string">
            <text:p>rand-20-20-20-750-1.dssp</text:p>
          </table:table-cell>
          <table:table-cell table:formula="of:=[RA.D18]" office:value-type="float" office:value="-100" calcext:value-type="float">
            <text:p>-100</text:p>
          </table:table-cell>
          <table:table-cell table:formula="of:=[RA.E18]" office:value-type="float" office:value="1E+020" calcext:value-type="float">
            <text:p>1,00E+20</text:p>
          </table:table-cell>
          <table:table-cell/>
          <table:table-cell table:formula="of:=[RA.F18]" office:value-type="float" office:value="-100" calcext:value-type="float">
            <text:p>-100</text:p>
          </table:table-cell>
          <table:table-cell table:formula="of:=[RA.J18]" office:value-type="float" office:value="-98" calcext:value-type="float">
            <text:p>-98</text:p>
          </table:table-cell>
          <table:table-cell table:formula="of:=[VNS.H18]" office:value-type="float" office:value="-98" calcext:value-type="float">
            <text:p>-98</text:p>
          </table:table-cell>
          <table:table-cell table:formula="of:=[.G18]-[.B18]" office:value-type="float" office:value="2" calcext:value-type="float">
            <text:p>2</text:p>
          </table:table-cell>
          <table:table-cell table:formula="of:=IF([.H18]&lt;1;1;0)" office:value-type="float" office:value="0" calcext:value-type="float">
            <text:p>0</text:p>
          </table:table-cell>
          <table:table-cell table:formula="of:=[.F18]-[.B18]" office:value-type="float" office:value="2" calcext:value-type="float">
            <text:p>2</text:p>
          </table:table-cell>
          <table:table-cell table:formula="of:=[.G18]-[.B18]" office:value-type="float" office:value="2" calcext:value-type="float">
            <text:p>2</text:p>
          </table:table-cell>
          <table:table-cell table:formula="of:=IF([.K18]&lt;0; [.K18]*-1; [.K18])" office:value-type="float" office:value="2" calcext:value-type="float">
            <text:p>2</text:p>
          </table:table-cell>
          <table:table-cell table:style-name="ce14" table:formula="of:=IF([.J18]=[.K18]; &quot;IGUAL&quot;; IF([.J18]&lt;[.K18]; &quot;RA&quot;; &quot;VNS&quot;))" office:value-type="string" office:string-value="IGUAL" calcext:value-type="string">
            <text:p>IGUAL</text:p>
          </table:table-cell>
          <table:table-cell table:formula="of:=[.N17]" office:value-type="string" office:string-value="RA" calcext:value-type="string">
            <text:p>RA</text:p>
          </table:table-cell>
          <table:table-cell table:formula="of:=[.O17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[.J18]-[.$N$14]) * ([.J18]-[.$N$14])" office:value-type="string" office:string-value="" calcext:value-type="error">
            <text:p>#VALUE!</text:p>
          </table:table-cell>
          <table:table-cell table:formula="of:=([.K18]-[.$O$14]) * ([.K18]-[.$O$14])" office:value-type="float" office:value="4" calcext:value-type="float">
            <text:p>4</text:p>
          </table:table-cell>
          <table:table-cell table:number-columns-repeated="5"/>
          <table:table-cell table:formula="of:=[RA.A18]" office:value-type="float" office:value="77" calcext:value-type="float">
            <text:p>77</text:p>
          </table:table-cell>
          <table:table-cell table:formula="of:=[RA.B18]" office:value-type="float" office:value="14945" calcext:value-type="float">
            <text:p>14945</text:p>
          </table:table-cell>
          <table:table-cell table:formula="of:=[.X18]+[.Y18]" office:value-type="float" office:value="15022" calcext:value-type="float">
            <text:p>15022</text:p>
          </table:table-cell>
          <table:table-cell table:formula="of:=[.X18]*100/[.Z18]" office:value-type="float" office:value="0.512581547064306" calcext:value-type="float">
            <text:p>0,51</text:p>
          </table:table-cell>
          <table:table-cell/>
        </table:table-row>
        <table:table-row table:style-name="ro3">
          <table:table-cell table:formula="of:=[RA.C19]" office:value-type="string" office:string-value="rand-20-20-20-750-2.dssp" calcext:value-type="string">
            <text:p>rand-20-20-20-750-2.dssp</text:p>
          </table:table-cell>
          <table:table-cell table:formula="of:=[RA.D19]" office:value-type="float" office:value="-87.836576" calcext:value-type="float">
            <text:p>-87,84</text:p>
          </table:table-cell>
          <table:table-cell table:formula="of:=[RA.E19]" office:value-type="float" office:value="1E+020" calcext:value-type="float">
            <text:p>1,00E+20</text:p>
          </table:table-cell>
          <table:table-cell/>
          <table:table-cell table:formula="of:=[RA.F19]" office:value-type="float" office:value="-87.836576" calcext:value-type="float">
            <text:p>-87,84</text:p>
          </table:table-cell>
          <table:table-cell table:formula="of:=[RA.J19]" office:value-type="float" office:value="-86" calcext:value-type="float">
            <text:p>-86</text:p>
          </table:table-cell>
          <table:table-cell table:formula="of:=[VNS.H19]" office:value-type="float" office:value="-86" calcext:value-type="float">
            <text:p>-86</text:p>
          </table:table-cell>
          <table:table-cell table:formula="of:=[.G19]-[.B19]" office:value-type="float" office:value="1.83657599999999" calcext:value-type="float">
            <text:p>1,84</text:p>
          </table:table-cell>
          <table:table-cell table:formula="of:=IF([.H19]&lt;1;1;0)" office:value-type="float" office:value="0" calcext:value-type="float">
            <text:p>0</text:p>
          </table:table-cell>
          <table:table-cell table:formula="of:=[.F19]-[.B19]" office:value-type="float" office:value="1.83657599999999" calcext:value-type="float">
            <text:p>1,84</text:p>
          </table:table-cell>
          <table:table-cell table:formula="of:=[.G19]-[.B19]" office:value-type="float" office:value="1.83657599999999" calcext:value-type="float">
            <text:p>1,84</text:p>
          </table:table-cell>
          <table:table-cell table:formula="of:=IF([.K19]&lt;0; [.K19]*-1; [.K19])" office:value-type="float" office:value="1.83657599999999" calcext:value-type="float">
            <text:p>1,84</text:p>
          </table:table-cell>
          <table:table-cell table:style-name="ce14" table:formula="of:=IF([.J19]=[.K19]; &quot;IGUAL&quot;; IF([.J19]&lt;[.K19]; &quot;RA&quot;; &quot;VNS&quot;))" office:value-type="string" office:string-value="IGUAL" calcext:value-type="string">
            <text:p>IGUAL</text:p>
          </table:table-cell>
          <table:table-cell table:formula="of:=[.N18]" office:value-type="string" office:string-value="RA" calcext:value-type="string">
            <text:p>RA</text:p>
          </table:table-cell>
          <table:table-cell table:formula="of:=[.O1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[.J19]-[.$N$14]) * ([.J19]-[.$N$14])" office:value-type="string" office:string-value="" calcext:value-type="error">
            <text:p>#VALUE!</text:p>
          </table:table-cell>
          <table:table-cell table:formula="of:=([.K19]-[.$O$14]) * ([.K19]-[.$O$14])" office:value-type="float" office:value="3.37301140377598" calcext:value-type="float">
            <text:p>3,37</text:p>
          </table:table-cell>
          <table:table-cell table:number-columns-repeated="5"/>
          <table:table-cell table:formula="of:=[RA.A19]" office:value-type="float" office:value="77" calcext:value-type="float">
            <text:p>77</text:p>
          </table:table-cell>
          <table:table-cell table:formula="of:=[RA.B19]" office:value-type="float" office:value="14945" calcext:value-type="float">
            <text:p>14945</text:p>
          </table:table-cell>
          <table:table-cell table:formula="of:=[.X19]+[.Y19]" office:value-type="float" office:value="15022" calcext:value-type="float">
            <text:p>15022</text:p>
          </table:table-cell>
          <table:table-cell table:formula="of:=[.X19]*100/[.Z19]" office:value-type="float" office:value="0.512581547064306" calcext:value-type="float">
            <text:p>0,51</text:p>
          </table:table-cell>
          <table:table-cell/>
        </table:table-row>
        <table:table-row table:style-name="ro3">
          <table:table-cell table:formula="of:=[RA.C20]" office:value-type="string" office:string-value="rand-20-25-25-250-1.dssp" calcext:value-type="string">
            <text:p>rand-20-25-25-250-1.dssp</text:p>
          </table:table-cell>
          <table:table-cell table:formula="of:=[RA.D20]" office:value-type="float" office:value="-28.352677" calcext:value-type="float">
            <text:p>-28,35</text:p>
          </table:table-cell>
          <table:table-cell table:formula="of:=[RA.E20]" office:value-type="float" office:value="1E+020" calcext:value-type="float">
            <text:p>1,00E+20</text:p>
          </table:table-cell>
          <table:table-cell/>
          <table:table-cell table:formula="of:=[RA.F20]" office:value-type="float" office:value="-28.352677" calcext:value-type="float">
            <text:p>-28,35</text:p>
          </table:table-cell>
          <table:table-cell table:formula="of:=[RA.J20]" office:value-type="float" office:value="-26" calcext:value-type="float">
            <text:p>-26</text:p>
          </table:table-cell>
          <table:table-cell table:formula="of:=[VNS.H20]" office:value-type="float" office:value="-27" calcext:value-type="float">
            <text:p>-27</text:p>
          </table:table-cell>
          <table:table-cell table:formula="of:=[.G20]-[.B20]" office:value-type="float" office:value="1.352677" calcext:value-type="float">
            <text:p>1,35</text:p>
          </table:table-cell>
          <table:table-cell table:formula="of:=IF([.H20]&lt;1;1;0)" office:value-type="float" office:value="0" calcext:value-type="float">
            <text:p>0</text:p>
          </table:table-cell>
          <table:table-cell table:formula="of:=[.F20]-[.B20]" office:value-type="float" office:value="2.352677" calcext:value-type="float">
            <text:p>2,35</text:p>
          </table:table-cell>
          <table:table-cell table:formula="of:=[.G20]-[.B20]" office:value-type="float" office:value="1.352677" calcext:value-type="float">
            <text:p>1,35</text:p>
          </table:table-cell>
          <table:table-cell table:formula="of:=IF([.K20]&lt;0; [.K20]*-1; [.K20])" office:value-type="float" office:value="1.352677" calcext:value-type="float">
            <text:p>1,35</text:p>
          </table:table-cell>
          <table:table-cell table:style-name="ce14" table:formula="of:=IF([.J20]=[.K20]; &quot;IGUAL&quot;; IF([.J20]&lt;[.K20]; &quot;RA&quot;; &quot;VNS&quot;))" office:value-type="string" office:string-value="VNS" calcext:value-type="string">
            <text:p>VNS</text:p>
          </table:table-cell>
          <table:table-cell table:formula="of:=[.N19]" office:value-type="string" office:string-value="RA" calcext:value-type="string">
            <text:p>RA</text:p>
          </table:table-cell>
          <table:table-cell table:formula="of:=[.O19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J20]-[.$N$14]) * ([.J20]-[.$N$14])" office:value-type="string" office:string-value="" calcext:value-type="error">
            <text:p>#VALUE!</text:p>
          </table:table-cell>
          <table:table-cell table:formula="of:=([.K20]-[.$O$14]) * ([.K20]-[.$O$14])" office:value-type="float" office:value="1.829735066329" calcext:value-type="float">
            <text:p>1,83</text:p>
          </table:table-cell>
          <table:table-cell table:number-columns-repeated="5"/>
          <table:table-cell table:formula="of:=[RA.A20]" office:value-type="float" office:value="95" calcext:value-type="float">
            <text:p>95</text:p>
          </table:table-cell>
          <table:table-cell table:formula="of:=[RA.B20]" office:value-type="float" office:value="4932" calcext:value-type="float">
            <text:p>4932</text:p>
          </table:table-cell>
          <table:table-cell table:formula="of:=[.X20]+[.Y20]" office:value-type="float" office:value="5027" calcext:value-type="float">
            <text:p>5027</text:p>
          </table:table-cell>
          <table:table-cell table:formula="of:=[.X20]*100/[.Z20]" office:value-type="float" office:value="1.8897951064253" calcext:value-type="float">
            <text:p>1,89</text:p>
          </table:table-cell>
          <table:table-cell/>
        </table:table-row>
        <table:table-row table:style-name="ro3">
          <table:table-cell table:formula="of:=[RA.C21]" office:value-type="string" office:string-value="rand-20-25-25-250-2.dssp" calcext:value-type="string">
            <text:p>rand-20-25-25-250-2.dssp</text:p>
          </table:table-cell>
          <table:table-cell table:formula="of:=[RA.D21]" office:value-type="float" office:value="-24.400108" calcext:value-type="float">
            <text:p>-24,4</text:p>
          </table:table-cell>
          <table:table-cell table:formula="of:=[RA.E21]" office:value-type="float" office:value="1E+020" calcext:value-type="float">
            <text:p>1,00E+20</text:p>
          </table:table-cell>
          <table:table-cell/>
          <table:table-cell table:formula="of:=[RA.F21]" office:value-type="float" office:value="-24.400108" calcext:value-type="float">
            <text:p>-24,4</text:p>
          </table:table-cell>
          <table:table-cell table:formula="of:=[RA.J21]" office:value-type="float" office:value="-22" calcext:value-type="float">
            <text:p>-22</text:p>
          </table:table-cell>
          <table:table-cell table:formula="of:=[VNS.H21]" office:value-type="float" office:value="-22" calcext:value-type="float">
            <text:p>-22</text:p>
          </table:table-cell>
          <table:table-cell table:formula="of:=[.G21]-[.B21]" office:value-type="float" office:value="2.400108" calcext:value-type="float">
            <text:p>2,4</text:p>
          </table:table-cell>
          <table:table-cell table:formula="of:=IF([.H21]&lt;1;1;0)" office:value-type="float" office:value="0" calcext:value-type="float">
            <text:p>0</text:p>
          </table:table-cell>
          <table:table-cell table:formula="of:=[.F21]-[.B21]" office:value-type="float" office:value="2.400108" calcext:value-type="float">
            <text:p>2,4</text:p>
          </table:table-cell>
          <table:table-cell table:formula="of:=[.G21]-[.B21]" office:value-type="float" office:value="2.400108" calcext:value-type="float">
            <text:p>2,4</text:p>
          </table:table-cell>
          <table:table-cell table:formula="of:=IF([.K21]&lt;0; [.K21]*-1; [.K21])" office:value-type="float" office:value="2.400108" calcext:value-type="float">
            <text:p>2,4</text:p>
          </table:table-cell>
          <table:table-cell table:style-name="ce14" table:formula="of:=IF([.J21]=[.K21]; &quot;IGUAL&quot;; IF([.J21]&lt;[.K21]; &quot;RA&quot;; &quot;VNS&quot;))" office:value-type="string" office:string-value="IGUAL" calcext:value-type="string">
            <text:p>IGUAL</text:p>
          </table:table-cell>
          <table:table-cell table:formula="of:=[.N20]" office:value-type="string" office:string-value="RA" calcext:value-type="string">
            <text:p>RA</text:p>
          </table:table-cell>
          <table:table-cell table:formula="of:=[.O20]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[.J21]-[.$N$14]) * ([.J21]-[.$N$14])" office:value-type="string" office:string-value="" calcext:value-type="error">
            <text:p>#VALUE!</text:p>
          </table:table-cell>
          <table:table-cell table:formula="of:=([.K21]-[.$O$14]) * ([.K21]-[.$O$14])" office:value-type="float" office:value="5.760518411664" calcext:value-type="float">
            <text:p>5,76</text:p>
          </table:table-cell>
          <table:table-cell table:number-columns-repeated="5"/>
          <table:table-cell table:formula="of:=[RA.A21]" office:value-type="float" office:value="93" calcext:value-type="float">
            <text:p>93</text:p>
          </table:table-cell>
          <table:table-cell table:formula="of:=[RA.B21]" office:value-type="float" office:value="4934" calcext:value-type="float">
            <text:p>4934</text:p>
          </table:table-cell>
          <table:table-cell table:formula="of:=[.X21]+[.Y21]" office:value-type="float" office:value="5027" calcext:value-type="float">
            <text:p>5027</text:p>
          </table:table-cell>
          <table:table-cell table:formula="of:=[.X21]*100/[.Z21]" office:value-type="float" office:value="1.85000994629003" calcext:value-type="float">
            <text:p>1,85</text:p>
          </table:table-cell>
          <table:table-cell/>
        </table:table-row>
        <table:table-row table:style-name="ro3">
          <table:table-cell table:formula="of:=[RA.C22]" office:value-type="string" office:string-value="rand-20-25-25-500-1.dssp" calcext:value-type="string">
            <text:p>rand-20-25-25-500-1.dssp</text:p>
          </table:table-cell>
          <table:table-cell table:formula="of:=[RA.D22]" office:value-type="float" office:value="-58.787785" calcext:value-type="float">
            <text:p>-58,79</text:p>
          </table:table-cell>
          <table:table-cell table:formula="of:=[RA.E22]" office:value-type="float" office:value="1E+020" calcext:value-type="float">
            <text:p>1,00E+20</text:p>
          </table:table-cell>
          <table:table-cell/>
          <table:table-cell table:formula="of:=[RA.F22]" office:value-type="float" office:value="-58.787785" calcext:value-type="float">
            <text:p>-58,79</text:p>
          </table:table-cell>
          <table:table-cell table:formula="of:=[RA.J22]" office:value-type="float" office:value="-56" calcext:value-type="float">
            <text:p>-56</text:p>
          </table:table-cell>
          <table:table-cell table:formula="of:=[VNS.H22]" office:value-type="float" office:value="-57" calcext:value-type="float">
            <text:p>-57</text:p>
          </table:table-cell>
          <table:table-cell table:formula="of:=[.G22]-[.B22]" office:value-type="float" office:value="1.787785" calcext:value-type="float">
            <text:p>1,79</text:p>
          </table:table-cell>
          <table:table-cell table:formula="of:=IF([.H22]&lt;1;1;0)" office:value-type="float" office:value="0" calcext:value-type="float">
            <text:p>0</text:p>
          </table:table-cell>
          <table:table-cell table:formula="of:=[.F22]-[.B22]" office:value-type="float" office:value="2.787785" calcext:value-type="float">
            <text:p>2,79</text:p>
          </table:table-cell>
          <table:table-cell table:formula="of:=[.G22]-[.B22]" office:value-type="float" office:value="1.787785" calcext:value-type="float">
            <text:p>1,79</text:p>
          </table:table-cell>
          <table:table-cell table:formula="of:=IF([.K22]&lt;0; [.K22]*-1; [.K22])" office:value-type="float" office:value="1.787785" calcext:value-type="float">
            <text:p>1,79</text:p>
          </table:table-cell>
          <table:table-cell table:style-name="ce14" table:formula="of:=IF([.J22]=[.K22]; &quot;IGUAL&quot;; IF([.J22]&lt;[.K22]; &quot;RA&quot;; &quot;VNS&quot;))" office:value-type="string" office:string-value="VNS" calcext:value-type="string">
            <text:p>VNS</text:p>
          </table:table-cell>
          <table:table-cell table:formula="of:=[.N21]" office:value-type="string" office:string-value="RA" calcext:value-type="string">
            <text:p>RA</text:p>
          </table:table-cell>
          <table:table-cell table:formula="of:=[.O21]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J22]-[.$N$14]) * ([.J22]-[.$N$14])" office:value-type="string" office:string-value="" calcext:value-type="error">
            <text:p>#VALUE!</text:p>
          </table:table-cell>
          <table:table-cell table:formula="of:=([.K22]-[.$O$14]) * ([.K22]-[.$O$14])" office:value-type="float" office:value="3.196175206225" calcext:value-type="float">
            <text:p>3,2</text:p>
          </table:table-cell>
          <table:table-cell table:number-columns-repeated="5"/>
          <table:table-cell table:formula="of:=[RA.A22]" office:value-type="float" office:value="96" calcext:value-type="float">
            <text:p>96</text:p>
          </table:table-cell>
          <table:table-cell table:formula="of:=[RA.B22]" office:value-type="float" office:value="9931" calcext:value-type="float">
            <text:p>9931</text:p>
          </table:table-cell>
          <table:table-cell table:formula="of:=[.X22]+[.Y22]" office:value-type="float" office:value="10027" calcext:value-type="float">
            <text:p>10027</text:p>
          </table:table-cell>
          <table:table-cell table:formula="of:=[.X22]*100/[.Z22]" office:value-type="float" office:value="0.957414979555201" calcext:value-type="float">
            <text:p>0,96</text:p>
          </table:table-cell>
          <table:table-cell/>
        </table:table-row>
        <table:table-row table:style-name="ro3">
          <table:table-cell table:formula="of:=[RA.C23]" office:value-type="string" office:string-value="rand-20-25-25-500-2.dssp" calcext:value-type="string">
            <text:p>rand-20-25-25-500-2.dssp</text:p>
          </table:table-cell>
          <table:table-cell table:formula="of:=[RA.D23]" office:value-type="float" office:value="-53.643207" calcext:value-type="float">
            <text:p>-53,64</text:p>
          </table:table-cell>
          <table:table-cell table:formula="of:=[RA.E23]" office:value-type="float" office:value="1E+020" calcext:value-type="float">
            <text:p>1,00E+20</text:p>
          </table:table-cell>
          <table:table-cell/>
          <table:table-cell table:formula="of:=[RA.F23]" office:value-type="float" office:value="-53.643207" calcext:value-type="float">
            <text:p>-53,64</text:p>
          </table:table-cell>
          <table:table-cell table:formula="of:=[RA.J23]" office:value-type="float" office:value="-50" calcext:value-type="float">
            <text:p>-50</text:p>
          </table:table-cell>
          <table:table-cell table:formula="of:=[VNS.H23]" office:value-type="float" office:value="-51" calcext:value-type="float">
            <text:p>-51</text:p>
          </table:table-cell>
          <table:table-cell table:formula="of:=[.G23]-[.B23]" office:value-type="float" office:value="2.643207" calcext:value-type="float">
            <text:p>2,64</text:p>
          </table:table-cell>
          <table:table-cell table:formula="of:=IF([.H23]&lt;1;1;0)" office:value-type="float" office:value="0" calcext:value-type="float">
            <text:p>0</text:p>
          </table:table-cell>
          <table:table-cell table:formula="of:=[.F23]-[.B23]" office:value-type="float" office:value="3.643207" calcext:value-type="float">
            <text:p>3,64</text:p>
          </table:table-cell>
          <table:table-cell table:formula="of:=[.G23]-[.B23]" office:value-type="float" office:value="2.643207" calcext:value-type="float">
            <text:p>2,64</text:p>
          </table:table-cell>
          <table:table-cell table:formula="of:=IF([.K23]&lt;0; [.K23]*-1; [.K23])" office:value-type="float" office:value="2.643207" calcext:value-type="float">
            <text:p>2,64</text:p>
          </table:table-cell>
          <table:table-cell table:style-name="ce14" table:formula="of:=IF([.J23]=[.K23]; &quot;IGUAL&quot;; IF([.J23]&lt;[.K23]; &quot;RA&quot;; &quot;VNS&quot;))" office:value-type="string" office:string-value="VNS" calcext:value-type="string">
            <text:p>VNS</text:p>
          </table:table-cell>
          <table:table-cell table:formula="of:=[.N22]" office:value-type="string" office:string-value="RA" calcext:value-type="string">
            <text:p>RA</text:p>
          </table:table-cell>
          <table:table-cell table:formula="of:=[.O22]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[.J23]-[.$N$14]) * ([.J23]-[.$N$14])" office:value-type="string" office:string-value="" calcext:value-type="error">
            <text:p>#VALUE!</text:p>
          </table:table-cell>
          <table:table-cell table:formula="of:=([.K23]-[.$O$14]) * ([.K23]-[.$O$14])" office:value-type="float" office:value="6.98654324484898" calcext:value-type="float">
            <text:p>6,99</text:p>
          </table:table-cell>
          <table:table-cell table:number-columns-repeated="5"/>
          <table:table-cell table:formula="of:=[RA.A23]" office:value-type="float" office:value="96" calcext:value-type="float">
            <text:p>96</text:p>
          </table:table-cell>
          <table:table-cell table:formula="of:=[RA.B23]" office:value-type="float" office:value="9931" calcext:value-type="float">
            <text:p>9931</text:p>
          </table:table-cell>
          <table:table-cell table:formula="of:=[.X23]+[.Y23]" office:value-type="float" office:value="10027" calcext:value-type="float">
            <text:p>10027</text:p>
          </table:table-cell>
          <table:table-cell table:formula="of:=[.X23]*100/[.Z23]" office:value-type="float" office:value="0.957414979555201" calcext:value-type="float">
            <text:p>0,96</text:p>
          </table:table-cell>
          <table:table-cell/>
        </table:table-row>
        <table:table-row table:style-name="ro3">
          <table:table-cell table:formula="of:=[RA.C24]" office:value-type="string" office:string-value="rand-20-25-25-750-1.dssp" calcext:value-type="string">
            <text:p>rand-20-25-25-750-1.dssp</text:p>
          </table:table-cell>
          <table:table-cell table:formula="of:=[RA.D24]" office:value-type="float" office:value="-86.430553" calcext:value-type="float">
            <text:p>-86,43</text:p>
          </table:table-cell>
          <table:table-cell table:formula="of:=[RA.E24]" office:value-type="float" office:value="1E+020" calcext:value-type="float">
            <text:p>1,00E+20</text:p>
          </table:table-cell>
          <table:table-cell/>
          <table:table-cell table:formula="of:=[RA.F24]" office:value-type="float" office:value="-86.430553" calcext:value-type="float">
            <text:p>-86,43</text:p>
          </table:table-cell>
          <table:table-cell table:formula="of:=[RA.J24]" office:value-type="float" office:value="-83" calcext:value-type="float">
            <text:p>-83</text:p>
          </table:table-cell>
          <table:table-cell table:formula="of:=[VNS.H24]" office:value-type="float" office:value="-84" calcext:value-type="float">
            <text:p>-84</text:p>
          </table:table-cell>
          <table:table-cell table:formula="of:=[.G24]-[.B24]" office:value-type="float" office:value="2.430553" calcext:value-type="float">
            <text:p>2,43</text:p>
          </table:table-cell>
          <table:table-cell table:formula="of:=IF([.H24]&lt;1;1;0)" office:value-type="float" office:value="0" calcext:value-type="float">
            <text:p>0</text:p>
          </table:table-cell>
          <table:table-cell table:formula="of:=[.F24]-[.B24]" office:value-type="float" office:value="3.430553" calcext:value-type="float">
            <text:p>3,43</text:p>
          </table:table-cell>
          <table:table-cell table:formula="of:=[.G24]-[.B24]" office:value-type="float" office:value="2.430553" calcext:value-type="float">
            <text:p>2,43</text:p>
          </table:table-cell>
          <table:table-cell table:formula="of:=IF([.K24]&lt;0; [.K24]*-1; [.K24])" office:value-type="float" office:value="2.430553" calcext:value-type="float">
            <text:p>2,43</text:p>
          </table:table-cell>
          <table:table-cell table:style-name="ce14" table:formula="of:=IF([.J24]=[.K24]; &quot;IGUAL&quot;; IF([.J24]&lt;[.K24]; &quot;RA&quot;; &quot;VNS&quot;))" office:value-type="string" office:string-value="VNS" calcext:value-type="string">
            <text:p>VNS</text:p>
          </table:table-cell>
          <table:table-cell table:formula="of:=[.N23]" office:value-type="string" office:string-value="RA" calcext:value-type="string">
            <text:p>RA</text:p>
          </table:table-cell>
          <table:table-cell table:formula="of:=[.O23]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[.J24]-[.$N$14]) * ([.J24]-[.$N$14])" office:value-type="string" office:string-value="" calcext:value-type="error">
            <text:p>#VALUE!</text:p>
          </table:table-cell>
          <table:table-cell table:formula="of:=([.K24]-[.$O$14]) * ([.K24]-[.$O$14])" office:value-type="float" office:value="5.90758788580902" calcext:value-type="float">
            <text:p>5,91</text:p>
          </table:table-cell>
          <table:table-cell table:number-columns-repeated="5"/>
          <table:table-cell table:formula="of:=[RA.A24]" office:value-type="float" office:value="98" calcext:value-type="float">
            <text:p>98</text:p>
          </table:table-cell>
          <table:table-cell table:formula="of:=[RA.B24]" office:value-type="float" office:value="14929" calcext:value-type="float">
            <text:p>14929</text:p>
          </table:table-cell>
          <table:table-cell table:formula="of:=[.X24]+[.Y24]" office:value-type="float" office:value="15027" calcext:value-type="float">
            <text:p>15027</text:p>
          </table:table-cell>
          <table:table-cell table:formula="of:=[.X24]*100/[.Z24]" office:value-type="float" office:value="0.65215944632994" calcext:value-type="float">
            <text:p>0,65</text:p>
          </table:table-cell>
          <table:table-cell/>
        </table:table-row>
        <table:table-row table:style-name="ro3">
          <table:table-cell table:formula="of:=[RA.C25]" office:value-type="string" office:string-value="rand-20-25-25-750-2.dssp" calcext:value-type="string">
            <text:p>rand-20-25-25-750-2.dssp</text:p>
          </table:table-cell>
          <table:table-cell table:formula="of:=[RA.D25]" office:value-type="float" office:value="-77.08822" calcext:value-type="float">
            <text:p>-77,09</text:p>
          </table:table-cell>
          <table:table-cell table:formula="of:=[RA.E25]" office:value-type="float" office:value="1E+020" calcext:value-type="float">
            <text:p>1,00E+20</text:p>
          </table:table-cell>
          <table:table-cell/>
          <table:table-cell table:formula="of:=[RA.F25]" office:value-type="float" office:value="-77.08822" calcext:value-type="float">
            <text:p>-77,09</text:p>
          </table:table-cell>
          <table:table-cell table:formula="of:=[RA.J25]" office:value-type="float" office:value="-74" calcext:value-type="float">
            <text:p>-74</text:p>
          </table:table-cell>
          <table:table-cell table:formula="of:=[VNS.H25]" office:value-type="float" office:value="-75" calcext:value-type="float">
            <text:p>-75</text:p>
          </table:table-cell>
          <table:table-cell table:formula="of:=[.G25]-[.B25]" office:value-type="float" office:value="2.08822000000001" calcext:value-type="float">
            <text:p>2,09</text:p>
          </table:table-cell>
          <table:table-cell table:formula="of:=IF([.H25]&lt;1;1;0)" office:value-type="float" office:value="0" calcext:value-type="float">
            <text:p>0</text:p>
          </table:table-cell>
          <table:table-cell table:formula="of:=[.F25]-[.B25]" office:value-type="float" office:value="3.08822000000001" calcext:value-type="float">
            <text:p>3,09</text:p>
          </table:table-cell>
          <table:table-cell table:formula="of:=[.G25]-[.B25]" office:value-type="float" office:value="2.08822000000001" calcext:value-type="float">
            <text:p>2,09</text:p>
          </table:table-cell>
          <table:table-cell table:formula="of:=IF([.K25]&lt;0; [.K25]*-1; [.K25])" office:value-type="float" office:value="2.08822000000001" calcext:value-type="float">
            <text:p>2,09</text:p>
          </table:table-cell>
          <table:table-cell table:style-name="ce14" table:formula="of:=IF([.J25]=[.K25]; &quot;IGUAL&quot;; IF([.J25]&lt;[.K25]; &quot;RA&quot;; &quot;VNS&quot;))" office:value-type="string" office:string-value="VNS" calcext:value-type="string">
            <text:p>VNS</text:p>
          </table:table-cell>
          <table:table-cell table:formula="of:=[.N24]" office:value-type="string" office:string-value="RA" calcext:value-type="string">
            <text:p>RA</text:p>
          </table:table-cell>
          <table:table-cell table:formula="of:=[.O24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[.J25]-[.$N$14]) * ([.J25]-[.$N$14])" office:value-type="string" office:string-value="" calcext:value-type="error">
            <text:p>#VALUE!</text:p>
          </table:table-cell>
          <table:table-cell table:formula="of:=([.K25]-[.$O$14]) * ([.K25]-[.$O$14])" office:value-type="float" office:value="4.36066276840003" calcext:value-type="float">
            <text:p>4,36</text:p>
          </table:table-cell>
          <table:table-cell table:number-columns-repeated="5"/>
          <table:table-cell table:formula="of:=[RA.A25]" office:value-type="float" office:value="97" calcext:value-type="float">
            <text:p>97</text:p>
          </table:table-cell>
          <table:table-cell table:formula="of:=[RA.B25]" office:value-type="float" office:value="14930" calcext:value-type="float">
            <text:p>14930</text:p>
          </table:table-cell>
          <table:table-cell table:formula="of:=[.X25]+[.Y25]" office:value-type="float" office:value="15027" calcext:value-type="float">
            <text:p>15027</text:p>
          </table:table-cell>
          <table:table-cell table:formula="of:=[.X25]*100/[.Z25]" office:value-type="float" office:value="0.645504758102083" calcext:value-type="float">
            <text:p>0,65</text:p>
          </table:table-cell>
          <table:table-cell/>
        </table:table-row>
        <table:table-row table:style-name="ro3">
          <table:table-cell table:formula="of:=[RA.C26]" office:value-type="string" office:string-value="rand-20-5-5-250-1.dssp" calcext:value-type="string">
            <text:p>rand-20-5-5-250-1.dssp</text:p>
          </table:table-cell>
          <table:table-cell table:formula="of:=[RA.D26]" office:value-type="float" office:value="-67.8" calcext:value-type="float">
            <text:p>-67,8</text:p>
          </table:table-cell>
          <table:table-cell table:formula="of:=[RA.E26]" office:value-type="float" office:value="1E+020" calcext:value-type="float">
            <text:p>1,00E+20</text:p>
          </table:table-cell>
          <table:table-cell/>
          <table:table-cell table:formula="of:=[RA.F26]" office:value-type="float" office:value="-67.8" calcext:value-type="float">
            <text:p>-67,8</text:p>
          </table:table-cell>
          <table:table-cell table:formula="of:=[RA.J26]" office:value-type="float" office:value="-67" calcext:value-type="float">
            <text:p>-67</text:p>
          </table:table-cell>
          <table:table-cell table:formula="of:=[VNS.H26]" office:value-type="float" office:value="-67" calcext:value-type="float">
            <text:p>-67</text:p>
          </table:table-cell>
          <table:table-cell table:formula="of:=[.G26]-[.B26]" office:value-type="float" office:value="0.799999999999997" calcext:value-type="float">
            <text:p>0,8</text:p>
          </table:table-cell>
          <table:table-cell table:formula="of:=IF([.H26]&lt;1;1;0)" office:value-type="float" office:value="1" calcext:value-type="float">
            <text:p>1</text:p>
          </table:table-cell>
          <table:table-cell table:formula="of:=[.F26]-[.B26]" office:value-type="float" office:value="0.799999999999997" calcext:value-type="float">
            <text:p>0,8</text:p>
          </table:table-cell>
          <table:table-cell table:formula="of:=[.G26]-[.B26]" office:value-type="float" office:value="0.799999999999997" calcext:value-type="float">
            <text:p>0,8</text:p>
          </table:table-cell>
          <table:table-cell table:formula="of:=IF([.K26]&lt;0; [.K26]*-1; [.K26])" office:value-type="float" office:value="0.799999999999997" calcext:value-type="float">
            <text:p>0,8</text:p>
          </table:table-cell>
          <table:table-cell table:style-name="ce14" table:formula="of:=IF([.J26]=[.K26]; &quot;IGUAL&quot;; IF([.J26]&lt;[.K26]; &quot;RA&quot;; &quot;VNS&quot;))" office:value-type="string" office:string-value="IGUAL" calcext:value-type="string">
            <text:p>IGUAL</text:p>
          </table:table-cell>
          <table:table-cell table:formula="of:=[.N25]" office:value-type="string" office:string-value="RA" calcext:value-type="string">
            <text:p>RA</text:p>
          </table:table-cell>
          <table:table-cell table:formula="of:=[.O25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[.J26]-[.$N$14]) * ([.J26]-[.$N$14])" office:value-type="string" office:string-value="" calcext:value-type="error">
            <text:p>#VALUE!</text:p>
          </table:table-cell>
          <table:table-cell table:formula="of:=([.K26]-[.$O$14]) * ([.K26]-[.$O$14])" office:value-type="float" office:value="0.639999999999995" calcext:value-type="float">
            <text:p>0,64</text:p>
          </table:table-cell>
          <table:table-cell table:number-columns-repeated="5"/>
          <table:table-cell table:formula="of:=[RA.A26]" office:value-type="float" office:value="9" calcext:value-type="float">
            <text:p>9</text:p>
          </table:table-cell>
          <table:table-cell table:formula="of:=[RA.B26]" office:value-type="float" office:value="4998" calcext:value-type="float">
            <text:p>4998</text:p>
          </table:table-cell>
          <table:table-cell table:formula="of:=[.X26]+[.Y26]" office:value-type="float" office:value="5007" calcext:value-type="float">
            <text:p>5007</text:p>
          </table:table-cell>
          <table:table-cell table:formula="of:=[.X26]*100/[.Z26]" office:value-type="float" office:value="0.179748352306771" calcext:value-type="float">
            <text:p>0,18</text:p>
          </table:table-cell>
          <table:table-cell/>
        </table:table-row>
        <table:table-row table:style-name="ro3">
          <table:table-cell table:formula="of:=[RA.C27]" office:value-type="string" office:string-value="rand-20-5-5-250-2.dssp" calcext:value-type="string">
            <text:p>rand-20-5-5-250-2.dssp</text:p>
          </table:table-cell>
          <table:table-cell table:formula="of:=[RA.D27]" office:value-type="float" office:value="-63.2" calcext:value-type="float">
            <text:p>-63,2</text:p>
          </table:table-cell>
          <table:table-cell table:formula="of:=[RA.E27]" office:value-type="float" office:value="1E+020" calcext:value-type="float">
            <text:p>1,00E+20</text:p>
          </table:table-cell>
          <table:table-cell/>
          <table:table-cell table:formula="of:=[RA.F27]" office:value-type="float" office:value="-63.2" calcext:value-type="float">
            <text:p>-63,2</text:p>
          </table:table-cell>
          <table:table-cell table:formula="of:=[RA.J27]" office:value-type="float" office:value="-62" calcext:value-type="float">
            <text:p>-62</text:p>
          </table:table-cell>
          <table:table-cell table:formula="of:=[VNS.H27]" office:value-type="float" office:value="-62" calcext:value-type="float">
            <text:p>-62</text:p>
          </table:table-cell>
          <table:table-cell table:formula="of:=[.G27]-[.B27]" office:value-type="float" office:value="1.2" calcext:value-type="float">
            <text:p>1,2</text:p>
          </table:table-cell>
          <table:table-cell table:formula="of:=IF([.H27]&lt;1;1;0)" office:value-type="float" office:value="0" calcext:value-type="float">
            <text:p>0</text:p>
          </table:table-cell>
          <table:table-cell table:formula="of:=[.F27]-[.B27]" office:value-type="float" office:value="1.2" calcext:value-type="float">
            <text:p>1,2</text:p>
          </table:table-cell>
          <table:table-cell table:formula="of:=[.G27]-[.B27]" office:value-type="float" office:value="1.2" calcext:value-type="float">
            <text:p>1,2</text:p>
          </table:table-cell>
          <table:table-cell table:formula="of:=IF([.K27]&lt;0; [.K27]*-1; [.K27])" office:value-type="float" office:value="1.2" calcext:value-type="float">
            <text:p>1,2</text:p>
          </table:table-cell>
          <table:table-cell table:style-name="ce14" table:formula="of:=IF([.J27]=[.K27]; &quot;IGUAL&quot;; IF([.J27]&lt;[.K27]; &quot;RA&quot;; &quot;VNS&quot;))" office:value-type="string" office:string-value="IGUAL" calcext:value-type="string">
            <text:p>IGUAL</text:p>
          </table:table-cell>
          <table:table-cell table:formula="of:=[.N26]" office:value-type="string" office:string-value="RA" calcext:value-type="string">
            <text:p>RA</text:p>
          </table:table-cell>
          <table:table-cell table:formula="of:=[.O26]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27]-[.$N$14]) * ([.J27]-[.$N$14])" office:value-type="string" office:string-value="" calcext:value-type="error">
            <text:p>#VALUE!</text:p>
          </table:table-cell>
          <table:table-cell table:formula="of:=([.K27]-[.$O$14]) * ([.K27]-[.$O$14])" office:value-type="float" office:value="1.44000000000001" calcext:value-type="float">
            <text:p>1,44</text:p>
          </table:table-cell>
          <table:table-cell table:number-columns-repeated="5"/>
          <table:table-cell table:formula="of:=[RA.A27]" office:value-type="float" office:value="14" calcext:value-type="float">
            <text:p>14</text:p>
          </table:table-cell>
          <table:table-cell table:formula="of:=[RA.B27]" office:value-type="float" office:value="4993" calcext:value-type="float">
            <text:p>4993</text:p>
          </table:table-cell>
          <table:table-cell table:formula="of:=[.X27]+[.Y27]" office:value-type="float" office:value="5007" calcext:value-type="float">
            <text:p>5007</text:p>
          </table:table-cell>
          <table:table-cell table:formula="of:=[.X27]*100/[.Z27]" office:value-type="float" office:value="0.279608548032754" calcext:value-type="float">
            <text:p>0,28</text:p>
          </table:table-cell>
          <table:table-cell/>
        </table:table-row>
        <table:table-row table:style-name="ro3">
          <table:table-cell table:formula="of:=[RA.C28]" office:value-type="string" office:string-value="rand-20-5-5-500-1.dssp" calcext:value-type="string">
            <text:p>rand-20-5-5-500-1.dssp</text:p>
          </table:table-cell>
          <table:table-cell table:formula="of:=[RA.D28]" office:value-type="float" office:value="-135.2" calcext:value-type="float">
            <text:p>-135,2</text:p>
          </table:table-cell>
          <table:table-cell table:formula="of:=[RA.E28]" office:value-type="float" office:value="1E+020" calcext:value-type="float">
            <text:p>1,00E+20</text:p>
          </table:table-cell>
          <table:table-cell/>
          <table:table-cell table:formula="of:=[RA.F28]" office:value-type="float" office:value="-135.2" calcext:value-type="float">
            <text:p>-135,2</text:p>
          </table:table-cell>
          <table:table-cell table:formula="of:=[RA.J28]" office:value-type="float" office:value="-135" calcext:value-type="float">
            <text:p>-135</text:p>
          </table:table-cell>
          <table:table-cell table:formula="of:=[VNS.H28]" office:value-type="float" office:value="-135" calcext:value-type="float">
            <text:p>-135</text:p>
          </table:table-cell>
          <table:table-cell table:formula="of:=[.G28]-[.B28]" office:value-type="float" office:value="0.199999999999989" calcext:value-type="float">
            <text:p>0,2</text:p>
          </table:table-cell>
          <table:table-cell table:formula="of:=IF([.H28]&lt;1;1;0)" office:value-type="float" office:value="1" calcext:value-type="float">
            <text:p>1</text:p>
          </table:table-cell>
          <table:table-cell table:formula="of:=[.F28]-[.B28]" office:value-type="float" office:value="0.199999999999989" calcext:value-type="float">
            <text:p>0,2</text:p>
          </table:table-cell>
          <table:table-cell table:formula="of:=[.G28]-[.B28]" office:value-type="float" office:value="0.199999999999989" calcext:value-type="float">
            <text:p>0,2</text:p>
          </table:table-cell>
          <table:table-cell table:formula="of:=IF([.K28]&lt;0; [.K28]*-1; [.K28])" office:value-type="float" office:value="0.199999999999989" calcext:value-type="float">
            <text:p>0,2</text:p>
          </table:table-cell>
          <table:table-cell table:style-name="ce14" table:formula="of:=IF([.J28]=[.K28]; &quot;IGUAL&quot;; IF([.J28]&lt;[.K28]; &quot;RA&quot;; &quot;VNS&quot;))" office:value-type="string" office:string-value="IGUAL" calcext:value-type="string">
            <text:p>IGUAL</text:p>
          </table:table-cell>
          <table:table-cell table:formula="of:=[.N27]" office:value-type="string" office:string-value="RA" calcext:value-type="string">
            <text:p>RA</text:p>
          </table:table-cell>
          <table:table-cell table:formula="of:=[.O27]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J28]-[.$N$14]) * ([.J28]-[.$N$14])" office:value-type="string" office:string-value="" calcext:value-type="error">
            <text:p>#VALUE!</text:p>
          </table:table-cell>
          <table:table-cell table:formula="of:=([.K28]-[.$O$14]) * ([.K28]-[.$O$14])" office:value-type="float" office:value="0.0399999999999955" calcext:value-type="float">
            <text:p>0,04</text:p>
          </table:table-cell>
          <table:table-cell table:number-columns-repeated="5"/>
          <table:table-cell table:formula="of:=[RA.A28]" office:value-type="float" office:value="18" calcext:value-type="float">
            <text:p>18</text:p>
          </table:table-cell>
          <table:table-cell table:formula="of:=[RA.B28]" office:value-type="float" office:value="9989" calcext:value-type="float">
            <text:p>9989</text:p>
          </table:table-cell>
          <table:table-cell table:formula="of:=[.X28]+[.Y28]" office:value-type="float" office:value="10007" calcext:value-type="float">
            <text:p>10007</text:p>
          </table:table-cell>
          <table:table-cell table:formula="of:=[.X28]*100/[.Z28]" office:value-type="float" office:value="0.179874088138303" calcext:value-type="float">
            <text:p>0,18</text:p>
          </table:table-cell>
          <table:table-cell/>
        </table:table-row>
        <table:table-row table:style-name="ro3">
          <table:table-cell table:formula="of:=[RA.C29]" office:value-type="string" office:string-value="rand-20-5-5-500-2.dssp" calcext:value-type="string">
            <text:p>rand-20-5-5-500-2.dssp</text:p>
          </table:table-cell>
          <table:table-cell table:formula="of:=[RA.D29]" office:value-type="float" office:value="-128.2" calcext:value-type="float">
            <text:p>-128,2</text:p>
          </table:table-cell>
          <table:table-cell table:formula="of:=[RA.E29]" office:value-type="float" office:value="1E+020" calcext:value-type="float">
            <text:p>1,00E+20</text:p>
          </table:table-cell>
          <table:table-cell/>
          <table:table-cell table:formula="of:=[RA.F29]" office:value-type="float" office:value="-128.2" calcext:value-type="float">
            <text:p>-128,2</text:p>
          </table:table-cell>
          <table:table-cell table:formula="of:=[RA.J29]" office:value-type="float" office:value="-128" calcext:value-type="float">
            <text:p>-128</text:p>
          </table:table-cell>
          <table:table-cell table:formula="of:=[VNS.H29]" office:value-type="float" office:value="-128" calcext:value-type="float">
            <text:p>-128</text:p>
          </table:table-cell>
          <table:table-cell table:formula="of:=[.G29]-[.B29]" office:value-type="float" office:value="0.199999999999989" calcext:value-type="float">
            <text:p>0,2</text:p>
          </table:table-cell>
          <table:table-cell table:formula="of:=IF([.H29]&lt;1;1;0)" office:value-type="float" office:value="1" calcext:value-type="float">
            <text:p>1</text:p>
          </table:table-cell>
          <table:table-cell table:formula="of:=[.F29]-[.B29]" office:value-type="float" office:value="0.199999999999989" calcext:value-type="float">
            <text:p>0,2</text:p>
          </table:table-cell>
          <table:table-cell table:formula="of:=[.G29]-[.B29]" office:value-type="float" office:value="0.199999999999989" calcext:value-type="float">
            <text:p>0,2</text:p>
          </table:table-cell>
          <table:table-cell table:formula="of:=IF([.K29]&lt;0; [.K29]*-1; [.K29])" office:value-type="float" office:value="0.199999999999989" calcext:value-type="float">
            <text:p>0,2</text:p>
          </table:table-cell>
          <table:table-cell table:style-name="ce14" table:formula="of:=IF([.J29]=[.K29]; &quot;IGUAL&quot;; IF([.J29]&lt;[.K29]; &quot;RA&quot;; &quot;VNS&quot;))" office:value-type="string" office:string-value="IGUAL" calcext:value-type="string">
            <text:p>IGUAL</text:p>
          </table:table-cell>
          <table:table-cell table:formula="of:=[.N28]" office:value-type="string" office:string-value="RA" calcext:value-type="string">
            <text:p>RA</text:p>
          </table:table-cell>
          <table:table-cell table:formula="of:=[.O28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[.J29]-[.$N$14]) * ([.J29]-[.$N$14])" office:value-type="string" office:string-value="" calcext:value-type="error">
            <text:p>#VALUE!</text:p>
          </table:table-cell>
          <table:table-cell table:formula="of:=([.K29]-[.$O$14]) * ([.K29]-[.$O$14])" office:value-type="float" office:value="0.0399999999999955" calcext:value-type="float">
            <text:p>0,04</text:p>
          </table:table-cell>
          <table:table-cell table:number-columns-repeated="5"/>
          <table:table-cell table:formula="of:=[RA.A29]" office:value-type="float" office:value="9" calcext:value-type="float">
            <text:p>9</text:p>
          </table:table-cell>
          <table:table-cell table:formula="of:=[RA.B29]" office:value-type="float" office:value="9998" calcext:value-type="float">
            <text:p>9998</text:p>
          </table:table-cell>
          <table:table-cell table:formula="of:=[.X29]+[.Y29]" office:value-type="float" office:value="10007" calcext:value-type="float">
            <text:p>10007</text:p>
          </table:table-cell>
          <table:table-cell table:formula="of:=[.X29]*100/[.Z29]" office:value-type="float" office:value="0.0899370440691516" calcext:value-type="float">
            <text:p>0,09</text:p>
          </table:table-cell>
          <table:table-cell/>
        </table:table-row>
        <table:table-row table:style-name="ro3">
          <table:table-cell table:formula="of:=[RA.C30]" office:value-type="string" office:string-value="rand-20-5-5-750-1.dssp" calcext:value-type="string">
            <text:p>rand-20-5-5-750-1.dssp</text:p>
          </table:table-cell>
          <table:table-cell table:formula="of:=[RA.D30]" office:value-type="float" office:value="-204" calcext:value-type="float">
            <text:p>-204</text:p>
          </table:table-cell>
          <table:table-cell table:formula="of:=[RA.E30]" office:value-type="float" office:value="-204" calcext:value-type="float">
            <text:p>-204</text:p>
          </table:table-cell>
          <table:table-cell/>
          <table:table-cell table:formula="of:=[RA.F30]" office:value-type="float" office:value="-204" calcext:value-type="float">
            <text:p>-204</text:p>
          </table:table-cell>
          <table:table-cell table:formula="of:=[RA.J30]" office:value-type="float" office:value="-204" calcext:value-type="float">
            <text:p>-204</text:p>
          </table:table-cell>
          <table:table-cell table:formula="of:=[VNS.H30]" office:value-type="float" office:value="-204" calcext:value-type="float">
            <text:p>-204</text:p>
          </table:table-cell>
          <table:table-cell table:formula="of:=[.G30]-[.B30]" office:value-type="float" office:value="0" calcext:value-type="float">
            <text:p>0</text:p>
          </table:table-cell>
          <table:table-cell table:formula="of:=IF([.H30]&lt;1;1;0)" office:value-type="float" office:value="1" calcext:value-type="float">
            <text:p>1</text:p>
          </table:table-cell>
          <table:table-cell table:formula="of:=[.F30]-[.B30]" office:value-type="float" office:value="0" calcext:value-type="float">
            <text:p>0</text:p>
          </table:table-cell>
          <table:table-cell table:formula="of:=[.G30]-[.B30]" office:value-type="float" office:value="0" calcext:value-type="float">
            <text:p>0</text:p>
          </table:table-cell>
          <table:table-cell table:formula="of:=IF([.K30]&lt;0; [.K30]*-1; [.K30])" office:value-type="float" office:value="0" calcext:value-type="float">
            <text:p>0</text:p>
          </table:table-cell>
          <table:table-cell table:style-name="ce14" table:formula="of:=IF([.J30]=[.K30]; &quot;IGUAL&quot;; IF([.J30]&lt;[.K30]; &quot;RA&quot;; &quot;VNS&quot;))" office:value-type="string" office:string-value="IGUAL" calcext:value-type="string">
            <text:p>IGUAL</text:p>
          </table:table-cell>
          <table:table-cell table:formula="of:=[.N29]" office:value-type="string" office:string-value="RA" calcext:value-type="string">
            <text:p>RA</text:p>
          </table:table-cell>
          <table:table-cell table:formula="of:=[.O29]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[.J30]-[.$N$14]) * ([.J30]-[.$N$14])" office:value-type="string" office:string-value="" calcext:value-type="error">
            <text:p>#VALUE!</text:p>
          </table:table-cell>
          <table:table-cell table:formula="of:=([.K30]-[.$O$14]) * ([.K30]-[.$O$14])" office:value-type="float" office:value="0" calcext:value-type="float">
            <text:p>0</text:p>
          </table:table-cell>
          <table:table-cell table:number-columns-repeated="5"/>
          <table:table-cell table:formula="of:=[RA.A30]" office:value-type="float" office:value="18" calcext:value-type="float">
            <text:p>18</text:p>
          </table:table-cell>
          <table:table-cell table:formula="of:=[RA.B30]" office:value-type="float" office:value="14989" calcext:value-type="float">
            <text:p>14989</text:p>
          </table:table-cell>
          <table:table-cell table:formula="of:=[.X30]+[.Y30]" office:value-type="float" office:value="15007" calcext:value-type="float">
            <text:p>15007</text:p>
          </table:table-cell>
          <table:table-cell table:formula="of:=[.X30]*100/[.Z30]" office:value-type="float" office:value="0.119944026121143" calcext:value-type="float">
            <text:p>0,12</text:p>
          </table:table-cell>
          <table:table-cell/>
        </table:table-row>
        <table:table-row table:style-name="ro3">
          <table:table-cell table:formula="of:=[RA.C31]" office:value-type="string" office:string-value="rand-20-5-5-750-2.dssp" calcext:value-type="string">
            <text:p>rand-20-5-5-750-2.dssp</text:p>
          </table:table-cell>
          <table:table-cell table:formula="of:=[RA.D31]" office:value-type="float" office:value="-191" calcext:value-type="float">
            <text:p>-191</text:p>
          </table:table-cell>
          <table:table-cell table:formula="of:=[RA.E31]" office:value-type="float" office:value="-191" calcext:value-type="float">
            <text:p>-191</text:p>
          </table:table-cell>
          <table:table-cell/>
          <table:table-cell table:formula="of:=[RA.F31]" office:value-type="float" office:value="-191" calcext:value-type="float">
            <text:p>-191</text:p>
          </table:table-cell>
          <table:table-cell table:formula="of:=[RA.J31]" office:value-type="float" office:value="-191" calcext:value-type="float">
            <text:p>-191</text:p>
          </table:table-cell>
          <table:table-cell table:formula="of:=[VNS.H31]" office:value-type="float" office:value="-191" calcext:value-type="float">
            <text:p>-191</text:p>
          </table:table-cell>
          <table:table-cell table:formula="of:=[.G31]-[.B31]" office:value-type="float" office:value="0" calcext:value-type="float">
            <text:p>0</text:p>
          </table:table-cell>
          <table:table-cell table:formula="of:=IF([.H31]&lt;1;1;0)" office:value-type="float" office:value="1" calcext:value-type="float">
            <text:p>1</text:p>
          </table:table-cell>
          <table:table-cell table:formula="of:=[.F31]-[.B31]" office:value-type="float" office:value="0" calcext:value-type="float">
            <text:p>0</text:p>
          </table:table-cell>
          <table:table-cell table:formula="of:=[.G31]-[.B31]" office:value-type="float" office:value="0" calcext:value-type="float">
            <text:p>0</text:p>
          </table:table-cell>
          <table:table-cell table:formula="of:=IF([.K31]&lt;0; [.K31]*-1; [.K31])" office:value-type="float" office:value="0" calcext:value-type="float">
            <text:p>0</text:p>
          </table:table-cell>
          <table:table-cell table:style-name="ce14" table:formula="of:=IF([.J31]=[.K31]; &quot;IGUAL&quot;; IF([.J31]&lt;[.K31]; &quot;RA&quot;; &quot;VNS&quot;))" office:value-type="string" office:string-value="IGUAL" calcext:value-type="string">
            <text:p>IGUAL</text:p>
          </table:table-cell>
          <table:table-cell table:formula="of:=[.N30]" office:value-type="string" office:string-value="RA" calcext:value-type="string">
            <text:p>RA</text:p>
          </table:table-cell>
          <table:table-cell table:formula="of:=[.O30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J31]-[.$N$14]) * ([.J31]-[.$N$14])" office:value-type="string" office:string-value="" calcext:value-type="error">
            <text:p>#VALUE!</text:p>
          </table:table-cell>
          <table:table-cell table:formula="of:=([.K31]-[.$O$14]) * ([.K31]-[.$O$14])" office:value-type="float" office:value="0" calcext:value-type="float">
            <text:p>0</text:p>
          </table:table-cell>
          <table:table-cell table:number-columns-repeated="5"/>
          <table:table-cell table:formula="of:=[RA.A31]" office:value-type="float" office:value="9" calcext:value-type="float">
            <text:p>9</text:p>
          </table:table-cell>
          <table:table-cell table:formula="of:=[RA.B31]" office:value-type="float" office:value="14998" calcext:value-type="float">
            <text:p>14998</text:p>
          </table:table-cell>
          <table:table-cell table:formula="of:=[.X31]+[.Y31]" office:value-type="float" office:value="15007" calcext:value-type="float">
            <text:p>15007</text:p>
          </table:table-cell>
          <table:table-cell table:formula="of:=[.X31]*100/[.Z31]" office:value-type="float" office:value="0.0599720130605717" calcext:value-type="float">
            <text:p>0,06</text:p>
          </table:table-cell>
          <table:table-cell/>
        </table:table-row>
        <table:table-row table:style-name="ro3">
          <table:table-cell table:formula="of:=[RA.C32]" office:value-type="string" office:string-value="rand-4-10-10-250-1.dssp" calcext:value-type="string">
            <text:p>rand-4-10-10-250-1.dssp</text:p>
          </table:table-cell>
          <table:table-cell table:formula="of:=[RA.D32]" office:value-type="float" office:value="-52.106783" calcext:value-type="float">
            <text:p>-52,11</text:p>
          </table:table-cell>
          <table:table-cell table:formula="of:=[RA.E32]" office:value-type="float" office:value="1E+020" calcext:value-type="float">
            <text:p>1,00E+20</text:p>
          </table:table-cell>
          <table:table-cell/>
          <table:table-cell table:formula="of:=[RA.F32]" office:value-type="float" office:value="-52.106783" calcext:value-type="float">
            <text:p>-52,11</text:p>
          </table:table-cell>
          <table:table-cell table:formula="of:=[RA.J32]" office:value-type="float" office:value="-50" calcext:value-type="float">
            <text:p>-50</text:p>
          </table:table-cell>
          <table:table-cell table:formula="of:=[VNS.H32]" office:value-type="float" office:value="-51" calcext:value-type="float">
            <text:p>-51</text:p>
          </table:table-cell>
          <table:table-cell table:formula="of:=[.G32]-[.B32]" office:value-type="float" office:value="1.106783" calcext:value-type="float">
            <text:p>1,11</text:p>
          </table:table-cell>
          <table:table-cell table:formula="of:=IF([.H32]&lt;1;1;0)" office:value-type="float" office:value="0" calcext:value-type="float">
            <text:p>0</text:p>
          </table:table-cell>
          <table:table-cell table:formula="of:=[.F32]-[.B32]" office:value-type="float" office:value="2.106783" calcext:value-type="float">
            <text:p>2,11</text:p>
          </table:table-cell>
          <table:table-cell table:formula="of:=[.G32]-[.B32]" office:value-type="float" office:value="1.106783" calcext:value-type="float">
            <text:p>1,11</text:p>
          </table:table-cell>
          <table:table-cell table:formula="of:=IF([.K32]&lt;0; [.K32]*-1; [.K32])" office:value-type="float" office:value="1.106783" calcext:value-type="float">
            <text:p>1,11</text:p>
          </table:table-cell>
          <table:table-cell table:style-name="ce14" table:formula="of:=IF([.J32]=[.K32]; &quot;IGUAL&quot;; IF([.J32]&lt;[.K32]; &quot;RA&quot;; &quot;VNS&quot;))" office:value-type="string" office:string-value="VNS" calcext:value-type="string">
            <text:p>VNS</text:p>
          </table:table-cell>
          <table:table-cell table:formula="of:=[.N31]" office:value-type="string" office:string-value="RA" calcext:value-type="string">
            <text:p>RA</text:p>
          </table:table-cell>
          <table:table-cell table:formula="of:=[.O31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([.J32]-[.$N$14]) * ([.J32]-[.$N$14])" office:value-type="string" office:string-value="" calcext:value-type="error">
            <text:p>#VALUE!</text:p>
          </table:table-cell>
          <table:table-cell table:formula="of:=([.K32]-[.$O$14]) * ([.K32]-[.$O$14])" office:value-type="float" office:value="1.224968609089" calcext:value-type="float">
            <text:p>1,22</text:p>
          </table:table-cell>
          <table:table-cell table:number-columns-repeated="5"/>
          <table:table-cell table:formula="of:=[RA.A32]" office:value-type="float" office:value="38" calcext:value-type="float">
            <text:p>38</text:p>
          </table:table-cell>
          <table:table-cell table:formula="of:=[RA.B32]" office:value-type="float" office:value="974" calcext:value-type="float">
            <text:p>974</text:p>
          </table:table-cell>
          <table:table-cell table:formula="of:=[.X32]+[.Y32]" office:value-type="float" office:value="1012" calcext:value-type="float">
            <text:p>1012</text:p>
          </table:table-cell>
          <table:table-cell table:formula="of:=[.X32]*100/[.Z32]" office:value-type="float" office:value="3.75494071146245" calcext:value-type="float">
            <text:p>3,75</text:p>
          </table:table-cell>
          <table:table-cell/>
        </table:table-row>
        <table:table-row table:style-name="ro3">
          <table:table-cell table:formula="of:=[RA.C33]" office:value-type="string" office:string-value="rand-4-10-10-250-2.dssp" calcext:value-type="string">
            <text:p>rand-4-10-10-250-2.dssp</text:p>
          </table:table-cell>
          <table:table-cell table:formula="of:=[RA.D33]" office:value-type="float" office:value="-47.725958" calcext:value-type="float">
            <text:p>-47,73</text:p>
          </table:table-cell>
          <table:table-cell table:formula="of:=[RA.E33]" office:value-type="float" office:value="1E+020" calcext:value-type="float">
            <text:p>1,00E+20</text:p>
          </table:table-cell>
          <table:table-cell/>
          <table:table-cell table:formula="of:=[RA.F33]" office:value-type="float" office:value="-47.725958" calcext:value-type="float">
            <text:p>-47,73</text:p>
          </table:table-cell>
          <table:table-cell table:formula="of:=[RA.J33]" office:value-type="float" office:value="-47" calcext:value-type="float">
            <text:p>-47</text:p>
          </table:table-cell>
          <table:table-cell table:formula="of:=[VNS.H33]" office:value-type="float" office:value="-47" calcext:value-type="float">
            <text:p>-47</text:p>
          </table:table-cell>
          <table:table-cell table:formula="of:=[.G33]-[.B33]" office:value-type="float" office:value="0.725957999999999" calcext:value-type="float">
            <text:p>0,73</text:p>
          </table:table-cell>
          <table:table-cell table:formula="of:=IF([.H33]&lt;1;1;0)" office:value-type="float" office:value="1" calcext:value-type="float">
            <text:p>1</text:p>
          </table:table-cell>
          <table:table-cell table:formula="of:=[.F33]-[.B33]" office:value-type="float" office:value="0.725957999999999" calcext:value-type="float">
            <text:p>0,73</text:p>
          </table:table-cell>
          <table:table-cell table:formula="of:=[.G33]-[.B33]" office:value-type="float" office:value="0.725957999999999" calcext:value-type="float">
            <text:p>0,73</text:p>
          </table:table-cell>
          <table:table-cell table:formula="of:=IF([.K33]&lt;0; [.K33]*-1; [.K33])" office:value-type="float" office:value="0.725957999999999" calcext:value-type="float">
            <text:p>0,73</text:p>
          </table:table-cell>
          <table:table-cell table:style-name="ce14" table:formula="of:=IF([.J33]=[.K33]; &quot;IGUAL&quot;; IF([.J33]&lt;[.K33]; &quot;RA&quot;; &quot;VNS&quot;))" office:value-type="string" office:string-value="IGUAL" calcext:value-type="string">
            <text:p>IGUAL</text:p>
          </table:table-cell>
          <table:table-cell table:formula="of:=[.N32]" office:value-type="string" office:string-value="RA" calcext:value-type="string">
            <text:p>RA</text:p>
          </table:table-cell>
          <table:table-cell table:formula="of:=[.O32]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J33]-[.$N$14]) * ([.J33]-[.$N$14])" office:value-type="string" office:string-value="" calcext:value-type="error">
            <text:p>#VALUE!</text:p>
          </table:table-cell>
          <table:table-cell table:formula="of:=([.K33]-[.$O$14]) * ([.K33]-[.$O$14])" office:value-type="float" office:value="0.527015017763998" calcext:value-type="float">
            <text:p>0,53</text:p>
          </table:table-cell>
          <table:table-cell table:number-columns-repeated="5"/>
          <table:table-cell table:formula="of:=[RA.A33]" office:value-type="float" office:value="38" calcext:value-type="float">
            <text:p>38</text:p>
          </table:table-cell>
          <table:table-cell table:formula="of:=[RA.B33]" office:value-type="float" office:value="974" calcext:value-type="float">
            <text:p>974</text:p>
          </table:table-cell>
          <table:table-cell table:formula="of:=[.X33]+[.Y33]" office:value-type="float" office:value="1012" calcext:value-type="float">
            <text:p>1012</text:p>
          </table:table-cell>
          <table:table-cell table:formula="of:=[.X33]*100/[.Z33]" office:value-type="float" office:value="3.75494071146245" calcext:value-type="float">
            <text:p>3,75</text:p>
          </table:table-cell>
          <table:table-cell/>
        </table:table-row>
        <table:table-row table:style-name="ro3">
          <table:table-cell table:formula="of:=[RA.C34]" office:value-type="string" office:string-value="rand-4-10-10-500-1.dssp" calcext:value-type="string">
            <text:p>rand-4-10-10-500-1.dssp</text:p>
          </table:table-cell>
          <table:table-cell table:formula="of:=[RA.D34]" office:value-type="float" office:value="-114.844321" calcext:value-type="float">
            <text:p>-114,84</text:p>
          </table:table-cell>
          <table:table-cell table:formula="of:=[RA.E34]" office:value-type="float" office:value="1E+020" calcext:value-type="float">
            <text:p>1,00E+20</text:p>
          </table:table-cell>
          <table:table-cell/>
          <table:table-cell table:formula="of:=[RA.F34]" office:value-type="float" office:value="-114.844321" calcext:value-type="float">
            <text:p>-114,84</text:p>
          </table:table-cell>
          <table:table-cell table:formula="of:=[RA.J34]" office:value-type="float" office:value="-112" calcext:value-type="float">
            <text:p>-112</text:p>
          </table:table-cell>
          <table:table-cell table:formula="of:=[VNS.H34]" office:value-type="float" office:value="-113" calcext:value-type="float">
            <text:p>-113</text:p>
          </table:table-cell>
          <table:table-cell table:formula="of:=[.G34]-[.B34]" office:value-type="float" office:value="1.84432099999999" calcext:value-type="float">
            <text:p>1,84</text:p>
          </table:table-cell>
          <table:table-cell table:formula="of:=IF([.H34]&lt;1;1;0)" office:value-type="float" office:value="0" calcext:value-type="float">
            <text:p>0</text:p>
          </table:table-cell>
          <table:table-cell table:formula="of:=[.F34]-[.B34]" office:value-type="float" office:value="2.84432099999999" calcext:value-type="float">
            <text:p>2,84</text:p>
          </table:table-cell>
          <table:table-cell table:formula="of:=[.G34]-[.B34]" office:value-type="float" office:value="1.84432099999999" calcext:value-type="float">
            <text:p>1,84</text:p>
          </table:table-cell>
          <table:table-cell table:formula="of:=IF([.K34]&lt;0; [.K34]*-1; [.K34])" office:value-type="float" office:value="1.84432099999999" calcext:value-type="float">
            <text:p>1,84</text:p>
          </table:table-cell>
          <table:table-cell table:style-name="ce14" table:formula="of:=IF([.J34]=[.K34]; &quot;IGUAL&quot;; IF([.J34]&lt;[.K34]; &quot;RA&quot;; &quot;VNS&quot;))" office:value-type="string" office:string-value="VNS" calcext:value-type="string">
            <text:p>VNS</text:p>
          </table:table-cell>
          <table:table-cell table:formula="of:=[.N33]" office:value-type="string" office:string-value="RA" calcext:value-type="string">
            <text:p>RA</text:p>
          </table:table-cell>
          <table:table-cell table:formula="of:=[.O33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([.J34]-[.$N$14]) * ([.J34]-[.$N$14])" office:value-type="string" office:string-value="" calcext:value-type="error">
            <text:p>#VALUE!</text:p>
          </table:table-cell>
          <table:table-cell table:formula="of:=([.K34]-[.$O$14]) * ([.K34]-[.$O$14])" office:value-type="float" office:value="3.40151995104098" calcext:value-type="float">
            <text:p>3,4</text:p>
          </table:table-cell>
          <table:table-cell table:number-columns-repeated="5"/>
          <table:table-cell table:formula="of:=[RA.A34]" office:value-type="float" office:value="38" calcext:value-type="float">
            <text:p>38</text:p>
          </table:table-cell>
          <table:table-cell table:formula="of:=[RA.B34]" office:value-type="float" office:value="1974" calcext:value-type="float">
            <text:p>1974</text:p>
          </table:table-cell>
          <table:table-cell table:formula="of:=[.X34]+[.Y34]" office:value-type="float" office:value="2012" calcext:value-type="float">
            <text:p>2012</text:p>
          </table:table-cell>
          <table:table-cell table:formula="of:=[.X34]*100/[.Z34]" office:value-type="float" office:value="1.88866799204771" calcext:value-type="float">
            <text:p>1,89</text:p>
          </table:table-cell>
          <table:table-cell/>
        </table:table-row>
        <table:table-row table:style-name="ro3">
          <table:table-cell table:formula="of:=[RA.C35]" office:value-type="string" office:string-value="rand-4-10-10-500-2.dssp" calcext:value-type="string">
            <text:p>rand-4-10-10-500-2.dssp</text:p>
          </table:table-cell>
          <table:table-cell table:formula="of:=[RA.D35]" office:value-type="float" office:value="-95.672573" calcext:value-type="float">
            <text:p>-95,67</text:p>
          </table:table-cell>
          <table:table-cell table:formula="of:=[RA.E35]" office:value-type="float" office:value="1E+020" calcext:value-type="float">
            <text:p>1,00E+20</text:p>
          </table:table-cell>
          <table:table-cell/>
          <table:table-cell table:formula="of:=[RA.F35]" office:value-type="float" office:value="-95.672573" calcext:value-type="float">
            <text:p>-95,67</text:p>
          </table:table-cell>
          <table:table-cell table:formula="of:=[RA.J35]" office:value-type="float" office:value="-94" calcext:value-type="float">
            <text:p>-94</text:p>
          </table:table-cell>
          <table:table-cell table:formula="of:=[VNS.H35]" office:value-type="float" office:value="-94" calcext:value-type="float">
            <text:p>-94</text:p>
          </table:table-cell>
          <table:table-cell table:formula="of:=[.G35]-[.B35]" office:value-type="float" office:value="1.672573" calcext:value-type="float">
            <text:p>1,67</text:p>
          </table:table-cell>
          <table:table-cell table:formula="of:=IF([.H35]&lt;1;1;0)" office:value-type="float" office:value="0" calcext:value-type="float">
            <text:p>0</text:p>
          </table:table-cell>
          <table:table-cell table:formula="of:=[.F35]-[.B35]" office:value-type="float" office:value="1.672573" calcext:value-type="float">
            <text:p>1,67</text:p>
          </table:table-cell>
          <table:table-cell table:formula="of:=[.G35]-[.B35]" office:value-type="float" office:value="1.672573" calcext:value-type="float">
            <text:p>1,67</text:p>
          </table:table-cell>
          <table:table-cell table:formula="of:=IF([.K35]&lt;0; [.K35]*-1; [.K35])" office:value-type="float" office:value="1.672573" calcext:value-type="float">
            <text:p>1,67</text:p>
          </table:table-cell>
          <table:table-cell table:style-name="ce14" table:formula="of:=IF([.J35]=[.K35]; &quot;IGUAL&quot;; IF([.J35]&lt;[.K35]; &quot;RA&quot;; &quot;VNS&quot;))" office:value-type="string" office:string-value="IGUAL" calcext:value-type="string">
            <text:p>IGUAL</text:p>
          </table:table-cell>
          <table:table-cell table:formula="of:=[.N34]" office:value-type="string" office:string-value="RA" calcext:value-type="string">
            <text:p>RA</text:p>
          </table:table-cell>
          <table:table-cell table:formula="of:=[.O34]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([.J35]-[.$N$14]) * ([.J35]-[.$N$14])" office:value-type="string" office:string-value="" calcext:value-type="error">
            <text:p>#VALUE!</text:p>
          </table:table-cell>
          <table:table-cell table:formula="of:=([.K35]-[.$O$14]) * ([.K35]-[.$O$14])" office:value-type="float" office:value="2.797500440329" calcext:value-type="float">
            <text:p>2,8</text:p>
          </table:table-cell>
          <table:table-cell table:number-columns-repeated="5"/>
          <table:table-cell table:formula="of:=[RA.A35]" office:value-type="float" office:value="38" calcext:value-type="float">
            <text:p>38</text:p>
          </table:table-cell>
          <table:table-cell table:formula="of:=[RA.B35]" office:value-type="float" office:value="1974" calcext:value-type="float">
            <text:p>1974</text:p>
          </table:table-cell>
          <table:table-cell table:formula="of:=[.X35]+[.Y35]" office:value-type="float" office:value="2012" calcext:value-type="float">
            <text:p>2012</text:p>
          </table:table-cell>
          <table:table-cell table:formula="of:=[.X35]*100/[.Z35]" office:value-type="float" office:value="1.88866799204771" calcext:value-type="float">
            <text:p>1,89</text:p>
          </table:table-cell>
          <table:table-cell/>
        </table:table-row>
        <table:table-row table:style-name="ro3">
          <table:table-cell table:formula="of:=[RA.C36]" office:value-type="string" office:string-value="rand-4-10-10-750-1.dssp" calcext:value-type="string">
            <text:p>rand-4-10-10-750-1.dssp</text:p>
          </table:table-cell>
          <table:table-cell table:formula="of:=[RA.D36]" office:value-type="float" office:value="-165.2" calcext:value-type="float">
            <text:p>-165,2</text:p>
          </table:table-cell>
          <table:table-cell table:formula="of:=[RA.E36]" office:value-type="float" office:value="1E+020" calcext:value-type="float">
            <text:p>1,00E+20</text:p>
          </table:table-cell>
          <table:table-cell/>
          <table:table-cell table:formula="of:=[RA.F36]" office:value-type="float" office:value="-165.2" calcext:value-type="float">
            <text:p>-165,2</text:p>
          </table:table-cell>
          <table:table-cell table:formula="of:=[RA.J36]" office:value-type="float" office:value="-163" calcext:value-type="float">
            <text:p>-163</text:p>
          </table:table-cell>
          <table:table-cell table:formula="of:=[VNS.H36]" office:value-type="float" office:value="-164" calcext:value-type="float">
            <text:p>-164</text:p>
          </table:table-cell>
          <table:table-cell table:formula="of:=[.G36]-[.B36]" office:value-type="float" office:value="1.19999999999999" calcext:value-type="float">
            <text:p>1,2</text:p>
          </table:table-cell>
          <table:table-cell table:formula="of:=IF([.H36]&lt;1;1;0)" office:value-type="float" office:value="0" calcext:value-type="float">
            <text:p>0</text:p>
          </table:table-cell>
          <table:table-cell table:formula="of:=[.F36]-[.B36]" office:value-type="float" office:value="2.19999999999999" calcext:value-type="float">
            <text:p>2,2</text:p>
          </table:table-cell>
          <table:table-cell table:formula="of:=[.G36]-[.B36]" office:value-type="float" office:value="1.19999999999999" calcext:value-type="float">
            <text:p>1,2</text:p>
          </table:table-cell>
          <table:table-cell table:formula="of:=IF([.K36]&lt;0; [.K36]*-1; [.K36])" office:value-type="float" office:value="1.19999999999999" calcext:value-type="float">
            <text:p>1,2</text:p>
          </table:table-cell>
          <table:table-cell table:style-name="ce14" table:formula="of:=IF([.J36]=[.K36]; &quot;IGUAL&quot;; IF([.J36]&lt;[.K36]; &quot;RA&quot;; &quot;VNS&quot;))" office:value-type="string" office:string-value="VNS" calcext:value-type="string">
            <text:p>VNS</text:p>
          </table:table-cell>
          <table:table-cell table:formula="of:=[.N35]" office:value-type="string" office:string-value="RA" calcext:value-type="string">
            <text:p>RA</text:p>
          </table:table-cell>
          <table:table-cell table:formula="of:=[.O35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J36]-[.$N$14]) * ([.J36]-[.$N$14])" office:value-type="string" office:string-value="" calcext:value-type="error">
            <text:p>#VALUE!</text:p>
          </table:table-cell>
          <table:table-cell table:formula="of:=([.K36]-[.$O$14]) * ([.K36]-[.$O$14])" office:value-type="float" office:value="1.43999999999997" calcext:value-type="float">
            <text:p>1,44</text:p>
          </table:table-cell>
          <table:table-cell table:number-columns-repeated="5"/>
          <table:table-cell table:formula="of:=[RA.A36]" office:value-type="float" office:value="38" calcext:value-type="float">
            <text:p>38</text:p>
          </table:table-cell>
          <table:table-cell table:formula="of:=[RA.B36]" office:value-type="float" office:value="2974" calcext:value-type="float">
            <text:p>2974</text:p>
          </table:table-cell>
          <table:table-cell table:formula="of:=[.X36]+[.Y36]" office:value-type="float" office:value="3012" calcext:value-type="float">
            <text:p>3012</text:p>
          </table:table-cell>
          <table:table-cell table:formula="of:=[.X36]*100/[.Z36]" office:value-type="float" office:value="1.26162018592297" calcext:value-type="float">
            <text:p>1,26</text:p>
          </table:table-cell>
          <table:table-cell/>
        </table:table-row>
        <table:table-row table:style-name="ro3">
          <table:table-cell table:formula="of:=[RA.C37]" office:value-type="string" office:string-value="rand-4-10-10-750-2.dssp" calcext:value-type="string">
            <text:p>rand-4-10-10-750-2.dssp</text:p>
          </table:table-cell>
          <table:table-cell table:formula="of:=[RA.D37]" office:value-type="float" office:value="-146" calcext:value-type="float">
            <text:p>-146</text:p>
          </table:table-cell>
          <table:table-cell table:formula="of:=[RA.E37]" office:value-type="float" office:value="1E+020" calcext:value-type="float">
            <text:p>1,00E+20</text:p>
          </table:table-cell>
          <table:table-cell/>
          <table:table-cell table:formula="of:=[RA.F37]" office:value-type="float" office:value="-146" calcext:value-type="float">
            <text:p>-146</text:p>
          </table:table-cell>
          <table:table-cell table:formula="of:=[RA.J37]" office:value-type="float" office:value="-144" calcext:value-type="float">
            <text:p>-144</text:p>
          </table:table-cell>
          <table:table-cell table:formula="of:=[VNS.H37]" office:value-type="float" office:value="-145" calcext:value-type="float">
            <text:p>-145</text:p>
          </table:table-cell>
          <table:table-cell table:formula="of:=[.G37]-[.B37]" office:value-type="float" office:value="1" calcext:value-type="float">
            <text:p>1</text:p>
          </table:table-cell>
          <table:table-cell table:formula="of:=IF([.H37]&lt;1;1;0)" office:value-type="float" office:value="0" calcext:value-type="float">
            <text:p>0</text:p>
          </table:table-cell>
          <table:table-cell table:formula="of:=[.F37]-[.B37]" office:value-type="float" office:value="2" calcext:value-type="float">
            <text:p>2</text:p>
          </table:table-cell>
          <table:table-cell table:formula="of:=[.G37]-[.B37]" office:value-type="float" office:value="1" calcext:value-type="float">
            <text:p>1</text:p>
          </table:table-cell>
          <table:table-cell table:formula="of:=IF([.K37]&lt;0; [.K37]*-1; [.K37])" office:value-type="float" office:value="1" calcext:value-type="float">
            <text:p>1</text:p>
          </table:table-cell>
          <table:table-cell table:style-name="ce14" table:formula="of:=IF([.J37]=[.K37]; &quot;IGUAL&quot;; IF([.J37]&lt;[.K37]; &quot;RA&quot;; &quot;VNS&quot;))" office:value-type="string" office:string-value="VNS" calcext:value-type="string">
            <text:p>VNS</text:p>
          </table:table-cell>
          <table:table-cell table:formula="of:=[.N36]" office:value-type="string" office:string-value="RA" calcext:value-type="string">
            <text:p>RA</text:p>
          </table:table-cell>
          <table:table-cell table:formula="of:=[.O36]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J37]-[.$N$14]) * ([.J37]-[.$N$14])" office:value-type="string" office:string-value="" calcext:value-type="error">
            <text:p>#VALUE!</text:p>
          </table:table-cell>
          <table:table-cell table:formula="of:=([.K37]-[.$O$14]) * ([.K37]-[.$O$14])" office:value-type="float" office:value="1" calcext:value-type="float">
            <text:p>1</text:p>
          </table:table-cell>
          <table:table-cell table:number-columns-repeated="5"/>
          <table:table-cell table:formula="of:=[RA.A37]" office:value-type="float" office:value="38" calcext:value-type="float">
            <text:p>38</text:p>
          </table:table-cell>
          <table:table-cell table:formula="of:=[RA.B37]" office:value-type="float" office:value="2974" calcext:value-type="float">
            <text:p>2974</text:p>
          </table:table-cell>
          <table:table-cell table:formula="of:=[.X37]+[.Y37]" office:value-type="float" office:value="3012" calcext:value-type="float">
            <text:p>3012</text:p>
          </table:table-cell>
          <table:table-cell table:formula="of:=[.X37]*100/[.Z37]" office:value-type="float" office:value="1.26162018592297" calcext:value-type="float">
            <text:p>1,26</text:p>
          </table:table-cell>
          <table:table-cell/>
        </table:table-row>
        <table:table-row table:style-name="ro3">
          <table:table-cell table:formula="of:=[RA.C38]" office:value-type="string" office:string-value="rand-4-15-15-250-1.dssp" calcext:value-type="string">
            <text:p>rand-4-15-15-250-1.dssp</text:p>
          </table:table-cell>
          <table:table-cell table:formula="of:=[RA.D38]" office:value-type="float" office:value="-42.641299" calcext:value-type="float">
            <text:p>-42,64</text:p>
          </table:table-cell>
          <table:table-cell table:formula="of:=[RA.E38]" office:value-type="float" office:value="1E+020" calcext:value-type="float">
            <text:p>1,00E+20</text:p>
          </table:table-cell>
          <table:table-cell/>
          <table:table-cell table:formula="of:=[RA.F38]" office:value-type="float" office:value="-42.641299" calcext:value-type="float">
            <text:p>-42,64</text:p>
          </table:table-cell>
          <table:table-cell table:formula="of:=[RA.J38]" office:value-type="float" office:value="-39" calcext:value-type="float">
            <text:p>-39</text:p>
          </table:table-cell>
          <table:table-cell table:formula="of:=[VNS.H38]" office:value-type="float" office:value="-41" calcext:value-type="float">
            <text:p>-41</text:p>
          </table:table-cell>
          <table:table-cell table:formula="of:=[.G38]-[.B38]" office:value-type="float" office:value="1.641299" calcext:value-type="float">
            <text:p>1,64</text:p>
          </table:table-cell>
          <table:table-cell table:formula="of:=IF([.H38]&lt;1;1;0)" office:value-type="float" office:value="0" calcext:value-type="float">
            <text:p>0</text:p>
          </table:table-cell>
          <table:table-cell table:formula="of:=[.F38]-[.B38]" office:value-type="float" office:value="3.641299" calcext:value-type="float">
            <text:p>3,64</text:p>
          </table:table-cell>
          <table:table-cell table:formula="of:=[.G38]-[.B38]" office:value-type="float" office:value="1.641299" calcext:value-type="float">
            <text:p>1,64</text:p>
          </table:table-cell>
          <table:table-cell table:formula="of:=IF([.K38]&lt;0; [.K38]*-1; [.K38])" office:value-type="float" office:value="1.641299" calcext:value-type="float">
            <text:p>1,64</text:p>
          </table:table-cell>
          <table:table-cell table:style-name="ce14" table:formula="of:=IF([.J38]=[.K38]; &quot;IGUAL&quot;; IF([.J38]&lt;[.K38]; &quot;RA&quot;; &quot;VNS&quot;))" office:value-type="string" office:string-value="VNS" calcext:value-type="string">
            <text:p>VNS</text:p>
          </table:table-cell>
          <table:table-cell table:formula="of:=[.N37]" office:value-type="string" office:string-value="RA" calcext:value-type="string">
            <text:p>RA</text:p>
          </table:table-cell>
          <table:table-cell table:formula="of:=[.O37]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J38]-[.$N$14]) * ([.J38]-[.$N$14])" office:value-type="string" office:string-value="" calcext:value-type="error">
            <text:p>#VALUE!</text:p>
          </table:table-cell>
          <table:table-cell table:formula="of:=([.K38]-[.$O$14]) * ([.K38]-[.$O$14])" office:value-type="float" office:value="2.69386240740099" calcext:value-type="float">
            <text:p>2,69</text:p>
          </table:table-cell>
          <table:table-cell table:number-columns-repeated="5"/>
          <table:table-cell table:formula="of:=[RA.A38]" office:value-type="float" office:value="58" calcext:value-type="float">
            <text:p>58</text:p>
          </table:table-cell>
          <table:table-cell table:formula="of:=[RA.B38]" office:value-type="float" office:value="959" calcext:value-type="float">
            <text:p>959</text:p>
          </table:table-cell>
          <table:table-cell table:formula="of:=[.X38]+[.Y38]" office:value-type="float" office:value="1017" calcext:value-type="float">
            <text:p>1017</text:p>
          </table:table-cell>
          <table:table-cell table:formula="of:=[.X38]*100/[.Z38]" office:value-type="float" office:value="5.70304818092429" calcext:value-type="float">
            <text:p>5,7</text:p>
          </table:table-cell>
          <table:table-cell/>
        </table:table-row>
        <table:table-row table:style-name="ro3">
          <table:table-cell table:formula="of:=[RA.C39]" office:value-type="string" office:string-value="rand-4-15-15-250-2.dssp" calcext:value-type="string">
            <text:p>rand-4-15-15-250-2.dssp</text:p>
          </table:table-cell>
          <table:table-cell table:formula="of:=[RA.D39]" office:value-type="float" office:value="-39.038793" calcext:value-type="float">
            <text:p>-39,04</text:p>
          </table:table-cell>
          <table:table-cell table:formula="of:=[RA.E39]" office:value-type="float" office:value="1E+020" calcext:value-type="float">
            <text:p>1,00E+20</text:p>
          </table:table-cell>
          <table:table-cell/>
          <table:table-cell table:formula="of:=[RA.F39]" office:value-type="float" office:value="-39.038793" calcext:value-type="float">
            <text:p>-39,04</text:p>
          </table:table-cell>
          <table:table-cell table:formula="of:=[RA.J39]" office:value-type="float" office:value="-35" calcext:value-type="float">
            <text:p>-35</text:p>
          </table:table-cell>
          <table:table-cell table:formula="of:=[VNS.H39]" office:value-type="float" office:value="-37" calcext:value-type="float">
            <text:p>-37</text:p>
          </table:table-cell>
          <table:table-cell table:formula="of:=[.G39]-[.B39]" office:value-type="float" office:value="2.038793" calcext:value-type="float">
            <text:p>2,04</text:p>
          </table:table-cell>
          <table:table-cell table:formula="of:=IF([.H39]&lt;1;1;0)" office:value-type="float" office:value="0" calcext:value-type="float">
            <text:p>0</text:p>
          </table:table-cell>
          <table:table-cell table:formula="of:=[.F39]-[.B39]" office:value-type="float" office:value="4.038793" calcext:value-type="float">
            <text:p>4,04</text:p>
          </table:table-cell>
          <table:table-cell table:formula="of:=[.G39]-[.B39]" office:value-type="float" office:value="2.038793" calcext:value-type="float">
            <text:p>2,04</text:p>
          </table:table-cell>
          <table:table-cell table:formula="of:=IF([.K39]&lt;0; [.K39]*-1; [.K39])" office:value-type="float" office:value="2.038793" calcext:value-type="float">
            <text:p>2,04</text:p>
          </table:table-cell>
          <table:table-cell table:style-name="ce14" table:formula="of:=IF([.J39]=[.K39]; &quot;IGUAL&quot;; IF([.J39]&lt;[.K39]; &quot;RA&quot;; &quot;VNS&quot;))" office:value-type="string" office:string-value="VNS" calcext:value-type="string">
            <text:p>VNS</text:p>
          </table:table-cell>
          <table:table-cell table:formula="of:=[.N38]" office:value-type="string" office:string-value="RA" calcext:value-type="string">
            <text:p>RA</text:p>
          </table:table-cell>
          <table:table-cell table:formula="of:=[.O38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([.J39]-[.$N$14]) * ([.J39]-[.$N$14])" office:value-type="string" office:string-value="" calcext:value-type="error">
            <text:p>#VALUE!</text:p>
          </table:table-cell>
          <table:table-cell table:formula="of:=([.K39]-[.$O$14]) * ([.K39]-[.$O$14])" office:value-type="float" office:value="4.15667689684899" calcext:value-type="float">
            <text:p>4,16</text:p>
          </table:table-cell>
          <table:table-cell table:number-columns-repeated="5"/>
          <table:table-cell table:formula="of:=[RA.A39]" office:value-type="float" office:value="58" calcext:value-type="float">
            <text:p>58</text:p>
          </table:table-cell>
          <table:table-cell table:formula="of:=[RA.B39]" office:value-type="float" office:value="959" calcext:value-type="float">
            <text:p>959</text:p>
          </table:table-cell>
          <table:table-cell table:formula="of:=[.X39]+[.Y39]" office:value-type="float" office:value="1017" calcext:value-type="float">
            <text:p>1017</text:p>
          </table:table-cell>
          <table:table-cell table:formula="of:=[.X39]*100/[.Z39]" office:value-type="float" office:value="5.70304818092429" calcext:value-type="float">
            <text:p>5,7</text:p>
          </table:table-cell>
          <table:table-cell/>
        </table:table-row>
        <table:table-row table:style-name="ro3">
          <table:table-cell table:formula="of:=[RA.C40]" office:value-type="string" office:string-value="rand-4-15-15-500-1.dssp" calcext:value-type="string">
            <text:p>rand-4-15-15-500-1.dssp</text:p>
          </table:table-cell>
          <table:table-cell table:formula="of:=[RA.D40]" office:value-type="float" office:value="-87.749636" calcext:value-type="float">
            <text:p>-87,75</text:p>
          </table:table-cell>
          <table:table-cell table:formula="of:=[RA.E40]" office:value-type="float" office:value="1E+020" calcext:value-type="float">
            <text:p>1,00E+20</text:p>
          </table:table-cell>
          <table:table-cell/>
          <table:table-cell table:formula="of:=[RA.F40]" office:value-type="float" office:value="-87.749636" calcext:value-type="float">
            <text:p>-87,75</text:p>
          </table:table-cell>
          <table:table-cell table:formula="of:=[RA.J40]" office:value-type="float" office:value="-85" calcext:value-type="float">
            <text:p>-85</text:p>
          </table:table-cell>
          <table:table-cell table:formula="of:=[VNS.H40]" office:value-type="float" office:value="-86" calcext:value-type="float">
            <text:p>-86</text:p>
          </table:table-cell>
          <table:table-cell table:formula="of:=[.G40]-[.B40]" office:value-type="float" office:value="1.749636" calcext:value-type="float">
            <text:p>1,75</text:p>
          </table:table-cell>
          <table:table-cell table:formula="of:=IF([.H40]&lt;1;1;0)" office:value-type="float" office:value="0" calcext:value-type="float">
            <text:p>0</text:p>
          </table:table-cell>
          <table:table-cell table:formula="of:=[.F40]-[.B40]" office:value-type="float" office:value="2.749636" calcext:value-type="float">
            <text:p>2,75</text:p>
          </table:table-cell>
          <table:table-cell table:formula="of:=[.G40]-[.B40]" office:value-type="float" office:value="1.749636" calcext:value-type="float">
            <text:p>1,75</text:p>
          </table:table-cell>
          <table:table-cell table:formula="of:=IF([.K40]&lt;0; [.K40]*-1; [.K40])" office:value-type="float" office:value="1.749636" calcext:value-type="float">
            <text:p>1,75</text:p>
          </table:table-cell>
          <table:table-cell table:style-name="ce14" table:formula="of:=IF([.J40]=[.K40]; &quot;IGUAL&quot;; IF([.J40]&lt;[.K40]; &quot;RA&quot;; &quot;VNS&quot;))" office:value-type="string" office:string-value="VNS" calcext:value-type="string">
            <text:p>VNS</text:p>
          </table:table-cell>
          <table:table-cell table:formula="of:=[.N39]" office:value-type="string" office:string-value="RA" calcext:value-type="string">
            <text:p>RA</text:p>
          </table:table-cell>
          <table:table-cell table:formula="of:=[.O39]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([.J40]-[.$N$14]) * ([.J40]-[.$N$14])" office:value-type="string" office:string-value="" calcext:value-type="error">
            <text:p>#VALUE!</text:p>
          </table:table-cell>
          <table:table-cell table:formula="of:=([.K40]-[.$O$14]) * ([.K40]-[.$O$14])" office:value-type="float" office:value="3.06122613249598" calcext:value-type="float">
            <text:p>3,06</text:p>
          </table:table-cell>
          <table:table-cell table:number-columns-repeated="5"/>
          <table:table-cell table:formula="of:=[RA.A40]" office:value-type="float" office:value="58" calcext:value-type="float">
            <text:p>58</text:p>
          </table:table-cell>
          <table:table-cell table:formula="of:=[RA.B40]" office:value-type="float" office:value="1959" calcext:value-type="float">
            <text:p>1959</text:p>
          </table:table-cell>
          <table:table-cell table:formula="of:=[.X40]+[.Y40]" office:value-type="float" office:value="2017" calcext:value-type="float">
            <text:p>2017</text:p>
          </table:table-cell>
          <table:table-cell table:formula="of:=[.X40]*100/[.Z40]" office:value-type="float" office:value="2.87555775904809" calcext:value-type="float">
            <text:p>2,88</text:p>
          </table:table-cell>
          <table:table-cell/>
        </table:table-row>
        <table:table-row table:style-name="ro3">
          <table:table-cell table:formula="of:=[RA.C41]" office:value-type="string" office:string-value="rand-4-15-15-500-2.dssp" calcext:value-type="string">
            <text:p>rand-4-15-15-500-2.dssp</text:p>
          </table:table-cell>
          <table:table-cell table:formula="of:=[RA.D41]" office:value-type="float" office:value="-80.502432" calcext:value-type="float">
            <text:p>-80,5</text:p>
          </table:table-cell>
          <table:table-cell table:formula="of:=[RA.E41]" office:value-type="float" office:value="1E+020" calcext:value-type="float">
            <text:p>1,00E+20</text:p>
          </table:table-cell>
          <table:table-cell/>
          <table:table-cell table:formula="of:=[RA.F41]" office:value-type="float" office:value="-80.502432" calcext:value-type="float">
            <text:p>-80,5</text:p>
          </table:table-cell>
          <table:table-cell table:formula="of:=[RA.J41]" office:value-type="float" office:value="-76" calcext:value-type="float">
            <text:p>-76</text:p>
          </table:table-cell>
          <table:table-cell table:formula="of:=[VNS.H41]" office:value-type="float" office:value="-78" calcext:value-type="float">
            <text:p>-78</text:p>
          </table:table-cell>
          <table:table-cell table:formula="of:=[.G41]-[.B41]" office:value-type="float" office:value="2.502432" calcext:value-type="float">
            <text:p>2,5</text:p>
          </table:table-cell>
          <table:table-cell table:formula="of:=IF([.H41]&lt;1;1;0)" office:value-type="float" office:value="0" calcext:value-type="float">
            <text:p>0</text:p>
          </table:table-cell>
          <table:table-cell table:formula="of:=[.F41]-[.B41]" office:value-type="float" office:value="4.502432" calcext:value-type="float">
            <text:p>4,5</text:p>
          </table:table-cell>
          <table:table-cell table:formula="of:=[.G41]-[.B41]" office:value-type="float" office:value="2.502432" calcext:value-type="float">
            <text:p>2,5</text:p>
          </table:table-cell>
          <table:table-cell table:formula="of:=IF([.K41]&lt;0; [.K41]*-1; [.K41])" office:value-type="float" office:value="2.502432" calcext:value-type="float">
            <text:p>2,5</text:p>
          </table:table-cell>
          <table:table-cell table:style-name="ce14" table:formula="of:=IF([.J41]=[.K41]; &quot;IGUAL&quot;; IF([.J41]&lt;[.K41]; &quot;RA&quot;; &quot;VNS&quot;))" office:value-type="string" office:string-value="VNS" calcext:value-type="string">
            <text:p>VNS</text:p>
          </table:table-cell>
          <table:table-cell table:formula="of:=[.N40]" office:value-type="string" office:string-value="RA" calcext:value-type="string">
            <text:p>RA</text:p>
          </table:table-cell>
          <table:table-cell table:formula="of:=[.O40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([.J41]-[.$N$14]) * ([.J41]-[.$N$14])" office:value-type="string" office:string-value="" calcext:value-type="error">
            <text:p>#VALUE!</text:p>
          </table:table-cell>
          <table:table-cell table:formula="of:=([.K41]-[.$O$14]) * ([.K41]-[.$O$14])" office:value-type="float" office:value="6.262165914624" calcext:value-type="float">
            <text:p>6,26</text:p>
          </table:table-cell>
          <table:table-cell table:number-columns-repeated="5"/>
          <table:table-cell table:formula="of:=[RA.A41]" office:value-type="float" office:value="58" calcext:value-type="float">
            <text:p>58</text:p>
          </table:table-cell>
          <table:table-cell table:formula="of:=[RA.B41]" office:value-type="float" office:value="1959" calcext:value-type="float">
            <text:p>1959</text:p>
          </table:table-cell>
          <table:table-cell table:formula="of:=[.X41]+[.Y41]" office:value-type="float" office:value="2017" calcext:value-type="float">
            <text:p>2017</text:p>
          </table:table-cell>
          <table:table-cell table:formula="of:=[.X41]*100/[.Z41]" office:value-type="float" office:value="2.87555775904809" calcext:value-type="float">
            <text:p>2,88</text:p>
          </table:table-cell>
          <table:table-cell/>
        </table:table-row>
        <table:table-row table:style-name="ro3">
          <table:table-cell table:formula="of:=[RA.C42]" office:value-type="string" office:string-value="rand-4-15-15-750-1.dssp" calcext:value-type="string">
            <text:p>rand-4-15-15-750-1.dssp</text:p>
          </table:table-cell>
          <table:table-cell table:formula="of:=[RA.D42]" office:value-type="float" office:value="-137.139898" calcext:value-type="float">
            <text:p>-137,14</text:p>
          </table:table-cell>
          <table:table-cell table:formula="of:=[RA.E42]" office:value-type="float" office:value="1E+020" calcext:value-type="float">
            <text:p>1,00E+20</text:p>
          </table:table-cell>
          <table:table-cell/>
          <table:table-cell table:formula="of:=[RA.F42]" office:value-type="float" office:value="-137.139898" calcext:value-type="float">
            <text:p>-137,14</text:p>
          </table:table-cell>
          <table:table-cell table:formula="of:=[RA.J42]" office:value-type="float" office:value="-134" calcext:value-type="float">
            <text:p>-134</text:p>
          </table:table-cell>
          <table:table-cell table:formula="of:=[VNS.H42]" office:value-type="float" office:value="-135" calcext:value-type="float">
            <text:p>-135</text:p>
          </table:table-cell>
          <table:table-cell table:formula="of:=[.G42]-[.B42]" office:value-type="float" office:value="2.13989799999999" calcext:value-type="float">
            <text:p>2,14</text:p>
          </table:table-cell>
          <table:table-cell table:formula="of:=IF([.H42]&lt;1;1;0)" office:value-type="float" office:value="0" calcext:value-type="float">
            <text:p>0</text:p>
          </table:table-cell>
          <table:table-cell table:formula="of:=[.F42]-[.B42]" office:value-type="float" office:value="3.13989799999999" calcext:value-type="float">
            <text:p>3,14</text:p>
          </table:table-cell>
          <table:table-cell table:formula="of:=[.G42]-[.B42]" office:value-type="float" office:value="2.13989799999999" calcext:value-type="float">
            <text:p>2,14</text:p>
          </table:table-cell>
          <table:table-cell table:formula="of:=IF([.K42]&lt;0; [.K42]*-1; [.K42])" office:value-type="float" office:value="2.13989799999999" calcext:value-type="float">
            <text:p>2,14</text:p>
          </table:table-cell>
          <table:table-cell table:style-name="ce14" table:formula="of:=IF([.J42]=[.K42]; &quot;IGUAL&quot;; IF([.J42]&lt;[.K42]; &quot;RA&quot;; &quot;VNS&quot;))" office:value-type="string" office:string-value="VNS" calcext:value-type="string">
            <text:p>VNS</text:p>
          </table:table-cell>
          <table:table-cell table:formula="of:=[.N41]" office:value-type="string" office:string-value="RA" calcext:value-type="string">
            <text:p>RA</text:p>
          </table:table-cell>
          <table:table-cell table:formula="of:=[.O41]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([.J42]-[.$N$14]) * ([.J42]-[.$N$14])" office:value-type="string" office:string-value="" calcext:value-type="error">
            <text:p>#VALUE!</text:p>
          </table:table-cell>
          <table:table-cell table:formula="of:=([.K42]-[.$O$14]) * ([.K42]-[.$O$14])" office:value-type="float" office:value="4.57916345040395" calcext:value-type="float">
            <text:p>4,58</text:p>
          </table:table-cell>
          <table:table-cell table:number-columns-repeated="5"/>
          <table:table-cell table:formula="of:=[RA.A42]" office:value-type="float" office:value="58" calcext:value-type="float">
            <text:p>58</text:p>
          </table:table-cell>
          <table:table-cell table:formula="of:=[RA.B42]" office:value-type="float" office:value="2959" calcext:value-type="float">
            <text:p>2959</text:p>
          </table:table-cell>
          <table:table-cell table:formula="of:=[.X42]+[.Y42]" office:value-type="float" office:value="3017" calcext:value-type="float">
            <text:p>3017</text:p>
          </table:table-cell>
          <table:table-cell table:formula="of:=[.X42]*100/[.Z42]" office:value-type="float" office:value="1.92243950944647" calcext:value-type="float">
            <text:p>1,92</text:p>
          </table:table-cell>
          <table:table-cell/>
        </table:table-row>
        <table:table-row table:style-name="ro3">
          <table:table-cell table:formula="of:=[RA.C43]" office:value-type="string" office:string-value="rand-4-15-15-750-2.dssp" calcext:value-type="string">
            <text:p>rand-4-15-15-750-2.dssp</text:p>
          </table:table-cell>
          <table:table-cell table:formula="of:=[RA.D43]" office:value-type="float" office:value="-120.692349" calcext:value-type="float">
            <text:p>-120,69</text:p>
          </table:table-cell>
          <table:table-cell table:formula="of:=[RA.E43]" office:value-type="float" office:value="1E+020" calcext:value-type="float">
            <text:p>1,00E+20</text:p>
          </table:table-cell>
          <table:table-cell/>
          <table:table-cell table:formula="of:=[RA.F43]" office:value-type="float" office:value="-120.692349" calcext:value-type="float">
            <text:p>-120,69</text:p>
          </table:table-cell>
          <table:table-cell table:formula="of:=[RA.J43]" office:value-type="float" office:value="-116" calcext:value-type="float">
            <text:p>-116</text:p>
          </table:table-cell>
          <table:table-cell table:formula="of:=[VNS.H43]" office:value-type="float" office:value="-118" calcext:value-type="float">
            <text:p>-118</text:p>
          </table:table-cell>
          <table:table-cell table:formula="of:=[.G43]-[.B43]" office:value-type="float" office:value="2.69234899999999" calcext:value-type="float">
            <text:p>2,69</text:p>
          </table:table-cell>
          <table:table-cell table:formula="of:=IF([.H43]&lt;1;1;0)" office:value-type="float" office:value="0" calcext:value-type="float">
            <text:p>0</text:p>
          </table:table-cell>
          <table:table-cell table:formula="of:=[.F43]-[.B43]" office:value-type="float" office:value="4.69234899999999" calcext:value-type="float">
            <text:p>4,69</text:p>
          </table:table-cell>
          <table:table-cell table:formula="of:=[.G43]-[.B43]" office:value-type="float" office:value="2.69234899999999" calcext:value-type="float">
            <text:p>2,69</text:p>
          </table:table-cell>
          <table:table-cell table:formula="of:=IF([.K43]&lt;0; [.K43]*-1; [.K43])" office:value-type="float" office:value="2.69234899999999" calcext:value-type="float">
            <text:p>2,69</text:p>
          </table:table-cell>
          <table:table-cell table:style-name="ce14" table:formula="of:=IF([.J43]=[.K43]; &quot;IGUAL&quot;; IF([.J43]&lt;[.K43]; &quot;RA&quot;; &quot;VNS&quot;))" office:value-type="string" office:string-value="VNS" calcext:value-type="string">
            <text:p>VNS</text:p>
          </table:table-cell>
          <table:table-cell table:formula="of:=[.N42]" office:value-type="string" office:string-value="RA" calcext:value-type="string">
            <text:p>RA</text:p>
          </table:table-cell>
          <table:table-cell table:formula="of:=[.O42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([.J43]-[.$N$14]) * ([.J43]-[.$N$14])" office:value-type="string" office:string-value="" calcext:value-type="error">
            <text:p>#VALUE!</text:p>
          </table:table-cell>
          <table:table-cell table:formula="of:=([.K43]-[.$O$14]) * ([.K43]-[.$O$14])" office:value-type="float" office:value="7.24874313780096" calcext:value-type="float">
            <text:p>7,25</text:p>
          </table:table-cell>
          <table:table-cell table:number-columns-repeated="5"/>
          <table:table-cell table:formula="of:=[RA.A43]" office:value-type="float" office:value="57" calcext:value-type="float">
            <text:p>57</text:p>
          </table:table-cell>
          <table:table-cell table:formula="of:=[RA.B43]" office:value-type="float" office:value="2960" calcext:value-type="float">
            <text:p>2960</text:p>
          </table:table-cell>
          <table:table-cell table:formula="of:=[.X43]+[.Y43]" office:value-type="float" office:value="3017" calcext:value-type="float">
            <text:p>3017</text:p>
          </table:table-cell>
          <table:table-cell table:formula="of:=[.X43]*100/[.Z43]" office:value-type="float" office:value="1.88929400066291" calcext:value-type="float">
            <text:p>1,89</text:p>
          </table:table-cell>
          <table:table-cell/>
        </table:table-row>
        <table:table-row table:style-name="ro3">
          <table:table-cell table:formula="of:=[RA.C44]" office:value-type="string" office:string-value="rand-4-20-20-250-1.dssp" calcext:value-type="string">
            <text:p>rand-4-20-20-250-1.dssp</text:p>
          </table:table-cell>
          <table:table-cell table:formula="of:=[RA.D44]" office:value-type="float" office:value="-37.647335" calcext:value-type="float">
            <text:p>-37,65</text:p>
          </table:table-cell>
          <table:table-cell table:formula="of:=[RA.E44]" office:value-type="float" office:value="1E+020" calcext:value-type="float">
            <text:p>1,00E+20</text:p>
          </table:table-cell>
          <table:table-cell/>
          <table:table-cell table:formula="of:=[RA.F44]" office:value-type="float" office:value="-37.647335" calcext:value-type="float">
            <text:p>-37,65</text:p>
          </table:table-cell>
          <table:table-cell table:formula="of:=[RA.J44]" office:value-type="float" office:value="-33" calcext:value-type="float">
            <text:p>-33</text:p>
          </table:table-cell>
          <table:table-cell table:formula="of:=[VNS.H44]" office:value-type="float" office:value="-34" calcext:value-type="float">
            <text:p>-34</text:p>
          </table:table-cell>
          <table:table-cell table:formula="of:=[.G44]-[.B44]" office:value-type="float" office:value="3.647335" calcext:value-type="float">
            <text:p>3,65</text:p>
          </table:table-cell>
          <table:table-cell table:formula="of:=IF([.H44]&lt;1;1;0)" office:value-type="float" office:value="0" calcext:value-type="float">
            <text:p>0</text:p>
          </table:table-cell>
          <table:table-cell table:formula="of:=[.F44]-[.B44]" office:value-type="float" office:value="4.647335" calcext:value-type="float">
            <text:p>4,65</text:p>
          </table:table-cell>
          <table:table-cell table:formula="of:=[.G44]-[.B44]" office:value-type="float" office:value="3.647335" calcext:value-type="float">
            <text:p>3,65</text:p>
          </table:table-cell>
          <table:table-cell table:formula="of:=IF([.K44]&lt;0; [.K44]*-1; [.K44])" office:value-type="float" office:value="3.647335" calcext:value-type="float">
            <text:p>3,65</text:p>
          </table:table-cell>
          <table:table-cell table:style-name="ce14" table:formula="of:=IF([.J44]=[.K44]; &quot;IGUAL&quot;; IF([.J44]&lt;[.K44]; &quot;RA&quot;; &quot;VNS&quot;))" office:value-type="string" office:string-value="VNS" calcext:value-type="string">
            <text:p>VNS</text:p>
          </table:table-cell>
          <table:table-cell table:formula="of:=[.N43]" office:value-type="string" office:string-value="RA" calcext:value-type="string">
            <text:p>RA</text:p>
          </table:table-cell>
          <table:table-cell table:formula="of:=[.O43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([.J44]-[.$N$14]) * ([.J44]-[.$N$14])" office:value-type="string" office:string-value="" calcext:value-type="error">
            <text:p>#VALUE!</text:p>
          </table:table-cell>
          <table:table-cell table:formula="of:=([.K44]-[.$O$14]) * ([.K44]-[.$O$14])" office:value-type="float" office:value="13.303052602225" calcext:value-type="float">
            <text:p>13,3</text:p>
          </table:table-cell>
          <table:table-cell table:number-columns-repeated="5"/>
          <table:table-cell table:formula="of:=[RA.A44]" office:value-type="float" office:value="77" calcext:value-type="float">
            <text:p>77</text:p>
          </table:table-cell>
          <table:table-cell table:formula="of:=[RA.B44]" office:value-type="float" office:value="945" calcext:value-type="float">
            <text:p>945</text:p>
          </table:table-cell>
          <table:table-cell table:formula="of:=[.X44]+[.Y44]" office:value-type="float" office:value="1022" calcext:value-type="float">
            <text:p>1022</text:p>
          </table:table-cell>
          <table:table-cell table:formula="of:=[.X44]*100/[.Z44]" office:value-type="float" office:value="7.53424657534247" calcext:value-type="float">
            <text:p>7,53</text:p>
          </table:table-cell>
          <table:table-cell/>
        </table:table-row>
        <table:table-row table:style-name="ro3">
          <table:table-cell table:formula="of:=[RA.C45]" office:value-type="string" office:string-value="rand-4-20-20-250-2.dssp" calcext:value-type="string">
            <text:p>rand-4-20-20-250-2.dssp</text:p>
          </table:table-cell>
          <table:table-cell table:formula="of:=[RA.D45]" office:value-type="float" office:value="-33.946063" calcext:value-type="float">
            <text:p>-33,95</text:p>
          </table:table-cell>
          <table:table-cell table:formula="of:=[RA.E45]" office:value-type="float" office:value="1E+020" calcext:value-type="float">
            <text:p>1,00E+20</text:p>
          </table:table-cell>
          <table:table-cell/>
          <table:table-cell table:formula="of:=[RA.F45]" office:value-type="float" office:value="-33.946063" calcext:value-type="float">
            <text:p>-33,95</text:p>
          </table:table-cell>
          <table:table-cell table:formula="of:=[RA.J45]" office:value-type="float" office:value="-30" calcext:value-type="float">
            <text:p>-30</text:p>
          </table:table-cell>
          <table:table-cell table:formula="of:=[VNS.H45]" office:value-type="float" office:value="-31" calcext:value-type="float">
            <text:p>-31</text:p>
          </table:table-cell>
          <table:table-cell table:formula="of:=[.G45]-[.B45]" office:value-type="float" office:value="2.946063" calcext:value-type="float">
            <text:p>2,95</text:p>
          </table:table-cell>
          <table:table-cell table:formula="of:=IF([.H45]&lt;1;1;0)" office:value-type="float" office:value="0" calcext:value-type="float">
            <text:p>0</text:p>
          </table:table-cell>
          <table:table-cell table:formula="of:=[.F45]-[.B45]" office:value-type="float" office:value="3.946063" calcext:value-type="float">
            <text:p>3,95</text:p>
          </table:table-cell>
          <table:table-cell table:formula="of:=[.G45]-[.B45]" office:value-type="float" office:value="2.946063" calcext:value-type="float">
            <text:p>2,95</text:p>
          </table:table-cell>
          <table:table-cell table:formula="of:=IF([.K45]&lt;0; [.K45]*-1; [.K45])" office:value-type="float" office:value="2.946063" calcext:value-type="float">
            <text:p>2,95</text:p>
          </table:table-cell>
          <table:table-cell table:style-name="ce14" table:formula="of:=IF([.J45]=[.K45]; &quot;IGUAL&quot;; IF([.J45]&lt;[.K45]; &quot;RA&quot;; &quot;VNS&quot;))" office:value-type="string" office:string-value="VNS" calcext:value-type="string">
            <text:p>VNS</text:p>
          </table:table-cell>
          <table:table-cell table:formula="of:=[.N44]" office:value-type="string" office:string-value="RA" calcext:value-type="string">
            <text:p>RA</text:p>
          </table:table-cell>
          <table:table-cell table:formula="of:=[.O44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([.J45]-[.$N$14]) * ([.J45]-[.$N$14])" office:value-type="string" office:string-value="" calcext:value-type="error">
            <text:p>#VALUE!</text:p>
          </table:table-cell>
          <table:table-cell table:formula="of:=([.K45]-[.$O$14]) * ([.K45]-[.$O$14])" office:value-type="float" office:value="8.67928719996901" calcext:value-type="float">
            <text:p>8,68</text:p>
          </table:table-cell>
          <table:table-cell table:number-columns-repeated="5"/>
          <table:table-cell table:formula="of:=[RA.A45]" office:value-type="float" office:value="74" calcext:value-type="float">
            <text:p>74</text:p>
          </table:table-cell>
          <table:table-cell table:formula="of:=[RA.B45]" office:value-type="float" office:value="948" calcext:value-type="float">
            <text:p>948</text:p>
          </table:table-cell>
          <table:table-cell table:formula="of:=[.X45]+[.Y45]" office:value-type="float" office:value="1022" calcext:value-type="float">
            <text:p>1022</text:p>
          </table:table-cell>
          <table:table-cell table:formula="of:=[.X45]*100/[.Z45]" office:value-type="float" office:value="7.24070450097847" calcext:value-type="float">
            <text:p>7,24</text:p>
          </table:table-cell>
          <table:table-cell/>
        </table:table-row>
        <table:table-row table:style-name="ro3">
          <table:table-cell table:formula="of:=[RA.C46]" office:value-type="string" office:string-value="rand-4-20-20-500-1.dssp" calcext:value-type="string">
            <text:p>rand-4-20-20-500-1.dssp</text:p>
          </table:table-cell>
          <table:table-cell table:formula="of:=[RA.D46]" office:value-type="float" office:value="-76.568011" calcext:value-type="float">
            <text:p>-76,57</text:p>
          </table:table-cell>
          <table:table-cell table:formula="of:=[RA.E46]" office:value-type="float" office:value="1E+020" calcext:value-type="float">
            <text:p>1,00E+20</text:p>
          </table:table-cell>
          <table:table-cell/>
          <table:table-cell table:formula="of:=[RA.F46]" office:value-type="float" office:value="-76.568011" calcext:value-type="float">
            <text:p>-76,57</text:p>
          </table:table-cell>
          <table:table-cell table:formula="of:=[RA.J46]" office:value-type="float" office:value="-74" calcext:value-type="float">
            <text:p>-74</text:p>
          </table:table-cell>
          <table:table-cell table:formula="of:=[VNS.H46]" office:value-type="float" office:value="-74" calcext:value-type="float">
            <text:p>-74</text:p>
          </table:table-cell>
          <table:table-cell table:formula="of:=[.G46]-[.B46]" office:value-type="float" office:value="2.568011" calcext:value-type="float">
            <text:p>2,57</text:p>
          </table:table-cell>
          <table:table-cell table:formula="of:=IF([.H46]&lt;1;1;0)" office:value-type="float" office:value="0" calcext:value-type="float">
            <text:p>0</text:p>
          </table:table-cell>
          <table:table-cell table:formula="of:=[.F46]-[.B46]" office:value-type="float" office:value="2.568011" calcext:value-type="float">
            <text:p>2,57</text:p>
          </table:table-cell>
          <table:table-cell table:formula="of:=[.G46]-[.B46]" office:value-type="float" office:value="2.568011" calcext:value-type="float">
            <text:p>2,57</text:p>
          </table:table-cell>
          <table:table-cell table:formula="of:=IF([.K46]&lt;0; [.K46]*-1; [.K46])" office:value-type="float" office:value="2.568011" calcext:value-type="float">
            <text:p>2,57</text:p>
          </table:table-cell>
          <table:table-cell table:style-name="ce14" table:formula="of:=IF([.J46]=[.K46]; &quot;IGUAL&quot;; IF([.J46]&lt;[.K46]; &quot;RA&quot;; &quot;VNS&quot;))" office:value-type="string" office:string-value="IGUAL" calcext:value-type="string">
            <text:p>IGUAL</text:p>
          </table:table-cell>
          <table:table-cell table:formula="of:=[.N45]" office:value-type="string" office:string-value="RA" calcext:value-type="string">
            <text:p>RA</text:p>
          </table:table-cell>
          <table:table-cell table:formula="of:=[.O45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([.J46]-[.$N$14]) * ([.J46]-[.$N$14])" office:value-type="string" office:string-value="" calcext:value-type="error">
            <text:p>#VALUE!</text:p>
          </table:table-cell>
          <table:table-cell table:formula="of:=([.K46]-[.$O$14]) * ([.K46]-[.$O$14])" office:value-type="float" office:value="6.59468049612099" calcext:value-type="float">
            <text:p>6,59</text:p>
          </table:table-cell>
          <table:table-cell table:number-columns-repeated="5"/>
          <table:table-cell table:formula="of:=[RA.A46]" office:value-type="float" office:value="77" calcext:value-type="float">
            <text:p>77</text:p>
          </table:table-cell>
          <table:table-cell table:formula="of:=[RA.B46]" office:value-type="float" office:value="1945" calcext:value-type="float">
            <text:p>1945</text:p>
          </table:table-cell>
          <table:table-cell table:formula="of:=[.X46]+[.Y46]" office:value-type="float" office:value="2022" calcext:value-type="float">
            <text:p>2022</text:p>
          </table:table-cell>
          <table:table-cell table:formula="of:=[.X46]*100/[.Z46]" office:value-type="float" office:value="3.80811078140455" calcext:value-type="float">
            <text:p>3,81</text:p>
          </table:table-cell>
          <table:table-cell/>
        </table:table-row>
        <table:table-row table:style-name="ro3">
          <table:table-cell table:formula="of:=[RA.C47]" office:value-type="string" office:string-value="rand-4-20-20-500-2.dssp" calcext:value-type="string">
            <text:p>rand-4-20-20-500-2.dssp</text:p>
          </table:table-cell>
          <table:table-cell table:formula="of:=[RA.D47]" office:value-type="float" office:value="-65.75931" calcext:value-type="float">
            <text:p>-65,76</text:p>
          </table:table-cell>
          <table:table-cell table:formula="of:=[RA.E47]" office:value-type="float" office:value="1E+020" calcext:value-type="float">
            <text:p>1,00E+20</text:p>
          </table:table-cell>
          <table:table-cell/>
          <table:table-cell table:formula="of:=[RA.F47]" office:value-type="float" office:value="-65.75931" calcext:value-type="float">
            <text:p>-65,76</text:p>
          </table:table-cell>
          <table:table-cell table:formula="of:=[RA.J47]" office:value-type="float" office:value="-63" calcext:value-type="float">
            <text:p>-63</text:p>
          </table:table-cell>
          <table:table-cell table:formula="of:=[VNS.H47]" office:value-type="float" office:value="-63" calcext:value-type="float">
            <text:p>-63</text:p>
          </table:table-cell>
          <table:table-cell table:formula="of:=[.G47]-[.B47]" office:value-type="float" office:value="2.75931" calcext:value-type="float">
            <text:p>2,76</text:p>
          </table:table-cell>
          <table:table-cell table:formula="of:=IF([.H47]&lt;1;1;0)" office:value-type="float" office:value="0" calcext:value-type="float">
            <text:p>0</text:p>
          </table:table-cell>
          <table:table-cell table:formula="of:=[.F47]-[.B47]" office:value-type="float" office:value="2.75931" calcext:value-type="float">
            <text:p>2,76</text:p>
          </table:table-cell>
          <table:table-cell table:formula="of:=[.G47]-[.B47]" office:value-type="float" office:value="2.75931" calcext:value-type="float">
            <text:p>2,76</text:p>
          </table:table-cell>
          <table:table-cell table:formula="of:=IF([.K47]&lt;0; [.K47]*-1; [.K47])" office:value-type="float" office:value="2.75931" calcext:value-type="float">
            <text:p>2,76</text:p>
          </table:table-cell>
          <table:table-cell table:style-name="ce14" table:formula="of:=IF([.J47]=[.K47]; &quot;IGUAL&quot;; IF([.J47]&lt;[.K47]; &quot;RA&quot;; &quot;VNS&quot;))" office:value-type="string" office:string-value="IGUAL" calcext:value-type="string">
            <text:p>IGUAL</text:p>
          </table:table-cell>
          <table:table-cell table:formula="of:=[.N46]" office:value-type="string" office:string-value="RA" calcext:value-type="string">
            <text:p>RA</text:p>
          </table:table-cell>
          <table:table-cell table:formula="of:=[.O46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([.J47]-[.$N$14]) * ([.J47]-[.$N$14])" office:value-type="string" office:string-value="" calcext:value-type="error">
            <text:p>#VALUE!</text:p>
          </table:table-cell>
          <table:table-cell table:formula="of:=([.K47]-[.$O$14]) * ([.K47]-[.$O$14])" office:value-type="float" office:value="7.6137916761" calcext:value-type="float">
            <text:p>7,61</text:p>
          </table:table-cell>
          <table:table-cell table:number-columns-repeated="5"/>
          <table:table-cell table:formula="of:=[RA.A47]" office:value-type="float" office:value="78" calcext:value-type="float">
            <text:p>78</text:p>
          </table:table-cell>
          <table:table-cell table:formula="of:=[RA.B47]" office:value-type="float" office:value="1944" calcext:value-type="float">
            <text:p>1944</text:p>
          </table:table-cell>
          <table:table-cell table:formula="of:=[.X47]+[.Y47]" office:value-type="float" office:value="2022" calcext:value-type="float">
            <text:p>2022</text:p>
          </table:table-cell>
          <table:table-cell table:formula="of:=[.X47]*100/[.Z47]" office:value-type="float" office:value="3.85756676557863" calcext:value-type="float">
            <text:p>3,86</text:p>
          </table:table-cell>
          <table:table-cell/>
        </table:table-row>
        <table:table-row table:style-name="ro3">
          <table:table-cell table:formula="of:=[RA.C48]" office:value-type="string" office:string-value="rand-4-20-20-750-1.dssp" calcext:value-type="string">
            <text:p>rand-4-20-20-750-1.dssp</text:p>
          </table:table-cell>
          <table:table-cell table:formula="of:=[RA.D48]" office:value-type="float" office:value="-119.321155" calcext:value-type="float">
            <text:p>-119,32</text:p>
          </table:table-cell>
          <table:table-cell table:formula="of:=[RA.E48]" office:value-type="float" office:value="1E+020" calcext:value-type="float">
            <text:p>1,00E+20</text:p>
          </table:table-cell>
          <table:table-cell/>
          <table:table-cell table:formula="of:=[RA.F48]" office:value-type="float" office:value="-119.321155" calcext:value-type="float">
            <text:p>-119,32</text:p>
          </table:table-cell>
          <table:table-cell table:formula="of:=[RA.J48]" office:value-type="float" office:value="-114" calcext:value-type="float">
            <text:p>-114</text:p>
          </table:table-cell>
          <table:table-cell table:formula="of:=[VNS.H48]" office:value-type="float" office:value="-115" calcext:value-type="float">
            <text:p>-115</text:p>
          </table:table-cell>
          <table:table-cell table:formula="of:=[.G48]-[.B48]" office:value-type="float" office:value="4.321155" calcext:value-type="float">
            <text:p>4,32</text:p>
          </table:table-cell>
          <table:table-cell table:formula="of:=IF([.H48]&lt;1;1;0)" office:value-type="float" office:value="0" calcext:value-type="float">
            <text:p>0</text:p>
          </table:table-cell>
          <table:table-cell table:formula="of:=[.F48]-[.B48]" office:value-type="float" office:value="5.321155" calcext:value-type="float">
            <text:p>5,32</text:p>
          </table:table-cell>
          <table:table-cell table:formula="of:=[.G48]-[.B48]" office:value-type="float" office:value="4.321155" calcext:value-type="float">
            <text:p>4,32</text:p>
          </table:table-cell>
          <table:table-cell table:formula="of:=IF([.K48]&lt;0; [.K48]*-1; [.K48])" office:value-type="float" office:value="4.321155" calcext:value-type="float">
            <text:p>4,32</text:p>
          </table:table-cell>
          <table:table-cell table:style-name="ce14" table:formula="of:=IF([.J48]=[.K48]; &quot;IGUAL&quot;; IF([.J48]&lt;[.K48]; &quot;RA&quot;; &quot;VNS&quot;))" office:value-type="string" office:string-value="VNS" calcext:value-type="string">
            <text:p>VNS</text:p>
          </table:table-cell>
          <table:table-cell table:formula="of:=[.N47]" office:value-type="string" office:string-value="RA" calcext:value-type="string">
            <text:p>RA</text:p>
          </table:table-cell>
          <table:table-cell table:formula="of:=[.O47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([.J48]-[.$N$14]) * ([.J48]-[.$N$14])" office:value-type="string" office:string-value="" calcext:value-type="error">
            <text:p>#VALUE!</text:p>
          </table:table-cell>
          <table:table-cell table:formula="of:=([.K48]-[.$O$14]) * ([.K48]-[.$O$14])" office:value-type="float" office:value="18.672380534025" calcext:value-type="float">
            <text:p>18,67</text:p>
          </table:table-cell>
          <table:table-cell table:number-columns-repeated="5"/>
          <table:table-cell table:formula="of:=[RA.A48]" office:value-type="float" office:value="78" calcext:value-type="float">
            <text:p>78</text:p>
          </table:table-cell>
          <table:table-cell table:formula="of:=[RA.B48]" office:value-type="float" office:value="2944" calcext:value-type="float">
            <text:p>2944</text:p>
          </table:table-cell>
          <table:table-cell table:formula="of:=[.X48]+[.Y48]" office:value-type="float" office:value="3022" calcext:value-type="float">
            <text:p>3022</text:p>
          </table:table-cell>
          <table:table-cell table:formula="of:=[.X48]*100/[.Z48]" office:value-type="float" office:value="2.58107213765718" calcext:value-type="float">
            <text:p>2,58</text:p>
          </table:table-cell>
          <table:table-cell/>
        </table:table-row>
        <table:table-row table:style-name="ro3">
          <table:table-cell table:formula="of:=[RA.C49]" office:value-type="string" office:string-value="rand-4-20-20-750-2.dssp" calcext:value-type="string">
            <text:p>rand-4-20-20-750-2.dssp</text:p>
          </table:table-cell>
          <table:table-cell table:formula="of:=[RA.D49]" office:value-type="float" office:value="-105.746743" calcext:value-type="float">
            <text:p>-105,75</text:p>
          </table:table-cell>
          <table:table-cell table:formula="of:=[RA.E49]" office:value-type="float" office:value="1E+020" calcext:value-type="float">
            <text:p>1,00E+20</text:p>
          </table:table-cell>
          <table:table-cell/>
          <table:table-cell table:formula="of:=[RA.F49]" office:value-type="float" office:value="-105.746743" calcext:value-type="float">
            <text:p>-105,75</text:p>
          </table:table-cell>
          <table:table-cell table:formula="of:=[RA.J49]" office:value-type="float" office:value="-101" calcext:value-type="float">
            <text:p>-101</text:p>
          </table:table-cell>
          <table:table-cell table:formula="of:=[VNS.H49]" office:value-type="float" office:value="-103" calcext:value-type="float">
            <text:p>-103</text:p>
          </table:table-cell>
          <table:table-cell table:formula="of:=[.G49]-[.B49]" office:value-type="float" office:value="2.74674299999999" calcext:value-type="float">
            <text:p>2,75</text:p>
          </table:table-cell>
          <table:table-cell table:formula="of:=IF([.H49]&lt;1;1;0)" office:value-type="float" office:value="0" calcext:value-type="float">
            <text:p>0</text:p>
          </table:table-cell>
          <table:table-cell table:formula="of:=[.F49]-[.B49]" office:value-type="float" office:value="4.746743" calcext:value-type="float">
            <text:p>4,75</text:p>
          </table:table-cell>
          <table:table-cell table:formula="of:=[.G49]-[.B49]" office:value-type="float" office:value="2.74674299999999" calcext:value-type="float">
            <text:p>2,75</text:p>
          </table:table-cell>
          <table:table-cell table:formula="of:=IF([.K49]&lt;0; [.K49]*-1; [.K49])" office:value-type="float" office:value="2.74674299999999" calcext:value-type="float">
            <text:p>2,75</text:p>
          </table:table-cell>
          <table:table-cell table:style-name="ce14" table:formula="of:=IF([.J49]=[.K49]; &quot;IGUAL&quot;; IF([.J49]&lt;[.K49]; &quot;RA&quot;; &quot;VNS&quot;))" office:value-type="string" office:string-value="VNS" calcext:value-type="string">
            <text:p>VNS</text:p>
          </table:table-cell>
          <table:table-cell table:formula="of:=[.N48]" office:value-type="string" office:string-value="RA" calcext:value-type="string">
            <text:p>RA</text:p>
          </table:table-cell>
          <table:table-cell table:formula="of:=[.O48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([.J49]-[.$N$14]) * ([.J49]-[.$N$14])" office:value-type="string" office:string-value="" calcext:value-type="error">
            <text:p>#VALUE!</text:p>
          </table:table-cell>
          <table:table-cell table:formula="of:=([.K49]-[.$O$14]) * ([.K49]-[.$O$14])" office:value-type="float" office:value="7.54459710804897" calcext:value-type="float">
            <text:p>7,54</text:p>
          </table:table-cell>
          <table:table-cell table:number-columns-repeated="5"/>
          <table:table-cell table:formula="of:=[RA.A49]" office:value-type="float" office:value="76" calcext:value-type="float">
            <text:p>76</text:p>
          </table:table-cell>
          <table:table-cell table:formula="of:=[RA.B49]" office:value-type="float" office:value="2946" calcext:value-type="float">
            <text:p>2946</text:p>
          </table:table-cell>
          <table:table-cell table:formula="of:=[.X49]+[.Y49]" office:value-type="float" office:value="3022" calcext:value-type="float">
            <text:p>3022</text:p>
          </table:table-cell>
          <table:table-cell table:formula="of:=[.X49]*100/[.Z49]" office:value-type="float" office:value="2.51489080079418" calcext:value-type="float">
            <text:p>2,51</text:p>
          </table:table-cell>
          <table:table-cell/>
        </table:table-row>
        <table:table-row table:style-name="ro3">
          <table:table-cell table:formula="of:=[RA.C50]" office:value-type="string" office:string-value="rand-4-25-25-250-1.dssp" calcext:value-type="string">
            <text:p>rand-4-25-25-250-1.dssp</text:p>
          </table:table-cell>
          <table:table-cell table:formula="of:=[RA.D50]" office:value-type="float" office:value="-34.391702" calcext:value-type="float">
            <text:p>-34,39</text:p>
          </table:table-cell>
          <table:table-cell table:formula="of:=[RA.E50]" office:value-type="float" office:value="1E+020" calcext:value-type="float">
            <text:p>1,00E+20</text:p>
          </table:table-cell>
          <table:table-cell/>
          <table:table-cell table:formula="of:=[RA.F50]" office:value-type="float" office:value="-34.391702" calcext:value-type="float">
            <text:p>-34,39</text:p>
          </table:table-cell>
          <table:table-cell table:formula="of:=[RA.J50]" office:value-type="float" office:value="-29" calcext:value-type="float">
            <text:p>-29</text:p>
          </table:table-cell>
          <table:table-cell table:formula="of:=[VNS.H50]" office:value-type="float" office:value="-31" calcext:value-type="float">
            <text:p>-31</text:p>
          </table:table-cell>
          <table:table-cell table:formula="of:=[.G50]-[.B50]" office:value-type="float" office:value="3.391702" calcext:value-type="float">
            <text:p>3,39</text:p>
          </table:table-cell>
          <table:table-cell table:formula="of:=IF([.H50]&lt;1;1;0)" office:value-type="float" office:value="0" calcext:value-type="float">
            <text:p>0</text:p>
          </table:table-cell>
          <table:table-cell table:formula="of:=[.F50]-[.B50]" office:value-type="float" office:value="5.391702" calcext:value-type="float">
            <text:p>5,39</text:p>
          </table:table-cell>
          <table:table-cell table:formula="of:=[.G50]-[.B50]" office:value-type="float" office:value="3.391702" calcext:value-type="float">
            <text:p>3,39</text:p>
          </table:table-cell>
          <table:table-cell table:formula="of:=IF([.K50]&lt;0; [.K50]*-1; [.K50])" office:value-type="float" office:value="3.391702" calcext:value-type="float">
            <text:p>3,39</text:p>
          </table:table-cell>
          <table:table-cell table:style-name="ce14" table:formula="of:=IF([.J50]=[.K50]; &quot;IGUAL&quot;; IF([.J50]&lt;[.K50]; &quot;RA&quot;; &quot;VNS&quot;))" office:value-type="string" office:string-value="VNS" calcext:value-type="string">
            <text:p>VNS</text:p>
          </table:table-cell>
          <table:table-cell table:formula="of:=[.N49]" office:value-type="string" office:string-value="RA" calcext:value-type="string">
            <text:p>RA</text:p>
          </table:table-cell>
          <table:table-cell table:formula="of:=[.O49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([.J50]-[.$N$14]) * ([.J50]-[.$N$14])" office:value-type="string" office:string-value="" calcext:value-type="error">
            <text:p>#VALUE!</text:p>
          </table:table-cell>
          <table:table-cell table:formula="of:=([.K50]-[.$O$14]) * ([.K50]-[.$O$14])" office:value-type="float" office:value="11.503642456804" calcext:value-type="float">
            <text:p>11,5</text:p>
          </table:table-cell>
          <table:table-cell table:number-columns-repeated="5"/>
          <table:table-cell table:formula="of:=[RA.A50]" office:value-type="float" office:value="98" calcext:value-type="float">
            <text:p>98</text:p>
          </table:table-cell>
          <table:table-cell table:formula="of:=[RA.B50]" office:value-type="float" office:value="929" calcext:value-type="float">
            <text:p>929</text:p>
          </table:table-cell>
          <table:table-cell table:formula="of:=[.X50]+[.Y50]" office:value-type="float" office:value="1027" calcext:value-type="float">
            <text:p>1027</text:p>
          </table:table-cell>
          <table:table-cell table:formula="of:=[.X50]*100/[.Z50]" office:value-type="float" office:value="9.54235637779942" calcext:value-type="float">
            <text:p>9,54</text:p>
          </table:table-cell>
          <table:table-cell/>
        </table:table-row>
        <table:table-row table:style-name="ro3">
          <table:table-cell table:formula="of:=[RA.C51]" office:value-type="string" office:string-value="rand-4-25-25-250-2.dssp" calcext:value-type="string">
            <text:p>rand-4-25-25-250-2.dssp</text:p>
          </table:table-cell>
          <table:table-cell table:formula="of:=[RA.D51]" office:value-type="float" office:value="-28.674788" calcext:value-type="float">
            <text:p>-28,67</text:p>
          </table:table-cell>
          <table:table-cell table:formula="of:=[RA.E51]" office:value-type="float" office:value="1E+020" calcext:value-type="float">
            <text:p>1,00E+20</text:p>
          </table:table-cell>
          <table:table-cell/>
          <table:table-cell table:formula="of:=[RA.F51]" office:value-type="float" office:value="-28.674788" calcext:value-type="float">
            <text:p>-28,67</text:p>
          </table:table-cell>
          <table:table-cell table:formula="of:=[RA.J51]" office:value-type="float" office:value="-25" calcext:value-type="float">
            <text:p>-25</text:p>
          </table:table-cell>
          <table:table-cell table:formula="of:=[VNS.H51]" office:value-type="float" office:value="-26" calcext:value-type="float">
            <text:p>-26</text:p>
          </table:table-cell>
          <table:table-cell table:formula="of:=[.G51]-[.B51]" office:value-type="float" office:value="2.674788" calcext:value-type="float">
            <text:p>2,67</text:p>
          </table:table-cell>
          <table:table-cell table:formula="of:=IF([.H51]&lt;1;1;0)" office:value-type="float" office:value="0" calcext:value-type="float">
            <text:p>0</text:p>
          </table:table-cell>
          <table:table-cell table:formula="of:=[.F51]-[.B51]" office:value-type="float" office:value="3.674788" calcext:value-type="float">
            <text:p>3,67</text:p>
          </table:table-cell>
          <table:table-cell table:formula="of:=[.G51]-[.B51]" office:value-type="float" office:value="2.674788" calcext:value-type="float">
            <text:p>2,67</text:p>
          </table:table-cell>
          <table:table-cell table:formula="of:=IF([.K51]&lt;0; [.K51]*-1; [.K51])" office:value-type="float" office:value="2.674788" calcext:value-type="float">
            <text:p>2,67</text:p>
          </table:table-cell>
          <table:table-cell table:style-name="ce14" table:formula="of:=IF([.J51]=[.K51]; &quot;IGUAL&quot;; IF([.J51]&lt;[.K51]; &quot;RA&quot;; &quot;VNS&quot;))" office:value-type="string" office:string-value="VNS" calcext:value-type="string">
            <text:p>VNS</text:p>
          </table:table-cell>
          <table:table-cell table:formula="of:=[.N50]" office:value-type="string" office:string-value="RA" calcext:value-type="string">
            <text:p>RA</text:p>
          </table:table-cell>
          <table:table-cell table:formula="of:=[.O50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([.J51]-[.$N$14]) * ([.J51]-[.$N$14])" office:value-type="string" office:string-value="" calcext:value-type="error">
            <text:p>#VALUE!</text:p>
          </table:table-cell>
          <table:table-cell table:formula="of:=([.K51]-[.$O$14]) * ([.K51]-[.$O$14])" office:value-type="float" office:value="7.154490844944" calcext:value-type="float">
            <text:p>7,15</text:p>
          </table:table-cell>
          <table:table-cell table:number-columns-repeated="5"/>
          <table:table-cell table:formula="of:=[RA.A51]" office:value-type="float" office:value="96" calcext:value-type="float">
            <text:p>96</text:p>
          </table:table-cell>
          <table:table-cell table:formula="of:=[RA.B51]" office:value-type="float" office:value="931" calcext:value-type="float">
            <text:p>931</text:p>
          </table:table-cell>
          <table:table-cell table:formula="of:=[.X51]+[.Y51]" office:value-type="float" office:value="1027" calcext:value-type="float">
            <text:p>1027</text:p>
          </table:table-cell>
          <table:table-cell table:formula="of:=[.X51]*100/[.Z51]" office:value-type="float" office:value="9.34761441090555" calcext:value-type="float">
            <text:p>9,35</text:p>
          </table:table-cell>
          <table:table-cell/>
        </table:table-row>
        <table:table-row table:style-name="ro3">
          <table:table-cell table:formula="of:=[RA.C52]" office:value-type="string" office:string-value="rand-4-25-25-500-1.dssp" calcext:value-type="string">
            <text:p>rand-4-25-25-500-1.dssp</text:p>
          </table:table-cell>
          <table:table-cell table:formula="of:=[RA.D52]" office:value-type="float" office:value="-69.881673" calcext:value-type="float">
            <text:p>-69,88</text:p>
          </table:table-cell>
          <table:table-cell table:formula="of:=[RA.E52]" office:value-type="float" office:value="1E+020" calcext:value-type="float">
            <text:p>1,00E+20</text:p>
          </table:table-cell>
          <table:table-cell/>
          <table:table-cell table:formula="of:=[RA.F52]" office:value-type="float" office:value="-69.881673" calcext:value-type="float">
            <text:p>-69,88</text:p>
          </table:table-cell>
          <table:table-cell table:formula="of:=[RA.J52]" office:value-type="float" office:value="-65" calcext:value-type="float">
            <text:p>-65</text:p>
          </table:table-cell>
          <table:table-cell table:formula="of:=[VNS.H52]" office:value-type="float" office:value="-66" calcext:value-type="float">
            <text:p>-66</text:p>
          </table:table-cell>
          <table:table-cell table:formula="of:=[.G52]-[.B52]" office:value-type="float" office:value="3.88167300000001" calcext:value-type="float">
            <text:p>3,88</text:p>
          </table:table-cell>
          <table:table-cell table:formula="of:=IF([.H52]&lt;1;1;0)" office:value-type="float" office:value="0" calcext:value-type="float">
            <text:p>0</text:p>
          </table:table-cell>
          <table:table-cell table:formula="of:=[.F52]-[.B52]" office:value-type="float" office:value="4.88167300000001" calcext:value-type="float">
            <text:p>4,88</text:p>
          </table:table-cell>
          <table:table-cell table:formula="of:=[.G52]-[.B52]" office:value-type="float" office:value="3.88167300000001" calcext:value-type="float">
            <text:p>3,88</text:p>
          </table:table-cell>
          <table:table-cell table:formula="of:=IF([.K52]&lt;0; [.K52]*-1; [.K52])" office:value-type="float" office:value="3.88167300000001" calcext:value-type="float">
            <text:p>3,88</text:p>
          </table:table-cell>
          <table:table-cell table:style-name="ce14" table:formula="of:=IF([.J52]=[.K52]; &quot;IGUAL&quot;; IF([.J52]&lt;[.K52]; &quot;RA&quot;; &quot;VNS&quot;))" office:value-type="string" office:string-value="VNS" calcext:value-type="string">
            <text:p>VNS</text:p>
          </table:table-cell>
          <table:table-cell table:formula="of:=[.N51]" office:value-type="string" office:string-value="RA" calcext:value-type="string">
            <text:p>RA</text:p>
          </table:table-cell>
          <table:table-cell table:formula="of:=[.O51]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([.J52]-[.$N$14]) * ([.J52]-[.$N$14])" office:value-type="string" office:string-value="" calcext:value-type="error">
            <text:p>#VALUE!</text:p>
          </table:table-cell>
          <table:table-cell table:formula="of:=([.K52]-[.$O$14]) * ([.K52]-[.$O$14])" office:value-type="float" office:value="15.0673852789291" calcext:value-type="float">
            <text:p>15,07</text:p>
          </table:table-cell>
          <table:table-cell table:number-columns-repeated="5"/>
          <table:table-cell table:formula="of:=[RA.A52]" office:value-type="float" office:value="97" calcext:value-type="float">
            <text:p>97</text:p>
          </table:table-cell>
          <table:table-cell table:formula="of:=[RA.B52]" office:value-type="float" office:value="1930" calcext:value-type="float">
            <text:p>1930</text:p>
          </table:table-cell>
          <table:table-cell table:formula="of:=[.X52]+[.Y52]" office:value-type="float" office:value="2027" calcext:value-type="float">
            <text:p>2027</text:p>
          </table:table-cell>
          <table:table-cell table:formula="of:=[.X52]*100/[.Z52]" office:value-type="float" office:value="4.78539713862852" calcext:value-type="float">
            <text:p>4,79</text:p>
          </table:table-cell>
          <table:table-cell/>
        </table:table-row>
        <table:table-row table:style-name="ro3">
          <table:table-cell table:formula="of:=[RA.C53]" office:value-type="string" office:string-value="rand-4-25-25-500-2.dssp" calcext:value-type="string">
            <text:p>rand-4-25-25-500-2.dssp</text:p>
          </table:table-cell>
          <table:table-cell table:formula="of:=[RA.D53]" office:value-type="float" office:value="-58.360667" calcext:value-type="float">
            <text:p>-58,36</text:p>
          </table:table-cell>
          <table:table-cell table:formula="of:=[RA.E53]" office:value-type="float" office:value="1E+020" calcext:value-type="float">
            <text:p>1,00E+20</text:p>
          </table:table-cell>
          <table:table-cell/>
          <table:table-cell table:formula="of:=[RA.F53]" office:value-type="float" office:value="-58.360667" calcext:value-type="float">
            <text:p>-58,36</text:p>
          </table:table-cell>
          <table:table-cell table:formula="of:=[RA.J53]" office:value-type="float" office:value="-54" calcext:value-type="float">
            <text:p>-54</text:p>
          </table:table-cell>
          <table:table-cell table:formula="of:=[VNS.H53]" office:value-type="float" office:value="-55" calcext:value-type="float">
            <text:p>-55</text:p>
          </table:table-cell>
          <table:table-cell table:formula="of:=[.G53]-[.B53]" office:value-type="float" office:value="3.360667" calcext:value-type="float">
            <text:p>3,36</text:p>
          </table:table-cell>
          <table:table-cell table:formula="of:=IF([.H53]&lt;1;1;0)" office:value-type="float" office:value="0" calcext:value-type="float">
            <text:p>0</text:p>
          </table:table-cell>
          <table:table-cell table:formula="of:=[.F53]-[.B53]" office:value-type="float" office:value="4.360667" calcext:value-type="float">
            <text:p>4,36</text:p>
          </table:table-cell>
          <table:table-cell table:formula="of:=[.G53]-[.B53]" office:value-type="float" office:value="3.360667" calcext:value-type="float">
            <text:p>3,36</text:p>
          </table:table-cell>
          <table:table-cell table:formula="of:=IF([.K53]&lt;0; [.K53]*-1; [.K53])" office:value-type="float" office:value="3.360667" calcext:value-type="float">
            <text:p>3,36</text:p>
          </table:table-cell>
          <table:table-cell table:style-name="ce14" table:formula="of:=IF([.J53]=[.K53]; &quot;IGUAL&quot;; IF([.J53]&lt;[.K53]; &quot;RA&quot;; &quot;VNS&quot;))" office:value-type="string" office:string-value="VNS" calcext:value-type="string">
            <text:p>VNS</text:p>
          </table:table-cell>
          <table:table-cell table:formula="of:=[.N52]" office:value-type="string" office:string-value="RA" calcext:value-type="string">
            <text:p>RA</text:p>
          </table:table-cell>
          <table:table-cell table:formula="of:=[.O52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([.J53]-[.$N$14]) * ([.J53]-[.$N$14])" office:value-type="string" office:string-value="" calcext:value-type="error">
            <text:p>#VALUE!</text:p>
          </table:table-cell>
          <table:table-cell table:formula="of:=([.K53]-[.$O$14]) * ([.K53]-[.$O$14])" office:value-type="float" office:value="11.294082684889" calcext:value-type="float">
            <text:p>11,29</text:p>
          </table:table-cell>
          <table:table-cell table:number-columns-repeated="5"/>
          <table:table-cell table:formula="of:=[RA.A53]" office:value-type="float" office:value="96" calcext:value-type="float">
            <text:p>96</text:p>
          </table:table-cell>
          <table:table-cell table:formula="of:=[RA.B53]" office:value-type="float" office:value="1931" calcext:value-type="float">
            <text:p>1931</text:p>
          </table:table-cell>
          <table:table-cell table:formula="of:=[.X53]+[.Y53]" office:value-type="float" office:value="2027" calcext:value-type="float">
            <text:p>2027</text:p>
          </table:table-cell>
          <table:table-cell table:formula="of:=[.X53]*100/[.Z53]" office:value-type="float" office:value="4.73606314750863" calcext:value-type="float">
            <text:p>4,74</text:p>
          </table:table-cell>
          <table:table-cell/>
        </table:table-row>
        <table:table-row table:style-name="ro3">
          <table:table-cell table:formula="of:=[RA.C54]" office:value-type="string" office:string-value="rand-4-25-25-750-1.dssp" calcext:value-type="string">
            <text:p>rand-4-25-25-750-1.dssp</text:p>
          </table:table-cell>
          <table:table-cell table:formula="of:=[RA.D54]" office:value-type="float" office:value="-103.297191" calcext:value-type="float">
            <text:p>-103,3</text:p>
          </table:table-cell>
          <table:table-cell table:formula="of:=[RA.E54]" office:value-type="float" office:value="1E+020" calcext:value-type="float">
            <text:p>1,00E+20</text:p>
          </table:table-cell>
          <table:table-cell/>
          <table:table-cell table:formula="of:=[RA.F54]" office:value-type="float" office:value="-103.297191" calcext:value-type="float">
            <text:p>-103,3</text:p>
          </table:table-cell>
          <table:table-cell table:formula="of:=[RA.J54]" office:value-type="float" office:value="-98" calcext:value-type="float">
            <text:p>-98</text:p>
          </table:table-cell>
          <table:table-cell table:formula="of:=[VNS.H54]" office:value-type="float" office:value="-100" calcext:value-type="float">
            <text:p>-100</text:p>
          </table:table-cell>
          <table:table-cell table:formula="of:=[.G54]-[.B54]" office:value-type="float" office:value="3.297191" calcext:value-type="float">
            <text:p>3,3</text:p>
          </table:table-cell>
          <table:table-cell table:formula="of:=IF([.H54]&lt;1;1;0)" office:value-type="float" office:value="0" calcext:value-type="float">
            <text:p>0</text:p>
          </table:table-cell>
          <table:table-cell table:formula="of:=[.F54]-[.B54]" office:value-type="float" office:value="5.297191" calcext:value-type="float">
            <text:p>5,3</text:p>
          </table:table-cell>
          <table:table-cell table:formula="of:=[.G54]-[.B54]" office:value-type="float" office:value="3.297191" calcext:value-type="float">
            <text:p>3,3</text:p>
          </table:table-cell>
          <table:table-cell table:formula="of:=IF([.K54]&lt;0; [.K54]*-1; [.K54])" office:value-type="float" office:value="3.297191" calcext:value-type="float">
            <text:p>3,3</text:p>
          </table:table-cell>
          <table:table-cell table:style-name="ce14" table:formula="of:=IF([.J54]=[.K54]; &quot;IGUAL&quot;; IF([.J54]&lt;[.K54]; &quot;RA&quot;; &quot;VNS&quot;))" office:value-type="string" office:string-value="VNS" calcext:value-type="string">
            <text:p>VNS</text:p>
          </table:table-cell>
          <table:table-cell table:formula="of:=[.N53]" office:value-type="string" office:string-value="RA" calcext:value-type="string">
            <text:p>RA</text:p>
          </table:table-cell>
          <table:table-cell table:formula="of:=[.O53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([.J54]-[.$N$14]) * ([.J54]-[.$N$14])" office:value-type="string" office:string-value="" calcext:value-type="error">
            <text:p>#VALUE!</text:p>
          </table:table-cell>
          <table:table-cell table:formula="of:=([.K54]-[.$O$14]) * ([.K54]-[.$O$14])" office:value-type="float" office:value="10.871468490481" calcext:value-type="float">
            <text:p>10,87</text:p>
          </table:table-cell>
          <table:table-cell table:number-columns-repeated="5"/>
          <table:table-cell table:formula="of:=[RA.A54]" office:value-type="float" office:value="97" calcext:value-type="float">
            <text:p>97</text:p>
          </table:table-cell>
          <table:table-cell table:formula="of:=[RA.B54]" office:value-type="float" office:value="2930" calcext:value-type="float">
            <text:p>2930</text:p>
          </table:table-cell>
          <table:table-cell table:formula="of:=[.X54]+[.Y54]" office:value-type="float" office:value="3027" calcext:value-type="float">
            <text:p>3027</text:p>
          </table:table-cell>
          <table:table-cell table:formula="of:=[.X54]*100/[.Z54]" office:value-type="float" office:value="3.20449289725801" calcext:value-type="float">
            <text:p>3,2</text:p>
          </table:table-cell>
          <table:table-cell/>
        </table:table-row>
        <table:table-row table:style-name="ro3">
          <table:table-cell table:formula="of:=[RA.C55]" office:value-type="string" office:string-value="rand-4-25-25-750-2.dssp" calcext:value-type="string">
            <text:p>rand-4-25-25-750-2.dssp</text:p>
          </table:table-cell>
          <table:table-cell table:formula="of:=[RA.D55]" office:value-type="float" office:value="-90.609228" calcext:value-type="float">
            <text:p>-90,61</text:p>
          </table:table-cell>
          <table:table-cell table:formula="of:=[RA.E55]" office:value-type="float" office:value="1E+020" calcext:value-type="float">
            <text:p>1,00E+20</text:p>
          </table:table-cell>
          <table:table-cell/>
          <table:table-cell table:formula="of:=[RA.F55]" office:value-type="float" office:value="-90.609228" calcext:value-type="float">
            <text:p>-90,61</text:p>
          </table:table-cell>
          <table:table-cell table:formula="of:=[RA.J55]" office:value-type="float" office:value="-85" calcext:value-type="float">
            <text:p>-85</text:p>
          </table:table-cell>
          <table:table-cell table:formula="of:=[VNS.H55]" office:value-type="float" office:value="-87" calcext:value-type="float">
            <text:p>-87</text:p>
          </table:table-cell>
          <table:table-cell table:formula="of:=[.G55]-[.B55]" office:value-type="float" office:value="3.609228" calcext:value-type="float">
            <text:p>3,61</text:p>
          </table:table-cell>
          <table:table-cell table:formula="of:=IF([.H55]&lt;1;1;0)" office:value-type="float" office:value="0" calcext:value-type="float">
            <text:p>0</text:p>
          </table:table-cell>
          <table:table-cell table:formula="of:=[.F55]-[.B55]" office:value-type="float" office:value="5.609228" calcext:value-type="float">
            <text:p>5,61</text:p>
          </table:table-cell>
          <table:table-cell table:formula="of:=[.G55]-[.B55]" office:value-type="float" office:value="3.609228" calcext:value-type="float">
            <text:p>3,61</text:p>
          </table:table-cell>
          <table:table-cell table:formula="of:=IF([.K55]&lt;0; [.K55]*-1; [.K55])" office:value-type="float" office:value="3.609228" calcext:value-type="float">
            <text:p>3,61</text:p>
          </table:table-cell>
          <table:table-cell table:style-name="ce14" table:formula="of:=IF([.J55]=[.K55]; &quot;IGUAL&quot;; IF([.J55]&lt;[.K55]; &quot;RA&quot;; &quot;VNS&quot;))" office:value-type="string" office:string-value="VNS" calcext:value-type="string">
            <text:p>VNS</text:p>
          </table:table-cell>
          <table:table-cell table:formula="of:=[.N54]" office:value-type="string" office:string-value="RA" calcext:value-type="string">
            <text:p>RA</text:p>
          </table:table-cell>
          <table:table-cell table:formula="of:=[.O5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([.J55]-[.$N$14]) * ([.J55]-[.$N$14])" office:value-type="string" office:string-value="" calcext:value-type="error">
            <text:p>#VALUE!</text:p>
          </table:table-cell>
          <table:table-cell table:formula="of:=([.K55]-[.$O$14]) * ([.K55]-[.$O$14])" office:value-type="float" office:value="13.026526755984" calcext:value-type="float">
            <text:p>13,03</text:p>
          </table:table-cell>
          <table:table-cell table:number-columns-repeated="5"/>
          <table:table-cell table:formula="of:=[RA.A55]" office:value-type="float" office:value="97" calcext:value-type="float">
            <text:p>97</text:p>
          </table:table-cell>
          <table:table-cell table:formula="of:=[RA.B55]" office:value-type="float" office:value="2930" calcext:value-type="float">
            <text:p>2930</text:p>
          </table:table-cell>
          <table:table-cell table:formula="of:=[.X55]+[.Y55]" office:value-type="float" office:value="3027" calcext:value-type="float">
            <text:p>3027</text:p>
          </table:table-cell>
          <table:table-cell table:formula="of:=[.X55]*100/[.Z55]" office:value-type="float" office:value="3.20449289725801" calcext:value-type="float">
            <text:p>3,2</text:p>
          </table:table-cell>
          <table:table-cell/>
        </table:table-row>
        <table:table-row table:style-name="ro3">
          <table:table-cell table:formula="of:=[RA.C56]" office:value-type="string" office:string-value="rand-4-5-5-250-1.dssp" calcext:value-type="string">
            <text:p>rand-4-5-5-250-1.dssp</text:p>
          </table:table-cell>
          <table:table-cell table:formula="of:=[RA.D56]" office:value-type="float" office:value="-81.8" calcext:value-type="float">
            <text:p>-81,8</text:p>
          </table:table-cell>
          <table:table-cell table:formula="of:=[RA.E56]" office:value-type="float" office:value="1E+020" calcext:value-type="float">
            <text:p>1,00E+20</text:p>
          </table:table-cell>
          <table:table-cell/>
          <table:table-cell table:formula="of:=[RA.F56]" office:value-type="float" office:value="-81.8" calcext:value-type="float">
            <text:p>-81,8</text:p>
          </table:table-cell>
          <table:table-cell table:formula="of:=[RA.J56]" office:value-type="float" office:value="-80" calcext:value-type="float">
            <text:p>-80</text:p>
          </table:table-cell>
          <table:table-cell table:formula="of:=[VNS.H56]" office:value-type="float" office:value="-81" calcext:value-type="float">
            <text:p>-81</text:p>
          </table:table-cell>
          <table:table-cell table:formula="of:=[.G56]-[.B56]" office:value-type="float" office:value="0.799999999999997" calcext:value-type="float">
            <text:p>0,8</text:p>
          </table:table-cell>
          <table:table-cell table:formula="of:=IF([.H56]&lt;1;1;0)" office:value-type="float" office:value="1" calcext:value-type="float">
            <text:p>1</text:p>
          </table:table-cell>
          <table:table-cell table:formula="of:=[.F56]-[.B56]" office:value-type="float" office:value="1.8" calcext:value-type="float">
            <text:p>1,8</text:p>
          </table:table-cell>
          <table:table-cell table:formula="of:=[.G56]-[.B56]" office:value-type="float" office:value="0.799999999999997" calcext:value-type="float">
            <text:p>0,8</text:p>
          </table:table-cell>
          <table:table-cell table:formula="of:=IF([.K56]&lt;0; [.K56]*-1; [.K56])" office:value-type="float" office:value="0.799999999999997" calcext:value-type="float">
            <text:p>0,8</text:p>
          </table:table-cell>
          <table:table-cell table:style-name="ce14" table:formula="of:=IF([.J56]=[.K56]; &quot;IGUAL&quot;; IF([.J56]&lt;[.K56]; &quot;RA&quot;; &quot;VNS&quot;))" office:value-type="string" office:string-value="VNS" calcext:value-type="string">
            <text:p>VNS</text:p>
          </table:table-cell>
          <table:table-cell table:formula="of:=[.N55]" office:value-type="string" office:string-value="RA" calcext:value-type="string">
            <text:p>RA</text:p>
          </table:table-cell>
          <table:table-cell table:formula="of:=[.O55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([.J56]-[.$N$14]) * ([.J56]-[.$N$14])" office:value-type="string" office:string-value="" calcext:value-type="error">
            <text:p>#VALUE!</text:p>
          </table:table-cell>
          <table:table-cell table:formula="of:=([.K56]-[.$O$14]) * ([.K56]-[.$O$14])" office:value-type="float" office:value="0.639999999999995" calcext:value-type="float">
            <text:p>0,64</text:p>
          </table:table-cell>
          <table:table-cell table:number-columns-repeated="5"/>
          <table:table-cell table:formula="of:=[RA.A56]" office:value-type="float" office:value="14" calcext:value-type="float">
            <text:p>14</text:p>
          </table:table-cell>
          <table:table-cell table:formula="of:=[RA.B56]" office:value-type="float" office:value="993" calcext:value-type="float">
            <text:p>993</text:p>
          </table:table-cell>
          <table:table-cell table:formula="of:=[.X56]+[.Y56]" office:value-type="float" office:value="1007" calcext:value-type="float">
            <text:p>1007</text:p>
          </table:table-cell>
          <table:table-cell table:formula="of:=[.X56]*100/[.Z56]" office:value-type="float" office:value="1.39026812313803" calcext:value-type="float">
            <text:p>1,39</text:p>
          </table:table-cell>
          <table:table-cell/>
        </table:table-row>
        <table:table-row table:style-name="ro3">
          <table:table-cell table:formula="of:=[RA.C57]" office:value-type="string" office:string-value="rand-4-5-5-250-2.dssp" calcext:value-type="string">
            <text:p>rand-4-5-5-250-2.dssp</text:p>
          </table:table-cell>
          <table:table-cell table:formula="of:=[RA.D57]" office:value-type="float" office:value="-70.4" calcext:value-type="float">
            <text:p>-70,4</text:p>
          </table:table-cell>
          <table:table-cell table:formula="of:=[RA.E57]" office:value-type="float" office:value="1E+020" calcext:value-type="float">
            <text:p>1,00E+20</text:p>
          </table:table-cell>
          <table:table-cell/>
          <table:table-cell table:formula="of:=[RA.F57]" office:value-type="float" office:value="-70.4" calcext:value-type="float">
            <text:p>-70,4</text:p>
          </table:table-cell>
          <table:table-cell table:formula="of:=[RA.J57]" office:value-type="float" office:value="-69" calcext:value-type="float">
            <text:p>-69</text:p>
          </table:table-cell>
          <table:table-cell table:formula="of:=[VNS.H57]" office:value-type="float" office:value="-70" calcext:value-type="float">
            <text:p>-70</text:p>
          </table:table-cell>
          <table:table-cell table:formula="of:=[.G57]-[.B57]" office:value-type="float" office:value="0.400000000000006" calcext:value-type="float">
            <text:p>0,4</text:p>
          </table:table-cell>
          <table:table-cell table:formula="of:=IF([.H57]&lt;1;1;0)" office:value-type="float" office:value="1" calcext:value-type="float">
            <text:p>1</text:p>
          </table:table-cell>
          <table:table-cell table:formula="of:=[.F57]-[.B57]" office:value-type="float" office:value="1.40000000000001" calcext:value-type="float">
            <text:p>1,4</text:p>
          </table:table-cell>
          <table:table-cell table:formula="of:=[.G57]-[.B57]" office:value-type="float" office:value="0.400000000000006" calcext:value-type="float">
            <text:p>0,4</text:p>
          </table:table-cell>
          <table:table-cell table:formula="of:=IF([.K57]&lt;0; [.K57]*-1; [.K57])" office:value-type="float" office:value="0.400000000000006" calcext:value-type="float">
            <text:p>0,4</text:p>
          </table:table-cell>
          <table:table-cell table:style-name="ce14" table:formula="of:=IF([.J57]=[.K57]; &quot;IGUAL&quot;; IF([.J57]&lt;[.K57]; &quot;RA&quot;; &quot;VNS&quot;))" office:value-type="string" office:string-value="VNS" calcext:value-type="string">
            <text:p>VNS</text:p>
          </table:table-cell>
          <table:table-cell table:formula="of:=[.N56]" office:value-type="string" office:string-value="RA" calcext:value-type="string">
            <text:p>RA</text:p>
          </table:table-cell>
          <table:table-cell table:formula="of:=[.O56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([.J57]-[.$N$14]) * ([.J57]-[.$N$14])" office:value-type="string" office:string-value="" calcext:value-type="error">
            <text:p>#VALUE!</text:p>
          </table:table-cell>
          <table:table-cell table:formula="of:=([.K57]-[.$O$14]) * ([.K57]-[.$O$14])" office:value-type="float" office:value="0.160000000000005" calcext:value-type="float">
            <text:p>0,16</text:p>
          </table:table-cell>
          <table:table-cell table:number-columns-repeated="5"/>
          <table:table-cell table:formula="of:=[RA.A57]" office:value-type="float" office:value="18" calcext:value-type="float">
            <text:p>18</text:p>
          </table:table-cell>
          <table:table-cell table:formula="of:=[RA.B57]" office:value-type="float" office:value="989" calcext:value-type="float">
            <text:p>989</text:p>
          </table:table-cell>
          <table:table-cell table:formula="of:=[.X57]+[.Y57]" office:value-type="float" office:value="1007" calcext:value-type="float">
            <text:p>1007</text:p>
          </table:table-cell>
          <table:table-cell table:formula="of:=[.X57]*100/[.Z57]" office:value-type="float" office:value="1.78748758689176" calcext:value-type="float">
            <text:p>1,79</text:p>
          </table:table-cell>
          <table:table-cell/>
        </table:table-row>
        <table:table-row table:style-name="ro3">
          <table:table-cell table:formula="of:=[RA.C58]" office:value-type="string" office:string-value="rand-4-5-5-500-1.dssp" calcext:value-type="string">
            <text:p>rand-4-5-5-500-1.dssp</text:p>
          </table:table-cell>
          <table:table-cell table:formula="of:=[RA.D58]" office:value-type="float" office:value="-147.6" calcext:value-type="float">
            <text:p>-147,6</text:p>
          </table:table-cell>
          <table:table-cell table:formula="of:=[RA.E58]" office:value-type="float" office:value="1E+020" calcext:value-type="float">
            <text:p>1,00E+20</text:p>
          </table:table-cell>
          <table:table-cell/>
          <table:table-cell table:formula="of:=[RA.F58]" office:value-type="float" office:value="-147.6" calcext:value-type="float">
            <text:p>-147,6</text:p>
          </table:table-cell>
          <table:table-cell table:formula="of:=[RA.J58]" office:value-type="float" office:value="-146" calcext:value-type="float">
            <text:p>-146</text:p>
          </table:table-cell>
          <table:table-cell table:formula="of:=[VNS.H58]" office:value-type="float" office:value="-147" calcext:value-type="float">
            <text:p>-147</text:p>
          </table:table-cell>
          <table:table-cell table:formula="of:=[.G58]-[.B58]" office:value-type="float" office:value="0.599999999999994" calcext:value-type="float">
            <text:p>0,6</text:p>
          </table:table-cell>
          <table:table-cell table:formula="of:=IF([.H58]&lt;1;1;0)" office:value-type="float" office:value="1" calcext:value-type="float">
            <text:p>1</text:p>
          </table:table-cell>
          <table:table-cell table:formula="of:=[.F58]-[.B58]" office:value-type="float" office:value="1.59999999999999" calcext:value-type="float">
            <text:p>1,6</text:p>
          </table:table-cell>
          <table:table-cell table:formula="of:=[.G58]-[.B58]" office:value-type="float" office:value="0.599999999999994" calcext:value-type="float">
            <text:p>0,6</text:p>
          </table:table-cell>
          <table:table-cell table:formula="of:=IF([.K58]&lt;0; [.K58]*-1; [.K58])" office:value-type="float" office:value="0.599999999999994" calcext:value-type="float">
            <text:p>0,6</text:p>
          </table:table-cell>
          <table:table-cell table:style-name="ce14" table:formula="of:=IF([.J58]=[.K58]; &quot;IGUAL&quot;; IF([.J58]&lt;[.K58]; &quot;RA&quot;; &quot;VNS&quot;))" office:value-type="string" office:string-value="VNS" calcext:value-type="string">
            <text:p>VNS</text:p>
          </table:table-cell>
          <table:table-cell table:formula="of:=[.N57]" office:value-type="string" office:string-value="RA" calcext:value-type="string">
            <text:p>RA</text:p>
          </table:table-cell>
          <table:table-cell table:formula="of:=[.O57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([.J58]-[.$N$14]) * ([.J58]-[.$N$14])" office:value-type="string" office:string-value="" calcext:value-type="error">
            <text:p>#VALUE!</text:p>
          </table:table-cell>
          <table:table-cell table:formula="of:=([.K58]-[.$O$14]) * ([.K58]-[.$O$14])" office:value-type="float" office:value="0.359999999999993" calcext:value-type="float">
            <text:p>0,36</text:p>
          </table:table-cell>
          <table:table-cell table:number-columns-repeated="5"/>
          <table:table-cell table:formula="of:=[RA.A58]" office:value-type="float" office:value="18" calcext:value-type="float">
            <text:p>18</text:p>
          </table:table-cell>
          <table:table-cell table:formula="of:=[RA.B58]" office:value-type="float" office:value="1989" calcext:value-type="float">
            <text:p>1989</text:p>
          </table:table-cell>
          <table:table-cell table:formula="of:=[.X58]+[.Y58]" office:value-type="float" office:value="2007" calcext:value-type="float">
            <text:p>2007</text:p>
          </table:table-cell>
          <table:table-cell table:formula="of:=[.X58]*100/[.Z58]" office:value-type="float" office:value="0.896860986547085" calcext:value-type="float">
            <text:p>0,9</text:p>
          </table:table-cell>
          <table:table-cell/>
        </table:table-row>
        <table:table-row table:style-name="ro3">
          <table:table-cell table:formula="of:=[RA.C59]" office:value-type="string" office:string-value="rand-4-5-5-500-2.dssp" calcext:value-type="string">
            <text:p>rand-4-5-5-500-2.dssp</text:p>
          </table:table-cell>
          <table:table-cell table:formula="of:=[RA.D59]" office:value-type="float" office:value="-135.6" calcext:value-type="float">
            <text:p>-135,6</text:p>
          </table:table-cell>
          <table:table-cell table:formula="of:=[RA.E59]" office:value-type="float" office:value="1E+020" calcext:value-type="float">
            <text:p>1,00E+20</text:p>
          </table:table-cell>
          <table:table-cell/>
          <table:table-cell table:formula="of:=[RA.F59]" office:value-type="float" office:value="-135.6" calcext:value-type="float">
            <text:p>-135,6</text:p>
          </table:table-cell>
          <table:table-cell table:formula="of:=[RA.J59]" office:value-type="float" office:value="-134" calcext:value-type="float">
            <text:p>-134</text:p>
          </table:table-cell>
          <table:table-cell table:formula="of:=[VNS.H59]" office:value-type="float" office:value="-135" calcext:value-type="float">
            <text:p>-135</text:p>
          </table:table-cell>
          <table:table-cell table:formula="of:=[.G59]-[.B59]" office:value-type="float" office:value="0.599999999999994" calcext:value-type="float">
            <text:p>0,6</text:p>
          </table:table-cell>
          <table:table-cell table:formula="of:=IF([.H59]&lt;1;1;0)" office:value-type="float" office:value="1" calcext:value-type="float">
            <text:p>1</text:p>
          </table:table-cell>
          <table:table-cell table:formula="of:=[.F59]-[.B59]" office:value-type="float" office:value="1.59999999999999" calcext:value-type="float">
            <text:p>1,6</text:p>
          </table:table-cell>
          <table:table-cell table:formula="of:=[.G59]-[.B59]" office:value-type="float" office:value="0.599999999999994" calcext:value-type="float">
            <text:p>0,6</text:p>
          </table:table-cell>
          <table:table-cell table:formula="of:=IF([.K59]&lt;0; [.K59]*-1; [.K59])" office:value-type="float" office:value="0.599999999999994" calcext:value-type="float">
            <text:p>0,6</text:p>
          </table:table-cell>
          <table:table-cell table:style-name="ce14" table:formula="of:=IF([.J59]=[.K59]; &quot;IGUAL&quot;; IF([.J59]&lt;[.K59]; &quot;RA&quot;; &quot;VNS&quot;))" office:value-type="string" office:string-value="VNS" calcext:value-type="string">
            <text:p>VNS</text:p>
          </table:table-cell>
          <table:table-cell table:formula="of:=[.N58]" office:value-type="string" office:string-value="RA" calcext:value-type="string">
            <text:p>RA</text:p>
          </table:table-cell>
          <table:table-cell table:formula="of:=[.O58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J59]-[.$N$14]) * ([.J59]-[.$N$14])" office:value-type="string" office:string-value="" calcext:value-type="error">
            <text:p>#VALUE!</text:p>
          </table:table-cell>
          <table:table-cell table:formula="of:=([.K59]-[.$O$14]) * ([.K59]-[.$O$14])" office:value-type="float" office:value="0.359999999999993" calcext:value-type="float">
            <text:p>0,36</text:p>
          </table:table-cell>
          <table:table-cell table:number-columns-repeated="5"/>
          <table:table-cell table:formula="of:=[RA.A59]" office:value-type="float" office:value="14" calcext:value-type="float">
            <text:p>14</text:p>
          </table:table-cell>
          <table:table-cell table:formula="of:=[RA.B59]" office:value-type="float" office:value="1993" calcext:value-type="float">
            <text:p>1993</text:p>
          </table:table-cell>
          <table:table-cell table:formula="of:=[.X59]+[.Y59]" office:value-type="float" office:value="2007" calcext:value-type="float">
            <text:p>2007</text:p>
          </table:table-cell>
          <table:table-cell table:formula="of:=[.X59]*100/[.Z59]" office:value-type="float" office:value="0.697558545092177" calcext:value-type="float">
            <text:p>0,7</text:p>
          </table:table-cell>
          <table:table-cell/>
        </table:table-row>
        <table:table-row table:style-name="ro3">
          <table:table-cell table:formula="of:=[RA.C60]" office:value-type="string" office:string-value="rand-4-5-5-750-1.dssp" calcext:value-type="string">
            <text:p>rand-4-5-5-750-1.dssp</text:p>
          </table:table-cell>
          <table:table-cell table:formula="of:=[RA.D60]" office:value-type="float" office:value="-233.2" calcext:value-type="float">
            <text:p>-233,2</text:p>
          </table:table-cell>
          <table:table-cell table:formula="of:=[RA.E60]" office:value-type="float" office:value="1E+020" calcext:value-type="float">
            <text:p>1,00E+20</text:p>
          </table:table-cell>
          <table:table-cell/>
          <table:table-cell table:formula="of:=[RA.F60]" office:value-type="float" office:value="-233.2" calcext:value-type="float">
            <text:p>-233,2</text:p>
          </table:table-cell>
          <table:table-cell table:formula="of:=[RA.J60]" office:value-type="float" office:value="-232" calcext:value-type="float">
            <text:p>-232</text:p>
          </table:table-cell>
          <table:table-cell table:formula="of:=[VNS.H60]" office:value-type="float" office:value="-233" calcext:value-type="float">
            <text:p>-233</text:p>
          </table:table-cell>
          <table:table-cell table:formula="of:=[.G60]-[.B60]" office:value-type="float" office:value="0.199999999999989" calcext:value-type="float">
            <text:p>0,2</text:p>
          </table:table-cell>
          <table:table-cell table:formula="of:=IF([.H60]&lt;1;1;0)" office:value-type="float" office:value="1" calcext:value-type="float">
            <text:p>1</text:p>
          </table:table-cell>
          <table:table-cell table:formula="of:=[.F60]-[.B60]" office:value-type="float" office:value="1.19999999999999" calcext:value-type="float">
            <text:p>1,2</text:p>
          </table:table-cell>
          <table:table-cell table:formula="of:=[.G60]-[.B60]" office:value-type="float" office:value="0.199999999999989" calcext:value-type="float">
            <text:p>0,2</text:p>
          </table:table-cell>
          <table:table-cell table:formula="of:=IF([.K60]&lt;0; [.K60]*-1; [.K60])" office:value-type="float" office:value="0.199999999999989" calcext:value-type="float">
            <text:p>0,2</text:p>
          </table:table-cell>
          <table:table-cell table:style-name="ce14" table:formula="of:=IF([.J60]=[.K60]; &quot;IGUAL&quot;; IF([.J60]&lt;[.K60]; &quot;RA&quot;; &quot;VNS&quot;))" office:value-type="string" office:string-value="VNS" calcext:value-type="string">
            <text:p>VNS</text:p>
          </table:table-cell>
          <table:table-cell table:formula="of:=[.N59]" office:value-type="string" office:string-value="RA" calcext:value-type="string">
            <text:p>RA</text:p>
          </table:table-cell>
          <table:table-cell table:formula="of:=[.O59]" office:value-type="float" office:value="0" calcext:value-type="float">
            <text:p>0</text:p>
          </table:table-cell>
          <table:table-cell table:number-columns-repeated="8"/>
          <table:table-cell table:formula="of:=[RA.A60]" office:value-type="float" office:value="18" calcext:value-type="float">
            <text:p>18</text:p>
          </table:table-cell>
          <table:table-cell table:formula="of:=[RA.B60]" office:value-type="float" office:value="2989" calcext:value-type="float">
            <text:p>2989</text:p>
          </table:table-cell>
          <table:table-cell table:formula="of:=[.X60]+[.Y60]" office:value-type="float" office:value="3007" calcext:value-type="float">
            <text:p>3007</text:p>
          </table:table-cell>
          <table:table-cell table:formula="of:=[.X60]*100/[.Z60]" office:value-type="float" office:value="0.598603259062188" calcext:value-type="float">
            <text:p>0,6</text:p>
          </table:table-cell>
          <table:table-cell/>
        </table:table-row>
        <table:table-row table:style-name="ro3">
          <table:table-cell table:formula="of:=[RA.C61]" office:value-type="string" office:string-value="rand-4-5-5-750-2.dssp" calcext:value-type="string">
            <text:p>rand-4-5-5-750-2.dssp</text:p>
          </table:table-cell>
          <table:table-cell table:formula="of:=[RA.D61]" office:value-type="float" office:value="-200.8" calcext:value-type="float">
            <text:p>-200,8</text:p>
          </table:table-cell>
          <table:table-cell table:formula="of:=[RA.E61]" office:value-type="float" office:value="1E+020" calcext:value-type="float">
            <text:p>1,00E+20</text:p>
          </table:table-cell>
          <table:table-cell/>
          <table:table-cell table:formula="of:=[RA.F61]" office:value-type="float" office:value="-200.8" calcext:value-type="float">
            <text:p>-200,8</text:p>
          </table:table-cell>
          <table:table-cell table:formula="of:=[RA.J61]" office:value-type="float" office:value="-200" calcext:value-type="float">
            <text:p>-200</text:p>
          </table:table-cell>
          <table:table-cell table:formula="of:=[VNS.H61]" office:value-type="float" office:value="-200" calcext:value-type="float">
            <text:p>-200</text:p>
          </table:table-cell>
          <table:table-cell table:formula="of:=[.G61]-[.B61]" office:value-type="float" office:value="0.800000000000011" calcext:value-type="float">
            <text:p>0,8</text:p>
          </table:table-cell>
          <table:table-cell table:formula="of:=IF([.H61]&lt;1;1;0)" office:value-type="float" office:value="1" calcext:value-type="float">
            <text:p>1</text:p>
          </table:table-cell>
          <table:table-cell table:formula="of:=[.F61]-[.B61]" office:value-type="float" office:value="0.800000000000011" calcext:value-type="float">
            <text:p>0,8</text:p>
          </table:table-cell>
          <table:table-cell table:formula="of:=[.G61]-[.B61]" office:value-type="float" office:value="0.800000000000011" calcext:value-type="float">
            <text:p>0,8</text:p>
          </table:table-cell>
          <table:table-cell table:formula="of:=IF([.K61]&lt;0; [.K61]*-1; [.K61])" office:value-type="float" office:value="0.800000000000011" calcext:value-type="float">
            <text:p>0,8</text:p>
          </table:table-cell>
          <table:table-cell table:style-name="ce14" table:formula="of:=IF([.J61]=[.K61]; &quot;IGUAL&quot;; IF([.J61]&lt;[.K61]; &quot;RA&quot;; &quot;VNS&quot;))" office:value-type="string" office:string-value="IGUAL" calcext:value-type="string">
            <text:p>IGUAL</text:p>
          </table:table-cell>
          <table:table-cell table:formula="of:=[.N60]" office:value-type="string" office:string-value="RA" calcext:value-type="string">
            <text:p>RA</text:p>
          </table:table-cell>
          <table:table-cell table:formula="of:=[.O6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8"/>
          <table:table-cell table:formula="of:=SUM([.I2:.I61])" office:value-type="float" office:value="15" calcext:value-type="float">
            <text:p>15</text:p>
          </table:table-cell>
          <table:table-cell table:number-columns-repeated="3"/>
          <table:table-cell table:style-name="ce14"/>
          <table:table-cell table:formula="of:=[.N61]" office:value-type="string" office:string-value="RA" calcext:value-type="string">
            <text:p>RA</text:p>
          </table:table-cell>
          <table:table-cell table:formula="of:=[.O6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62]" office:value-type="string" office:string-value="RA" calcext:value-type="string">
            <text:p>RA</text:p>
          </table:table-cell>
          <table:table-cell table:formula="of:=[.O6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63]" office:value-type="string" office:string-value="RA" calcext:value-type="string">
            <text:p>RA</text:p>
          </table:table-cell>
          <table:table-cell table:formula="of:=[.O6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64]" office:value-type="string" office:string-value="RA" calcext:value-type="string">
            <text:p>RA</text:p>
          </table:table-cell>
          <table:table-cell table:formula="of:=[.O64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65]" office:value-type="string" office:string-value="RA" calcext:value-type="string">
            <text:p>RA</text:p>
          </table:table-cell>
          <table:table-cell table:formula="of:=[.O6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66]" office:value-type="string" office:string-value="RA" calcext:value-type="string">
            <text:p>RA</text:p>
          </table:table-cell>
          <table:table-cell table:formula="of:=[.O66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67]" office:value-type="string" office:string-value="RA" calcext:value-type="string">
            <text:p>RA</text:p>
          </table:table-cell>
          <table:table-cell table:formula="of:=[.O6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68]" office:value-type="string" office:string-value="RA" calcext:value-type="string">
            <text:p>RA</text:p>
          </table:table-cell>
          <table:table-cell table:formula="of:=[.O68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69]" office:value-type="string" office:string-value="RA" calcext:value-type="string">
            <text:p>RA</text:p>
          </table:table-cell>
          <table:table-cell table:formula="of:=[.O6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0]" office:value-type="string" office:string-value="RA" calcext:value-type="string">
            <text:p>RA</text:p>
          </table:table-cell>
          <table:table-cell table:formula="of:=[.O7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1]" office:value-type="string" office:string-value="RA" calcext:value-type="string">
            <text:p>RA</text:p>
          </table:table-cell>
          <table:table-cell table:formula="of:=[.O7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2]" office:value-type="string" office:string-value="RA" calcext:value-type="string">
            <text:p>RA</text:p>
          </table:table-cell>
          <table:table-cell table:formula="of:=[.O7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3]" office:value-type="string" office:string-value="RA" calcext:value-type="string">
            <text:p>RA</text:p>
          </table:table-cell>
          <table:table-cell table:formula="of:=[.O7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4]" office:value-type="string" office:string-value="RA" calcext:value-type="string">
            <text:p>RA</text:p>
          </table:table-cell>
          <table:table-cell table:formula="of:=[.O74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5]" office:value-type="string" office:string-value="RA" calcext:value-type="string">
            <text:p>RA</text:p>
          </table:table-cell>
          <table:table-cell table:formula="of:=[.O7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6]" office:value-type="string" office:string-value="RA" calcext:value-type="string">
            <text:p>RA</text:p>
          </table:table-cell>
          <table:table-cell table:formula="of:=[.O76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7]" office:value-type="string" office:string-value="RA" calcext:value-type="string">
            <text:p>RA</text:p>
          </table:table-cell>
          <table:table-cell table:formula="of:=[.O7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8]" office:value-type="string" office:string-value="RA" calcext:value-type="string">
            <text:p>RA</text:p>
          </table:table-cell>
          <table:table-cell table:formula="of:=[.O78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79]" office:value-type="string" office:string-value="RA" calcext:value-type="string">
            <text:p>RA</text:p>
          </table:table-cell>
          <table:table-cell table:formula="of:=[.O7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0]" office:value-type="string" office:string-value="RA" calcext:value-type="string">
            <text:p>RA</text:p>
          </table:table-cell>
          <table:table-cell table:formula="of:=[.O8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1]" office:value-type="string" office:string-value="RA" calcext:value-type="string">
            <text:p>RA</text:p>
          </table:table-cell>
          <table:table-cell table:formula="of:=[.O8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2]" office:value-type="string" office:string-value="RA" calcext:value-type="string">
            <text:p>RA</text:p>
          </table:table-cell>
          <table:table-cell table:formula="of:=[.O8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3]" office:value-type="string" office:string-value="RA" calcext:value-type="string">
            <text:p>RA</text:p>
          </table:table-cell>
          <table:table-cell table:formula="of:=[.O8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4]" office:value-type="string" office:string-value="RA" calcext:value-type="string">
            <text:p>RA</text:p>
          </table:table-cell>
          <table:table-cell table:formula="of:=[.O84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5]" office:value-type="string" office:string-value="RA" calcext:value-type="string">
            <text:p>RA</text:p>
          </table:table-cell>
          <table:table-cell table:formula="of:=[.O8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6]" office:value-type="string" office:string-value="RA" calcext:value-type="string">
            <text:p>RA</text:p>
          </table:table-cell>
          <table:table-cell table:formula="of:=[.O86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7]" office:value-type="string" office:string-value="RA" calcext:value-type="string">
            <text:p>RA</text:p>
          </table:table-cell>
          <table:table-cell table:formula="of:=[.O8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8]" office:value-type="string" office:string-value="RA" calcext:value-type="string">
            <text:p>RA</text:p>
          </table:table-cell>
          <table:table-cell table:formula="of:=[.O88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89]" office:value-type="string" office:string-value="RA" calcext:value-type="string">
            <text:p>RA</text:p>
          </table:table-cell>
          <table:table-cell table:formula="of:=[.O8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0]" office:value-type="string" office:string-value="RA" calcext:value-type="string">
            <text:p>RA</text:p>
          </table:table-cell>
          <table:table-cell table:formula="of:=[.O9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1]" office:value-type="string" office:string-value="RA" calcext:value-type="string">
            <text:p>RA</text:p>
          </table:table-cell>
          <table:table-cell table:formula="of:=[.O9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2]" office:value-type="string" office:string-value="RA" calcext:value-type="string">
            <text:p>RA</text:p>
          </table:table-cell>
          <table:table-cell table:formula="of:=[.O9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3]" office:value-type="string" office:string-value="RA" calcext:value-type="string">
            <text:p>RA</text:p>
          </table:table-cell>
          <table:table-cell table:formula="of:=[.O9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4]" office:value-type="string" office:string-value="RA" calcext:value-type="string">
            <text:p>RA</text:p>
          </table:table-cell>
          <table:table-cell table:formula="of:=[.O94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5]" office:value-type="string" office:string-value="RA" calcext:value-type="string">
            <text:p>RA</text:p>
          </table:table-cell>
          <table:table-cell table:formula="of:=[.O9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6]" office:value-type="string" office:string-value="RA" calcext:value-type="string">
            <text:p>RA</text:p>
          </table:table-cell>
          <table:table-cell table:formula="of:=[.O96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7]" office:value-type="string" office:string-value="RA" calcext:value-type="string">
            <text:p>RA</text:p>
          </table:table-cell>
          <table:table-cell table:formula="of:=[.O9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8]" office:value-type="string" office:string-value="RA" calcext:value-type="string">
            <text:p>RA</text:p>
          </table:table-cell>
          <table:table-cell table:formula="of:=[.O98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99]" office:value-type="string" office:string-value="RA" calcext:value-type="string">
            <text:p>RA</text:p>
          </table:table-cell>
          <table:table-cell table:formula="of:=[.O9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0]" office:value-type="string" office:string-value="RA" calcext:value-type="string">
            <text:p>RA</text:p>
          </table:table-cell>
          <table:table-cell table:formula="of:=[.O10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1]" office:value-type="string" office:string-value="RA" calcext:value-type="string">
            <text:p>RA</text:p>
          </table:table-cell>
          <table:table-cell table:formula="of:=[.O10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2]" office:value-type="string" office:string-value="RA" calcext:value-type="string">
            <text:p>RA</text:p>
          </table:table-cell>
          <table:table-cell table:formula="of:=[.O10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3]" office:value-type="string" office:string-value="RA" calcext:value-type="string">
            <text:p>RA</text:p>
          </table:table-cell>
          <table:table-cell table:formula="of:=[.O10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4]" office:value-type="string" office:string-value="RA" calcext:value-type="string">
            <text:p>RA</text:p>
          </table:table-cell>
          <table:table-cell table:formula="of:=[.O104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5]" office:value-type="string" office:string-value="RA" calcext:value-type="string">
            <text:p>RA</text:p>
          </table:table-cell>
          <table:table-cell table:formula="of:=[.O10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6]" office:value-type="string" office:string-value="RA" calcext:value-type="string">
            <text:p>RA</text:p>
          </table:table-cell>
          <table:table-cell table:formula="of:=[.O106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7]" office:value-type="string" office:string-value="RA" calcext:value-type="string">
            <text:p>RA</text:p>
          </table:table-cell>
          <table:table-cell table:formula="of:=[.O10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8]" office:value-type="string" office:string-value="RA" calcext:value-type="string">
            <text:p>RA</text:p>
          </table:table-cell>
          <table:table-cell table:formula="of:=[.O108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09]" office:value-type="string" office:string-value="RA" calcext:value-type="string">
            <text:p>RA</text:p>
          </table:table-cell>
          <table:table-cell table:formula="of:=[.O10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0]" office:value-type="string" office:string-value="RA" calcext:value-type="string">
            <text:p>RA</text:p>
          </table:table-cell>
          <table:table-cell table:formula="of:=[.O11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1]" office:value-type="string" office:string-value="RA" calcext:value-type="string">
            <text:p>RA</text:p>
          </table:table-cell>
          <table:table-cell table:formula="of:=[.O11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2]" office:value-type="string" office:string-value="RA" calcext:value-type="string">
            <text:p>RA</text:p>
          </table:table-cell>
          <table:table-cell table:formula="of:=[.O11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3]" office:value-type="string" office:string-value="RA" calcext:value-type="string">
            <text:p>RA</text:p>
          </table:table-cell>
          <table:table-cell table:formula="of:=[.O11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4]" office:value-type="string" office:string-value="RA" calcext:value-type="string">
            <text:p>RA</text:p>
          </table:table-cell>
          <table:table-cell table:formula="of:=[.O114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5]" office:value-type="string" office:string-value="RA" calcext:value-type="string">
            <text:p>RA</text:p>
          </table:table-cell>
          <table:table-cell table:formula="of:=[.O11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6]" office:value-type="string" office:string-value="RA" calcext:value-type="string">
            <text:p>RA</text:p>
          </table:table-cell>
          <table:table-cell table:formula="of:=[.O116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7]" office:value-type="string" office:string-value="RA" calcext:value-type="string">
            <text:p>RA</text:p>
          </table:table-cell>
          <table:table-cell table:formula="of:=[.O11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8]" office:value-type="string" office:string-value="RA" calcext:value-type="string">
            <text:p>RA</text:p>
          </table:table-cell>
          <table:table-cell table:formula="of:=[.O118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19]" office:value-type="string" office:string-value="RA" calcext:value-type="string">
            <text:p>RA</text:p>
          </table:table-cell>
          <table:table-cell table:formula="of:=[.O11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0]" office:value-type="string" office:string-value="RA" calcext:value-type="string">
            <text:p>RA</text:p>
          </table:table-cell>
          <table:table-cell table:formula="of:=[.O12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1]" office:value-type="string" office:string-value="RA" calcext:value-type="string">
            <text:p>RA</text:p>
          </table:table-cell>
          <table:table-cell table:formula="of:=[.O12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2]" office:value-type="string" office:string-value="RA" calcext:value-type="string">
            <text:p>RA</text:p>
          </table:table-cell>
          <table:table-cell table:formula="of:=[.O12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3]" office:value-type="string" office:string-value="RA" calcext:value-type="string">
            <text:p>RA</text:p>
          </table:table-cell>
          <table:table-cell table:formula="of:=[.O12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4]" office:value-type="string" office:string-value="RA" calcext:value-type="string">
            <text:p>RA</text:p>
          </table:table-cell>
          <table:table-cell table:formula="of:=[.O124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5]" office:value-type="string" office:string-value="RA" calcext:value-type="string">
            <text:p>RA</text:p>
          </table:table-cell>
          <table:table-cell table:formula="of:=[.O12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6]" office:value-type="string" office:string-value="RA" calcext:value-type="string">
            <text:p>RA</text:p>
          </table:table-cell>
          <table:table-cell table:formula="of:=[.O126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7]" office:value-type="string" office:string-value="RA" calcext:value-type="string">
            <text:p>RA</text:p>
          </table:table-cell>
          <table:table-cell table:formula="of:=[.O12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8]" office:value-type="string" office:string-value="RA" calcext:value-type="string">
            <text:p>RA</text:p>
          </table:table-cell>
          <table:table-cell table:formula="of:=[.O128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29]" office:value-type="string" office:string-value="RA" calcext:value-type="string">
            <text:p>RA</text:p>
          </table:table-cell>
          <table:table-cell table:formula="of:=[.O12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0]" office:value-type="string" office:string-value="RA" calcext:value-type="string">
            <text:p>RA</text:p>
          </table:table-cell>
          <table:table-cell table:formula="of:=[.O13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1]" office:value-type="string" office:string-value="RA" calcext:value-type="string">
            <text:p>RA</text:p>
          </table:table-cell>
          <table:table-cell table:formula="of:=[.O13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2]" office:value-type="string" office:string-value="RA" calcext:value-type="string">
            <text:p>RA</text:p>
          </table:table-cell>
          <table:table-cell table:formula="of:=[.O13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3]" office:value-type="string" office:string-value="RA" calcext:value-type="string">
            <text:p>RA</text:p>
          </table:table-cell>
          <table:table-cell table:formula="of:=[.O13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4]" office:value-type="string" office:string-value="RA" calcext:value-type="string">
            <text:p>RA</text:p>
          </table:table-cell>
          <table:table-cell table:formula="of:=[.O134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5]" office:value-type="string" office:string-value="RA" calcext:value-type="string">
            <text:p>RA</text:p>
          </table:table-cell>
          <table:table-cell table:formula="of:=[.O13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6]" office:value-type="string" office:string-value="RA" calcext:value-type="string">
            <text:p>RA</text:p>
          </table:table-cell>
          <table:table-cell table:formula="of:=[.O136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7]" office:value-type="string" office:string-value="RA" calcext:value-type="string">
            <text:p>RA</text:p>
          </table:table-cell>
          <table:table-cell table:formula="of:=[.O13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8]" office:value-type="string" office:string-value="RA" calcext:value-type="string">
            <text:p>RA</text:p>
          </table:table-cell>
          <table:table-cell table:formula="of:=[.O138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39]" office:value-type="string" office:string-value="RA" calcext:value-type="string">
            <text:p>RA</text:p>
          </table:table-cell>
          <table:table-cell table:formula="of:=[.O13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40]" office:value-type="string" office:string-value="RA" calcext:value-type="string">
            <text:p>RA</text:p>
          </table:table-cell>
          <table:table-cell table:formula="of:=[.O140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41]" office:value-type="string" office:string-value="RA" calcext:value-type="string">
            <text:p>RA</text:p>
          </table:table-cell>
          <table:table-cell table:formula="of:=[.O14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42]" office:value-type="string" office:string-value="RA" calcext:value-type="string">
            <text:p>RA</text:p>
          </table:table-cell>
          <table:table-cell table:formula="of:=[.O142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formula="of:=[.N143]" office:value-type="string" office:string-value="RA" calcext:value-type="string">
            <text:p>RA</text:p>
          </table:table-cell>
          <table:table-cell table:formula="of:=[.O143]"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06:33:29.560688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4:56:33.366319681</meta:creation-date>
    <meta:editing-duration>PT50M</meta:editing-duration>
    <meta:editing-cycles>11</meta:editing-cycles>
    <meta:generator>LibreOffice/5.3.1.2$Linux_X86_64 LibreOffice_project/30m0$Build-2</meta:generator>
    <dc:date>2017-10-03T06:38:15.842135990</dc:date>
    <meta:document-statistic meta:table-count="5" meta:cell-count="5835" meta:object-count="0"/>
    <meta:user-defined meta:name="Info 1"/>
    <meta:user-defined meta:name="Info 2"/>
    <meta:user-defined meta:name="Info 3"/>
    <meta:user-defined meta:name="Info 4"/>
  </office:meta>
</office:document-meta>
</file>